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1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374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7.825cm"/>
    </style:style>
    <style:style style:name="ro1" style:family="table-row">
      <style:table-row-properties style:row-height="0.653cm" fo:break-before="auto" style:use-optimal-row-height="false"/>
    </style:style>
    <style:style style:name="ro2" style:family="table-row">
      <style:table-row-properties style:row-height="0.295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27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46cm" fo:break-before="auto" style:use-optimal-row-height="false"/>
    </style:style>
    <style:style style:name="ro8" style:family="table-row">
      <style:table-row-properties style:row-height="0.598cm" fo:break-before="auto" style:use-optimal-row-height="false"/>
    </style:style>
    <style:style style:name="ro9" style:family="table-row">
      <style:table-row-properties style:row-height="0.61cm" fo:break-before="auto" style:use-optimal-row-height="false"/>
    </style:style>
    <style:style style:name="ro10" style:family="table-row">
      <style:table-row-properties style:row-height="0.5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Heading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Courier New1" fo:font-size="12pt" fo:font-weight="normal" style:font-name-asian="Courier New1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Verdana" fo:font-size="12pt" style:font-name-asian="Courier New1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Verdana" fo:font-size="12pt" style:font-name-asian="Courier New1" style:font-size-asian="12pt" style:font-name-complex="Courier New2" style:font-size-complex="12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New1" fo:font-size="12pt" style:font-name-asian="Courier New1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1" fo:font-size="12pt" style:font-name-asian="Courier New1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urier New1" fo:font-size="8pt" style:font-name-asian="Courier New1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New1" fo:font-size="12pt" style:font-name-asian="Courier New1" style:font-size-asian="12pt" style:font-name-complex="Courier New2" style:font-size-complex="12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Courier New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New1" fo:font-size="12pt" style:font-name-asian="Courier New1" style:font-size-asian="12pt" style:font-name-complex="Tahoma" style:font-size-complex="12p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"/>
    </style:style>
    <style:style style:name="ce18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Courier New1"/>
    </style:style>
  </office:automatic-styles>
  <office:body>
    <office:spreadsheet>
      <table:table table:name="Tabelle1" table:style-name="ta1" table:print-ranges="Tabelle1.A1:Tabelle1.F131">
        <office:forms form:automatic-focus="false" form:apply-design-mode="false"/>
        <table:table-column table:style-name="co1" table:number-columns-repeated="3" table:default-cell-style-name="ce2"/>
        <table:table-column table:style-name="co1" table:default-cell-style-name="ce16"/>
        <table:table-column table:style-name="co2" table:number-columns-repeated="1020" table:default-cell-style-name="ce16"/>
        <table:table-header-rows>
          <table:table-row table:style-name="ro1">
            <table:table-cell table:style-name="ce1" office:value-type="string" calcext:value-type="string" table:number-columns-spanned="6" table:number-rows-spanned="1">
              <text:p>Casio PB-700 Extended Character Set</text:p>
            </table:table-cell>
            <table:covered-table-cell table:style-name="ce5"/>
            <table:covered-table-cell table:style-name="ce6"/>
            <table:covered-table-cell table:number-columns-repeated="3"/>
            <table:table-cell table:number-columns-repeated="1018"/>
          </table:table-row>
          <table:table-row table:style-name="ro2">
            <table:table-cell table:number-columns-repeated="1024"/>
          </table:table-row>
          <table:table-row table:style-name="ro3">
            <table:table-cell table:style-name="ce3" office:value-type="string" calcext:value-type="string">
              <text:p>Code</text:p>
            </table:table-cell>
            <table:table-cell table:style-name="ce3" office:value-type="string" calcext:value-type="string">
              <text:p>Hex</text:p>
            </table:table-cell>
            <table:table-cell table:style-name="ce3" office:value-type="string" calcext:value-type="string">
              <text:p>Character</text:p>
            </table:table-cell>
            <table:table-cell table:style-name="ce3" office:value-type="string" calcext:value-type="string">
              <text:p>Escape</text:p>
            </table:table-cell>
            <table:table-cell table:number-columns-repeated="1020"/>
          </table:table-row>
        </table:table-header-rows>
        <table:table-row table:style-name="ro4">
          <table:table-cell table:style-name="ce4" office:value-type="float" office:value="92" calcext:value-type="float">
            <text:p>92</text:p>
          </table:table-cell>
          <table:table-cell table:formula="of:=DEC2HEX([.A4];2)" office:value-type="string" office:string-value="5C" calcext:value-type="string">
            <text:p>5C</text:p>
          </table:table-cell>
          <table:table-cell table:style-name="ce7" office:value-type="string" calcext:value-type="string">
            <text:p>¥</text:p>
          </table:table-cell>
          <table:table-cell table:style-name="ce17" office:value-type="string" calcext:value-type="string">
            <text:p>\YN</text:p>
          </table:table-cell>
          <table:table-cell table:number-columns-repeated="1020"/>
        </table:table-row>
        <table:table-row table:style-name="ro4">
          <table:table-cell table:style-name="ce4" office:value-type="float" office:value="128" calcext:value-type="float">
            <text:p>128</text:p>
          </table:table-cell>
          <table:table-cell table:formula="of:=DEC2HEX([.A5];2)" office:value-type="string" office:string-value="80" calcext:value-type="string">
            <text:p>80</text:p>
          </table:table-cell>
          <table:table-cell table:style-name="ce8" office:value-type="string" calcext:value-type="string">
            <text:p>▁</text:p>
          </table:table-cell>
          <table:table-cell table:style-name="ce17" office:value-type="string" calcext:value-type="string">
            <text:p>\_1</text:p>
          </table:table-cell>
          <table:table-cell table:number-columns-repeated="1020"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DEC2HEX([.A6];2)" office:value-type="string" office:string-value="81" calcext:value-type="string">
            <text:p>81</text:p>
          </table:table-cell>
          <table:table-cell table:style-name="ce9" office:value-type="string" calcext:value-type="string">
            <text:p>▂</text:p>
          </table:table-cell>
          <table:table-cell table:style-name="ce17" office:value-type="string" calcext:value-type="string">
            <text:p>\_2</text:p>
          </table:table-cell>
          <table:table-cell table:number-columns-repeated="1020"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DEC2HEX([.A7];2)" office:value-type="string" office:string-value="82" calcext:value-type="string">
            <text:p>82</text:p>
          </table:table-cell>
          <table:table-cell table:style-name="ce8" office:value-type="string" calcext:value-type="string">
            <text:p>▃</text:p>
          </table:table-cell>
          <table:table-cell table:style-name="ce17" office:value-type="string" calcext:value-type="string">
            <text:p>\_3</text:p>
          </table:table-cell>
          <table:table-cell table:number-columns-repeated="1020"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DEC2HEX([.A8];2)" office:value-type="string" office:string-value="83" calcext:value-type="string">
            <text:p>83</text:p>
          </table:table-cell>
          <table:table-cell table:style-name="ce8" office:value-type="string" calcext:value-type="string">
            <text:p>▄</text:p>
          </table:table-cell>
          <table:table-cell table:style-name="ce17" office:value-type="string" calcext:value-type="string">
            <text:p>\_4</text:p>
          </table:table-cell>
          <table:table-cell table:number-columns-repeated="1020"/>
        </table:table-row>
        <table:table-row table:style-name="ro4">
          <table:table-cell office:value-type="float" office:value="132" calcext:value-type="float">
            <text:p>132</text:p>
          </table:table-cell>
          <table:table-cell table:formula="of:=DEC2HEX([.A9];2)" office:value-type="string" office:string-value="84" calcext:value-type="string">
            <text:p>84</text:p>
          </table:table-cell>
          <table:table-cell table:style-name="ce8" office:value-type="string" calcext:value-type="string">
            <text:p>▅</text:p>
          </table:table-cell>
          <table:table-cell table:style-name="ce17" office:value-type="string" calcext:value-type="string">
            <text:p>\_5</text:p>
          </table:table-cell>
          <table:table-cell table:number-columns-repeated="1020"/>
        </table:table-row>
        <table:table-row table:style-name="ro4">
          <table:table-cell office:value-type="float" office:value="133" calcext:value-type="float">
            <text:p>133</text:p>
          </table:table-cell>
          <table:table-cell table:formula="of:=DEC2HEX([.A10];2)" office:value-type="string" office:string-value="85" calcext:value-type="string">
            <text:p>85</text:p>
          </table:table-cell>
          <table:table-cell table:style-name="ce8" office:value-type="string" calcext:value-type="string">
            <text:p>▆</text:p>
          </table:table-cell>
          <table:table-cell table:style-name="ce17" office:value-type="string" calcext:value-type="string">
            <text:p>\_6</text:p>
          </table:table-cell>
          <table:table-cell table:number-columns-repeated="1020"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DEC2HEX([.A11];2)" office:value-type="string" office:string-value="86" calcext:value-type="string">
            <text:p>86</text:p>
          </table:table-cell>
          <table:table-cell table:style-name="ce9" office:value-type="string" calcext:value-type="string">
            <text:p>▇</text:p>
          </table:table-cell>
          <table:table-cell table:style-name="ce17" office:value-type="string" calcext:value-type="string">
            <text:p>\_7</text:p>
          </table:table-cell>
          <table:table-cell table:number-columns-repeated="1020"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DEC2HEX([.A12];2)" office:value-type="string" office:string-value="87" calcext:value-type="string">
            <text:p>87</text:p>
          </table:table-cell>
          <table:table-cell table:style-name="ce8" office:value-type="string" calcext:value-type="string">
            <text:p>█</text:p>
          </table:table-cell>
          <table:table-cell table:style-name="ce17" office:value-type="string" calcext:value-type="string">
            <text:p>\_8 or \#</text:p>
          </table:table-cell>
          <table:table-cell table:number-columns-repeated="1020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DEC2HEX([.A13];2)" office:value-type="string" office:string-value="88" calcext:value-type="string">
            <text:p>88</text:p>
          </table:table-cell>
          <table:table-cell table:style-name="ce8" office:value-type="string" calcext:value-type="string">
            <text:p>▏</text:p>
          </table:table-cell>
          <table:table-cell table:style-name="ce17" office:value-type="string" calcext:value-type="string">
            <text:p>\|1</text:p>
          </table:table-cell>
          <table:table-cell table:number-columns-repeated="1020"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DEC2HEX([.A14];2)" office:value-type="string" office:string-value="89" calcext:value-type="string">
            <text:p>89</text:p>
          </table:table-cell>
          <table:table-cell table:style-name="ce8" office:value-type="string" calcext:value-type="string">
            <text:p>▎</text:p>
          </table:table-cell>
          <table:table-cell table:style-name="ce17" office:value-type="string" calcext:value-type="string">
            <text:p>\|2</text:p>
          </table:table-cell>
          <table:table-cell table:number-columns-repeated="1020"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DEC2HEX([.A15];2)" office:value-type="string" office:string-value="8A" calcext:value-type="string">
            <text:p>8A</text:p>
          </table:table-cell>
          <table:table-cell table:style-name="ce8" office:value-type="string" calcext:value-type="string">
            <text:p>▍</text:p>
          </table:table-cell>
          <table:table-cell table:style-name="ce17" office:value-type="string" calcext:value-type="string">
            <text:p>\|3</text:p>
          </table:table-cell>
          <table:table-cell table:number-columns-repeated="1020"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DEC2HEX([.A16];2)" office:value-type="string" office:string-value="8B" calcext:value-type="string">
            <text:p>8B</text:p>
          </table:table-cell>
          <table:table-cell table:style-name="ce8" office:value-type="string" calcext:value-type="string">
            <text:p>▌</text:p>
          </table:table-cell>
          <table:table-cell table:style-name="ce17" office:value-type="string" calcext:value-type="string">
            <text:p>\|4</text:p>
          </table:table-cell>
          <table:table-cell table:number-columns-repeated="1020"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DEC2HEX([.A17];2)" office:value-type="string" office:string-value="8C" calcext:value-type="string">
            <text:p>8C</text:p>
          </table:table-cell>
          <table:table-cell table:style-name="ce8" office:value-type="string" calcext:value-type="string">
            <text:p>▋</text:p>
          </table:table-cell>
          <table:table-cell table:style-name="ce17" office:value-type="string" calcext:value-type="string">
            <text:p>\|5</text:p>
          </table:table-cell>
          <table:table-cell table:number-columns-repeated="1020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DEC2HEX([.A18];2)" office:value-type="string" office:string-value="8D" calcext:value-type="string">
            <text:p>8D</text:p>
          </table:table-cell>
          <table:table-cell table:style-name="ce8" office:value-type="string" calcext:value-type="string">
            <text:p>▊</text:p>
          </table:table-cell>
          <table:table-cell table:style-name="ce17" office:value-type="string" calcext:value-type="string">
            <text:p>\|6</text:p>
          </table:table-cell>
          <table:table-cell table:number-columns-repeated="1020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DEC2HEX([.A19];2)" office:value-type="string" office:string-value="8E" calcext:value-type="string">
            <text:p>8E</text:p>
          </table:table-cell>
          <table:table-cell table:style-name="ce8" office:value-type="string" calcext:value-type="string">
            <text:p>▉</text:p>
          </table:table-cell>
          <table:table-cell table:style-name="ce17" office:value-type="string" calcext:value-type="string">
            <text:p>\|7</text:p>
          </table:table-cell>
          <table:table-cell table:number-columns-repeated="1020"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DEC2HEX([.A20];2)" office:value-type="string" office:string-value="8F" calcext:value-type="string">
            <text:p>8F</text:p>
          </table:table-cell>
          <table:table-cell table:style-name="ce10" office:value-type="string" calcext:value-type="string">
            <text:p>┼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DEC2HEX([.A21];2)" office:value-type="string" office:string-value="90" calcext:value-type="string">
            <text:p>90</text:p>
          </table:table-cell>
          <table:table-cell table:style-name="ce11" office:value-type="string" calcext:value-type="string">
            <text:p>┴</text:p>
          </table:table-cell>
          <table:table-cell table:style-name="ce17" office:value-type="string" calcext:value-type="string">
            <text:p>\^</text:p>
          </table:table-cell>
          <table:table-cell table:number-columns-repeated="1020"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DEC2HEX([.A22];2)" office:value-type="string" office:string-value="91" calcext:value-type="string">
            <text:p>91</text:p>
          </table:table-cell>
          <table:table-cell table:style-name="ce10" office:value-type="string" calcext:value-type="string">
            <text:p>┬</text:p>
          </table:table-cell>
          <table:table-cell table:style-name="ce17" office:value-type="string" calcext:value-type="string">
            <text:p>\V</text:p>
          </table:table-cell>
          <table:table-cell table:number-columns-repeated="1020"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DEC2HEX([.A23];2)" office:value-type="string" office:string-value="92" calcext:value-type="string">
            <text:p>92</text:p>
          </table:table-cell>
          <table:table-cell table:style-name="ce10" office:value-type="string" calcext:value-type="string">
            <text:p>┤</text:p>
          </table:table-cell>
          <table:table-cell table:style-name="ce17" office:value-type="string" calcext:value-type="string">
            <text:p>\&lt;-</text:p>
          </table:table-cell>
          <table:table-cell table:number-columns-repeated="1020"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DEC2HEX([.A24];2)" office:value-type="string" office:string-value="93" calcext:value-type="string">
            <text:p>93</text:p>
          </table:table-cell>
          <table:table-cell table:style-name="ce10" office:value-type="string" calcext:value-type="string">
            <text:p>├</text:p>
          </table:table-cell>
          <table:table-cell table:style-name="ce17" office:value-type="string" calcext:value-type="string">
            <text:p>\-&gt;</text:p>
          </table:table-cell>
          <table:table-cell table:number-columns-repeated="1020"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DEC2HEX([.A25];2)" office:value-type="string" office:string-value="94" calcext:value-type="string">
            <text:p>94</text:p>
          </table:table-cell>
          <table:table-cell table:style-name="ce12" office:value-type="string" calcext:value-type="string">
            <text:p>⎹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DEC2HEX([.A26];2)" office:value-type="string" office:string-value="95" calcext:value-type="string">
            <text:p>95</text:p>
          </table:table-cell>
          <table:table-cell table:style-name="ce11" office:value-type="string" calcext:value-type="string">
            <text:p>─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DEC2HEX([.A27];2)" office:value-type="string" office:string-value="96" calcext:value-type="string">
            <text:p>96</text:p>
          </table:table-cell>
          <table:table-cell table:style-name="ce11" office:value-type="string" calcext:value-type="string">
            <text:p>│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DEC2HEX([.A28];2)" office:value-type="string" office:string-value="97" calcext:value-type="string">
            <text:p>97</text:p>
          </table:table-cell>
          <table:table-cell table:style-name="ce11" office:value-type="string" calcext:value-type="string">
            <text:p>⎺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DEC2HEX([.A29];2)" office:value-type="string" office:string-value="98" calcext:value-type="string">
            <text:p>98</text:p>
          </table:table-cell>
          <table:table-cell table:style-name="ce11" office:value-type="string" calcext:value-type="string">
            <text:p>┌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DEC2HEX([.A30];2)" office:value-type="string" office:string-value="99" calcext:value-type="string">
            <text:p>99</text:p>
          </table:table-cell>
          <table:table-cell table:style-name="ce11" office:value-type="string" calcext:value-type="string">
            <text:p>┐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DEC2HEX([.A31];2)" office:value-type="string" office:string-value="9A" calcext:value-type="string">
            <text:p>9A</text:p>
          </table:table-cell>
          <table:table-cell table:style-name="ce11" office:value-type="string" calcext:value-type="string">
            <text:p>└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DEC2HEX([.A32];2)" office:value-type="string" office:string-value="9B" calcext:value-type="string">
            <text:p>9B</text:p>
          </table:table-cell>
          <table:table-cell table:style-name="ce11" office:value-type="string" calcext:value-type="string">
            <text:p>┘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DEC2HEX([.A33];2)" office:value-type="string" office:string-value="9C" calcext:value-type="string">
            <text:p>9C</text:p>
          </table:table-cell>
          <table:table-cell table:style-name="ce11" office:value-type="string" calcext:value-type="string">
            <text:p>╭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DEC2HEX([.A34];2)" office:value-type="string" office:string-value="9D" calcext:value-type="string">
            <text:p>9D</text:p>
          </table:table-cell>
          <table:table-cell table:style-name="ce10" office:value-type="string" calcext:value-type="string">
            <text:p>╮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DEC2HEX([.A35];2)" office:value-type="string" office:string-value="9E" calcext:value-type="string">
            <text:p>9E</text:p>
          </table:table-cell>
          <table:table-cell table:style-name="ce11" office:value-type="string" calcext:value-type="string">
            <text:p>╰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DEC2HEX([.A36];2)" office:value-type="string" office:string-value="9F" calcext:value-type="string">
            <text:p>9F</text:p>
          </table:table-cell>
          <table:table-cell table:style-name="ce10" office:value-type="string" calcext:value-type="string">
            <text:p>╯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DEC2HEX([.A37];2)" office:value-type="string" office:string-value="A0" calcext:value-type="string">
            <text:p>A0</text:p>
          </table:table-cell>
          <table:table-cell table:style-name="ce10" table:formula="of:=UNICHAR(160)" office:value-type="string" office:string-value=" " calcext:value-type="string">
            <text:p> 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1" calcext:value-type="float">
            <text:p>161</text:p>
          </table:table-cell>
          <table:table-cell table:formula="of:=DEC2HEX([.A38];2)" office:value-type="string" office:string-value="A1" calcext:value-type="string">
            <text:p>A1</text:p>
          </table:table-cell>
          <table:table-cell table:style-name="ce10" table:formula="of:=UNICHAR(12290)" office:value-type="string" office:string-value="。" calcext:value-type="string">
            <text:p>。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DEC2HEX([.A39];2)" office:value-type="string" office:string-value="A2" calcext:value-type="string">
            <text:p>A2</text:p>
          </table:table-cell>
          <table:table-cell table:style-name="ce10" table:formula="of:=UNICHAR(12300)" office:value-type="string" office:string-value="「" calcext:value-type="string">
            <text:p>「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3" calcext:value-type="float">
            <text:p>163</text:p>
          </table:table-cell>
          <table:table-cell table:formula="of:=DEC2HEX([.A40];2)" office:value-type="string" office:string-value="A3" calcext:value-type="string">
            <text:p>A3</text:p>
          </table:table-cell>
          <table:table-cell table:style-name="ce10" table:formula="of:=UNICHAR(12301)" office:value-type="string" office:string-value="」" calcext:value-type="string">
            <text:p>」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4" calcext:value-type="float">
            <text:p>164</text:p>
          </table:table-cell>
          <table:table-cell table:formula="of:=DEC2HEX([.A41];2)" office:value-type="string" office:string-value="A4" calcext:value-type="string">
            <text:p>A4</text:p>
          </table:table-cell>
          <table:table-cell table:style-name="ce10" table:formula="of:=UNICHAR(12289)" office:value-type="string" office:string-value="、" calcext:value-type="string">
            <text:p>、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DEC2HEX([.A42];2)" office:value-type="string" office:string-value="A5" calcext:value-type="string">
            <text:p>A5</text:p>
          </table:table-cell>
          <table:table-cell table:style-name="ce10" office:value-type="string" calcext:value-type="string">
            <text:p>・</text:p>
          </table:table-cell>
          <table:table-cell table:style-name="ce17" office:value-type="string" calcext:value-type="string">
            <text:p>\.</text:p>
          </table:table-cell>
          <table:table-cell table:number-columns-repeated="1020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DEC2HEX([.A43];2)" office:value-type="string" office:string-value="A6" calcext:value-type="string">
            <text:p>A6</text:p>
          </table:table-cell>
          <table:table-cell table:style-name="ce10" office:value-type="string" calcext:value-type="string">
            <text:p>ヲ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DEC2HEX([.A44];2)" office:value-type="string" office:string-value="A7" calcext:value-type="string">
            <text:p>A7</text:p>
          </table:table-cell>
          <table:table-cell table:style-name="ce10" office:value-type="string" calcext:value-type="string">
            <text:p>ァ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DEC2HEX([.A45];2)" office:value-type="string" office:string-value="A8" calcext:value-type="string">
            <text:p>A8</text:p>
          </table:table-cell>
          <table:table-cell table:style-name="ce10" office:value-type="string" calcext:value-type="string">
            <text:p>ィ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DEC2HEX([.A46];2)" office:value-type="string" office:string-value="A9" calcext:value-type="string">
            <text:p>A9</text:p>
          </table:table-cell>
          <table:table-cell table:style-name="ce10" office:value-type="string" calcext:value-type="string">
            <text:p>ゥ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DEC2HEX([.A47];2)" office:value-type="string" office:string-value="AA" calcext:value-type="string">
            <text:p>AA</text:p>
          </table:table-cell>
          <table:table-cell table:style-name="ce10" office:value-type="string" calcext:value-type="string">
            <text:p>ェ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DEC2HEX([.A48];2)" office:value-type="string" office:string-value="AB" calcext:value-type="string">
            <text:p>AB</text:p>
          </table:table-cell>
          <table:table-cell table:style-name="ce10" office:value-type="string" calcext:value-type="string">
            <text:p>ォ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DEC2HEX([.A49];2)" office:value-type="string" office:string-value="AC" calcext:value-type="string">
            <text:p>AC</text:p>
          </table:table-cell>
          <table:table-cell table:style-name="ce10" office:value-type="string" calcext:value-type="string">
            <text:p>ャ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DEC2HEX([.A50];2)" office:value-type="string" office:string-value="AD" calcext:value-type="string">
            <text:p>AD</text:p>
          </table:table-cell>
          <table:table-cell table:style-name="ce10" office:value-type="string" calcext:value-type="string">
            <text:p>ュ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DEC2HEX([.A51];2)" office:value-type="string" office:string-value="AE" calcext:value-type="string">
            <text:p>AE</text:p>
          </table:table-cell>
          <table:table-cell table:style-name="ce10" office:value-type="string" calcext:value-type="string">
            <text:p>ョ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DEC2HEX([.A52];2)" office:value-type="string" office:string-value="AF" calcext:value-type="string">
            <text:p>AF</text:p>
          </table:table-cell>
          <table:table-cell table:style-name="ce10" office:value-type="string" calcext:value-type="string">
            <text:p>ッ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DEC2HEX([.A53];2)" office:value-type="string" office:string-value="B0" calcext:value-type="string">
            <text:p>B0</text:p>
          </table:table-cell>
          <table:table-cell table:style-name="ce10" office:value-type="string" calcext:value-type="string">
            <text:p>ー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DEC2HEX([.A54];2)" office:value-type="string" office:string-value="B1" calcext:value-type="string">
            <text:p>B1</text:p>
          </table:table-cell>
          <table:table-cell table:style-name="ce10" office:value-type="string" calcext:value-type="string">
            <text:p>ア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DEC2HEX([.A55];2)" office:value-type="string" office:string-value="B2" calcext:value-type="string">
            <text:p>B2</text:p>
          </table:table-cell>
          <table:table-cell table:style-name="ce10" office:value-type="string" calcext:value-type="string">
            <text:p>イ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DEC2HEX([.A56];2)" office:value-type="string" office:string-value="B3" calcext:value-type="string">
            <text:p>B3</text:p>
          </table:table-cell>
          <table:table-cell table:style-name="ce10" office:value-type="string" calcext:value-type="string">
            <text:p>ウ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DEC2HEX([.A57];2)" office:value-type="string" office:string-value="B4" calcext:value-type="string">
            <text:p>B4</text:p>
          </table:table-cell>
          <table:table-cell table:style-name="ce10" office:value-type="string" calcext:value-type="string">
            <text:p>エ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DEC2HEX([.A58];2)" office:value-type="string" office:string-value="B5" calcext:value-type="string">
            <text:p>B5</text:p>
          </table:table-cell>
          <table:table-cell table:style-name="ce10" office:value-type="string" calcext:value-type="string">
            <text:p>オ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DEC2HEX([.A59];2)" office:value-type="string" office:string-value="B6" calcext:value-type="string">
            <text:p>B6</text:p>
          </table:table-cell>
          <table:table-cell table:style-name="ce10" office:value-type="string" calcext:value-type="string">
            <text:p>カ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DEC2HEX([.A60];2)" office:value-type="string" office:string-value="B7" calcext:value-type="string">
            <text:p>B7</text:p>
          </table:table-cell>
          <table:table-cell table:style-name="ce10" office:value-type="string" calcext:value-type="string">
            <text:p>キ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DEC2HEX([.A61];2)" office:value-type="string" office:string-value="B8" calcext:value-type="string">
            <text:p>B8</text:p>
          </table:table-cell>
          <table:table-cell table:style-name="ce10" office:value-type="string" calcext:value-type="string">
            <text:p>ク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DEC2HEX([.A62];2)" office:value-type="string" office:string-value="B9" calcext:value-type="string">
            <text:p>B9</text:p>
          </table:table-cell>
          <table:table-cell table:style-name="ce10" office:value-type="string" calcext:value-type="string">
            <text:p>ケ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DEC2HEX([.A63];2)" office:value-type="string" office:string-value="BA" calcext:value-type="string">
            <text:p>BA</text:p>
          </table:table-cell>
          <table:table-cell table:style-name="ce10" office:value-type="string" calcext:value-type="string">
            <text:p>コ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DEC2HEX([.A64];2)" office:value-type="string" office:string-value="BB" calcext:value-type="string">
            <text:p>BB</text:p>
          </table:table-cell>
          <table:table-cell table:style-name="ce10" office:value-type="string" calcext:value-type="string">
            <text:p>サ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DEC2HEX([.A65];2)" office:value-type="string" office:string-value="BC" calcext:value-type="string">
            <text:p>BC</text:p>
          </table:table-cell>
          <table:table-cell table:style-name="ce10" office:value-type="string" calcext:value-type="string">
            <text:p>シ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DEC2HEX([.A66];2)" office:value-type="string" office:string-value="BD" calcext:value-type="string">
            <text:p>BD</text:p>
          </table:table-cell>
          <table:table-cell table:style-name="ce10" office:value-type="string" calcext:value-type="string">
            <text:p>ヌ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DEC2HEX([.A67];2)" office:value-type="string" office:string-value="BE" calcext:value-type="string">
            <text:p>BE</text:p>
          </table:table-cell>
          <table:table-cell table:style-name="ce10" office:value-type="string" calcext:value-type="string">
            <text:p>ャ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DEC2HEX([.A68];2)" office:value-type="string" office:string-value="BF" calcext:value-type="string">
            <text:p>BF</text:p>
          </table:table-cell>
          <table:table-cell table:style-name="ce10" office:value-type="string" calcext:value-type="string">
            <text:p>ソ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DEC2HEX([.A69];2)" office:value-type="string" office:string-value="C0" calcext:value-type="string">
            <text:p>C0</text:p>
          </table:table-cell>
          <table:table-cell table:style-name="ce10" office:value-type="string" calcext:value-type="string">
            <text:p>タ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DEC2HEX([.A70];2)" office:value-type="string" office:string-value="C1" calcext:value-type="string">
            <text:p>C1</text:p>
          </table:table-cell>
          <table:table-cell table:style-name="ce10" office:value-type="string" calcext:value-type="string">
            <text:p>チ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DEC2HEX([.A71];2)" office:value-type="string" office:string-value="C2" calcext:value-type="string">
            <text:p>C2</text:p>
          </table:table-cell>
          <table:table-cell table:style-name="ce10" office:value-type="string" calcext:value-type="string">
            <text:p>ツ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DEC2HEX([.A72];2)" office:value-type="string" office:string-value="C3" calcext:value-type="string">
            <text:p>C3</text:p>
          </table:table-cell>
          <table:table-cell table:style-name="ce10" office:value-type="string" calcext:value-type="string">
            <text:p>テ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DEC2HEX([.A73];2)" office:value-type="string" office:string-value="C4" calcext:value-type="string">
            <text:p>C4</text:p>
          </table:table-cell>
          <table:table-cell table:style-name="ce10" office:value-type="string" calcext:value-type="string">
            <text:p>ト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DEC2HEX([.A74];2)" office:value-type="string" office:string-value="C5" calcext:value-type="string">
            <text:p>C5</text:p>
          </table:table-cell>
          <table:table-cell table:style-name="ce10" office:value-type="string" calcext:value-type="string">
            <text:p>ナ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DEC2HEX([.A75];2)" office:value-type="string" office:string-value="C6" calcext:value-type="string">
            <text:p>C6</text:p>
          </table:table-cell>
          <table:table-cell table:style-name="ce10" office:value-type="string" calcext:value-type="string">
            <text:p>ニ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DEC2HEX([.A76];2)" office:value-type="string" office:string-value="C7" calcext:value-type="string">
            <text:p>C7</text:p>
          </table:table-cell>
          <table:table-cell table:style-name="ce10" office:value-type="string" calcext:value-type="string">
            <text:p>ヌ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DEC2HEX([.A77];2)" office:value-type="string" office:string-value="C8" calcext:value-type="string">
            <text:p>C8</text:p>
          </table:table-cell>
          <table:table-cell table:style-name="ce10" office:value-type="string" calcext:value-type="string">
            <text:p>ネ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DEC2HEX([.A78];2)" office:value-type="string" office:string-value="C9" calcext:value-type="string">
            <text:p>C9</text:p>
          </table:table-cell>
          <table:table-cell table:style-name="ce10" office:value-type="string" calcext:value-type="string">
            <text:p>ノ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DEC2HEX([.A79];2)" office:value-type="string" office:string-value="CA" calcext:value-type="string">
            <text:p>CA</text:p>
          </table:table-cell>
          <table:table-cell table:style-name="ce10" office:value-type="string" calcext:value-type="string">
            <text:p>ハ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DEC2HEX([.A80];2)" office:value-type="string" office:string-value="CB" calcext:value-type="string">
            <text:p>CB</text:p>
          </table:table-cell>
          <table:table-cell table:style-name="ce10" office:value-type="string" calcext:value-type="string">
            <text:p>ヒ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DEC2HEX([.A81];2)" office:value-type="string" office:string-value="CC" calcext:value-type="string">
            <text:p>CC</text:p>
          </table:table-cell>
          <table:table-cell table:style-name="ce10" office:value-type="string" calcext:value-type="string">
            <text:p>フ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DEC2HEX([.A82];2)" office:value-type="string" office:string-value="CD" calcext:value-type="string">
            <text:p>CD</text:p>
          </table:table-cell>
          <table:table-cell table:style-name="ce10" office:value-type="string" calcext:value-type="string">
            <text:p>ヘ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DEC2HEX([.A83];2)" office:value-type="string" office:string-value="CE" calcext:value-type="string">
            <text:p>CE</text:p>
          </table:table-cell>
          <table:table-cell table:style-name="ce10" office:value-type="string" calcext:value-type="string">
            <text:p>ホ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DEC2HEX([.A84];2)" office:value-type="string" office:string-value="CF" calcext:value-type="string">
            <text:p>CF</text:p>
          </table:table-cell>
          <table:table-cell table:style-name="ce10" office:value-type="string" calcext:value-type="string">
            <text:p>マ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DEC2HEX([.A85];2)" office:value-type="string" office:string-value="D0" calcext:value-type="string">
            <text:p>D0</text:p>
          </table:table-cell>
          <table:table-cell table:style-name="ce10" office:value-type="string" calcext:value-type="string">
            <text:p>ミ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DEC2HEX([.A86];2)" office:value-type="string" office:string-value="D1" calcext:value-type="string">
            <text:p>D1</text:p>
          </table:table-cell>
          <table:table-cell table:style-name="ce10" office:value-type="string" calcext:value-type="string">
            <text:p>ム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DEC2HEX([.A87];2)" office:value-type="string" office:string-value="D2" calcext:value-type="string">
            <text:p>D2</text:p>
          </table:table-cell>
          <table:table-cell table:style-name="ce10" office:value-type="string" calcext:value-type="string">
            <text:p>メ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DEC2HEX([.A88];2)" office:value-type="string" office:string-value="D3" calcext:value-type="string">
            <text:p>D3</text:p>
          </table:table-cell>
          <table:table-cell table:style-name="ce10" office:value-type="string" calcext:value-type="string">
            <text:p>モ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DEC2HEX([.A89];2)" office:value-type="string" office:string-value="D4" calcext:value-type="string">
            <text:p>D4</text:p>
          </table:table-cell>
          <table:table-cell table:style-name="ce10" office:value-type="string" calcext:value-type="string">
            <text:p>ヤ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DEC2HEX([.A90];2)" office:value-type="string" office:string-value="D5" calcext:value-type="string">
            <text:p>D5</text:p>
          </table:table-cell>
          <table:table-cell table:style-name="ce10" office:value-type="string" calcext:value-type="string">
            <text:p>ユ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DEC2HEX([.A91];2)" office:value-type="string" office:string-value="D6" calcext:value-type="string">
            <text:p>D6</text:p>
          </table:table-cell>
          <table:table-cell table:style-name="ce10" office:value-type="string" calcext:value-type="string">
            <text:p>ヨ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DEC2HEX([.A92];2)" office:value-type="string" office:string-value="D7" calcext:value-type="string">
            <text:p>D7</text:p>
          </table:table-cell>
          <table:table-cell table:style-name="ce10" office:value-type="string" calcext:value-type="string">
            <text:p>ラ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DEC2HEX([.A93];2)" office:value-type="string" office:string-value="D8" calcext:value-type="string">
            <text:p>D8</text:p>
          </table:table-cell>
          <table:table-cell table:style-name="ce10" office:value-type="string" calcext:value-type="string">
            <text:p>リ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DEC2HEX([.A94];2)" office:value-type="string" office:string-value="D9" calcext:value-type="string">
            <text:p>D9</text:p>
          </table:table-cell>
          <table:table-cell table:style-name="ce10" office:value-type="string" calcext:value-type="string">
            <text:p>ル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DEC2HEX([.A95];2)" office:value-type="string" office:string-value="DA" calcext:value-type="string">
            <text:p>DA</text:p>
          </table:table-cell>
          <table:table-cell table:style-name="ce10" office:value-type="string" calcext:value-type="string">
            <text:p>レ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DEC2HEX([.A96];2)" office:value-type="string" office:string-value="DB" calcext:value-type="string">
            <text:p>DB</text:p>
          </table:table-cell>
          <table:table-cell table:style-name="ce10" office:value-type="string" calcext:value-type="string">
            <text:p>ロ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DEC2HEX([.A97];2)" office:value-type="string" office:string-value="DC" calcext:value-type="string">
            <text:p>DC</text:p>
          </table:table-cell>
          <table:table-cell table:style-name="ce10" office:value-type="string" calcext:value-type="string">
            <text:p>ワ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DEC2HEX([.A98];2)" office:value-type="string" office:string-value="DD" calcext:value-type="string">
            <text:p>DD</text:p>
          </table:table-cell>
          <table:table-cell table:style-name="ce10" office:value-type="string" calcext:value-type="string">
            <text:p>ン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DEC2HEX([.A99];2)" office:value-type="string" office:string-value="DE" calcext:value-type="string">
            <text:p>DE</text:p>
          </table:table-cell>
          <table:table-cell table:style-name="ce10" office:value-type="string" calcext:value-type="string">
            <text:p>゛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DEC2HEX([.A100];2)" office:value-type="string" office:string-value="DF" calcext:value-type="string">
            <text:p>DF</text:p>
          </table:table-cell>
          <table:table-cell table:style-name="ce10" office:value-type="string" calcext:value-type="string">
            <text:p>゜</text:p>
          </table:table-cell>
          <table:table-cell table:style-name="ce17" office:value-type="string" calcext:value-type="string">
            <text:p>\DG</text:p>
          </table:table-cell>
          <table:table-cell table:number-columns-repeated="1020"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DEC2HEX([.A101];2)" office:value-type="string" office:string-value="E0" calcext:value-type="string">
            <text:p>E0</text:p>
          </table:table-cell>
          <table:table-cell table:style-name="ce13" office:value-type="string" calcext:value-type="string">
            <text:p>═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DEC2HEX([.A102];2)" office:value-type="string" office:string-value="E1" calcext:value-type="string">
            <text:p>E1</text:p>
          </table:table-cell>
          <table:table-cell table:style-name="ce13" office:value-type="string" calcext:value-type="string">
            <text:p>╞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6" calcext:value-type="float">
            <text:p>226</text:p>
          </table:table-cell>
          <table:table-cell table:formula="of:=DEC2HEX([.A103];2)" office:value-type="string" office:string-value="E2" calcext:value-type="string">
            <text:p>E2</text:p>
          </table:table-cell>
          <table:table-cell table:style-name="ce13" office:value-type="string" calcext:value-type="string">
            <text:p>╪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DEC2HEX([.A104];2)" office:value-type="string" office:string-value="E3" calcext:value-type="string">
            <text:p>E3</text:p>
          </table:table-cell>
          <table:table-cell table:style-name="ce13" office:value-type="string" calcext:value-type="string">
            <text:p>╡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DEC2HEX([.A105];2)" office:value-type="string" office:string-value="E4" calcext:value-type="string">
            <text:p>E4</text:p>
          </table:table-cell>
          <table:table-cell table:style-name="ce13" office:value-type="string" calcext:value-type="string">
            <text:p>◢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DEC2HEX([.A106];2)" office:value-type="string" office:string-value="E5" calcext:value-type="string">
            <text:p>E5</text:p>
          </table:table-cell>
          <table:table-cell table:style-name="ce13" office:value-type="string" calcext:value-type="string">
            <text:p>◣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DEC2HEX([.A107];2)" office:value-type="string" office:string-value="E6" calcext:value-type="string">
            <text:p>E6</text:p>
          </table:table-cell>
          <table:table-cell table:style-name="ce13" office:value-type="string" calcext:value-type="string">
            <text:p>◥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DEC2HEX([.A108];2)" office:value-type="string" office:string-value="E7" calcext:value-type="string">
            <text:p>E7</text:p>
          </table:table-cell>
          <table:table-cell table:style-name="ce10" office:value-type="string" calcext:value-type="string">
            <text:p>◤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DEC2HEX([.A109];2)" office:value-type="string" office:string-value="E8" calcext:value-type="string">
            <text:p>E8</text:p>
          </table:table-cell>
          <table:table-cell table:style-name="ce10" office:value-type="string" calcext:value-type="string">
            <text:p>♠</text:p>
          </table:table-cell>
          <table:table-cell table:style-name="ce17" office:value-type="string" calcext:value-type="string">
            <text:p>\SP</text:p>
          </table:table-cell>
          <table:table-cell table:number-columns-repeated="1020"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DEC2HEX([.A110];2)" office:value-type="string" office:string-value="E9" calcext:value-type="string">
            <text:p>E9</text:p>
          </table:table-cell>
          <table:table-cell table:style-name="ce10" office:value-type="string" calcext:value-type="string">
            <text:p>♥</text:p>
          </table:table-cell>
          <table:table-cell table:style-name="ce17" office:value-type="string" calcext:value-type="string">
            <text:p>\HT</text:p>
          </table:table-cell>
          <table:table-cell table:number-columns-repeated="1020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DEC2HEX([.A111];2)" office:value-type="string" office:string-value="EA" calcext:value-type="string">
            <text:p>EA</text:p>
          </table:table-cell>
          <table:table-cell table:style-name="ce10" office:value-type="string" calcext:value-type="string">
            <text:p>♦</text:p>
          </table:table-cell>
          <table:table-cell table:style-name="ce17" office:value-type="string" calcext:value-type="string">
            <text:p>\CL</text:p>
          </table:table-cell>
          <table:table-cell table:number-columns-repeated="1020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DEC2HEX([.A112];2)" office:value-type="string" office:string-value="EB" calcext:value-type="string">
            <text:p>EB</text:p>
          </table:table-cell>
          <table:table-cell table:style-name="ce10" office:value-type="string" calcext:value-type="string">
            <text:p>♣</text:p>
          </table:table-cell>
          <table:table-cell table:style-name="ce17" office:value-type="string" calcext:value-type="string">
            <text:p>\DI</text:p>
          </table:table-cell>
          <table:table-cell table:number-columns-repeated="1020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DEC2HEX([.A113];2)" office:value-type="string" office:string-value="EC" calcext:value-type="string">
            <text:p>EC</text:p>
          </table:table-cell>
          <table:table-cell table:style-name="ce14" office:value-type="string" calcext:value-type="string">
            <text:p>●</text:p>
          </table:table-cell>
          <table:table-cell table:style-name="ce17" office:value-type="string" calcext:value-type="string">
            <text:p>\LD</text:p>
          </table:table-cell>
          <table:table-cell table:number-columns-repeated="1020"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DEC2HEX([.A114];2)" office:value-type="string" office:string-value="ED" calcext:value-type="string">
            <text:p>ED</text:p>
          </table:table-cell>
          <table:table-cell table:style-name="ce14" office:value-type="string" calcext:value-type="string">
            <text:p>○</text:p>
          </table:table-cell>
          <table:table-cell table:style-name="ce17" office:value-type="string" calcext:value-type="string">
            <text:p>\@</text:p>
          </table:table-cell>
          <table:table-cell table:number-columns-repeated="1020"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DEC2HEX([.A115];2)" office:value-type="string" office:string-value="EE" calcext:value-type="string">
            <text:p>EE</text:p>
          </table:table-cell>
          <table:table-cell table:style-name="ce10" office:value-type="string" calcext:value-type="string">
            <text:p>╱</text:p>
          </table:table-cell>
          <table:table-cell table:style-name="ce17" office:value-type="string" calcext:value-type="string">
            <text:p>\/</text:p>
          </table:table-cell>
          <table:table-cell table:number-columns-repeated="1020"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DEC2HEX([.A116];2)" office:value-type="string" office:string-value="EF" calcext:value-type="string">
            <text:p>EF</text:p>
          </table:table-cell>
          <table:table-cell table:style-name="ce10" office:value-type="string" calcext:value-type="string">
            <text:p>╲</text:p>
          </table:table-cell>
          <table:table-cell table:style-name="ce17" office:value-type="string" calcext:value-type="string">
            <text:p>\/</text:p>
          </table:table-cell>
          <table:table-cell table:number-columns-repeated="1020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DEC2HEX([.A117];2)" office:value-type="string" office:string-value="F0" calcext:value-type="string">
            <text:p>F0</text:p>
          </table:table-cell>
          <table:table-cell table:style-name="ce10" office:value-type="string" calcext:value-type="string">
            <text:p>×</text:p>
          </table:table-cell>
          <table:table-cell table:style-name="ce17" office:value-type="string" calcext:value-type="string">
            <text:p>\*</text:p>
          </table:table-cell>
          <table:table-cell table:number-columns-repeated="1020"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DEC2HEX([.A118];2)" office:value-type="string" office:string-value="F1" calcext:value-type="string">
            <text:p>F1</text:p>
          </table:table-cell>
          <table:table-cell table:style-name="ce15" office:value-type="string" calcext:value-type="string">
            <text:p>円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DEC2HEX([.A119];2)" office:value-type="string" office:string-value="F2" calcext:value-type="string">
            <text:p>F2</text:p>
          </table:table-cell>
          <table:table-cell table:style-name="ce10" office:value-type="string" calcext:value-type="string">
            <text:p>年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DEC2HEX([.A120];2)" office:value-type="string" office:string-value="F3" calcext:value-type="string">
            <text:p>F3</text:p>
          </table:table-cell>
          <table:table-cell table:style-name="ce10" office:value-type="string" calcext:value-type="string">
            <text:p>⽉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DEC2HEX([.A121];2)" office:value-type="string" office:string-value="F4" calcext:value-type="string">
            <text:p>F4</text:p>
          </table:table-cell>
          <table:table-cell table:style-name="ce10" office:value-type="string" calcext:value-type="string">
            <text:p>⽇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DEC2HEX([.A122];2)" office:value-type="string" office:string-value="F5" calcext:value-type="string">
            <text:p>F5</text:p>
          </table:table-cell>
          <table:table-cell table:style-name="ce10" office:value-type="string" calcext:value-type="string">
            <text:p>時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DEC2HEX([.A123];2)" office:value-type="string" office:string-value="F6" calcext:value-type="string">
            <text:p>F6</text:p>
          </table:table-cell>
          <table:table-cell table:style-name="ce10" office:value-type="string" calcext:value-type="string">
            <text:p>分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DEC2HEX([.A124];2)" office:value-type="string" office:string-value="F7" calcext:value-type="string">
            <text:p>F7</text:p>
          </table:table-cell>
          <table:table-cell table:style-name="ce10" office:value-type="string" calcext:value-type="string">
            <text:p>秒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DEC2HEX([.A125];2)" office:value-type="string" office:string-value="F8" calcext:value-type="string">
            <text:p>F8</text:p>
          </table:table-cell>
          <table:table-cell table:style-name="ce10" office:value-type="string" calcext:value-type="string">
            <text:p>〒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DEC2HEX([.A126];2)" office:value-type="string" office:string-value="F9" calcext:value-type="string">
            <text:p>F9</text:p>
          </table:table-cell>
          <table:table-cell table:style-name="ce10" office:value-type="string" calcext:value-type="string">
            <text:p>市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DEC2HEX([.A127];2)" office:value-type="string" office:string-value="FA" calcext:value-type="string">
            <text:p>FA</text:p>
          </table:table-cell>
          <table:table-cell table:style-name="ce10" office:value-type="string" calcext:value-type="string">
            <text:p>区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DEC2HEX([.A128];2)" office:value-type="string" office:string-value="FB" calcext:value-type="string">
            <text:p>FB</text:p>
          </table:table-cell>
          <table:table-cell table:style-name="ce10" office:value-type="string" calcext:value-type="string">
            <text:p>町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52" calcext:value-type="float">
            <text:p>252</text:p>
          </table:table-cell>
          <table:table-cell table:formula="of:=DEC2HEX([.A129];2)" office:value-type="string" office:string-value="FC" calcext:value-type="string">
            <text:p>FC</text:p>
          </table:table-cell>
          <table:table-cell table:style-name="ce10" office:value-type="string" calcext:value-type="string">
            <text:p>村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53" calcext:value-type="float">
            <text:p>253</text:p>
          </table:table-cell>
          <table:table-cell table:formula="of:=DEC2HEX([.A130];2)" office:value-type="string" office:string-value="FD" calcext:value-type="string">
            <text:p>FD</text:p>
          </table:table-cell>
          <table:table-cell table:style-name="ce10" office:value-type="string" calcext:value-type="string">
            <text:p>人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54" calcext:value-type="float">
            <text:p>254</text:p>
          </table:table-cell>
          <table:table-cell table:formula="of:=DEC2HEX([.A131];2)" office:value-type="string" office:string-value="FE" calcext:value-type="string">
            <text:p>FE</text:p>
          </table:table-cell>
          <table:table-cell table:style-name="ce13" office:value-type="string" calcext:value-type="string">
            <text:p>░</text:p>
          </table:table-cell>
          <table:table-cell table:style-name="ce17" office:value-type="string" calcext:value-type="string">
            <text:p>\]</text:p>
          </table:table-cell>
          <table:table-cell table:number-columns-repeated="1020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icode" table:style-name="ta1" table:print-ranges="Unicode.A1:Unicode.H13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20"/>
        <table:table-column table:style-name="co9" table:default-cell-style-name="Default"/>
        <table:table-column table:style-name="co10" table:default-cell-style-name="Default"/>
        <table:table-header-rows>
          <table:table-row table:style-name="ro5">
            <table:table-cell table:style-name="ce18" office:value-type="string" calcext:value-type="string">
              <text:p>Unicode</text:p>
            </table:table-cell>
            <table:table-cell table:style-name="Heading" table:number-columns-repeated="2"/>
            <table:table-cell table:number-columns-repeated="7"/>
          </table:table-row>
          <table:table-row table:style-name="ro6">
            <table:table-cell table:number-columns-repeated="5"/>
            <table:table-cell table:style-name="ce21" office:value-type="string" calcext:value-type="string" table:number-columns-spanned="3" table:number-rows-spanned="1">
              <text:p>UTF-8</text:p>
            </table:table-cell>
            <table:covered-table-cell table:number-columns-repeated="2"/>
            <table:table-cell table:number-columns-repeated="2"/>
          </table:table-row>
          <table:table-row table:style-name="ro7">
            <table:table-cell table:style-name="ce19" office:value-type="string" calcext:value-type="string">
              <text:p>Code</text:p>
            </table:table-cell>
            <table:table-cell table:style-name="ce19" office:value-type="string" calcext:value-type="string">
              <text:p>Hex</text:p>
            </table:table-cell>
            <table:table-cell table:style-name="ce19" office:value-type="string" calcext:value-type="string">
              <text:p>Character</text:p>
            </table:table-cell>
            <table:table-cell table:style-name="ce19" office:value-type="string" calcext:value-type="string">
              <text:p>Unicode</text:p>
            </table:table-cell>
            <table:table-cell table:style-name="ce19" office:value-type="string" calcext:value-type="string">
              <text:p>Unicode Hex</text:p>
            </table:table-cell>
            <table:table-cell table:style-name="ce19" office:value-type="string" calcext:value-type="string">
              <text:p>Byte 1</text:p>
            </table:table-cell>
            <table:table-cell table:style-name="ce19" office:value-type="string" calcext:value-type="string">
              <text:p>Byte 2</text:p>
            </table:table-cell>
            <table:table-cell table:style-name="ce19" office:value-type="string" calcext:value-type="string">
              <text:p>Byte 3</text:p>
            </table:table-cell>
            <table:table-cell table:style-name="ce19" office:value-type="string" calcext:value-type="string">
              <text:p>C—String</text:p>
            </table:table-cell>
            <table:table-cell/>
          </table:table-row>
        </table:table-header-rows>
        <table:table-row table:style-name="ro8">
          <table:table-cell table:style-name="ce20" table:formula="of:=[Tabelle1.A4]" office:value-type="float" office:value="92" calcext:value-type="float">
            <text:p>92</text:p>
          </table:table-cell>
          <table:table-cell table:style-name="ce20" table:formula="of:=DEC2HEX([.A4];2)" office:value-type="string" office:string-value="5C" calcext:value-type="string">
            <text:p>5C</text:p>
          </table:table-cell>
          <table:table-cell table:style-name="ce20" table:formula="of:=[Tabelle1.C4]" office:value-type="string" office:string-value="¥" calcext:value-type="string">
            <text:p>¥</text:p>
          </table:table-cell>
          <table:table-cell table:style-name="ce20" table:formula="of:=UNICODE([.C4])" office:value-type="float" office:value="165" calcext:value-type="float">
            <text:p>165</text:p>
          </table:table-cell>
          <table:table-cell table:style-name="ce20" table:formula="of:=DEC2HEX([.D4];4)" office:value-type="string" office:string-value="00A5" calcext:value-type="string">
            <text:p>00A5</text:p>
          </table:table-cell>
          <table:table-cell table:formula="of:=DEC2HEX(IF([.D4]&lt;128;[.D4];IF([.D4]&lt;4096;192+BITRSHIFT([.D4];6);224+BITRSHIFT([.D4];12)));2)" office:value-type="string" office:string-value="C2" calcext:value-type="string">
            <text:p>C2</text:p>
          </table:table-cell>
          <table:table-cell table:formula="of:=IF([.D4]&lt;128;&quot;&quot;;DEC2HEX(128+BITAND(IF([.D4]&lt;4096;[.D4];BITRSHIFT([.D4];6));63);2))" office:value-type="string" office:string-value="A5" calcext:value-type="string">
            <text:p>A5</text:p>
          </table:table-cell>
          <table:table-cell table:formula="of:=IF([.D4]&lt;4096;&quot;&quot;;DEC2HEX(128+BITAND([.D4];63);2))">
            <text:p/>
          </table:table-cell>
          <table:table-cell table:formula="of:=&quot;&quot;&quot;\x&quot;&amp;[.F4] &amp; IF([.G4]=&quot;&quot;;&quot;&quot;;&quot;\x&quot;&amp;[.G4]) &amp; IF([.H4]=&quot;&quot;;&quot;&quot;;&quot;\x&quot;&amp;[.H4]) &amp; &quot;&quot;&quot;&quot;" office:value-type="string" office:string-value="&quot;\xC2\xA5&quot;" calcext:value-type="string">
            <text:p>"\xC2\xA5"</text:p>
          </table:table-cell>
          <table:table-cell/>
        </table:table-row>
        <table:table-row table:style-name="ro8">
          <table:table-cell table:style-name="ce20" table:formula="of:=[Tabelle1.A5]" office:value-type="float" office:value="128" calcext:value-type="float">
            <text:p>128</text:p>
          </table:table-cell>
          <table:table-cell table:style-name="ce20" table:formula="of:=DEC2HEX([.A5];2)" office:value-type="string" office:string-value="80" calcext:value-type="string">
            <text:p>80</text:p>
          </table:table-cell>
          <table:table-cell table:style-name="ce20" table:formula="of:=[Tabelle1.C5]" office:value-type="string" office:string-value="▁" calcext:value-type="string">
            <text:p>▁</text:p>
          </table:table-cell>
          <table:table-cell table:style-name="ce20" table:formula="of:=UNICODE([.C5])" office:value-type="float" office:value="9601" calcext:value-type="float">
            <text:p>9601</text:p>
          </table:table-cell>
          <table:table-cell table:style-name="ce20" table:formula="of:=DEC2HEX([.D5];4)" office:value-type="string" office:string-value="2581" calcext:value-type="string">
            <text:p>2581</text:p>
          </table:table-cell>
          <table:table-cell table:formula="of:=DEC2HEX(IF([.D5]&lt;128;[.D5];IF([.D5]&lt;4096;192+BITRSHIFT([.D5];6);224+BITRSHIFT([.D5];12)));2)" office:value-type="string" office:string-value="E2" calcext:value-type="string">
            <text:p>E2</text:p>
          </table:table-cell>
          <table:table-cell table:formula="of:=IF([.D5]&lt;128;&quot;&quot;;DEC2HEX(128+BITAND(IF([.D5]&lt;4096;[.D5];BITRSHIFT([.D5];6));63);2))" office:value-type="string" office:string-value="96" calcext:value-type="string">
            <text:p>96</text:p>
          </table:table-cell>
          <table:table-cell table:formula="of:=IF([.D5]&lt;4096;&quot;&quot;;DEC2HEX(128+BITAND([.D5];63);2))" office:value-type="string" office:string-value="81" calcext:value-type="string">
            <text:p>81</text:p>
          </table:table-cell>
          <table:table-cell table:formula="of:=&quot;&quot;&quot;\x&quot;&amp;[.F5] &amp; IF([.G5]=&quot;&quot;;&quot;&quot;;&quot;\x&quot;&amp;[.G5]) &amp; IF([.H5]=&quot;&quot;;&quot;&quot;;&quot;\x&quot;&amp;[.H5]) &amp; &quot;&quot;&quot;&quot;" office:value-type="string" office:string-value="&quot;\xE2\x96\x81&quot;" calcext:value-type="string">
            <text:p>"\xE2\x96\x81"</text:p>
          </table:table-cell>
          <table:table-cell/>
        </table:table-row>
        <table:table-row table:style-name="ro8">
          <table:table-cell table:style-name="ce20" table:formula="of:=[Tabelle1.A6]" office:value-type="float" office:value="129" calcext:value-type="float">
            <text:p>129</text:p>
          </table:table-cell>
          <table:table-cell table:style-name="ce20" table:formula="of:=DEC2HEX([.A6];2)" office:value-type="string" office:string-value="81" calcext:value-type="string">
            <text:p>81</text:p>
          </table:table-cell>
          <table:table-cell table:style-name="ce20" table:formula="of:=[Tabelle1.C6]" office:value-type="string" office:string-value="▂" calcext:value-type="string">
            <text:p>▂</text:p>
          </table:table-cell>
          <table:table-cell table:style-name="ce20" table:formula="of:=UNICODE([.C6])" office:value-type="float" office:value="9602" calcext:value-type="float">
            <text:p>9602</text:p>
          </table:table-cell>
          <table:table-cell table:style-name="ce20" table:formula="of:=DEC2HEX([.D6];4)" office:value-type="string" office:string-value="2582" calcext:value-type="string">
            <text:p>2582</text:p>
          </table:table-cell>
          <table:table-cell table:formula="of:=DEC2HEX(IF([.D6]&lt;128;[.D6];IF([.D6]&lt;4096;192+BITRSHIFT([.D6];6);224+BITRSHIFT([.D6];12)));2)" office:value-type="string" office:string-value="E2" calcext:value-type="string">
            <text:p>E2</text:p>
          </table:table-cell>
          <table:table-cell table:formula="of:=IF([.D6]&lt;128;&quot;&quot;;DEC2HEX(128+BITAND(IF([.D6]&lt;4096;[.D6];BITRSHIFT([.D6];6));63);2))" office:value-type="string" office:string-value="96" calcext:value-type="string">
            <text:p>96</text:p>
          </table:table-cell>
          <table:table-cell table:formula="of:=IF([.D6]&lt;4096;&quot;&quot;;DEC2HEX(128+BITAND([.D6];63);2))" office:value-type="string" office:string-value="82" calcext:value-type="string">
            <text:p>82</text:p>
          </table:table-cell>
          <table:table-cell table:formula="of:=&quot;&quot;&quot;\x&quot;&amp;[.F6] &amp; IF([.G6]=&quot;&quot;;&quot;&quot;;&quot;\x&quot;&amp;[.G6]) &amp; IF([.H6]=&quot;&quot;;&quot;&quot;;&quot;\x&quot;&amp;[.H6]) &amp; &quot;&quot;&quot;&quot;" office:value-type="string" office:string-value="&quot;\xE2\x96\x82&quot;" calcext:value-type="string">
            <text:p>"\xE2\x96\x82"</text:p>
          </table:table-cell>
          <table:table-cell/>
        </table:table-row>
        <table:table-row table:style-name="ro8">
          <table:table-cell table:style-name="ce20" table:formula="of:=[Tabelle1.A7]" office:value-type="float" office:value="130" calcext:value-type="float">
            <text:p>130</text:p>
          </table:table-cell>
          <table:table-cell table:style-name="ce20" table:formula="of:=DEC2HEX([.A7];2)" office:value-type="string" office:string-value="82" calcext:value-type="string">
            <text:p>82</text:p>
          </table:table-cell>
          <table:table-cell table:style-name="ce20" table:formula="of:=[Tabelle1.C7]" office:value-type="string" office:string-value="▃" calcext:value-type="string">
            <text:p>▃</text:p>
          </table:table-cell>
          <table:table-cell table:style-name="ce20" table:formula="of:=UNICODE([.C7])" office:value-type="float" office:value="9603" calcext:value-type="float">
            <text:p>9603</text:p>
          </table:table-cell>
          <table:table-cell table:style-name="ce20" table:formula="of:=DEC2HEX([.D7];4)" office:value-type="string" office:string-value="2583" calcext:value-type="string">
            <text:p>2583</text:p>
          </table:table-cell>
          <table:table-cell table:formula="of:=DEC2HEX(IF([.D7]&lt;128;[.D7];IF([.D7]&lt;4096;192+BITRSHIFT([.D7];6);224+BITRSHIFT([.D7];12)));2)" office:value-type="string" office:string-value="E2" calcext:value-type="string">
            <text:p>E2</text:p>
          </table:table-cell>
          <table:table-cell table:formula="of:=IF([.D7]&lt;128;&quot;&quot;;DEC2HEX(128+BITAND(IF([.D7]&lt;4096;[.D7];BITRSHIFT([.D7];6));63);2))" office:value-type="string" office:string-value="96" calcext:value-type="string">
            <text:p>96</text:p>
          </table:table-cell>
          <table:table-cell table:formula="of:=IF([.D7]&lt;4096;&quot;&quot;;DEC2HEX(128+BITAND([.D7];63);2))" office:value-type="string" office:string-value="83" calcext:value-type="string">
            <text:p>83</text:p>
          </table:table-cell>
          <table:table-cell table:formula="of:=&quot;&quot;&quot;\x&quot;&amp;[.F7] &amp; IF([.G7]=&quot;&quot;;&quot;&quot;;&quot;\x&quot;&amp;[.G7]) &amp; IF([.H7]=&quot;&quot;;&quot;&quot;;&quot;\x&quot;&amp;[.H7]) &amp; &quot;&quot;&quot;&quot;" office:value-type="string" office:string-value="&quot;\xE2\x96\x83&quot;" calcext:value-type="string">
            <text:p>"\xE2\x96\x83"</text:p>
          </table:table-cell>
          <table:table-cell/>
        </table:table-row>
        <table:table-row table:style-name="ro8">
          <table:table-cell table:style-name="ce20" table:formula="of:=[Tabelle1.A8]" office:value-type="float" office:value="131" calcext:value-type="float">
            <text:p>131</text:p>
          </table:table-cell>
          <table:table-cell table:style-name="ce20" table:formula="of:=DEC2HEX([.A8];2)" office:value-type="string" office:string-value="83" calcext:value-type="string">
            <text:p>83</text:p>
          </table:table-cell>
          <table:table-cell table:style-name="ce20" table:formula="of:=[Tabelle1.C8]" office:value-type="string" office:string-value="▄" calcext:value-type="string">
            <text:p>▄</text:p>
          </table:table-cell>
          <table:table-cell table:style-name="ce20" table:formula="of:=UNICODE([.C8])" office:value-type="float" office:value="9604" calcext:value-type="float">
            <text:p>9604</text:p>
          </table:table-cell>
          <table:table-cell table:style-name="ce20" table:formula="of:=DEC2HEX([.D8];4)" office:value-type="string" office:string-value="2584" calcext:value-type="string">
            <text:p>2584</text:p>
          </table:table-cell>
          <table:table-cell table:formula="of:=DEC2HEX(IF([.D8]&lt;128;[.D8];IF([.D8]&lt;4096;192+BITRSHIFT([.D8];6);224+BITRSHIFT([.D8];12)));2)" office:value-type="string" office:string-value="E2" calcext:value-type="string">
            <text:p>E2</text:p>
          </table:table-cell>
          <table:table-cell table:formula="of:=IF([.D8]&lt;128;&quot;&quot;;DEC2HEX(128+BITAND(IF([.D8]&lt;4096;[.D8];BITRSHIFT([.D8];6));63);2))" office:value-type="string" office:string-value="96" calcext:value-type="string">
            <text:p>96</text:p>
          </table:table-cell>
          <table:table-cell table:formula="of:=IF([.D8]&lt;4096;&quot;&quot;;DEC2HEX(128+BITAND([.D8];63);2))" office:value-type="string" office:string-value="84" calcext:value-type="string">
            <text:p>84</text:p>
          </table:table-cell>
          <table:table-cell table:formula="of:=&quot;&quot;&quot;\x&quot;&amp;[.F8] &amp; IF([.G8]=&quot;&quot;;&quot;&quot;;&quot;\x&quot;&amp;[.G8]) &amp; IF([.H8]=&quot;&quot;;&quot;&quot;;&quot;\x&quot;&amp;[.H8]) &amp; &quot;&quot;&quot;&quot;" office:value-type="string" office:string-value="&quot;\xE2\x96\x84&quot;" calcext:value-type="string">
            <text:p>"\xE2\x96\x84"</text:p>
          </table:table-cell>
          <table:table-cell/>
        </table:table-row>
        <table:table-row table:style-name="ro8">
          <table:table-cell table:style-name="ce20" table:formula="of:=[Tabelle1.A9]" office:value-type="float" office:value="132" calcext:value-type="float">
            <text:p>132</text:p>
          </table:table-cell>
          <table:table-cell table:style-name="ce20" table:formula="of:=DEC2HEX([.A9];2)" office:value-type="string" office:string-value="84" calcext:value-type="string">
            <text:p>84</text:p>
          </table:table-cell>
          <table:table-cell table:style-name="ce20" table:formula="of:=[Tabelle1.C9]" office:value-type="string" office:string-value="▅" calcext:value-type="string">
            <text:p>▅</text:p>
          </table:table-cell>
          <table:table-cell table:style-name="ce20" table:formula="of:=UNICODE([.C9])" office:value-type="float" office:value="9605" calcext:value-type="float">
            <text:p>9605</text:p>
          </table:table-cell>
          <table:table-cell table:style-name="ce20" table:formula="of:=DEC2HEX([.D9];4)" office:value-type="string" office:string-value="2585" calcext:value-type="string">
            <text:p>2585</text:p>
          </table:table-cell>
          <table:table-cell table:formula="of:=DEC2HEX(IF([.D9]&lt;128;[.D9];IF([.D9]&lt;4096;192+BITRSHIFT([.D9];6);224+BITRSHIFT([.D9];12)));2)" office:value-type="string" office:string-value="E2" calcext:value-type="string">
            <text:p>E2</text:p>
          </table:table-cell>
          <table:table-cell table:formula="of:=IF([.D9]&lt;128;&quot;&quot;;DEC2HEX(128+BITAND(IF([.D9]&lt;4096;[.D9];BITRSHIFT([.D9];6));63);2))" office:value-type="string" office:string-value="96" calcext:value-type="string">
            <text:p>96</text:p>
          </table:table-cell>
          <table:table-cell table:formula="of:=IF([.D9]&lt;4096;&quot;&quot;;DEC2HEX(128+BITAND([.D9];63);2))" office:value-type="string" office:string-value="85" calcext:value-type="string">
            <text:p>85</text:p>
          </table:table-cell>
          <table:table-cell table:formula="of:=&quot;&quot;&quot;\x&quot;&amp;[.F9] &amp; IF([.G9]=&quot;&quot;;&quot;&quot;;&quot;\x&quot;&amp;[.G9]) &amp; IF([.H9]=&quot;&quot;;&quot;&quot;;&quot;\x&quot;&amp;[.H9]) &amp; &quot;&quot;&quot;&quot;" office:value-type="string" office:string-value="&quot;\xE2\x96\x85&quot;" calcext:value-type="string">
            <text:p>"\xE2\x96\x85"</text:p>
          </table:table-cell>
          <table:table-cell/>
        </table:table-row>
        <table:table-row table:style-name="ro8">
          <table:table-cell table:style-name="ce20" table:formula="of:=[Tabelle1.A10]" office:value-type="float" office:value="133" calcext:value-type="float">
            <text:p>133</text:p>
          </table:table-cell>
          <table:table-cell table:style-name="ce20" table:formula="of:=DEC2HEX([.A10];2)" office:value-type="string" office:string-value="85" calcext:value-type="string">
            <text:p>85</text:p>
          </table:table-cell>
          <table:table-cell table:style-name="ce20" table:formula="of:=[Tabelle1.C10]" office:value-type="string" office:string-value="▆" calcext:value-type="string">
            <text:p>▆</text:p>
          </table:table-cell>
          <table:table-cell table:style-name="ce20" table:formula="of:=UNICODE([.C10])" office:value-type="float" office:value="9606" calcext:value-type="float">
            <text:p>9606</text:p>
          </table:table-cell>
          <table:table-cell table:style-name="ce20" table:formula="of:=DEC2HEX([.D10];4)" office:value-type="string" office:string-value="2586" calcext:value-type="string">
            <text:p>2586</text:p>
          </table:table-cell>
          <table:table-cell table:formula="of:=DEC2HEX(IF([.D10]&lt;128;[.D10];IF([.D10]&lt;4096;192+BITRSHIFT([.D10];6);224+BITRSHIFT([.D10];12)));2)" office:value-type="string" office:string-value="E2" calcext:value-type="string">
            <text:p>E2</text:p>
          </table:table-cell>
          <table:table-cell table:formula="of:=IF([.D10]&lt;128;&quot;&quot;;DEC2HEX(128+BITAND(IF([.D10]&lt;4096;[.D10];BITRSHIFT([.D10];6));63);2))" office:value-type="string" office:string-value="96" calcext:value-type="string">
            <text:p>96</text:p>
          </table:table-cell>
          <table:table-cell table:formula="of:=IF([.D10]&lt;4096;&quot;&quot;;DEC2HEX(128+BITAND([.D10];63);2))" office:value-type="string" office:string-value="86" calcext:value-type="string">
            <text:p>86</text:p>
          </table:table-cell>
          <table:table-cell table:formula="of:=&quot;&quot;&quot;\x&quot;&amp;[.F10] &amp; IF([.G10]=&quot;&quot;;&quot;&quot;;&quot;\x&quot;&amp;[.G10]) &amp; IF([.H10]=&quot;&quot;;&quot;&quot;;&quot;\x&quot;&amp;[.H10]) &amp; &quot;&quot;&quot;&quot;" office:value-type="string" office:string-value="&quot;\xE2\x96\x86&quot;" calcext:value-type="string">
            <text:p>"\xE2\x96\x86"</text:p>
          </table:table-cell>
          <table:table-cell/>
        </table:table-row>
        <table:table-row table:style-name="ro8">
          <table:table-cell table:style-name="ce20" table:formula="of:=[Tabelle1.A11]" office:value-type="float" office:value="134" calcext:value-type="float">
            <text:p>134</text:p>
          </table:table-cell>
          <table:table-cell table:style-name="ce20" table:formula="of:=DEC2HEX([.A11];2)" office:value-type="string" office:string-value="86" calcext:value-type="string">
            <text:p>86</text:p>
          </table:table-cell>
          <table:table-cell table:style-name="ce20" table:formula="of:=[Tabelle1.C11]" office:value-type="string" office:string-value="▇" calcext:value-type="string">
            <text:p>▇</text:p>
          </table:table-cell>
          <table:table-cell table:style-name="ce20" table:formula="of:=UNICODE([.C11])" office:value-type="float" office:value="9607" calcext:value-type="float">
            <text:p>9607</text:p>
          </table:table-cell>
          <table:table-cell table:style-name="ce20" table:formula="of:=DEC2HEX([.D11];4)" office:value-type="string" office:string-value="2587" calcext:value-type="string">
            <text:p>2587</text:p>
          </table:table-cell>
          <table:table-cell table:formula="of:=DEC2HEX(IF([.D11]&lt;128;[.D11];IF([.D11]&lt;4096;192+BITRSHIFT([.D11];6);224+BITRSHIFT([.D11];12)));2)" office:value-type="string" office:string-value="E2" calcext:value-type="string">
            <text:p>E2</text:p>
          </table:table-cell>
          <table:table-cell table:formula="of:=IF([.D11]&lt;128;&quot;&quot;;DEC2HEX(128+BITAND(IF([.D11]&lt;4096;[.D11];BITRSHIFT([.D11];6));63);2))" office:value-type="string" office:string-value="96" calcext:value-type="string">
            <text:p>96</text:p>
          </table:table-cell>
          <table:table-cell table:formula="of:=IF([.D11]&lt;4096;&quot;&quot;;DEC2HEX(128+BITAND([.D11];63);2))" office:value-type="string" office:string-value="87" calcext:value-type="string">
            <text:p>87</text:p>
          </table:table-cell>
          <table:table-cell table:formula="of:=&quot;&quot;&quot;\x&quot;&amp;[.F11] &amp; IF([.G11]=&quot;&quot;;&quot;&quot;;&quot;\x&quot;&amp;[.G11]) &amp; IF([.H11]=&quot;&quot;;&quot;&quot;;&quot;\x&quot;&amp;[.H11]) &amp; &quot;&quot;&quot;&quot;" office:value-type="string" office:string-value="&quot;\xE2\x96\x87&quot;" calcext:value-type="string">
            <text:p>"\xE2\x96\x87"</text:p>
          </table:table-cell>
          <table:table-cell/>
        </table:table-row>
        <table:table-row table:style-name="ro8">
          <table:table-cell table:style-name="ce20" table:formula="of:=[Tabelle1.A12]" office:value-type="float" office:value="135" calcext:value-type="float">
            <text:p>135</text:p>
          </table:table-cell>
          <table:table-cell table:style-name="ce20" table:formula="of:=DEC2HEX([.A12];2)" office:value-type="string" office:string-value="87" calcext:value-type="string">
            <text:p>87</text:p>
          </table:table-cell>
          <table:table-cell table:style-name="ce20" table:formula="of:=[Tabelle1.C12]" office:value-type="string" office:string-value="█" calcext:value-type="string">
            <text:p>█</text:p>
          </table:table-cell>
          <table:table-cell table:style-name="ce20" table:formula="of:=UNICODE([.C12])" office:value-type="float" office:value="9608" calcext:value-type="float">
            <text:p>9608</text:p>
          </table:table-cell>
          <table:table-cell table:style-name="ce20" table:formula="of:=DEC2HEX([.D12];4)" office:value-type="string" office:string-value="2588" calcext:value-type="string">
            <text:p>2588</text:p>
          </table:table-cell>
          <table:table-cell table:formula="of:=DEC2HEX(IF([.D12]&lt;128;[.D12];IF([.D12]&lt;4096;192+BITRSHIFT([.D12];6);224+BITRSHIFT([.D12];12)));2)" office:value-type="string" office:string-value="E2" calcext:value-type="string">
            <text:p>E2</text:p>
          </table:table-cell>
          <table:table-cell table:formula="of:=IF([.D12]&lt;128;&quot;&quot;;DEC2HEX(128+BITAND(IF([.D12]&lt;4096;[.D12];BITRSHIFT([.D12];6));63);2))" office:value-type="string" office:string-value="96" calcext:value-type="string">
            <text:p>96</text:p>
          </table:table-cell>
          <table:table-cell table:formula="of:=IF([.D12]&lt;4096;&quot;&quot;;DEC2HEX(128+BITAND([.D12];63);2))" office:value-type="string" office:string-value="88" calcext:value-type="string">
            <text:p>88</text:p>
          </table:table-cell>
          <table:table-cell table:formula="of:=&quot;&quot;&quot;\x&quot;&amp;[.F12] &amp; IF([.G12]=&quot;&quot;;&quot;&quot;;&quot;\x&quot;&amp;[.G12]) &amp; IF([.H12]=&quot;&quot;;&quot;&quot;;&quot;\x&quot;&amp;[.H12]) &amp; &quot;&quot;&quot;&quot;" office:value-type="string" office:string-value="&quot;\xE2\x96\x88&quot;" calcext:value-type="string">
            <text:p>"\xE2\x96\x88"</text:p>
          </table:table-cell>
          <table:table-cell/>
        </table:table-row>
        <table:table-row table:style-name="ro8">
          <table:table-cell table:style-name="ce20" table:formula="of:=[Tabelle1.A13]" office:value-type="float" office:value="136" calcext:value-type="float">
            <text:p>136</text:p>
          </table:table-cell>
          <table:table-cell table:style-name="ce20" table:formula="of:=DEC2HEX([.A13];2)" office:value-type="string" office:string-value="88" calcext:value-type="string">
            <text:p>88</text:p>
          </table:table-cell>
          <table:table-cell table:style-name="ce20" table:formula="of:=[Tabelle1.C13]" office:value-type="string" office:string-value="▏" calcext:value-type="string">
            <text:p>▏</text:p>
          </table:table-cell>
          <table:table-cell table:style-name="ce20" table:formula="of:=UNICODE([.C13])" office:value-type="float" office:value="9615" calcext:value-type="float">
            <text:p>9615</text:p>
          </table:table-cell>
          <table:table-cell table:style-name="ce20" table:formula="of:=DEC2HEX([.D13];4)" office:value-type="string" office:string-value="258F" calcext:value-type="string">
            <text:p>258F</text:p>
          </table:table-cell>
          <table:table-cell table:formula="of:=DEC2HEX(IF([.D13]&lt;128;[.D13];IF([.D13]&lt;4096;192+BITRSHIFT([.D13];6);224+BITRSHIFT([.D13];12)));2)" office:value-type="string" office:string-value="E2" calcext:value-type="string">
            <text:p>E2</text:p>
          </table:table-cell>
          <table:table-cell table:formula="of:=IF([.D13]&lt;128;&quot;&quot;;DEC2HEX(128+BITAND(IF([.D13]&lt;4096;[.D13];BITRSHIFT([.D13];6));63);2))" office:value-type="string" office:string-value="96" calcext:value-type="string">
            <text:p>96</text:p>
          </table:table-cell>
          <table:table-cell table:formula="of:=IF([.D13]&lt;4096;&quot;&quot;;DEC2HEX(128+BITAND([.D13];63);2))" office:value-type="string" office:string-value="8F" calcext:value-type="string">
            <text:p>8F</text:p>
          </table:table-cell>
          <table:table-cell table:formula="of:=&quot;&quot;&quot;\x&quot;&amp;[.F13] &amp; IF([.G13]=&quot;&quot;;&quot;&quot;;&quot;\x&quot;&amp;[.G13]) &amp; IF([.H13]=&quot;&quot;;&quot;&quot;;&quot;\x&quot;&amp;[.H13]) &amp; &quot;&quot;&quot;&quot;" office:value-type="string" office:string-value="&quot;\xE2\x96\x8F&quot;" calcext:value-type="string">
            <text:p>"\xE2\x96\x8F"</text:p>
          </table:table-cell>
          <table:table-cell/>
        </table:table-row>
        <table:table-row table:style-name="ro8">
          <table:table-cell table:style-name="ce20" table:formula="of:=[Tabelle1.A14]" office:value-type="float" office:value="137" calcext:value-type="float">
            <text:p>137</text:p>
          </table:table-cell>
          <table:table-cell table:style-name="ce20" table:formula="of:=DEC2HEX([.A14];2)" office:value-type="string" office:string-value="89" calcext:value-type="string">
            <text:p>89</text:p>
          </table:table-cell>
          <table:table-cell table:style-name="ce20" table:formula="of:=[Tabelle1.C14]" office:value-type="string" office:string-value="▎" calcext:value-type="string">
            <text:p>▎</text:p>
          </table:table-cell>
          <table:table-cell table:style-name="ce20" table:formula="of:=UNICODE([.C14])" office:value-type="float" office:value="9614" calcext:value-type="float">
            <text:p>9614</text:p>
          </table:table-cell>
          <table:table-cell table:style-name="ce20" table:formula="of:=DEC2HEX([.D14];4)" office:value-type="string" office:string-value="258E" calcext:value-type="string">
            <text:p>258E</text:p>
          </table:table-cell>
          <table:table-cell table:formula="of:=DEC2HEX(IF([.D14]&lt;128;[.D14];IF([.D14]&lt;4096;192+BITRSHIFT([.D14];6);224+BITRSHIFT([.D14];12)));2)" office:value-type="string" office:string-value="E2" calcext:value-type="string">
            <text:p>E2</text:p>
          </table:table-cell>
          <table:table-cell table:formula="of:=IF([.D14]&lt;128;&quot;&quot;;DEC2HEX(128+BITAND(IF([.D14]&lt;4096;[.D14];BITRSHIFT([.D14];6));63);2))" office:value-type="string" office:string-value="96" calcext:value-type="string">
            <text:p>96</text:p>
          </table:table-cell>
          <table:table-cell table:formula="of:=IF([.D14]&lt;4096;&quot;&quot;;DEC2HEX(128+BITAND([.D14];63);2))" office:value-type="string" office:string-value="8E" calcext:value-type="string">
            <text:p>8E</text:p>
          </table:table-cell>
          <table:table-cell table:formula="of:=&quot;&quot;&quot;\x&quot;&amp;[.F14] &amp; IF([.G14]=&quot;&quot;;&quot;&quot;;&quot;\x&quot;&amp;[.G14]) &amp; IF([.H14]=&quot;&quot;;&quot;&quot;;&quot;\x&quot;&amp;[.H14]) &amp; &quot;&quot;&quot;&quot;" office:value-type="string" office:string-value="&quot;\xE2\x96\x8E&quot;" calcext:value-type="string">
            <text:p>"\xE2\x96\x8E"</text:p>
          </table:table-cell>
          <table:table-cell/>
        </table:table-row>
        <table:table-row table:style-name="ro8">
          <table:table-cell table:style-name="ce20" table:formula="of:=[Tabelle1.A15]" office:value-type="float" office:value="138" calcext:value-type="float">
            <text:p>138</text:p>
          </table:table-cell>
          <table:table-cell table:style-name="ce20" table:formula="of:=DEC2HEX([.A15];2)" office:value-type="string" office:string-value="8A" calcext:value-type="string">
            <text:p>8A</text:p>
          </table:table-cell>
          <table:table-cell table:style-name="ce20" table:formula="of:=[Tabelle1.C15]" office:value-type="string" office:string-value="▍" calcext:value-type="string">
            <text:p>▍</text:p>
          </table:table-cell>
          <table:table-cell table:style-name="ce20" table:formula="of:=UNICODE([.C15])" office:value-type="float" office:value="9613" calcext:value-type="float">
            <text:p>9613</text:p>
          </table:table-cell>
          <table:table-cell table:style-name="ce20" table:formula="of:=DEC2HEX([.D15];4)" office:value-type="string" office:string-value="258D" calcext:value-type="string">
            <text:p>258D</text:p>
          </table:table-cell>
          <table:table-cell table:formula="of:=DEC2HEX(IF([.D15]&lt;128;[.D15];IF([.D15]&lt;4096;192+BITRSHIFT([.D15];6);224+BITRSHIFT([.D15];12)));2)" office:value-type="string" office:string-value="E2" calcext:value-type="string">
            <text:p>E2</text:p>
          </table:table-cell>
          <table:table-cell table:formula="of:=IF([.D15]&lt;128;&quot;&quot;;DEC2HEX(128+BITAND(IF([.D15]&lt;4096;[.D15];BITRSHIFT([.D15];6));63);2))" office:value-type="string" office:string-value="96" calcext:value-type="string">
            <text:p>96</text:p>
          </table:table-cell>
          <table:table-cell table:formula="of:=IF([.D15]&lt;4096;&quot;&quot;;DEC2HEX(128+BITAND([.D15];63);2))" office:value-type="string" office:string-value="8D" calcext:value-type="string">
            <text:p>8D</text:p>
          </table:table-cell>
          <table:table-cell table:formula="of:=&quot;&quot;&quot;\x&quot;&amp;[.F15] &amp; IF([.G15]=&quot;&quot;;&quot;&quot;;&quot;\x&quot;&amp;[.G15]) &amp; IF([.H15]=&quot;&quot;;&quot;&quot;;&quot;\x&quot;&amp;[.H15]) &amp; &quot;&quot;&quot;&quot;" office:value-type="string" office:string-value="&quot;\xE2\x96\x8D&quot;" calcext:value-type="string">
            <text:p>"\xE2\x96\x8D"</text:p>
          </table:table-cell>
          <table:table-cell/>
        </table:table-row>
        <table:table-row table:style-name="ro8">
          <table:table-cell table:style-name="ce20" table:formula="of:=[Tabelle1.A16]" office:value-type="float" office:value="139" calcext:value-type="float">
            <text:p>139</text:p>
          </table:table-cell>
          <table:table-cell table:style-name="ce20" table:formula="of:=DEC2HEX([.A16];2)" office:value-type="string" office:string-value="8B" calcext:value-type="string">
            <text:p>8B</text:p>
          </table:table-cell>
          <table:table-cell table:style-name="ce20" table:formula="of:=[Tabelle1.C16]" office:value-type="string" office:string-value="▌" calcext:value-type="string">
            <text:p>▌</text:p>
          </table:table-cell>
          <table:table-cell table:style-name="ce20" table:formula="of:=UNICODE([.C16])" office:value-type="float" office:value="9612" calcext:value-type="float">
            <text:p>9612</text:p>
          </table:table-cell>
          <table:table-cell table:style-name="ce20" table:formula="of:=DEC2HEX([.D16];4)" office:value-type="string" office:string-value="258C" calcext:value-type="string">
            <text:p>258C</text:p>
          </table:table-cell>
          <table:table-cell table:formula="of:=DEC2HEX(IF([.D16]&lt;128;[.D16];IF([.D16]&lt;4096;192+BITRSHIFT([.D16];6);224+BITRSHIFT([.D16];12)));2)" office:value-type="string" office:string-value="E2" calcext:value-type="string">
            <text:p>E2</text:p>
          </table:table-cell>
          <table:table-cell table:formula="of:=IF([.D16]&lt;128;&quot;&quot;;DEC2HEX(128+BITAND(IF([.D16]&lt;4096;[.D16];BITRSHIFT([.D16];6));63);2))" office:value-type="string" office:string-value="96" calcext:value-type="string">
            <text:p>96</text:p>
          </table:table-cell>
          <table:table-cell table:formula="of:=IF([.D16]&lt;4096;&quot;&quot;;DEC2HEX(128+BITAND([.D16];63);2))" office:value-type="string" office:string-value="8C" calcext:value-type="string">
            <text:p>8C</text:p>
          </table:table-cell>
          <table:table-cell table:formula="of:=&quot;&quot;&quot;\x&quot;&amp;[.F16] &amp; IF([.G16]=&quot;&quot;;&quot;&quot;;&quot;\x&quot;&amp;[.G16]) &amp; IF([.H16]=&quot;&quot;;&quot;&quot;;&quot;\x&quot;&amp;[.H16]) &amp; &quot;&quot;&quot;&quot;" office:value-type="string" office:string-value="&quot;\xE2\x96\x8C&quot;" calcext:value-type="string">
            <text:p>"\xE2\x96\x8C"</text:p>
          </table:table-cell>
          <table:table-cell/>
        </table:table-row>
        <table:table-row table:style-name="ro8">
          <table:table-cell table:style-name="ce20" table:formula="of:=[Tabelle1.A17]" office:value-type="float" office:value="140" calcext:value-type="float">
            <text:p>140</text:p>
          </table:table-cell>
          <table:table-cell table:style-name="ce20" table:formula="of:=DEC2HEX([.A17];2)" office:value-type="string" office:string-value="8C" calcext:value-type="string">
            <text:p>8C</text:p>
          </table:table-cell>
          <table:table-cell table:style-name="ce20" table:formula="of:=[Tabelle1.C17]" office:value-type="string" office:string-value="▋" calcext:value-type="string">
            <text:p>▋</text:p>
          </table:table-cell>
          <table:table-cell table:style-name="ce20" table:formula="of:=UNICODE([.C17])" office:value-type="float" office:value="9611" calcext:value-type="float">
            <text:p>9611</text:p>
          </table:table-cell>
          <table:table-cell table:style-name="ce20" table:formula="of:=DEC2HEX([.D17];4)" office:value-type="string" office:string-value="258B" calcext:value-type="string">
            <text:p>258B</text:p>
          </table:table-cell>
          <table:table-cell table:formula="of:=DEC2HEX(IF([.D17]&lt;128;[.D17];IF([.D17]&lt;4096;192+BITRSHIFT([.D17];6);224+BITRSHIFT([.D17];12)));2)" office:value-type="string" office:string-value="E2" calcext:value-type="string">
            <text:p>E2</text:p>
          </table:table-cell>
          <table:table-cell table:formula="of:=IF([.D17]&lt;128;&quot;&quot;;DEC2HEX(128+BITAND(IF([.D17]&lt;4096;[.D17];BITRSHIFT([.D17];6));63);2))" office:value-type="string" office:string-value="96" calcext:value-type="string">
            <text:p>96</text:p>
          </table:table-cell>
          <table:table-cell table:formula="of:=IF([.D17]&lt;4096;&quot;&quot;;DEC2HEX(128+BITAND([.D17];63);2))" office:value-type="string" office:string-value="8B" calcext:value-type="string">
            <text:p>8B</text:p>
          </table:table-cell>
          <table:table-cell table:formula="of:=&quot;&quot;&quot;\x&quot;&amp;[.F17] &amp; IF([.G17]=&quot;&quot;;&quot;&quot;;&quot;\x&quot;&amp;[.G17]) &amp; IF([.H17]=&quot;&quot;;&quot;&quot;;&quot;\x&quot;&amp;[.H17]) &amp; &quot;&quot;&quot;&quot;" office:value-type="string" office:string-value="&quot;\xE2\x96\x8B&quot;" calcext:value-type="string">
            <text:p>"\xE2\x96\x8B"</text:p>
          </table:table-cell>
          <table:table-cell/>
        </table:table-row>
        <table:table-row table:style-name="ro8">
          <table:table-cell table:style-name="ce20" table:formula="of:=[Tabelle1.A18]" office:value-type="float" office:value="141" calcext:value-type="float">
            <text:p>141</text:p>
          </table:table-cell>
          <table:table-cell table:style-name="ce20" table:formula="of:=DEC2HEX([.A18];2)" office:value-type="string" office:string-value="8D" calcext:value-type="string">
            <text:p>8D</text:p>
          </table:table-cell>
          <table:table-cell table:style-name="ce20" table:formula="of:=[Tabelle1.C18]" office:value-type="string" office:string-value="▊" calcext:value-type="string">
            <text:p>▊</text:p>
          </table:table-cell>
          <table:table-cell table:style-name="ce20" table:formula="of:=UNICODE([.C18])" office:value-type="float" office:value="9610" calcext:value-type="float">
            <text:p>9610</text:p>
          </table:table-cell>
          <table:table-cell table:style-name="ce20" table:formula="of:=DEC2HEX([.D18];4)" office:value-type="string" office:string-value="258A" calcext:value-type="string">
            <text:p>258A</text:p>
          </table:table-cell>
          <table:table-cell table:formula="of:=DEC2HEX(IF([.D18]&lt;128;[.D18];IF([.D18]&lt;4096;192+BITRSHIFT([.D18];6);224+BITRSHIFT([.D18];12)));2)" office:value-type="string" office:string-value="E2" calcext:value-type="string">
            <text:p>E2</text:p>
          </table:table-cell>
          <table:table-cell table:formula="of:=IF([.D18]&lt;128;&quot;&quot;;DEC2HEX(128+BITAND(IF([.D18]&lt;4096;[.D18];BITRSHIFT([.D18];6));63);2))" office:value-type="string" office:string-value="96" calcext:value-type="string">
            <text:p>96</text:p>
          </table:table-cell>
          <table:table-cell table:formula="of:=IF([.D18]&lt;4096;&quot;&quot;;DEC2HEX(128+BITAND([.D18];63);2))" office:value-type="string" office:string-value="8A" calcext:value-type="string">
            <text:p>8A</text:p>
          </table:table-cell>
          <table:table-cell table:formula="of:=&quot;&quot;&quot;\x&quot;&amp;[.F18] &amp; IF([.G18]=&quot;&quot;;&quot;&quot;;&quot;\x&quot;&amp;[.G18]) &amp; IF([.H18]=&quot;&quot;;&quot;&quot;;&quot;\x&quot;&amp;[.H18]) &amp; &quot;&quot;&quot;&quot;" office:value-type="string" office:string-value="&quot;\xE2\x96\x8A&quot;" calcext:value-type="string">
            <text:p>"\xE2\x96\x8A"</text:p>
          </table:table-cell>
          <table:table-cell/>
        </table:table-row>
        <table:table-row table:style-name="ro8">
          <table:table-cell table:style-name="ce20" table:formula="of:=[Tabelle1.A19]" office:value-type="float" office:value="142" calcext:value-type="float">
            <text:p>142</text:p>
          </table:table-cell>
          <table:table-cell table:style-name="ce20" table:formula="of:=DEC2HEX([.A19];2)" office:value-type="string" office:string-value="8E" calcext:value-type="string">
            <text:p>8E</text:p>
          </table:table-cell>
          <table:table-cell table:style-name="ce20" table:formula="of:=[Tabelle1.C19]" office:value-type="string" office:string-value="▉" calcext:value-type="string">
            <text:p>▉</text:p>
          </table:table-cell>
          <table:table-cell table:style-name="ce20" table:formula="of:=UNICODE([.C19])" office:value-type="float" office:value="9609" calcext:value-type="float">
            <text:p>9609</text:p>
          </table:table-cell>
          <table:table-cell table:style-name="ce20" table:formula="of:=DEC2HEX([.D19];4)" office:value-type="string" office:string-value="2589" calcext:value-type="string">
            <text:p>2589</text:p>
          </table:table-cell>
          <table:table-cell table:formula="of:=DEC2HEX(IF([.D19]&lt;128;[.D19];IF([.D19]&lt;4096;192+BITRSHIFT([.D19];6);224+BITRSHIFT([.D19];12)));2)" office:value-type="string" office:string-value="E2" calcext:value-type="string">
            <text:p>E2</text:p>
          </table:table-cell>
          <table:table-cell table:formula="of:=IF([.D19]&lt;128;&quot;&quot;;DEC2HEX(128+BITAND(IF([.D19]&lt;4096;[.D19];BITRSHIFT([.D19];6));63);2))" office:value-type="string" office:string-value="96" calcext:value-type="string">
            <text:p>96</text:p>
          </table:table-cell>
          <table:table-cell table:formula="of:=IF([.D19]&lt;4096;&quot;&quot;;DEC2HEX(128+BITAND([.D19];63);2))" office:value-type="string" office:string-value="89" calcext:value-type="string">
            <text:p>89</text:p>
          </table:table-cell>
          <table:table-cell table:formula="of:=&quot;&quot;&quot;\x&quot;&amp;[.F19] &amp; IF([.G19]=&quot;&quot;;&quot;&quot;;&quot;\x&quot;&amp;[.G19]) &amp; IF([.H19]=&quot;&quot;;&quot;&quot;;&quot;\x&quot;&amp;[.H19]) &amp; &quot;&quot;&quot;&quot;" office:value-type="string" office:string-value="&quot;\xE2\x96\x89&quot;" calcext:value-type="string">
            <text:p>"\xE2\x96\x89"</text:p>
          </table:table-cell>
          <table:table-cell/>
        </table:table-row>
        <table:table-row table:style-name="ro8">
          <table:table-cell table:style-name="ce20" table:formula="of:=[Tabelle1.A20]" office:value-type="float" office:value="143" calcext:value-type="float">
            <text:p>143</text:p>
          </table:table-cell>
          <table:table-cell table:style-name="ce20" table:formula="of:=DEC2HEX([.A20];2)" office:value-type="string" office:string-value="8F" calcext:value-type="string">
            <text:p>8F</text:p>
          </table:table-cell>
          <table:table-cell table:style-name="ce20" table:formula="of:=[Tabelle1.C20]" office:value-type="string" office:string-value="┼" calcext:value-type="string">
            <text:p>┼</text:p>
          </table:table-cell>
          <table:table-cell table:style-name="ce20" table:formula="of:=UNICODE([.C20])" office:value-type="float" office:value="9532" calcext:value-type="float">
            <text:p>9532</text:p>
          </table:table-cell>
          <table:table-cell table:style-name="ce20" table:formula="of:=DEC2HEX([.D20];4)" office:value-type="string" office:string-value="253C" calcext:value-type="string">
            <text:p>253C</text:p>
          </table:table-cell>
          <table:table-cell table:formula="of:=DEC2HEX(IF([.D20]&lt;128;[.D20];IF([.D20]&lt;4096;192+BITRSHIFT([.D20];6);224+BITRSHIFT([.D20];12)));2)" office:value-type="string" office:string-value="E2" calcext:value-type="string">
            <text:p>E2</text:p>
          </table:table-cell>
          <table:table-cell table:formula="of:=IF([.D20]&lt;128;&quot;&quot;;DEC2HEX(128+BITAND(IF([.D20]&lt;4096;[.D20];BITRSHIFT([.D20];6));63);2))" office:value-type="string" office:string-value="94" calcext:value-type="string">
            <text:p>94</text:p>
          </table:table-cell>
          <table:table-cell table:formula="of:=IF([.D20]&lt;4096;&quot;&quot;;DEC2HEX(128+BITAND([.D20];63);2))" office:value-type="string" office:string-value="BC" calcext:value-type="string">
            <text:p>BC</text:p>
          </table:table-cell>
          <table:table-cell table:formula="of:=&quot;&quot;&quot;\x&quot;&amp;[.F20] &amp; IF([.G20]=&quot;&quot;;&quot;&quot;;&quot;\x&quot;&amp;[.G20]) &amp; IF([.H20]=&quot;&quot;;&quot;&quot;;&quot;\x&quot;&amp;[.H20]) &amp; &quot;&quot;&quot;&quot;" office:value-type="string" office:string-value="&quot;\xE2\x94\xBC&quot;" calcext:value-type="string">
            <text:p>"\xE2\x94\xBC"</text:p>
          </table:table-cell>
          <table:table-cell/>
        </table:table-row>
        <table:table-row table:style-name="ro8">
          <table:table-cell table:style-name="ce20" table:formula="of:=[Tabelle1.A21]" office:value-type="float" office:value="144" calcext:value-type="float">
            <text:p>144</text:p>
          </table:table-cell>
          <table:table-cell table:style-name="ce20" table:formula="of:=DEC2HEX([.A21];2)" office:value-type="string" office:string-value="90" calcext:value-type="string">
            <text:p>90</text:p>
          </table:table-cell>
          <table:table-cell table:style-name="ce20" table:formula="of:=[Tabelle1.C21]" office:value-type="string" office:string-value="┴" calcext:value-type="string">
            <text:p>┴</text:p>
          </table:table-cell>
          <table:table-cell table:style-name="ce20" table:formula="of:=UNICODE([.C21])" office:value-type="float" office:value="9524" calcext:value-type="float">
            <text:p>9524</text:p>
          </table:table-cell>
          <table:table-cell table:style-name="ce20" table:formula="of:=DEC2HEX([.D21];4)" office:value-type="string" office:string-value="2534" calcext:value-type="string">
            <text:p>2534</text:p>
          </table:table-cell>
          <table:table-cell table:formula="of:=DEC2HEX(IF([.D21]&lt;128;[.D21];IF([.D21]&lt;4096;192+BITRSHIFT([.D21];6);224+BITRSHIFT([.D21];12)));2)" office:value-type="string" office:string-value="E2" calcext:value-type="string">
            <text:p>E2</text:p>
          </table:table-cell>
          <table:table-cell table:formula="of:=IF([.D21]&lt;128;&quot;&quot;;DEC2HEX(128+BITAND(IF([.D21]&lt;4096;[.D21];BITRSHIFT([.D21];6));63);2))" office:value-type="string" office:string-value="94" calcext:value-type="string">
            <text:p>94</text:p>
          </table:table-cell>
          <table:table-cell table:formula="of:=IF([.D21]&lt;4096;&quot;&quot;;DEC2HEX(128+BITAND([.D21];63);2))" office:value-type="string" office:string-value="B4" calcext:value-type="string">
            <text:p>B4</text:p>
          </table:table-cell>
          <table:table-cell table:formula="of:=&quot;&quot;&quot;\x&quot;&amp;[.F21] &amp; IF([.G21]=&quot;&quot;;&quot;&quot;;&quot;\x&quot;&amp;[.G21]) &amp; IF([.H21]=&quot;&quot;;&quot;&quot;;&quot;\x&quot;&amp;[.H21]) &amp; &quot;&quot;&quot;&quot;" office:value-type="string" office:string-value="&quot;\xE2\x94\xB4&quot;" calcext:value-type="string">
            <text:p>"\xE2\x94\xB4"</text:p>
          </table:table-cell>
          <table:table-cell/>
        </table:table-row>
        <table:table-row table:style-name="ro8">
          <table:table-cell table:style-name="ce20" table:formula="of:=[Tabelle1.A22]" office:value-type="float" office:value="145" calcext:value-type="float">
            <text:p>145</text:p>
          </table:table-cell>
          <table:table-cell table:style-name="ce20" table:formula="of:=DEC2HEX([.A22];2)" office:value-type="string" office:string-value="91" calcext:value-type="string">
            <text:p>91</text:p>
          </table:table-cell>
          <table:table-cell table:style-name="ce20" table:formula="of:=[Tabelle1.C22]" office:value-type="string" office:string-value="┬" calcext:value-type="string">
            <text:p>┬</text:p>
          </table:table-cell>
          <table:table-cell table:style-name="ce20" table:formula="of:=UNICODE([.C22])" office:value-type="float" office:value="9516" calcext:value-type="float">
            <text:p>9516</text:p>
          </table:table-cell>
          <table:table-cell table:style-name="ce20" table:formula="of:=DEC2HEX([.D22];4)" office:value-type="string" office:string-value="252C" calcext:value-type="string">
            <text:p>252C</text:p>
          </table:table-cell>
          <table:table-cell table:formula="of:=DEC2HEX(IF([.D22]&lt;128;[.D22];IF([.D22]&lt;4096;192+BITRSHIFT([.D22];6);224+BITRSHIFT([.D22];12)));2)" office:value-type="string" office:string-value="E2" calcext:value-type="string">
            <text:p>E2</text:p>
          </table:table-cell>
          <table:table-cell table:formula="of:=IF([.D22]&lt;128;&quot;&quot;;DEC2HEX(128+BITAND(IF([.D22]&lt;4096;[.D22];BITRSHIFT([.D22];6));63);2))" office:value-type="string" office:string-value="94" calcext:value-type="string">
            <text:p>94</text:p>
          </table:table-cell>
          <table:table-cell table:formula="of:=IF([.D22]&lt;4096;&quot;&quot;;DEC2HEX(128+BITAND([.D22];63);2))" office:value-type="string" office:string-value="AC" calcext:value-type="string">
            <text:p>AC</text:p>
          </table:table-cell>
          <table:table-cell table:formula="of:=&quot;&quot;&quot;\x&quot;&amp;[.F22] &amp; IF([.G22]=&quot;&quot;;&quot;&quot;;&quot;\x&quot;&amp;[.G22]) &amp; IF([.H22]=&quot;&quot;;&quot;&quot;;&quot;\x&quot;&amp;[.H22]) &amp; &quot;&quot;&quot;&quot;" office:value-type="string" office:string-value="&quot;\xE2\x94\xAC&quot;" calcext:value-type="string">
            <text:p>"\xE2\x94\xAC"</text:p>
          </table:table-cell>
          <table:table-cell/>
        </table:table-row>
        <table:table-row table:style-name="ro8">
          <table:table-cell table:style-name="ce20" table:formula="of:=[Tabelle1.A23]" office:value-type="float" office:value="146" calcext:value-type="float">
            <text:p>146</text:p>
          </table:table-cell>
          <table:table-cell table:style-name="ce20" table:formula="of:=DEC2HEX([.A23];2)" office:value-type="string" office:string-value="92" calcext:value-type="string">
            <text:p>92</text:p>
          </table:table-cell>
          <table:table-cell table:style-name="ce20" table:formula="of:=[Tabelle1.C23]" office:value-type="string" office:string-value="┤" calcext:value-type="string">
            <text:p>┤</text:p>
          </table:table-cell>
          <table:table-cell table:style-name="ce20" table:formula="of:=UNICODE([.C23])" office:value-type="float" office:value="9508" calcext:value-type="float">
            <text:p>9508</text:p>
          </table:table-cell>
          <table:table-cell table:style-name="ce20" table:formula="of:=DEC2HEX([.D23];4)" office:value-type="string" office:string-value="2524" calcext:value-type="string">
            <text:p>2524</text:p>
          </table:table-cell>
          <table:table-cell table:formula="of:=DEC2HEX(IF([.D23]&lt;128;[.D23];IF([.D23]&lt;4096;192+BITRSHIFT([.D23];6);224+BITRSHIFT([.D23];12)));2)" office:value-type="string" office:string-value="E2" calcext:value-type="string">
            <text:p>E2</text:p>
          </table:table-cell>
          <table:table-cell table:formula="of:=IF([.D23]&lt;128;&quot;&quot;;DEC2HEX(128+BITAND(IF([.D23]&lt;4096;[.D23];BITRSHIFT([.D23];6));63);2))" office:value-type="string" office:string-value="94" calcext:value-type="string">
            <text:p>94</text:p>
          </table:table-cell>
          <table:table-cell table:formula="of:=IF([.D23]&lt;4096;&quot;&quot;;DEC2HEX(128+BITAND([.D23];63);2))" office:value-type="string" office:string-value="A4" calcext:value-type="string">
            <text:p>A4</text:p>
          </table:table-cell>
          <table:table-cell table:formula="of:=&quot;&quot;&quot;\x&quot;&amp;[.F23] &amp; IF([.G23]=&quot;&quot;;&quot;&quot;;&quot;\x&quot;&amp;[.G23]) &amp; IF([.H23]=&quot;&quot;;&quot;&quot;;&quot;\x&quot;&amp;[.H23]) &amp; &quot;&quot;&quot;&quot;" office:value-type="string" office:string-value="&quot;\xE2\x94\xA4&quot;" calcext:value-type="string">
            <text:p>"\xE2\x94\xA4"</text:p>
          </table:table-cell>
          <table:table-cell/>
        </table:table-row>
        <table:table-row table:style-name="ro8">
          <table:table-cell table:style-name="ce20" table:formula="of:=[Tabelle1.A24]" office:value-type="float" office:value="147" calcext:value-type="float">
            <text:p>147</text:p>
          </table:table-cell>
          <table:table-cell table:style-name="ce20" table:formula="of:=DEC2HEX([.A24];2)" office:value-type="string" office:string-value="93" calcext:value-type="string">
            <text:p>93</text:p>
          </table:table-cell>
          <table:table-cell table:style-name="ce20" table:formula="of:=[Tabelle1.C24]" office:value-type="string" office:string-value="├" calcext:value-type="string">
            <text:p>├</text:p>
          </table:table-cell>
          <table:table-cell table:style-name="ce20" table:formula="of:=UNICODE([.C24])" office:value-type="float" office:value="9500" calcext:value-type="float">
            <text:p>9500</text:p>
          </table:table-cell>
          <table:table-cell table:style-name="ce20" table:formula="of:=DEC2HEX([.D24];4)" office:value-type="string" office:string-value="251C" calcext:value-type="string">
            <text:p>251C</text:p>
          </table:table-cell>
          <table:table-cell table:formula="of:=DEC2HEX(IF([.D24]&lt;128;[.D24];IF([.D24]&lt;4096;192+BITRSHIFT([.D24];6);224+BITRSHIFT([.D24];12)));2)" office:value-type="string" office:string-value="E2" calcext:value-type="string">
            <text:p>E2</text:p>
          </table:table-cell>
          <table:table-cell table:formula="of:=IF([.D24]&lt;128;&quot;&quot;;DEC2HEX(128+BITAND(IF([.D24]&lt;4096;[.D24];BITRSHIFT([.D24];6));63);2))" office:value-type="string" office:string-value="94" calcext:value-type="string">
            <text:p>94</text:p>
          </table:table-cell>
          <table:table-cell table:formula="of:=IF([.D24]&lt;4096;&quot;&quot;;DEC2HEX(128+BITAND([.D24];63);2))" office:value-type="string" office:string-value="9C" calcext:value-type="string">
            <text:p>9C</text:p>
          </table:table-cell>
          <table:table-cell table:formula="of:=&quot;&quot;&quot;\x&quot;&amp;[.F24] &amp; IF([.G24]=&quot;&quot;;&quot;&quot;;&quot;\x&quot;&amp;[.G24]) &amp; IF([.H24]=&quot;&quot;;&quot;&quot;;&quot;\x&quot;&amp;[.H24]) &amp; &quot;&quot;&quot;&quot;" office:value-type="string" office:string-value="&quot;\xE2\x94\x9C&quot;" calcext:value-type="string">
            <text:p>"\xE2\x94\x9C"</text:p>
          </table:table-cell>
          <table:table-cell/>
        </table:table-row>
        <table:table-row table:style-name="ro8">
          <table:table-cell table:style-name="ce20" table:formula="of:=[Tabelle1.A25]" office:value-type="float" office:value="148" calcext:value-type="float">
            <text:p>148</text:p>
          </table:table-cell>
          <table:table-cell table:style-name="ce20" table:formula="of:=DEC2HEX([.A25];2)" office:value-type="string" office:string-value="94" calcext:value-type="string">
            <text:p>94</text:p>
          </table:table-cell>
          <table:table-cell table:style-name="ce20" table:formula="of:=[Tabelle1.C25]" office:value-type="string" office:string-value="⎹" calcext:value-type="string">
            <text:p>⎹</text:p>
          </table:table-cell>
          <table:table-cell table:style-name="ce20" table:formula="of:=UNICODE([.C25])" office:value-type="float" office:value="9145" calcext:value-type="float">
            <text:p>9145</text:p>
          </table:table-cell>
          <table:table-cell table:style-name="ce20" table:formula="of:=DEC2HEX([.D25];4)" office:value-type="string" office:string-value="23B9" calcext:value-type="string">
            <text:p>23B9</text:p>
          </table:table-cell>
          <table:table-cell table:formula="of:=DEC2HEX(IF([.D25]&lt;128;[.D25];IF([.D25]&lt;4096;192+BITRSHIFT([.D25];6);224+BITRSHIFT([.D25];12)));2)" office:value-type="string" office:string-value="E2" calcext:value-type="string">
            <text:p>E2</text:p>
          </table:table-cell>
          <table:table-cell table:formula="of:=IF([.D25]&lt;128;&quot;&quot;;DEC2HEX(128+BITAND(IF([.D25]&lt;4096;[.D25];BITRSHIFT([.D25];6));63);2))" office:value-type="string" office:string-value="8E" calcext:value-type="string">
            <text:p>8E</text:p>
          </table:table-cell>
          <table:table-cell table:formula="of:=IF([.D25]&lt;4096;&quot;&quot;;DEC2HEX(128+BITAND([.D25];63);2))" office:value-type="string" office:string-value="B9" calcext:value-type="string">
            <text:p>B9</text:p>
          </table:table-cell>
          <table:table-cell table:formula="of:=&quot;&quot;&quot;\x&quot;&amp;[.F25] &amp; IF([.G25]=&quot;&quot;;&quot;&quot;;&quot;\x&quot;&amp;[.G25]) &amp; IF([.H25]=&quot;&quot;;&quot;&quot;;&quot;\x&quot;&amp;[.H25]) &amp; &quot;&quot;&quot;&quot;" office:value-type="string" office:string-value="&quot;\xE2\x8E\xB9&quot;" calcext:value-type="string">
            <text:p>"\xE2\x8E\xB9"</text:p>
          </table:table-cell>
          <table:table-cell/>
        </table:table-row>
        <table:table-row table:style-name="ro8">
          <table:table-cell table:style-name="ce20" table:formula="of:=[Tabelle1.A26]" office:value-type="float" office:value="149" calcext:value-type="float">
            <text:p>149</text:p>
          </table:table-cell>
          <table:table-cell table:style-name="ce20" table:formula="of:=DEC2HEX([.A26];2)" office:value-type="string" office:string-value="95" calcext:value-type="string">
            <text:p>95</text:p>
          </table:table-cell>
          <table:table-cell table:style-name="ce20" table:formula="of:=[Tabelle1.C26]" office:value-type="string" office:string-value="─" calcext:value-type="string">
            <text:p>─</text:p>
          </table:table-cell>
          <table:table-cell table:style-name="ce20" table:formula="of:=UNICODE([.C26])" office:value-type="float" office:value="9472" calcext:value-type="float">
            <text:p>9472</text:p>
          </table:table-cell>
          <table:table-cell table:style-name="ce20" table:formula="of:=DEC2HEX([.D26];4)" office:value-type="string" office:string-value="2500" calcext:value-type="string">
            <text:p>2500</text:p>
          </table:table-cell>
          <table:table-cell table:formula="of:=DEC2HEX(IF([.D26]&lt;128;[.D26];IF([.D26]&lt;4096;192+BITRSHIFT([.D26];6);224+BITRSHIFT([.D26];12)));2)" office:value-type="string" office:string-value="E2" calcext:value-type="string">
            <text:p>E2</text:p>
          </table:table-cell>
          <table:table-cell table:formula="of:=IF([.D26]&lt;128;&quot;&quot;;DEC2HEX(128+BITAND(IF([.D26]&lt;4096;[.D26];BITRSHIFT([.D26];6));63);2))" office:value-type="string" office:string-value="94" calcext:value-type="string">
            <text:p>94</text:p>
          </table:table-cell>
          <table:table-cell table:formula="of:=IF([.D26]&lt;4096;&quot;&quot;;DEC2HEX(128+BITAND([.D26];63);2))" office:value-type="string" office:string-value="80" calcext:value-type="string">
            <text:p>80</text:p>
          </table:table-cell>
          <table:table-cell table:formula="of:=&quot;&quot;&quot;\x&quot;&amp;[.F26] &amp; IF([.G26]=&quot;&quot;;&quot;&quot;;&quot;\x&quot;&amp;[.G26]) &amp; IF([.H26]=&quot;&quot;;&quot;&quot;;&quot;\x&quot;&amp;[.H26]) &amp; &quot;&quot;&quot;&quot;" office:value-type="string" office:string-value="&quot;\xE2\x94\x80&quot;" calcext:value-type="string">
            <text:p>"\xE2\x94\x80"</text:p>
          </table:table-cell>
          <table:table-cell/>
        </table:table-row>
        <table:table-row table:style-name="ro8">
          <table:table-cell table:style-name="ce20" table:formula="of:=[Tabelle1.A27]" office:value-type="float" office:value="150" calcext:value-type="float">
            <text:p>150</text:p>
          </table:table-cell>
          <table:table-cell table:style-name="ce20" table:formula="of:=DEC2HEX([.A27];2)" office:value-type="string" office:string-value="96" calcext:value-type="string">
            <text:p>96</text:p>
          </table:table-cell>
          <table:table-cell table:style-name="ce20" table:formula="of:=[Tabelle1.C27]" office:value-type="string" office:string-value="│" calcext:value-type="string">
            <text:p>│</text:p>
          </table:table-cell>
          <table:table-cell table:style-name="ce20" table:formula="of:=UNICODE([.C27])" office:value-type="float" office:value="9474" calcext:value-type="float">
            <text:p>9474</text:p>
          </table:table-cell>
          <table:table-cell table:style-name="ce20" table:formula="of:=DEC2HEX([.D27];4)" office:value-type="string" office:string-value="2502" calcext:value-type="string">
            <text:p>2502</text:p>
          </table:table-cell>
          <table:table-cell table:formula="of:=DEC2HEX(IF([.D27]&lt;128;[.D27];IF([.D27]&lt;4096;192+BITRSHIFT([.D27];6);224+BITRSHIFT([.D27];12)));2)" office:value-type="string" office:string-value="E2" calcext:value-type="string">
            <text:p>E2</text:p>
          </table:table-cell>
          <table:table-cell table:formula="of:=IF([.D27]&lt;128;&quot;&quot;;DEC2HEX(128+BITAND(IF([.D27]&lt;4096;[.D27];BITRSHIFT([.D27];6));63);2))" office:value-type="string" office:string-value="94" calcext:value-type="string">
            <text:p>94</text:p>
          </table:table-cell>
          <table:table-cell table:formula="of:=IF([.D27]&lt;4096;&quot;&quot;;DEC2HEX(128+BITAND([.D27];63);2))" office:value-type="string" office:string-value="82" calcext:value-type="string">
            <text:p>82</text:p>
          </table:table-cell>
          <table:table-cell table:formula="of:=&quot;&quot;&quot;\x&quot;&amp;[.F27] &amp; IF([.G27]=&quot;&quot;;&quot;&quot;;&quot;\x&quot;&amp;[.G27]) &amp; IF([.H27]=&quot;&quot;;&quot;&quot;;&quot;\x&quot;&amp;[.H27]) &amp; &quot;&quot;&quot;&quot;" office:value-type="string" office:string-value="&quot;\xE2\x94\x82&quot;" calcext:value-type="string">
            <text:p>"\xE2\x94\x82"</text:p>
          </table:table-cell>
          <table:table-cell/>
        </table:table-row>
        <table:table-row table:style-name="ro8">
          <table:table-cell table:style-name="ce20" table:formula="of:=[Tabelle1.A28]" office:value-type="float" office:value="151" calcext:value-type="float">
            <text:p>151</text:p>
          </table:table-cell>
          <table:table-cell table:style-name="ce20" table:formula="of:=DEC2HEX([.A28];2)" office:value-type="string" office:string-value="97" calcext:value-type="string">
            <text:p>97</text:p>
          </table:table-cell>
          <table:table-cell table:style-name="ce20" table:formula="of:=[Tabelle1.C28]" office:value-type="string" office:string-value="⎺" calcext:value-type="string">
            <text:p>⎺</text:p>
          </table:table-cell>
          <table:table-cell table:style-name="ce20" table:formula="of:=UNICODE([.C28])" office:value-type="float" office:value="9146" calcext:value-type="float">
            <text:p>9146</text:p>
          </table:table-cell>
          <table:table-cell table:style-name="ce20" table:formula="of:=DEC2HEX([.D28];4)" office:value-type="string" office:string-value="23BA" calcext:value-type="string">
            <text:p>23BA</text:p>
          </table:table-cell>
          <table:table-cell table:formula="of:=DEC2HEX(IF([.D28]&lt;128;[.D28];IF([.D28]&lt;4096;192+BITRSHIFT([.D28];6);224+BITRSHIFT([.D28];12)));2)" office:value-type="string" office:string-value="E2" calcext:value-type="string">
            <text:p>E2</text:p>
          </table:table-cell>
          <table:table-cell table:formula="of:=IF([.D28]&lt;128;&quot;&quot;;DEC2HEX(128+BITAND(IF([.D28]&lt;4096;[.D28];BITRSHIFT([.D28];6));63);2))" office:value-type="string" office:string-value="8E" calcext:value-type="string">
            <text:p>8E</text:p>
          </table:table-cell>
          <table:table-cell table:formula="of:=IF([.D28]&lt;4096;&quot;&quot;;DEC2HEX(128+BITAND([.D28];63);2))" office:value-type="string" office:string-value="BA" calcext:value-type="string">
            <text:p>BA</text:p>
          </table:table-cell>
          <table:table-cell table:formula="of:=&quot;&quot;&quot;\x&quot;&amp;[.F28] &amp; IF([.G28]=&quot;&quot;;&quot;&quot;;&quot;\x&quot;&amp;[.G28]) &amp; IF([.H28]=&quot;&quot;;&quot;&quot;;&quot;\x&quot;&amp;[.H28]) &amp; &quot;&quot;&quot;&quot;" office:value-type="string" office:string-value="&quot;\xE2\x8E\xBA&quot;" calcext:value-type="string">
            <text:p>"\xE2\x8E\xBA"</text:p>
          </table:table-cell>
          <table:table-cell/>
        </table:table-row>
        <table:table-row table:style-name="ro8">
          <table:table-cell table:style-name="ce20" table:formula="of:=[Tabelle1.A29]" office:value-type="float" office:value="152" calcext:value-type="float">
            <text:p>152</text:p>
          </table:table-cell>
          <table:table-cell table:style-name="ce20" table:formula="of:=DEC2HEX([.A29];2)" office:value-type="string" office:string-value="98" calcext:value-type="string">
            <text:p>98</text:p>
          </table:table-cell>
          <table:table-cell table:style-name="ce20" table:formula="of:=[Tabelle1.C29]" office:value-type="string" office:string-value="┌" calcext:value-type="string">
            <text:p>┌</text:p>
          </table:table-cell>
          <table:table-cell table:style-name="ce20" table:formula="of:=UNICODE([.C29])" office:value-type="float" office:value="9484" calcext:value-type="float">
            <text:p>9484</text:p>
          </table:table-cell>
          <table:table-cell table:style-name="ce20" table:formula="of:=DEC2HEX([.D29];4)" office:value-type="string" office:string-value="250C" calcext:value-type="string">
            <text:p>250C</text:p>
          </table:table-cell>
          <table:table-cell table:formula="of:=DEC2HEX(IF([.D29]&lt;128;[.D29];IF([.D29]&lt;4096;192+BITRSHIFT([.D29];6);224+BITRSHIFT([.D29];12)));2)" office:value-type="string" office:string-value="E2" calcext:value-type="string">
            <text:p>E2</text:p>
          </table:table-cell>
          <table:table-cell table:formula="of:=IF([.D29]&lt;128;&quot;&quot;;DEC2HEX(128+BITAND(IF([.D29]&lt;4096;[.D29];BITRSHIFT([.D29];6));63);2))" office:value-type="string" office:string-value="94" calcext:value-type="string">
            <text:p>94</text:p>
          </table:table-cell>
          <table:table-cell table:formula="of:=IF([.D29]&lt;4096;&quot;&quot;;DEC2HEX(128+BITAND([.D29];63);2))" office:value-type="string" office:string-value="8C" calcext:value-type="string">
            <text:p>8C</text:p>
          </table:table-cell>
          <table:table-cell table:formula="of:=&quot;&quot;&quot;\x&quot;&amp;[.F29] &amp; IF([.G29]=&quot;&quot;;&quot;&quot;;&quot;\x&quot;&amp;[.G29]) &amp; IF([.H29]=&quot;&quot;;&quot;&quot;;&quot;\x&quot;&amp;[.H29]) &amp; &quot;&quot;&quot;&quot;" office:value-type="string" office:string-value="&quot;\xE2\x94\x8C&quot;" calcext:value-type="string">
            <text:p>"\xE2\x94\x8C"</text:p>
          </table:table-cell>
          <table:table-cell/>
        </table:table-row>
        <table:table-row table:style-name="ro8">
          <table:table-cell table:style-name="ce20" table:formula="of:=[Tabelle1.A30]" office:value-type="float" office:value="153" calcext:value-type="float">
            <text:p>153</text:p>
          </table:table-cell>
          <table:table-cell table:style-name="ce20" table:formula="of:=DEC2HEX([.A30];2)" office:value-type="string" office:string-value="99" calcext:value-type="string">
            <text:p>99</text:p>
          </table:table-cell>
          <table:table-cell table:style-name="ce20" table:formula="of:=[Tabelle1.C30]" office:value-type="string" office:string-value="┐" calcext:value-type="string">
            <text:p>┐</text:p>
          </table:table-cell>
          <table:table-cell table:style-name="ce20" table:formula="of:=UNICODE([.C30])" office:value-type="float" office:value="9488" calcext:value-type="float">
            <text:p>9488</text:p>
          </table:table-cell>
          <table:table-cell table:style-name="ce20" table:formula="of:=DEC2HEX([.D30];4)" office:value-type="string" office:string-value="2510" calcext:value-type="string">
            <text:p>2510</text:p>
          </table:table-cell>
          <table:table-cell table:formula="of:=DEC2HEX(IF([.D30]&lt;128;[.D30];IF([.D30]&lt;4096;192+BITRSHIFT([.D30];6);224+BITRSHIFT([.D30];12)));2)" office:value-type="string" office:string-value="E2" calcext:value-type="string">
            <text:p>E2</text:p>
          </table:table-cell>
          <table:table-cell table:formula="of:=IF([.D30]&lt;128;&quot;&quot;;DEC2HEX(128+BITAND(IF([.D30]&lt;4096;[.D30];BITRSHIFT([.D30];6));63);2))" office:value-type="string" office:string-value="94" calcext:value-type="string">
            <text:p>94</text:p>
          </table:table-cell>
          <table:table-cell table:formula="of:=IF([.D30]&lt;4096;&quot;&quot;;DEC2HEX(128+BITAND([.D30];63);2))" office:value-type="string" office:string-value="90" calcext:value-type="string">
            <text:p>90</text:p>
          </table:table-cell>
          <table:table-cell table:formula="of:=&quot;&quot;&quot;\x&quot;&amp;[.F30] &amp; IF([.G30]=&quot;&quot;;&quot;&quot;;&quot;\x&quot;&amp;[.G30]) &amp; IF([.H30]=&quot;&quot;;&quot;&quot;;&quot;\x&quot;&amp;[.H30]) &amp; &quot;&quot;&quot;&quot;" office:value-type="string" office:string-value="&quot;\xE2\x94\x90&quot;" calcext:value-type="string">
            <text:p>"\xE2\x94\x90"</text:p>
          </table:table-cell>
          <table:table-cell/>
        </table:table-row>
        <table:table-row table:style-name="ro8">
          <table:table-cell table:style-name="ce20" table:formula="of:=[Tabelle1.A31]" office:value-type="float" office:value="154" calcext:value-type="float">
            <text:p>154</text:p>
          </table:table-cell>
          <table:table-cell table:style-name="ce20" table:formula="of:=DEC2HEX([.A31];2)" office:value-type="string" office:string-value="9A" calcext:value-type="string">
            <text:p>9A</text:p>
          </table:table-cell>
          <table:table-cell table:style-name="ce20" table:formula="of:=[Tabelle1.C31]" office:value-type="string" office:string-value="└" calcext:value-type="string">
            <text:p>└</text:p>
          </table:table-cell>
          <table:table-cell table:style-name="ce20" table:formula="of:=UNICODE([.C31])" office:value-type="float" office:value="9492" calcext:value-type="float">
            <text:p>9492</text:p>
          </table:table-cell>
          <table:table-cell table:style-name="ce20" table:formula="of:=DEC2HEX([.D31];4)" office:value-type="string" office:string-value="2514" calcext:value-type="string">
            <text:p>2514</text:p>
          </table:table-cell>
          <table:table-cell table:formula="of:=DEC2HEX(IF([.D31]&lt;128;[.D31];IF([.D31]&lt;4096;192+BITRSHIFT([.D31];6);224+BITRSHIFT([.D31];12)));2)" office:value-type="string" office:string-value="E2" calcext:value-type="string">
            <text:p>E2</text:p>
          </table:table-cell>
          <table:table-cell table:formula="of:=IF([.D31]&lt;128;&quot;&quot;;DEC2HEX(128+BITAND(IF([.D31]&lt;4096;[.D31];BITRSHIFT([.D31];6));63);2))" office:value-type="string" office:string-value="94" calcext:value-type="string">
            <text:p>94</text:p>
          </table:table-cell>
          <table:table-cell table:formula="of:=IF([.D31]&lt;4096;&quot;&quot;;DEC2HEX(128+BITAND([.D31];63);2))" office:value-type="string" office:string-value="94" calcext:value-type="string">
            <text:p>94</text:p>
          </table:table-cell>
          <table:table-cell table:formula="of:=&quot;&quot;&quot;\x&quot;&amp;[.F31] &amp; IF([.G31]=&quot;&quot;;&quot;&quot;;&quot;\x&quot;&amp;[.G31]) &amp; IF([.H31]=&quot;&quot;;&quot;&quot;;&quot;\x&quot;&amp;[.H31]) &amp; &quot;&quot;&quot;&quot;" office:value-type="string" office:string-value="&quot;\xE2\x94\x94&quot;" calcext:value-type="string">
            <text:p>"\xE2\x94\x94"</text:p>
          </table:table-cell>
          <table:table-cell/>
        </table:table-row>
        <table:table-row table:style-name="ro8">
          <table:table-cell table:style-name="ce20" table:formula="of:=[Tabelle1.A32]" office:value-type="float" office:value="155" calcext:value-type="float">
            <text:p>155</text:p>
          </table:table-cell>
          <table:table-cell table:style-name="ce20" table:formula="of:=DEC2HEX([.A32];2)" office:value-type="string" office:string-value="9B" calcext:value-type="string">
            <text:p>9B</text:p>
          </table:table-cell>
          <table:table-cell table:style-name="ce20" table:formula="of:=[Tabelle1.C32]" office:value-type="string" office:string-value="┘" calcext:value-type="string">
            <text:p>┘</text:p>
          </table:table-cell>
          <table:table-cell table:style-name="ce20" table:formula="of:=UNICODE([.C32])" office:value-type="float" office:value="9496" calcext:value-type="float">
            <text:p>9496</text:p>
          </table:table-cell>
          <table:table-cell table:style-name="ce20" table:formula="of:=DEC2HEX([.D32];4)" office:value-type="string" office:string-value="2518" calcext:value-type="string">
            <text:p>2518</text:p>
          </table:table-cell>
          <table:table-cell table:formula="of:=DEC2HEX(IF([.D32]&lt;128;[.D32];IF([.D32]&lt;4096;192+BITRSHIFT([.D32];6);224+BITRSHIFT([.D32];12)));2)" office:value-type="string" office:string-value="E2" calcext:value-type="string">
            <text:p>E2</text:p>
          </table:table-cell>
          <table:table-cell table:formula="of:=IF([.D32]&lt;128;&quot;&quot;;DEC2HEX(128+BITAND(IF([.D32]&lt;4096;[.D32];BITRSHIFT([.D32];6));63);2))" office:value-type="string" office:string-value="94" calcext:value-type="string">
            <text:p>94</text:p>
          </table:table-cell>
          <table:table-cell table:formula="of:=IF([.D32]&lt;4096;&quot;&quot;;DEC2HEX(128+BITAND([.D32];63);2))" office:value-type="string" office:string-value="98" calcext:value-type="string">
            <text:p>98</text:p>
          </table:table-cell>
          <table:table-cell table:formula="of:=&quot;&quot;&quot;\x&quot;&amp;[.F32] &amp; IF([.G32]=&quot;&quot;;&quot;&quot;;&quot;\x&quot;&amp;[.G32]) &amp; IF([.H32]=&quot;&quot;;&quot;&quot;;&quot;\x&quot;&amp;[.H32]) &amp; &quot;&quot;&quot;&quot;" office:value-type="string" office:string-value="&quot;\xE2\x94\x98&quot;" calcext:value-type="string">
            <text:p>"\xE2\x94\x98"</text:p>
          </table:table-cell>
          <table:table-cell/>
        </table:table-row>
        <table:table-row table:style-name="ro8">
          <table:table-cell table:style-name="ce20" table:formula="of:=[Tabelle1.A33]" office:value-type="float" office:value="156" calcext:value-type="float">
            <text:p>156</text:p>
          </table:table-cell>
          <table:table-cell table:style-name="ce20" table:formula="of:=DEC2HEX([.A33];2)" office:value-type="string" office:string-value="9C" calcext:value-type="string">
            <text:p>9C</text:p>
          </table:table-cell>
          <table:table-cell table:style-name="ce20" table:formula="of:=[Tabelle1.C33]" office:value-type="string" office:string-value="╭" calcext:value-type="string">
            <text:p>╭</text:p>
          </table:table-cell>
          <table:table-cell table:style-name="ce20" table:formula="of:=UNICODE([.C33])" office:value-type="float" office:value="9581" calcext:value-type="float">
            <text:p>9581</text:p>
          </table:table-cell>
          <table:table-cell table:style-name="ce20" table:formula="of:=DEC2HEX([.D33];4)" office:value-type="string" office:string-value="256D" calcext:value-type="string">
            <text:p>256D</text:p>
          </table:table-cell>
          <table:table-cell table:formula="of:=DEC2HEX(IF([.D33]&lt;128;[.D33];IF([.D33]&lt;4096;192+BITRSHIFT([.D33];6);224+BITRSHIFT([.D33];12)));2)" office:value-type="string" office:string-value="E2" calcext:value-type="string">
            <text:p>E2</text:p>
          </table:table-cell>
          <table:table-cell table:formula="of:=IF([.D33]&lt;128;&quot;&quot;;DEC2HEX(128+BITAND(IF([.D33]&lt;4096;[.D33];BITRSHIFT([.D33];6));63);2))" office:value-type="string" office:string-value="95" calcext:value-type="string">
            <text:p>95</text:p>
          </table:table-cell>
          <table:table-cell table:formula="of:=IF([.D33]&lt;4096;&quot;&quot;;DEC2HEX(128+BITAND([.D33];63);2))" office:value-type="string" office:string-value="AD" calcext:value-type="string">
            <text:p>AD</text:p>
          </table:table-cell>
          <table:table-cell table:formula="of:=&quot;&quot;&quot;\x&quot;&amp;[.F33] &amp; IF([.G33]=&quot;&quot;;&quot;&quot;;&quot;\x&quot;&amp;[.G33]) &amp; IF([.H33]=&quot;&quot;;&quot;&quot;;&quot;\x&quot;&amp;[.H33]) &amp; &quot;&quot;&quot;&quot;" office:value-type="string" office:string-value="&quot;\xE2\x95\xAD&quot;" calcext:value-type="string">
            <text:p>"\xE2\x95\xAD"</text:p>
          </table:table-cell>
          <table:table-cell/>
        </table:table-row>
        <table:table-row table:style-name="ro8">
          <table:table-cell table:style-name="ce20" table:formula="of:=[Tabelle1.A34]" office:value-type="float" office:value="157" calcext:value-type="float">
            <text:p>157</text:p>
          </table:table-cell>
          <table:table-cell table:style-name="ce20" table:formula="of:=DEC2HEX([.A34];2)" office:value-type="string" office:string-value="9D" calcext:value-type="string">
            <text:p>9D</text:p>
          </table:table-cell>
          <table:table-cell table:style-name="ce20" table:formula="of:=[Tabelle1.C34]" office:value-type="string" office:string-value="╮" calcext:value-type="string">
            <text:p>╮</text:p>
          </table:table-cell>
          <table:table-cell table:style-name="ce20" table:formula="of:=UNICODE([.C34])" office:value-type="float" office:value="9582" calcext:value-type="float">
            <text:p>9582</text:p>
          </table:table-cell>
          <table:table-cell table:style-name="ce20" table:formula="of:=DEC2HEX([.D34];4)" office:value-type="string" office:string-value="256E" calcext:value-type="string">
            <text:p>256E</text:p>
          </table:table-cell>
          <table:table-cell table:formula="of:=DEC2HEX(IF([.D34]&lt;128;[.D34];IF([.D34]&lt;4096;192+BITRSHIFT([.D34];6);224+BITRSHIFT([.D34];12)));2)" office:value-type="string" office:string-value="E2" calcext:value-type="string">
            <text:p>E2</text:p>
          </table:table-cell>
          <table:table-cell table:formula="of:=IF([.D34]&lt;128;&quot;&quot;;DEC2HEX(128+BITAND(IF([.D34]&lt;4096;[.D34];BITRSHIFT([.D34];6));63);2))" office:value-type="string" office:string-value="95" calcext:value-type="string">
            <text:p>95</text:p>
          </table:table-cell>
          <table:table-cell table:formula="of:=IF([.D34]&lt;4096;&quot;&quot;;DEC2HEX(128+BITAND([.D34];63);2))" office:value-type="string" office:string-value="AE" calcext:value-type="string">
            <text:p>AE</text:p>
          </table:table-cell>
          <table:table-cell table:formula="of:=&quot;&quot;&quot;\x&quot;&amp;[.F34] &amp; IF([.G34]=&quot;&quot;;&quot;&quot;;&quot;\x&quot;&amp;[.G34]) &amp; IF([.H34]=&quot;&quot;;&quot;&quot;;&quot;\x&quot;&amp;[.H34]) &amp; &quot;&quot;&quot;&quot;" office:value-type="string" office:string-value="&quot;\xE2\x95\xAE&quot;" calcext:value-type="string">
            <text:p>"\xE2\x95\xAE"</text:p>
          </table:table-cell>
          <table:table-cell/>
        </table:table-row>
        <table:table-row table:style-name="ro8">
          <table:table-cell table:style-name="ce20" table:formula="of:=[Tabelle1.A35]" office:value-type="float" office:value="158" calcext:value-type="float">
            <text:p>158</text:p>
          </table:table-cell>
          <table:table-cell table:style-name="ce20" table:formula="of:=DEC2HEX([.A35];2)" office:value-type="string" office:string-value="9E" calcext:value-type="string">
            <text:p>9E</text:p>
          </table:table-cell>
          <table:table-cell table:style-name="ce20" table:formula="of:=[Tabelle1.C35]" office:value-type="string" office:string-value="╰" calcext:value-type="string">
            <text:p>╰</text:p>
          </table:table-cell>
          <table:table-cell table:style-name="ce20" table:formula="of:=UNICODE([.C35])" office:value-type="float" office:value="9584" calcext:value-type="float">
            <text:p>9584</text:p>
          </table:table-cell>
          <table:table-cell table:style-name="ce20" table:formula="of:=DEC2HEX([.D35];4)" office:value-type="string" office:string-value="2570" calcext:value-type="string">
            <text:p>2570</text:p>
          </table:table-cell>
          <table:table-cell table:formula="of:=DEC2HEX(IF([.D35]&lt;128;[.D35];IF([.D35]&lt;4096;192+BITRSHIFT([.D35];6);224+BITRSHIFT([.D35];12)));2)" office:value-type="string" office:string-value="E2" calcext:value-type="string">
            <text:p>E2</text:p>
          </table:table-cell>
          <table:table-cell table:formula="of:=IF([.D35]&lt;128;&quot;&quot;;DEC2HEX(128+BITAND(IF([.D35]&lt;4096;[.D35];BITRSHIFT([.D35];6));63);2))" office:value-type="string" office:string-value="95" calcext:value-type="string">
            <text:p>95</text:p>
          </table:table-cell>
          <table:table-cell table:formula="of:=IF([.D35]&lt;4096;&quot;&quot;;DEC2HEX(128+BITAND([.D35];63);2))" office:value-type="string" office:string-value="B0" calcext:value-type="string">
            <text:p>B0</text:p>
          </table:table-cell>
          <table:table-cell table:formula="of:=&quot;&quot;&quot;\x&quot;&amp;[.F35] &amp; IF([.G35]=&quot;&quot;;&quot;&quot;;&quot;\x&quot;&amp;[.G35]) &amp; IF([.H35]=&quot;&quot;;&quot;&quot;;&quot;\x&quot;&amp;[.H35]) &amp; &quot;&quot;&quot;&quot;" office:value-type="string" office:string-value="&quot;\xE2\x95\xB0&quot;" calcext:value-type="string">
            <text:p>"\xE2\x95\xB0"</text:p>
          </table:table-cell>
          <table:table-cell/>
        </table:table-row>
        <table:table-row table:style-name="ro8">
          <table:table-cell table:style-name="ce20" table:formula="of:=[Tabelle1.A36]" office:value-type="float" office:value="159" calcext:value-type="float">
            <text:p>159</text:p>
          </table:table-cell>
          <table:table-cell table:style-name="ce20" table:formula="of:=DEC2HEX([.A36];2)" office:value-type="string" office:string-value="9F" calcext:value-type="string">
            <text:p>9F</text:p>
          </table:table-cell>
          <table:table-cell table:style-name="ce20" table:formula="of:=[Tabelle1.C36]" office:value-type="string" office:string-value="╯" calcext:value-type="string">
            <text:p>╯</text:p>
          </table:table-cell>
          <table:table-cell table:style-name="ce20" table:formula="of:=UNICODE([.C36])" office:value-type="float" office:value="9583" calcext:value-type="float">
            <text:p>9583</text:p>
          </table:table-cell>
          <table:table-cell table:style-name="ce20" table:formula="of:=DEC2HEX([.D36];4)" office:value-type="string" office:string-value="256F" calcext:value-type="string">
            <text:p>256F</text:p>
          </table:table-cell>
          <table:table-cell table:formula="of:=DEC2HEX(IF([.D36]&lt;128;[.D36];IF([.D36]&lt;4096;192+BITRSHIFT([.D36];6);224+BITRSHIFT([.D36];12)));2)" office:value-type="string" office:string-value="E2" calcext:value-type="string">
            <text:p>E2</text:p>
          </table:table-cell>
          <table:table-cell table:formula="of:=IF([.D36]&lt;128;&quot;&quot;;DEC2HEX(128+BITAND(IF([.D36]&lt;4096;[.D36];BITRSHIFT([.D36];6));63);2))" office:value-type="string" office:string-value="95" calcext:value-type="string">
            <text:p>95</text:p>
          </table:table-cell>
          <table:table-cell table:formula="of:=IF([.D36]&lt;4096;&quot;&quot;;DEC2HEX(128+BITAND([.D36];63);2))" office:value-type="string" office:string-value="AF" calcext:value-type="string">
            <text:p>AF</text:p>
          </table:table-cell>
          <table:table-cell table:formula="of:=&quot;&quot;&quot;\x&quot;&amp;[.F36] &amp; IF([.G36]=&quot;&quot;;&quot;&quot;;&quot;\x&quot;&amp;[.G36]) &amp; IF([.H36]=&quot;&quot;;&quot;&quot;;&quot;\x&quot;&amp;[.H36]) &amp; &quot;&quot;&quot;&quot;" office:value-type="string" office:string-value="&quot;\xE2\x95\xAF&quot;" calcext:value-type="string">
            <text:p>"\xE2\x95\xAF"</text:p>
          </table:table-cell>
          <table:table-cell/>
        </table:table-row>
        <table:table-row table:style-name="ro8">
          <table:table-cell table:style-name="ce20" table:formula="of:=[Tabelle1.A37]" office:value-type="float" office:value="160" calcext:value-type="float">
            <text:p>160</text:p>
          </table:table-cell>
          <table:table-cell table:style-name="ce20" table:formula="of:=DEC2HEX([.A37];2)" office:value-type="string" office:string-value="A0" calcext:value-type="string">
            <text:p>A0</text:p>
          </table:table-cell>
          <table:table-cell table:style-name="ce20" table:formula="of:=[Tabelle1.C37]" office:value-type="string" office:string-value=" " calcext:value-type="string">
            <text:p> </text:p>
          </table:table-cell>
          <table:table-cell table:style-name="ce20" table:formula="of:=UNICODE([.C37])" office:value-type="float" office:value="160" calcext:value-type="float">
            <text:p>160</text:p>
          </table:table-cell>
          <table:table-cell table:style-name="ce20" table:formula="of:=DEC2HEX([.D37];4)" office:value-type="string" office:string-value="00A0" calcext:value-type="string">
            <text:p>00A0</text:p>
          </table:table-cell>
          <table:table-cell table:formula="of:=DEC2HEX(IF([.D37]&lt;128;[.D37];IF([.D37]&lt;4096;192+BITRSHIFT([.D37];6);224+BITRSHIFT([.D37];12)));2)" office:value-type="string" office:string-value="C2" calcext:value-type="string">
            <text:p>C2</text:p>
          </table:table-cell>
          <table:table-cell table:formula="of:=IF([.D37]&lt;128;&quot;&quot;;DEC2HEX(128+BITAND(IF([.D37]&lt;4096;[.D37];BITRSHIFT([.D37];6));63);2))" office:value-type="string" office:string-value="A0" calcext:value-type="string">
            <text:p>A0</text:p>
          </table:table-cell>
          <table:table-cell table:formula="of:=IF([.D37]&lt;4096;&quot;&quot;;DEC2HEX(128+BITAND([.D37];63);2))">
            <text:p/>
          </table:table-cell>
          <table:table-cell table:formula="of:=&quot;&quot;&quot;\x&quot;&amp;[.F37] &amp; IF([.G37]=&quot;&quot;;&quot;&quot;;&quot;\x&quot;&amp;[.G37]) &amp; IF([.H37]=&quot;&quot;;&quot;&quot;;&quot;\x&quot;&amp;[.H37]) &amp; &quot;&quot;&quot;&quot;" office:value-type="string" office:string-value="&quot;\xC2\xA0&quot;" calcext:value-type="string">
            <text:p>"\xC2\xA0"</text:p>
          </table:table-cell>
          <table:table-cell/>
        </table:table-row>
        <table:table-row table:style-name="ro8">
          <table:table-cell table:style-name="ce20" table:formula="of:=[Tabelle1.A38]" office:value-type="float" office:value="161" calcext:value-type="float">
            <text:p>161</text:p>
          </table:table-cell>
          <table:table-cell table:style-name="ce20" table:formula="of:=DEC2HEX([.A38];2)" office:value-type="string" office:string-value="A1" calcext:value-type="string">
            <text:p>A1</text:p>
          </table:table-cell>
          <table:table-cell table:style-name="ce20" table:formula="of:=[Tabelle1.C38]" office:value-type="string" office:string-value="。" calcext:value-type="string">
            <text:p>。</text:p>
          </table:table-cell>
          <table:table-cell table:style-name="ce20" table:formula="of:=UNICODE([.C38])" office:value-type="float" office:value="12290" calcext:value-type="float">
            <text:p>12290</text:p>
          </table:table-cell>
          <table:table-cell table:style-name="ce20" table:formula="of:=DEC2HEX([.D38];4)" office:value-type="string" office:string-value="3002" calcext:value-type="string">
            <text:p>3002</text:p>
          </table:table-cell>
          <table:table-cell table:formula="of:=DEC2HEX(IF([.D38]&lt;128;[.D38];IF([.D38]&lt;4096;192+BITRSHIFT([.D38];6);224+BITRSHIFT([.D38];12)));2)" office:value-type="string" office:string-value="E3" calcext:value-type="string">
            <text:p>E3</text:p>
          </table:table-cell>
          <table:table-cell table:formula="of:=IF([.D38]&lt;128;&quot;&quot;;DEC2HEX(128+BITAND(IF([.D38]&lt;4096;[.D38];BITRSHIFT([.D38];6));63);2))" office:value-type="string" office:string-value="80" calcext:value-type="string">
            <text:p>80</text:p>
          </table:table-cell>
          <table:table-cell table:formula="of:=IF([.D38]&lt;4096;&quot;&quot;;DEC2HEX(128+BITAND([.D38];63);2))" office:value-type="string" office:string-value="82" calcext:value-type="string">
            <text:p>82</text:p>
          </table:table-cell>
          <table:table-cell table:formula="of:=&quot;&quot;&quot;\x&quot;&amp;[.F38] &amp; IF([.G38]=&quot;&quot;;&quot;&quot;;&quot;\x&quot;&amp;[.G38]) &amp; IF([.H38]=&quot;&quot;;&quot;&quot;;&quot;\x&quot;&amp;[.H38]) &amp; &quot;&quot;&quot;&quot;" office:value-type="string" office:string-value="&quot;\xE3\x80\x82&quot;" calcext:value-type="string">
            <text:p>"\xE3\x80\x82"</text:p>
          </table:table-cell>
          <table:table-cell/>
        </table:table-row>
        <table:table-row table:style-name="ro8">
          <table:table-cell table:style-name="ce20" table:formula="of:=[Tabelle1.A39]" office:value-type="float" office:value="162" calcext:value-type="float">
            <text:p>162</text:p>
          </table:table-cell>
          <table:table-cell table:style-name="ce20" table:formula="of:=DEC2HEX([.A39];2)" office:value-type="string" office:string-value="A2" calcext:value-type="string">
            <text:p>A2</text:p>
          </table:table-cell>
          <table:table-cell table:style-name="ce20" table:formula="of:=[Tabelle1.C39]" office:value-type="string" office:string-value="「" calcext:value-type="string">
            <text:p>「</text:p>
          </table:table-cell>
          <table:table-cell table:style-name="ce20" table:formula="of:=UNICODE([.C39])" office:value-type="float" office:value="12300" calcext:value-type="float">
            <text:p>12300</text:p>
          </table:table-cell>
          <table:table-cell table:style-name="ce20" table:formula="of:=DEC2HEX([.D39];4)" office:value-type="string" office:string-value="300C" calcext:value-type="string">
            <text:p>300C</text:p>
          </table:table-cell>
          <table:table-cell table:formula="of:=DEC2HEX(IF([.D39]&lt;128;[.D39];IF([.D39]&lt;4096;192+BITRSHIFT([.D39];6);224+BITRSHIFT([.D39];12)));2)" office:value-type="string" office:string-value="E3" calcext:value-type="string">
            <text:p>E3</text:p>
          </table:table-cell>
          <table:table-cell table:formula="of:=IF([.D39]&lt;128;&quot;&quot;;DEC2HEX(128+BITAND(IF([.D39]&lt;4096;[.D39];BITRSHIFT([.D39];6));63);2))" office:value-type="string" office:string-value="80" calcext:value-type="string">
            <text:p>80</text:p>
          </table:table-cell>
          <table:table-cell table:formula="of:=IF([.D39]&lt;4096;&quot;&quot;;DEC2HEX(128+BITAND([.D39];63);2))" office:value-type="string" office:string-value="8C" calcext:value-type="string">
            <text:p>8C</text:p>
          </table:table-cell>
          <table:table-cell table:formula="of:=&quot;&quot;&quot;\x&quot;&amp;[.F39] &amp; IF([.G39]=&quot;&quot;;&quot;&quot;;&quot;\x&quot;&amp;[.G39]) &amp; IF([.H39]=&quot;&quot;;&quot;&quot;;&quot;\x&quot;&amp;[.H39]) &amp; &quot;&quot;&quot;&quot;" office:value-type="string" office:string-value="&quot;\xE3\x80\x8C&quot;" calcext:value-type="string">
            <text:p>"\xE3\x80\x8C"</text:p>
          </table:table-cell>
          <table:table-cell/>
        </table:table-row>
        <table:table-row table:style-name="ro8">
          <table:table-cell table:style-name="ce20" table:formula="of:=[Tabelle1.A40]" office:value-type="float" office:value="163" calcext:value-type="float">
            <text:p>163</text:p>
          </table:table-cell>
          <table:table-cell table:style-name="ce20" table:formula="of:=DEC2HEX([.A40];2)" office:value-type="string" office:string-value="A3" calcext:value-type="string">
            <text:p>A3</text:p>
          </table:table-cell>
          <table:table-cell table:style-name="ce20" table:formula="of:=[Tabelle1.C40]" office:value-type="string" office:string-value="」" calcext:value-type="string">
            <text:p>」</text:p>
          </table:table-cell>
          <table:table-cell table:style-name="ce20" table:formula="of:=UNICODE([.C40])" office:value-type="float" office:value="12301" calcext:value-type="float">
            <text:p>12301</text:p>
          </table:table-cell>
          <table:table-cell table:style-name="ce20" table:formula="of:=DEC2HEX([.D40];4)" office:value-type="string" office:string-value="300D" calcext:value-type="string">
            <text:p>300D</text:p>
          </table:table-cell>
          <table:table-cell table:formula="of:=DEC2HEX(IF([.D40]&lt;128;[.D40];IF([.D40]&lt;4096;192+BITRSHIFT([.D40];6);224+BITRSHIFT([.D40];12)));2)" office:value-type="string" office:string-value="E3" calcext:value-type="string">
            <text:p>E3</text:p>
          </table:table-cell>
          <table:table-cell table:formula="of:=IF([.D40]&lt;128;&quot;&quot;;DEC2HEX(128+BITAND(IF([.D40]&lt;4096;[.D40];BITRSHIFT([.D40];6));63);2))" office:value-type="string" office:string-value="80" calcext:value-type="string">
            <text:p>80</text:p>
          </table:table-cell>
          <table:table-cell table:formula="of:=IF([.D40]&lt;4096;&quot;&quot;;DEC2HEX(128+BITAND([.D40];63);2))" office:value-type="string" office:string-value="8D" calcext:value-type="string">
            <text:p>8D</text:p>
          </table:table-cell>
          <table:table-cell table:formula="of:=&quot;&quot;&quot;\x&quot;&amp;[.F40] &amp; IF([.G40]=&quot;&quot;;&quot;&quot;;&quot;\x&quot;&amp;[.G40]) &amp; IF([.H40]=&quot;&quot;;&quot;&quot;;&quot;\x&quot;&amp;[.H40]) &amp; &quot;&quot;&quot;&quot;" office:value-type="string" office:string-value="&quot;\xE3\x80\x8D&quot;" calcext:value-type="string">
            <text:p>"\xE3\x80\x8D"</text:p>
          </table:table-cell>
          <table:table-cell/>
        </table:table-row>
        <table:table-row table:style-name="ro8">
          <table:table-cell table:style-name="ce20" table:formula="of:=[Tabelle1.A41]" office:value-type="float" office:value="164" calcext:value-type="float">
            <text:p>164</text:p>
          </table:table-cell>
          <table:table-cell table:style-name="ce20" table:formula="of:=DEC2HEX([.A41];2)" office:value-type="string" office:string-value="A4" calcext:value-type="string">
            <text:p>A4</text:p>
          </table:table-cell>
          <table:table-cell table:style-name="ce20" table:formula="of:=[Tabelle1.C41]" office:value-type="string" office:string-value="、" calcext:value-type="string">
            <text:p>、</text:p>
          </table:table-cell>
          <table:table-cell table:style-name="ce20" table:formula="of:=UNICODE([.C41])" office:value-type="float" office:value="12289" calcext:value-type="float">
            <text:p>12289</text:p>
          </table:table-cell>
          <table:table-cell table:style-name="ce20" table:formula="of:=DEC2HEX([.D41];4)" office:value-type="string" office:string-value="3001" calcext:value-type="string">
            <text:p>3001</text:p>
          </table:table-cell>
          <table:table-cell table:formula="of:=DEC2HEX(IF([.D41]&lt;128;[.D41];IF([.D41]&lt;4096;192+BITRSHIFT([.D41];6);224+BITRSHIFT([.D41];12)));2)" office:value-type="string" office:string-value="E3" calcext:value-type="string">
            <text:p>E3</text:p>
          </table:table-cell>
          <table:table-cell table:formula="of:=IF([.D41]&lt;128;&quot;&quot;;DEC2HEX(128+BITAND(IF([.D41]&lt;4096;[.D41];BITRSHIFT([.D41];6));63);2))" office:value-type="string" office:string-value="80" calcext:value-type="string">
            <text:p>80</text:p>
          </table:table-cell>
          <table:table-cell table:formula="of:=IF([.D41]&lt;4096;&quot;&quot;;DEC2HEX(128+BITAND([.D41];63);2))" office:value-type="string" office:string-value="81" calcext:value-type="string">
            <text:p>81</text:p>
          </table:table-cell>
          <table:table-cell table:formula="of:=&quot;&quot;&quot;\x&quot;&amp;[.F41] &amp; IF([.G41]=&quot;&quot;;&quot;&quot;;&quot;\x&quot;&amp;[.G41]) &amp; IF([.H41]=&quot;&quot;;&quot;&quot;;&quot;\x&quot;&amp;[.H41]) &amp; &quot;&quot;&quot;&quot;" office:value-type="string" office:string-value="&quot;\xE3\x80\x81&quot;" calcext:value-type="string">
            <text:p>"\xE3\x80\x81"</text:p>
          </table:table-cell>
          <table:table-cell/>
        </table:table-row>
        <table:table-row table:style-name="ro8">
          <table:table-cell table:style-name="ce20" table:formula="of:=[Tabelle1.A42]" office:value-type="float" office:value="165" calcext:value-type="float">
            <text:p>165</text:p>
          </table:table-cell>
          <table:table-cell table:style-name="ce20" table:formula="of:=DEC2HEX([.A42];2)" office:value-type="string" office:string-value="A5" calcext:value-type="string">
            <text:p>A5</text:p>
          </table:table-cell>
          <table:table-cell table:style-name="ce20" table:formula="of:=[Tabelle1.C42]" office:value-type="string" office:string-value="・" calcext:value-type="string">
            <text:p>・</text:p>
          </table:table-cell>
          <table:table-cell table:style-name="ce20" table:formula="of:=UNICODE([.C42])" office:value-type="float" office:value="12539" calcext:value-type="float">
            <text:p>12539</text:p>
          </table:table-cell>
          <table:table-cell table:style-name="ce20" table:formula="of:=DEC2HEX([.D42];4)" office:value-type="string" office:string-value="30FB" calcext:value-type="string">
            <text:p>30FB</text:p>
          </table:table-cell>
          <table:table-cell table:formula="of:=DEC2HEX(IF([.D42]&lt;128;[.D42];IF([.D42]&lt;4096;192+BITRSHIFT([.D42];6);224+BITRSHIFT([.D42];12)));2)" office:value-type="string" office:string-value="E3" calcext:value-type="string">
            <text:p>E3</text:p>
          </table:table-cell>
          <table:table-cell table:formula="of:=IF([.D42]&lt;128;&quot;&quot;;DEC2HEX(128+BITAND(IF([.D42]&lt;4096;[.D42];BITRSHIFT([.D42];6));63);2))" office:value-type="string" office:string-value="83" calcext:value-type="string">
            <text:p>83</text:p>
          </table:table-cell>
          <table:table-cell table:formula="of:=IF([.D42]&lt;4096;&quot;&quot;;DEC2HEX(128+BITAND([.D42];63);2))" office:value-type="string" office:string-value="BB" calcext:value-type="string">
            <text:p>BB</text:p>
          </table:table-cell>
          <table:table-cell table:formula="of:=&quot;&quot;&quot;\x&quot;&amp;[.F42] &amp; IF([.G42]=&quot;&quot;;&quot;&quot;;&quot;\x&quot;&amp;[.G42]) &amp; IF([.H42]=&quot;&quot;;&quot;&quot;;&quot;\x&quot;&amp;[.H42]) &amp; &quot;&quot;&quot;&quot;" office:value-type="string" office:string-value="&quot;\xE3\x83\xBB&quot;" calcext:value-type="string">
            <text:p>"\xE3\x83\xBB"</text:p>
          </table:table-cell>
          <table:table-cell/>
        </table:table-row>
        <table:table-row table:style-name="ro8">
          <table:table-cell table:style-name="ce20" table:formula="of:=[Tabelle1.A43]" office:value-type="float" office:value="166" calcext:value-type="float">
            <text:p>166</text:p>
          </table:table-cell>
          <table:table-cell table:style-name="ce20" table:formula="of:=DEC2HEX([.A43];2)" office:value-type="string" office:string-value="A6" calcext:value-type="string">
            <text:p>A6</text:p>
          </table:table-cell>
          <table:table-cell table:style-name="ce20" table:formula="of:=[Tabelle1.C43]" office:value-type="string" office:string-value="ヲ" calcext:value-type="string">
            <text:p>ヲ</text:p>
          </table:table-cell>
          <table:table-cell table:style-name="ce20" table:formula="of:=UNICODE([.C43])" office:value-type="float" office:value="12530" calcext:value-type="float">
            <text:p>12530</text:p>
          </table:table-cell>
          <table:table-cell table:style-name="ce20" table:formula="of:=DEC2HEX([.D43];4)" office:value-type="string" office:string-value="30F2" calcext:value-type="string">
            <text:p>30F2</text:p>
          </table:table-cell>
          <table:table-cell table:formula="of:=DEC2HEX(IF([.D43]&lt;128;[.D43];IF([.D43]&lt;4096;192+BITRSHIFT([.D43];6);224+BITRSHIFT([.D43];12)));2)" office:value-type="string" office:string-value="E3" calcext:value-type="string">
            <text:p>E3</text:p>
          </table:table-cell>
          <table:table-cell table:formula="of:=IF([.D43]&lt;128;&quot;&quot;;DEC2HEX(128+BITAND(IF([.D43]&lt;4096;[.D43];BITRSHIFT([.D43];6));63);2))" office:value-type="string" office:string-value="83" calcext:value-type="string">
            <text:p>83</text:p>
          </table:table-cell>
          <table:table-cell table:formula="of:=IF([.D43]&lt;4096;&quot;&quot;;DEC2HEX(128+BITAND([.D43];63);2))" office:value-type="string" office:string-value="B2" calcext:value-type="string">
            <text:p>B2</text:p>
          </table:table-cell>
          <table:table-cell table:formula="of:=&quot;&quot;&quot;\x&quot;&amp;[.F43] &amp; IF([.G43]=&quot;&quot;;&quot;&quot;;&quot;\x&quot;&amp;[.G43]) &amp; IF([.H43]=&quot;&quot;;&quot;&quot;;&quot;\x&quot;&amp;[.H43]) &amp; &quot;&quot;&quot;&quot;" office:value-type="string" office:string-value="&quot;\xE3\x83\xB2&quot;" calcext:value-type="string">
            <text:p>"\xE3\x83\xB2"</text:p>
          </table:table-cell>
          <table:table-cell/>
        </table:table-row>
        <table:table-row table:style-name="ro8">
          <table:table-cell table:style-name="ce20" table:formula="of:=[Tabelle1.A44]" office:value-type="float" office:value="167" calcext:value-type="float">
            <text:p>167</text:p>
          </table:table-cell>
          <table:table-cell table:style-name="ce20" table:formula="of:=DEC2HEX([.A44];2)" office:value-type="string" office:string-value="A7" calcext:value-type="string">
            <text:p>A7</text:p>
          </table:table-cell>
          <table:table-cell table:style-name="ce20" table:formula="of:=[Tabelle1.C44]" office:value-type="string" office:string-value="ァ" calcext:value-type="string">
            <text:p>ァ</text:p>
          </table:table-cell>
          <table:table-cell table:style-name="ce20" table:formula="of:=UNICODE([.C44])" office:value-type="float" office:value="12449" calcext:value-type="float">
            <text:p>12449</text:p>
          </table:table-cell>
          <table:table-cell table:style-name="ce20" table:formula="of:=DEC2HEX([.D44];4)" office:value-type="string" office:string-value="30A1" calcext:value-type="string">
            <text:p>30A1</text:p>
          </table:table-cell>
          <table:table-cell table:formula="of:=DEC2HEX(IF([.D44]&lt;128;[.D44];IF([.D44]&lt;4096;192+BITRSHIFT([.D44];6);224+BITRSHIFT([.D44];12)));2)" office:value-type="string" office:string-value="E3" calcext:value-type="string">
            <text:p>E3</text:p>
          </table:table-cell>
          <table:table-cell table:formula="of:=IF([.D44]&lt;128;&quot;&quot;;DEC2HEX(128+BITAND(IF([.D44]&lt;4096;[.D44];BITRSHIFT([.D44];6));63);2))" office:value-type="string" office:string-value="82" calcext:value-type="string">
            <text:p>82</text:p>
          </table:table-cell>
          <table:table-cell table:formula="of:=IF([.D44]&lt;4096;&quot;&quot;;DEC2HEX(128+BITAND([.D44];63);2))" office:value-type="string" office:string-value="A1" calcext:value-type="string">
            <text:p>A1</text:p>
          </table:table-cell>
          <table:table-cell table:formula="of:=&quot;&quot;&quot;\x&quot;&amp;[.F44] &amp; IF([.G44]=&quot;&quot;;&quot;&quot;;&quot;\x&quot;&amp;[.G44]) &amp; IF([.H44]=&quot;&quot;;&quot;&quot;;&quot;\x&quot;&amp;[.H44]) &amp; &quot;&quot;&quot;&quot;" office:value-type="string" office:string-value="&quot;\xE3\x82\xA1&quot;" calcext:value-type="string">
            <text:p>"\xE3\x82\xA1"</text:p>
          </table:table-cell>
          <table:table-cell/>
        </table:table-row>
        <table:table-row table:style-name="ro8">
          <table:table-cell table:style-name="ce20" table:formula="of:=[Tabelle1.A45]" office:value-type="float" office:value="168" calcext:value-type="float">
            <text:p>168</text:p>
          </table:table-cell>
          <table:table-cell table:style-name="ce20" table:formula="of:=DEC2HEX([.A45];2)" office:value-type="string" office:string-value="A8" calcext:value-type="string">
            <text:p>A8</text:p>
          </table:table-cell>
          <table:table-cell table:style-name="ce20" table:formula="of:=[Tabelle1.C45]" office:value-type="string" office:string-value="ィ" calcext:value-type="string">
            <text:p>ィ</text:p>
          </table:table-cell>
          <table:table-cell table:style-name="ce20" table:formula="of:=UNICODE([.C45])" office:value-type="float" office:value="12451" calcext:value-type="float">
            <text:p>12451</text:p>
          </table:table-cell>
          <table:table-cell table:style-name="ce20" table:formula="of:=DEC2HEX([.D45];4)" office:value-type="string" office:string-value="30A3" calcext:value-type="string">
            <text:p>30A3</text:p>
          </table:table-cell>
          <table:table-cell table:formula="of:=DEC2HEX(IF([.D45]&lt;128;[.D45];IF([.D45]&lt;4096;192+BITRSHIFT([.D45];6);224+BITRSHIFT([.D45];12)));2)" office:value-type="string" office:string-value="E3" calcext:value-type="string">
            <text:p>E3</text:p>
          </table:table-cell>
          <table:table-cell table:formula="of:=IF([.D45]&lt;128;&quot;&quot;;DEC2HEX(128+BITAND(IF([.D45]&lt;4096;[.D45];BITRSHIFT([.D45];6));63);2))" office:value-type="string" office:string-value="82" calcext:value-type="string">
            <text:p>82</text:p>
          </table:table-cell>
          <table:table-cell table:formula="of:=IF([.D45]&lt;4096;&quot;&quot;;DEC2HEX(128+BITAND([.D45];63);2))" office:value-type="string" office:string-value="A3" calcext:value-type="string">
            <text:p>A3</text:p>
          </table:table-cell>
          <table:table-cell table:formula="of:=&quot;&quot;&quot;\x&quot;&amp;[.F45] &amp; IF([.G45]=&quot;&quot;;&quot;&quot;;&quot;\x&quot;&amp;[.G45]) &amp; IF([.H45]=&quot;&quot;;&quot;&quot;;&quot;\x&quot;&amp;[.H45]) &amp; &quot;&quot;&quot;&quot;" office:value-type="string" office:string-value="&quot;\xE3\x82\xA3&quot;" calcext:value-type="string">
            <text:p>"\xE3\x82\xA3"</text:p>
          </table:table-cell>
          <table:table-cell/>
        </table:table-row>
        <table:table-row table:style-name="ro8">
          <table:table-cell table:style-name="ce20" table:formula="of:=[Tabelle1.A46]" office:value-type="float" office:value="169" calcext:value-type="float">
            <text:p>169</text:p>
          </table:table-cell>
          <table:table-cell table:style-name="ce20" table:formula="of:=DEC2HEX([.A46];2)" office:value-type="string" office:string-value="A9" calcext:value-type="string">
            <text:p>A9</text:p>
          </table:table-cell>
          <table:table-cell table:style-name="ce20" table:formula="of:=[Tabelle1.C46]" office:value-type="string" office:string-value="ゥ" calcext:value-type="string">
            <text:p>ゥ</text:p>
          </table:table-cell>
          <table:table-cell table:style-name="ce20" table:formula="of:=UNICODE([.C46])" office:value-type="float" office:value="12453" calcext:value-type="float">
            <text:p>12453</text:p>
          </table:table-cell>
          <table:table-cell table:style-name="ce20" table:formula="of:=DEC2HEX([.D46];4)" office:value-type="string" office:string-value="30A5" calcext:value-type="string">
            <text:p>30A5</text:p>
          </table:table-cell>
          <table:table-cell table:formula="of:=DEC2HEX(IF([.D46]&lt;128;[.D46];IF([.D46]&lt;4096;192+BITRSHIFT([.D46];6);224+BITRSHIFT([.D46];12)));2)" office:value-type="string" office:string-value="E3" calcext:value-type="string">
            <text:p>E3</text:p>
          </table:table-cell>
          <table:table-cell table:formula="of:=IF([.D46]&lt;128;&quot;&quot;;DEC2HEX(128+BITAND(IF([.D46]&lt;4096;[.D46];BITRSHIFT([.D46];6));63);2))" office:value-type="string" office:string-value="82" calcext:value-type="string">
            <text:p>82</text:p>
          </table:table-cell>
          <table:table-cell table:formula="of:=IF([.D46]&lt;4096;&quot;&quot;;DEC2HEX(128+BITAND([.D46];63);2))" office:value-type="string" office:string-value="A5" calcext:value-type="string">
            <text:p>A5</text:p>
          </table:table-cell>
          <table:table-cell table:formula="of:=&quot;&quot;&quot;\x&quot;&amp;[.F46] &amp; IF([.G46]=&quot;&quot;;&quot;&quot;;&quot;\x&quot;&amp;[.G46]) &amp; IF([.H46]=&quot;&quot;;&quot;&quot;;&quot;\x&quot;&amp;[.H46]) &amp; &quot;&quot;&quot;&quot;" office:value-type="string" office:string-value="&quot;\xE3\x82\xA5&quot;" calcext:value-type="string">
            <text:p>"\xE3\x82\xA5"</text:p>
          </table:table-cell>
          <table:table-cell/>
        </table:table-row>
        <table:table-row table:style-name="ro8">
          <table:table-cell table:style-name="ce20" table:formula="of:=[Tabelle1.A47]" office:value-type="float" office:value="170" calcext:value-type="float">
            <text:p>170</text:p>
          </table:table-cell>
          <table:table-cell table:style-name="ce20" table:formula="of:=DEC2HEX([.A47];2)" office:value-type="string" office:string-value="AA" calcext:value-type="string">
            <text:p>AA</text:p>
          </table:table-cell>
          <table:table-cell table:style-name="ce20" table:formula="of:=[Tabelle1.C47]" office:value-type="string" office:string-value="ェ" calcext:value-type="string">
            <text:p>ェ</text:p>
          </table:table-cell>
          <table:table-cell table:style-name="ce20" table:formula="of:=UNICODE([.C47])" office:value-type="float" office:value="12455" calcext:value-type="float">
            <text:p>12455</text:p>
          </table:table-cell>
          <table:table-cell table:style-name="ce20" table:formula="of:=DEC2HEX([.D47];4)" office:value-type="string" office:string-value="30A7" calcext:value-type="string">
            <text:p>30A7</text:p>
          </table:table-cell>
          <table:table-cell table:formula="of:=DEC2HEX(IF([.D47]&lt;128;[.D47];IF([.D47]&lt;4096;192+BITRSHIFT([.D47];6);224+BITRSHIFT([.D47];12)));2)" office:value-type="string" office:string-value="E3" calcext:value-type="string">
            <text:p>E3</text:p>
          </table:table-cell>
          <table:table-cell table:formula="of:=IF([.D47]&lt;128;&quot;&quot;;DEC2HEX(128+BITAND(IF([.D47]&lt;4096;[.D47];BITRSHIFT([.D47];6));63);2))" office:value-type="string" office:string-value="82" calcext:value-type="string">
            <text:p>82</text:p>
          </table:table-cell>
          <table:table-cell table:formula="of:=IF([.D47]&lt;4096;&quot;&quot;;DEC2HEX(128+BITAND([.D47];63);2))" office:value-type="string" office:string-value="A7" calcext:value-type="string">
            <text:p>A7</text:p>
          </table:table-cell>
          <table:table-cell table:formula="of:=&quot;&quot;&quot;\x&quot;&amp;[.F47] &amp; IF([.G47]=&quot;&quot;;&quot;&quot;;&quot;\x&quot;&amp;[.G47]) &amp; IF([.H47]=&quot;&quot;;&quot;&quot;;&quot;\x&quot;&amp;[.H47]) &amp; &quot;&quot;&quot;&quot;" office:value-type="string" office:string-value="&quot;\xE3\x82\xA7&quot;" calcext:value-type="string">
            <text:p>"\xE3\x82\xA7"</text:p>
          </table:table-cell>
          <table:table-cell/>
        </table:table-row>
        <table:table-row table:style-name="ro8">
          <table:table-cell table:style-name="ce20" table:formula="of:=[Tabelle1.A48]" office:value-type="float" office:value="171" calcext:value-type="float">
            <text:p>171</text:p>
          </table:table-cell>
          <table:table-cell table:style-name="ce20" table:formula="of:=DEC2HEX([.A48];2)" office:value-type="string" office:string-value="AB" calcext:value-type="string">
            <text:p>AB</text:p>
          </table:table-cell>
          <table:table-cell table:style-name="ce20" table:formula="of:=[Tabelle1.C48]" office:value-type="string" office:string-value="ォ" calcext:value-type="string">
            <text:p>ォ</text:p>
          </table:table-cell>
          <table:table-cell table:style-name="ce20" table:formula="of:=UNICODE([.C48])" office:value-type="float" office:value="12457" calcext:value-type="float">
            <text:p>12457</text:p>
          </table:table-cell>
          <table:table-cell table:style-name="ce20" table:formula="of:=DEC2HEX([.D48];4)" office:value-type="string" office:string-value="30A9" calcext:value-type="string">
            <text:p>30A9</text:p>
          </table:table-cell>
          <table:table-cell table:formula="of:=DEC2HEX(IF([.D48]&lt;128;[.D48];IF([.D48]&lt;4096;192+BITRSHIFT([.D48];6);224+BITRSHIFT([.D48];12)));2)" office:value-type="string" office:string-value="E3" calcext:value-type="string">
            <text:p>E3</text:p>
          </table:table-cell>
          <table:table-cell table:formula="of:=IF([.D48]&lt;128;&quot;&quot;;DEC2HEX(128+BITAND(IF([.D48]&lt;4096;[.D48];BITRSHIFT([.D48];6));63);2))" office:value-type="string" office:string-value="82" calcext:value-type="string">
            <text:p>82</text:p>
          </table:table-cell>
          <table:table-cell table:formula="of:=IF([.D48]&lt;4096;&quot;&quot;;DEC2HEX(128+BITAND([.D48];63);2))" office:value-type="string" office:string-value="A9" calcext:value-type="string">
            <text:p>A9</text:p>
          </table:table-cell>
          <table:table-cell table:formula="of:=&quot;&quot;&quot;\x&quot;&amp;[.F48] &amp; IF([.G48]=&quot;&quot;;&quot;&quot;;&quot;\x&quot;&amp;[.G48]) &amp; IF([.H48]=&quot;&quot;;&quot;&quot;;&quot;\x&quot;&amp;[.H48]) &amp; &quot;&quot;&quot;&quot;" office:value-type="string" office:string-value="&quot;\xE3\x82\xA9&quot;" calcext:value-type="string">
            <text:p>"\xE3\x82\xA9"</text:p>
          </table:table-cell>
          <table:table-cell/>
        </table:table-row>
        <table:table-row table:style-name="ro8">
          <table:table-cell table:style-name="ce20" table:formula="of:=[Tabelle1.A49]" office:value-type="float" office:value="172" calcext:value-type="float">
            <text:p>172</text:p>
          </table:table-cell>
          <table:table-cell table:style-name="ce20" table:formula="of:=DEC2HEX([.A49];2)" office:value-type="string" office:string-value="AC" calcext:value-type="string">
            <text:p>AC</text:p>
          </table:table-cell>
          <table:table-cell table:style-name="ce20" table:formula="of:=[Tabelle1.C49]" office:value-type="string" office:string-value="ャ" calcext:value-type="string">
            <text:p>ャ</text:p>
          </table:table-cell>
          <table:table-cell table:style-name="ce20" table:formula="of:=UNICODE([.C49])" office:value-type="float" office:value="12515" calcext:value-type="float">
            <text:p>12515</text:p>
          </table:table-cell>
          <table:table-cell table:style-name="ce20" table:formula="of:=DEC2HEX([.D49];4)" office:value-type="string" office:string-value="30E3" calcext:value-type="string">
            <text:p>30E3</text:p>
          </table:table-cell>
          <table:table-cell table:formula="of:=DEC2HEX(IF([.D49]&lt;128;[.D49];IF([.D49]&lt;4096;192+BITRSHIFT([.D49];6);224+BITRSHIFT([.D49];12)));2)" office:value-type="string" office:string-value="E3" calcext:value-type="string">
            <text:p>E3</text:p>
          </table:table-cell>
          <table:table-cell table:formula="of:=IF([.D49]&lt;128;&quot;&quot;;DEC2HEX(128+BITAND(IF([.D49]&lt;4096;[.D49];BITRSHIFT([.D49];6));63);2))" office:value-type="string" office:string-value="83" calcext:value-type="string">
            <text:p>83</text:p>
          </table:table-cell>
          <table:table-cell table:formula="of:=IF([.D49]&lt;4096;&quot;&quot;;DEC2HEX(128+BITAND([.D49];63);2))" office:value-type="string" office:string-value="A3" calcext:value-type="string">
            <text:p>A3</text:p>
          </table:table-cell>
          <table:table-cell table:formula="of:=&quot;&quot;&quot;\x&quot;&amp;[.F49] &amp; IF([.G49]=&quot;&quot;;&quot;&quot;;&quot;\x&quot;&amp;[.G49]) &amp; IF([.H49]=&quot;&quot;;&quot;&quot;;&quot;\x&quot;&amp;[.H49]) &amp; &quot;&quot;&quot;&quot;" office:value-type="string" office:string-value="&quot;\xE3\x83\xA3&quot;" calcext:value-type="string">
            <text:p>"\xE3\x83\xA3"</text:p>
          </table:table-cell>
          <table:table-cell/>
        </table:table-row>
        <table:table-row table:style-name="ro8">
          <table:table-cell table:style-name="ce20" table:formula="of:=[Tabelle1.A50]" office:value-type="float" office:value="173" calcext:value-type="float">
            <text:p>173</text:p>
          </table:table-cell>
          <table:table-cell table:style-name="ce20" table:formula="of:=DEC2HEX([.A50];2)" office:value-type="string" office:string-value="AD" calcext:value-type="string">
            <text:p>AD</text:p>
          </table:table-cell>
          <table:table-cell table:style-name="ce20" table:formula="of:=[Tabelle1.C50]" office:value-type="string" office:string-value="ュ" calcext:value-type="string">
            <text:p>ュ</text:p>
          </table:table-cell>
          <table:table-cell table:style-name="ce20" table:formula="of:=UNICODE([.C50])" office:value-type="float" office:value="12517" calcext:value-type="float">
            <text:p>12517</text:p>
          </table:table-cell>
          <table:table-cell table:style-name="ce20" table:formula="of:=DEC2HEX([.D50];4)" office:value-type="string" office:string-value="30E5" calcext:value-type="string">
            <text:p>30E5</text:p>
          </table:table-cell>
          <table:table-cell table:formula="of:=DEC2HEX(IF([.D50]&lt;128;[.D50];IF([.D50]&lt;4096;192+BITRSHIFT([.D50];6);224+BITRSHIFT([.D50];12)));2)" office:value-type="string" office:string-value="E3" calcext:value-type="string">
            <text:p>E3</text:p>
          </table:table-cell>
          <table:table-cell table:formula="of:=IF([.D50]&lt;128;&quot;&quot;;DEC2HEX(128+BITAND(IF([.D50]&lt;4096;[.D50];BITRSHIFT([.D50];6));63);2))" office:value-type="string" office:string-value="83" calcext:value-type="string">
            <text:p>83</text:p>
          </table:table-cell>
          <table:table-cell table:formula="of:=IF([.D50]&lt;4096;&quot;&quot;;DEC2HEX(128+BITAND([.D50];63);2))" office:value-type="string" office:string-value="A5" calcext:value-type="string">
            <text:p>A5</text:p>
          </table:table-cell>
          <table:table-cell table:formula="of:=&quot;&quot;&quot;\x&quot;&amp;[.F50] &amp; IF([.G50]=&quot;&quot;;&quot;&quot;;&quot;\x&quot;&amp;[.G50]) &amp; IF([.H50]=&quot;&quot;;&quot;&quot;;&quot;\x&quot;&amp;[.H50]) &amp; &quot;&quot;&quot;&quot;" office:value-type="string" office:string-value="&quot;\xE3\x83\xA5&quot;" calcext:value-type="string">
            <text:p>"\xE3\x83\xA5"</text:p>
          </table:table-cell>
          <table:table-cell/>
        </table:table-row>
        <table:table-row table:style-name="ro8">
          <table:table-cell table:style-name="ce20" table:formula="of:=[Tabelle1.A51]" office:value-type="float" office:value="174" calcext:value-type="float">
            <text:p>174</text:p>
          </table:table-cell>
          <table:table-cell table:style-name="ce20" table:formula="of:=DEC2HEX([.A51];2)" office:value-type="string" office:string-value="AE" calcext:value-type="string">
            <text:p>AE</text:p>
          </table:table-cell>
          <table:table-cell table:style-name="ce20" table:formula="of:=[Tabelle1.C51]" office:value-type="string" office:string-value="ョ" calcext:value-type="string">
            <text:p>ョ</text:p>
          </table:table-cell>
          <table:table-cell table:style-name="ce20" table:formula="of:=UNICODE([.C51])" office:value-type="float" office:value="12519" calcext:value-type="float">
            <text:p>12519</text:p>
          </table:table-cell>
          <table:table-cell table:style-name="ce20" table:formula="of:=DEC2HEX([.D51];4)" office:value-type="string" office:string-value="30E7" calcext:value-type="string">
            <text:p>30E7</text:p>
          </table:table-cell>
          <table:table-cell table:formula="of:=DEC2HEX(IF([.D51]&lt;128;[.D51];IF([.D51]&lt;4096;192+BITRSHIFT([.D51];6);224+BITRSHIFT([.D51];12)));2)" office:value-type="string" office:string-value="E3" calcext:value-type="string">
            <text:p>E3</text:p>
          </table:table-cell>
          <table:table-cell table:formula="of:=IF([.D51]&lt;128;&quot;&quot;;DEC2HEX(128+BITAND(IF([.D51]&lt;4096;[.D51];BITRSHIFT([.D51];6));63);2))" office:value-type="string" office:string-value="83" calcext:value-type="string">
            <text:p>83</text:p>
          </table:table-cell>
          <table:table-cell table:formula="of:=IF([.D51]&lt;4096;&quot;&quot;;DEC2HEX(128+BITAND([.D51];63);2))" office:value-type="string" office:string-value="A7" calcext:value-type="string">
            <text:p>A7</text:p>
          </table:table-cell>
          <table:table-cell table:formula="of:=&quot;&quot;&quot;\x&quot;&amp;[.F51] &amp; IF([.G51]=&quot;&quot;;&quot;&quot;;&quot;\x&quot;&amp;[.G51]) &amp; IF([.H51]=&quot;&quot;;&quot;&quot;;&quot;\x&quot;&amp;[.H51]) &amp; &quot;&quot;&quot;&quot;" office:value-type="string" office:string-value="&quot;\xE3\x83\xA7&quot;" calcext:value-type="string">
            <text:p>"\xE3\x83\xA7"</text:p>
          </table:table-cell>
          <table:table-cell/>
        </table:table-row>
        <table:table-row table:style-name="ro8">
          <table:table-cell table:style-name="ce20" table:formula="of:=[Tabelle1.A52]" office:value-type="float" office:value="175" calcext:value-type="float">
            <text:p>175</text:p>
          </table:table-cell>
          <table:table-cell table:style-name="ce20" table:formula="of:=DEC2HEX([.A52];2)" office:value-type="string" office:string-value="AF" calcext:value-type="string">
            <text:p>AF</text:p>
          </table:table-cell>
          <table:table-cell table:style-name="ce20" table:formula="of:=[Tabelle1.C52]" office:value-type="string" office:string-value="ッ" calcext:value-type="string">
            <text:p>ッ</text:p>
          </table:table-cell>
          <table:table-cell table:style-name="ce20" table:formula="of:=UNICODE([.C52])" office:value-type="float" office:value="12483" calcext:value-type="float">
            <text:p>12483</text:p>
          </table:table-cell>
          <table:table-cell table:style-name="ce20" table:formula="of:=DEC2HEX([.D52];4)" office:value-type="string" office:string-value="30C3" calcext:value-type="string">
            <text:p>30C3</text:p>
          </table:table-cell>
          <table:table-cell table:formula="of:=DEC2HEX(IF([.D52]&lt;128;[.D52];IF([.D52]&lt;4096;192+BITRSHIFT([.D52];6);224+BITRSHIFT([.D52];12)));2)" office:value-type="string" office:string-value="E3" calcext:value-type="string">
            <text:p>E3</text:p>
          </table:table-cell>
          <table:table-cell table:formula="of:=IF([.D52]&lt;128;&quot;&quot;;DEC2HEX(128+BITAND(IF([.D52]&lt;4096;[.D52];BITRSHIFT([.D52];6));63);2))" office:value-type="string" office:string-value="83" calcext:value-type="string">
            <text:p>83</text:p>
          </table:table-cell>
          <table:table-cell table:formula="of:=IF([.D52]&lt;4096;&quot;&quot;;DEC2HEX(128+BITAND([.D52];63);2))" office:value-type="string" office:string-value="83" calcext:value-type="string">
            <text:p>83</text:p>
          </table:table-cell>
          <table:table-cell table:formula="of:=&quot;&quot;&quot;\x&quot;&amp;[.F52] &amp; IF([.G52]=&quot;&quot;;&quot;&quot;;&quot;\x&quot;&amp;[.G52]) &amp; IF([.H52]=&quot;&quot;;&quot;&quot;;&quot;\x&quot;&amp;[.H52]) &amp; &quot;&quot;&quot;&quot;" office:value-type="string" office:string-value="&quot;\xE3\x83\x83&quot;" calcext:value-type="string">
            <text:p>"\xE3\x83\x83"</text:p>
          </table:table-cell>
          <table:table-cell/>
        </table:table-row>
        <table:table-row table:style-name="ro8">
          <table:table-cell table:style-name="ce20" table:formula="of:=[Tabelle1.A53]" office:value-type="float" office:value="176" calcext:value-type="float">
            <text:p>176</text:p>
          </table:table-cell>
          <table:table-cell table:style-name="ce20" table:formula="of:=DEC2HEX([.A53];2)" office:value-type="string" office:string-value="B0" calcext:value-type="string">
            <text:p>B0</text:p>
          </table:table-cell>
          <table:table-cell table:style-name="ce20" table:formula="of:=[Tabelle1.C53]" office:value-type="string" office:string-value="ー" calcext:value-type="string">
            <text:p>ー</text:p>
          </table:table-cell>
          <table:table-cell table:style-name="ce20" table:formula="of:=UNICODE([.C53])" office:value-type="float" office:value="12540" calcext:value-type="float">
            <text:p>12540</text:p>
          </table:table-cell>
          <table:table-cell table:style-name="ce20" table:formula="of:=DEC2HEX([.D53];4)" office:value-type="string" office:string-value="30FC" calcext:value-type="string">
            <text:p>30FC</text:p>
          </table:table-cell>
          <table:table-cell table:formula="of:=DEC2HEX(IF([.D53]&lt;128;[.D53];IF([.D53]&lt;4096;192+BITRSHIFT([.D53];6);224+BITRSHIFT([.D53];12)));2)" office:value-type="string" office:string-value="E3" calcext:value-type="string">
            <text:p>E3</text:p>
          </table:table-cell>
          <table:table-cell table:formula="of:=IF([.D53]&lt;128;&quot;&quot;;DEC2HEX(128+BITAND(IF([.D53]&lt;4096;[.D53];BITRSHIFT([.D53];6));63);2))" office:value-type="string" office:string-value="83" calcext:value-type="string">
            <text:p>83</text:p>
          </table:table-cell>
          <table:table-cell table:formula="of:=IF([.D53]&lt;4096;&quot;&quot;;DEC2HEX(128+BITAND([.D53];63);2))" office:value-type="string" office:string-value="BC" calcext:value-type="string">
            <text:p>BC</text:p>
          </table:table-cell>
          <table:table-cell table:formula="of:=&quot;&quot;&quot;\x&quot;&amp;[.F53] &amp; IF([.G53]=&quot;&quot;;&quot;&quot;;&quot;\x&quot;&amp;[.G53]) &amp; IF([.H53]=&quot;&quot;;&quot;&quot;;&quot;\x&quot;&amp;[.H53]) &amp; &quot;&quot;&quot;&quot;" office:value-type="string" office:string-value="&quot;\xE3\x83\xBC&quot;" calcext:value-type="string">
            <text:p>"\xE3\x83\xBC"</text:p>
          </table:table-cell>
          <table:table-cell/>
        </table:table-row>
        <table:table-row table:style-name="ro8">
          <table:table-cell table:style-name="ce20" table:formula="of:=[Tabelle1.A54]" office:value-type="float" office:value="177" calcext:value-type="float">
            <text:p>177</text:p>
          </table:table-cell>
          <table:table-cell table:style-name="ce20" table:formula="of:=DEC2HEX([.A54];2)" office:value-type="string" office:string-value="B1" calcext:value-type="string">
            <text:p>B1</text:p>
          </table:table-cell>
          <table:table-cell table:style-name="ce20" table:formula="of:=[Tabelle1.C54]" office:value-type="string" office:string-value="ア" calcext:value-type="string">
            <text:p>ア</text:p>
          </table:table-cell>
          <table:table-cell table:style-name="ce20" table:formula="of:=UNICODE([.C54])" office:value-type="float" office:value="12450" calcext:value-type="float">
            <text:p>12450</text:p>
          </table:table-cell>
          <table:table-cell table:style-name="ce20" table:formula="of:=DEC2HEX([.D54];4)" office:value-type="string" office:string-value="30A2" calcext:value-type="string">
            <text:p>30A2</text:p>
          </table:table-cell>
          <table:table-cell table:formula="of:=DEC2HEX(IF([.D54]&lt;128;[.D54];IF([.D54]&lt;4096;192+BITRSHIFT([.D54];6);224+BITRSHIFT([.D54];12)));2)" office:value-type="string" office:string-value="E3" calcext:value-type="string">
            <text:p>E3</text:p>
          </table:table-cell>
          <table:table-cell table:formula="of:=IF([.D54]&lt;128;&quot;&quot;;DEC2HEX(128+BITAND(IF([.D54]&lt;4096;[.D54];BITRSHIFT([.D54];6));63);2))" office:value-type="string" office:string-value="82" calcext:value-type="string">
            <text:p>82</text:p>
          </table:table-cell>
          <table:table-cell table:formula="of:=IF([.D54]&lt;4096;&quot;&quot;;DEC2HEX(128+BITAND([.D54];63);2))" office:value-type="string" office:string-value="A2" calcext:value-type="string">
            <text:p>A2</text:p>
          </table:table-cell>
          <table:table-cell table:formula="of:=&quot;&quot;&quot;\x&quot;&amp;[.F54] &amp; IF([.G54]=&quot;&quot;;&quot;&quot;;&quot;\x&quot;&amp;[.G54]) &amp; IF([.H54]=&quot;&quot;;&quot;&quot;;&quot;\x&quot;&amp;[.H54]) &amp; &quot;&quot;&quot;&quot;" office:value-type="string" office:string-value="&quot;\xE3\x82\xA2&quot;" calcext:value-type="string">
            <text:p>"\xE3\x82\xA2"</text:p>
          </table:table-cell>
          <table:table-cell/>
        </table:table-row>
        <table:table-row table:style-name="ro8">
          <table:table-cell table:style-name="ce20" table:formula="of:=[Tabelle1.A55]" office:value-type="float" office:value="178" calcext:value-type="float">
            <text:p>178</text:p>
          </table:table-cell>
          <table:table-cell table:style-name="ce20" table:formula="of:=DEC2HEX([.A55];2)" office:value-type="string" office:string-value="B2" calcext:value-type="string">
            <text:p>B2</text:p>
          </table:table-cell>
          <table:table-cell table:style-name="ce20" table:formula="of:=[Tabelle1.C55]" office:value-type="string" office:string-value="イ" calcext:value-type="string">
            <text:p>イ</text:p>
          </table:table-cell>
          <table:table-cell table:style-name="ce20" table:formula="of:=UNICODE([.C55])" office:value-type="float" office:value="12452" calcext:value-type="float">
            <text:p>12452</text:p>
          </table:table-cell>
          <table:table-cell table:style-name="ce20" table:formula="of:=DEC2HEX([.D55];4)" office:value-type="string" office:string-value="30A4" calcext:value-type="string">
            <text:p>30A4</text:p>
          </table:table-cell>
          <table:table-cell table:formula="of:=DEC2HEX(IF([.D55]&lt;128;[.D55];IF([.D55]&lt;4096;192+BITRSHIFT([.D55];6);224+BITRSHIFT([.D55];12)));2)" office:value-type="string" office:string-value="E3" calcext:value-type="string">
            <text:p>E3</text:p>
          </table:table-cell>
          <table:table-cell table:formula="of:=IF([.D55]&lt;128;&quot;&quot;;DEC2HEX(128+BITAND(IF([.D55]&lt;4096;[.D55];BITRSHIFT([.D55];6));63);2))" office:value-type="string" office:string-value="82" calcext:value-type="string">
            <text:p>82</text:p>
          </table:table-cell>
          <table:table-cell table:formula="of:=IF([.D55]&lt;4096;&quot;&quot;;DEC2HEX(128+BITAND([.D55];63);2))" office:value-type="string" office:string-value="A4" calcext:value-type="string">
            <text:p>A4</text:p>
          </table:table-cell>
          <table:table-cell table:formula="of:=&quot;&quot;&quot;\x&quot;&amp;[.F55] &amp; IF([.G55]=&quot;&quot;;&quot;&quot;;&quot;\x&quot;&amp;[.G55]) &amp; IF([.H55]=&quot;&quot;;&quot;&quot;;&quot;\x&quot;&amp;[.H55]) &amp; &quot;&quot;&quot;&quot;" office:value-type="string" office:string-value="&quot;\xE3\x82\xA4&quot;" calcext:value-type="string">
            <text:p>"\xE3\x82\xA4"</text:p>
          </table:table-cell>
          <table:table-cell/>
        </table:table-row>
        <table:table-row table:style-name="ro8">
          <table:table-cell table:style-name="ce20" table:formula="of:=[Tabelle1.A56]" office:value-type="float" office:value="179" calcext:value-type="float">
            <text:p>179</text:p>
          </table:table-cell>
          <table:table-cell table:style-name="ce20" table:formula="of:=DEC2HEX([.A56];2)" office:value-type="string" office:string-value="B3" calcext:value-type="string">
            <text:p>B3</text:p>
          </table:table-cell>
          <table:table-cell table:style-name="ce20" table:formula="of:=[Tabelle1.C56]" office:value-type="string" office:string-value="ウ" calcext:value-type="string">
            <text:p>ウ</text:p>
          </table:table-cell>
          <table:table-cell table:style-name="ce20" table:formula="of:=UNICODE([.C56])" office:value-type="float" office:value="12454" calcext:value-type="float">
            <text:p>12454</text:p>
          </table:table-cell>
          <table:table-cell table:style-name="ce20" table:formula="of:=DEC2HEX([.D56];4)" office:value-type="string" office:string-value="30A6" calcext:value-type="string">
            <text:p>30A6</text:p>
          </table:table-cell>
          <table:table-cell table:formula="of:=DEC2HEX(IF([.D56]&lt;128;[.D56];IF([.D56]&lt;4096;192+BITRSHIFT([.D56];6);224+BITRSHIFT([.D56];12)));2)" office:value-type="string" office:string-value="E3" calcext:value-type="string">
            <text:p>E3</text:p>
          </table:table-cell>
          <table:table-cell table:formula="of:=IF([.D56]&lt;128;&quot;&quot;;DEC2HEX(128+BITAND(IF([.D56]&lt;4096;[.D56];BITRSHIFT([.D56];6));63);2))" office:value-type="string" office:string-value="82" calcext:value-type="string">
            <text:p>82</text:p>
          </table:table-cell>
          <table:table-cell table:formula="of:=IF([.D56]&lt;4096;&quot;&quot;;DEC2HEX(128+BITAND([.D56];63);2))" office:value-type="string" office:string-value="A6" calcext:value-type="string">
            <text:p>A6</text:p>
          </table:table-cell>
          <table:table-cell table:formula="of:=&quot;&quot;&quot;\x&quot;&amp;[.F56] &amp; IF([.G56]=&quot;&quot;;&quot;&quot;;&quot;\x&quot;&amp;[.G56]) &amp; IF([.H56]=&quot;&quot;;&quot;&quot;;&quot;\x&quot;&amp;[.H56]) &amp; &quot;&quot;&quot;&quot;" office:value-type="string" office:string-value="&quot;\xE3\x82\xA6&quot;" calcext:value-type="string">
            <text:p>"\xE3\x82\xA6"</text:p>
          </table:table-cell>
          <table:table-cell/>
        </table:table-row>
        <table:table-row table:style-name="ro8">
          <table:table-cell table:style-name="ce20" table:formula="of:=[Tabelle1.A57]" office:value-type="float" office:value="180" calcext:value-type="float">
            <text:p>180</text:p>
          </table:table-cell>
          <table:table-cell table:style-name="ce20" table:formula="of:=DEC2HEX([.A57];2)" office:value-type="string" office:string-value="B4" calcext:value-type="string">
            <text:p>B4</text:p>
          </table:table-cell>
          <table:table-cell table:style-name="ce20" table:formula="of:=[Tabelle1.C57]" office:value-type="string" office:string-value="エ" calcext:value-type="string">
            <text:p>エ</text:p>
          </table:table-cell>
          <table:table-cell table:style-name="ce20" table:formula="of:=UNICODE([.C57])" office:value-type="float" office:value="12456" calcext:value-type="float">
            <text:p>12456</text:p>
          </table:table-cell>
          <table:table-cell table:style-name="ce20" table:formula="of:=DEC2HEX([.D57];4)" office:value-type="string" office:string-value="30A8" calcext:value-type="string">
            <text:p>30A8</text:p>
          </table:table-cell>
          <table:table-cell table:formula="of:=DEC2HEX(IF([.D57]&lt;128;[.D57];IF([.D57]&lt;4096;192+BITRSHIFT([.D57];6);224+BITRSHIFT([.D57];12)));2)" office:value-type="string" office:string-value="E3" calcext:value-type="string">
            <text:p>E3</text:p>
          </table:table-cell>
          <table:table-cell table:formula="of:=IF([.D57]&lt;128;&quot;&quot;;DEC2HEX(128+BITAND(IF([.D57]&lt;4096;[.D57];BITRSHIFT([.D57];6));63);2))" office:value-type="string" office:string-value="82" calcext:value-type="string">
            <text:p>82</text:p>
          </table:table-cell>
          <table:table-cell table:formula="of:=IF([.D57]&lt;4096;&quot;&quot;;DEC2HEX(128+BITAND([.D57];63);2))" office:value-type="string" office:string-value="A8" calcext:value-type="string">
            <text:p>A8</text:p>
          </table:table-cell>
          <table:table-cell table:formula="of:=&quot;&quot;&quot;\x&quot;&amp;[.F57] &amp; IF([.G57]=&quot;&quot;;&quot;&quot;;&quot;\x&quot;&amp;[.G57]) &amp; IF([.H57]=&quot;&quot;;&quot;&quot;;&quot;\x&quot;&amp;[.H57]) &amp; &quot;&quot;&quot;&quot;" office:value-type="string" office:string-value="&quot;\xE3\x82\xA8&quot;" calcext:value-type="string">
            <text:p>"\xE3\x82\xA8"</text:p>
          </table:table-cell>
          <table:table-cell/>
        </table:table-row>
        <table:table-row table:style-name="ro8">
          <table:table-cell table:style-name="ce20" table:formula="of:=[Tabelle1.A58]" office:value-type="float" office:value="181" calcext:value-type="float">
            <text:p>181</text:p>
          </table:table-cell>
          <table:table-cell table:style-name="ce20" table:formula="of:=DEC2HEX([.A58];2)" office:value-type="string" office:string-value="B5" calcext:value-type="string">
            <text:p>B5</text:p>
          </table:table-cell>
          <table:table-cell table:style-name="ce20" table:formula="of:=[Tabelle1.C58]" office:value-type="string" office:string-value="オ" calcext:value-type="string">
            <text:p>オ</text:p>
          </table:table-cell>
          <table:table-cell table:style-name="ce20" table:formula="of:=UNICODE([.C58])" office:value-type="float" office:value="12458" calcext:value-type="float">
            <text:p>12458</text:p>
          </table:table-cell>
          <table:table-cell table:style-name="ce20" table:formula="of:=DEC2HEX([.D58];4)" office:value-type="string" office:string-value="30AA" calcext:value-type="string">
            <text:p>30AA</text:p>
          </table:table-cell>
          <table:table-cell table:formula="of:=DEC2HEX(IF([.D58]&lt;128;[.D58];IF([.D58]&lt;4096;192+BITRSHIFT([.D58];6);224+BITRSHIFT([.D58];12)));2)" office:value-type="string" office:string-value="E3" calcext:value-type="string">
            <text:p>E3</text:p>
          </table:table-cell>
          <table:table-cell table:formula="of:=IF([.D58]&lt;128;&quot;&quot;;DEC2HEX(128+BITAND(IF([.D58]&lt;4096;[.D58];BITRSHIFT([.D58];6));63);2))" office:value-type="string" office:string-value="82" calcext:value-type="string">
            <text:p>82</text:p>
          </table:table-cell>
          <table:table-cell table:formula="of:=IF([.D58]&lt;4096;&quot;&quot;;DEC2HEX(128+BITAND([.D58];63);2))" office:value-type="string" office:string-value="AA" calcext:value-type="string">
            <text:p>AA</text:p>
          </table:table-cell>
          <table:table-cell table:formula="of:=&quot;&quot;&quot;\x&quot;&amp;[.F58] &amp; IF([.G58]=&quot;&quot;;&quot;&quot;;&quot;\x&quot;&amp;[.G58]) &amp; IF([.H58]=&quot;&quot;;&quot;&quot;;&quot;\x&quot;&amp;[.H58]) &amp; &quot;&quot;&quot;&quot;" office:value-type="string" office:string-value="&quot;\xE3\x82\xAA&quot;" calcext:value-type="string">
            <text:p>"\xE3\x82\xAA"</text:p>
          </table:table-cell>
          <table:table-cell/>
        </table:table-row>
        <table:table-row table:style-name="ro8">
          <table:table-cell table:style-name="ce20" table:formula="of:=[Tabelle1.A59]" office:value-type="float" office:value="182" calcext:value-type="float">
            <text:p>182</text:p>
          </table:table-cell>
          <table:table-cell table:style-name="ce20" table:formula="of:=DEC2HEX([.A59];2)" office:value-type="string" office:string-value="B6" calcext:value-type="string">
            <text:p>B6</text:p>
          </table:table-cell>
          <table:table-cell table:style-name="ce20" table:formula="of:=[Tabelle1.C59]" office:value-type="string" office:string-value="カ" calcext:value-type="string">
            <text:p>カ</text:p>
          </table:table-cell>
          <table:table-cell table:style-name="ce20" table:formula="of:=UNICODE([.C59])" office:value-type="float" office:value="12459" calcext:value-type="float">
            <text:p>12459</text:p>
          </table:table-cell>
          <table:table-cell table:style-name="ce20" table:formula="of:=DEC2HEX([.D59];4)" office:value-type="string" office:string-value="30AB" calcext:value-type="string">
            <text:p>30AB</text:p>
          </table:table-cell>
          <table:table-cell table:formula="of:=DEC2HEX(IF([.D59]&lt;128;[.D59];IF([.D59]&lt;4096;192+BITRSHIFT([.D59];6);224+BITRSHIFT([.D59];12)));2)" office:value-type="string" office:string-value="E3" calcext:value-type="string">
            <text:p>E3</text:p>
          </table:table-cell>
          <table:table-cell table:formula="of:=IF([.D59]&lt;128;&quot;&quot;;DEC2HEX(128+BITAND(IF([.D59]&lt;4096;[.D59];BITRSHIFT([.D59];6));63);2))" office:value-type="string" office:string-value="82" calcext:value-type="string">
            <text:p>82</text:p>
          </table:table-cell>
          <table:table-cell table:formula="of:=IF([.D59]&lt;4096;&quot;&quot;;DEC2HEX(128+BITAND([.D59];63);2))" office:value-type="string" office:string-value="AB" calcext:value-type="string">
            <text:p>AB</text:p>
          </table:table-cell>
          <table:table-cell table:formula="of:=&quot;&quot;&quot;\x&quot;&amp;[.F59] &amp; IF([.G59]=&quot;&quot;;&quot;&quot;;&quot;\x&quot;&amp;[.G59]) &amp; IF([.H59]=&quot;&quot;;&quot;&quot;;&quot;\x&quot;&amp;[.H59]) &amp; &quot;&quot;&quot;&quot;" office:value-type="string" office:string-value="&quot;\xE3\x82\xAB&quot;" calcext:value-type="string">
            <text:p>"\xE3\x82\xAB"</text:p>
          </table:table-cell>
          <table:table-cell/>
        </table:table-row>
        <table:table-row table:style-name="ro8">
          <table:table-cell table:style-name="ce20" table:formula="of:=[Tabelle1.A60]" office:value-type="float" office:value="183" calcext:value-type="float">
            <text:p>183</text:p>
          </table:table-cell>
          <table:table-cell table:style-name="ce20" table:formula="of:=DEC2HEX([.A60];2)" office:value-type="string" office:string-value="B7" calcext:value-type="string">
            <text:p>B7</text:p>
          </table:table-cell>
          <table:table-cell table:style-name="ce20" table:formula="of:=[Tabelle1.C60]" office:value-type="string" office:string-value="キ" calcext:value-type="string">
            <text:p>キ</text:p>
          </table:table-cell>
          <table:table-cell table:style-name="ce20" table:formula="of:=UNICODE([.C60])" office:value-type="float" office:value="12461" calcext:value-type="float">
            <text:p>12461</text:p>
          </table:table-cell>
          <table:table-cell table:style-name="ce20" table:formula="of:=DEC2HEX([.D60];4)" office:value-type="string" office:string-value="30AD" calcext:value-type="string">
            <text:p>30AD</text:p>
          </table:table-cell>
          <table:table-cell table:formula="of:=DEC2HEX(IF([.D60]&lt;128;[.D60];IF([.D60]&lt;4096;192+BITRSHIFT([.D60];6);224+BITRSHIFT([.D60];12)));2)" office:value-type="string" office:string-value="E3" calcext:value-type="string">
            <text:p>E3</text:p>
          </table:table-cell>
          <table:table-cell table:formula="of:=IF([.D60]&lt;128;&quot;&quot;;DEC2HEX(128+BITAND(IF([.D60]&lt;4096;[.D60];BITRSHIFT([.D60];6));63);2))" office:value-type="string" office:string-value="82" calcext:value-type="string">
            <text:p>82</text:p>
          </table:table-cell>
          <table:table-cell table:formula="of:=IF([.D60]&lt;4096;&quot;&quot;;DEC2HEX(128+BITAND([.D60];63);2))" office:value-type="string" office:string-value="AD" calcext:value-type="string">
            <text:p>AD</text:p>
          </table:table-cell>
          <table:table-cell table:formula="of:=&quot;&quot;&quot;\x&quot;&amp;[.F60] &amp; IF([.G60]=&quot;&quot;;&quot;&quot;;&quot;\x&quot;&amp;[.G60]) &amp; IF([.H60]=&quot;&quot;;&quot;&quot;;&quot;\x&quot;&amp;[.H60]) &amp; &quot;&quot;&quot;&quot;" office:value-type="string" office:string-value="&quot;\xE3\x82\xAD&quot;" calcext:value-type="string">
            <text:p>"\xE3\x82\xAD"</text:p>
          </table:table-cell>
          <table:table-cell/>
        </table:table-row>
        <table:table-row table:style-name="ro8">
          <table:table-cell table:style-name="ce20" table:formula="of:=[Tabelle1.A61]" office:value-type="float" office:value="184" calcext:value-type="float">
            <text:p>184</text:p>
          </table:table-cell>
          <table:table-cell table:style-name="ce20" table:formula="of:=DEC2HEX([.A61];2)" office:value-type="string" office:string-value="B8" calcext:value-type="string">
            <text:p>B8</text:p>
          </table:table-cell>
          <table:table-cell table:style-name="ce20" table:formula="of:=[Tabelle1.C61]" office:value-type="string" office:string-value="ク" calcext:value-type="string">
            <text:p>ク</text:p>
          </table:table-cell>
          <table:table-cell table:style-name="ce20" table:formula="of:=UNICODE([.C61])" office:value-type="float" office:value="12463" calcext:value-type="float">
            <text:p>12463</text:p>
          </table:table-cell>
          <table:table-cell table:style-name="ce20" table:formula="of:=DEC2HEX([.D61];4)" office:value-type="string" office:string-value="30AF" calcext:value-type="string">
            <text:p>30AF</text:p>
          </table:table-cell>
          <table:table-cell table:formula="of:=DEC2HEX(IF([.D61]&lt;128;[.D61];IF([.D61]&lt;4096;192+BITRSHIFT([.D61];6);224+BITRSHIFT([.D61];12)));2)" office:value-type="string" office:string-value="E3" calcext:value-type="string">
            <text:p>E3</text:p>
          </table:table-cell>
          <table:table-cell table:formula="of:=IF([.D61]&lt;128;&quot;&quot;;DEC2HEX(128+BITAND(IF([.D61]&lt;4096;[.D61];BITRSHIFT([.D61];6));63);2))" office:value-type="string" office:string-value="82" calcext:value-type="string">
            <text:p>82</text:p>
          </table:table-cell>
          <table:table-cell table:formula="of:=IF([.D61]&lt;4096;&quot;&quot;;DEC2HEX(128+BITAND([.D61];63);2))" office:value-type="string" office:string-value="AF" calcext:value-type="string">
            <text:p>AF</text:p>
          </table:table-cell>
          <table:table-cell table:formula="of:=&quot;&quot;&quot;\x&quot;&amp;[.F61] &amp; IF([.G61]=&quot;&quot;;&quot;&quot;;&quot;\x&quot;&amp;[.G61]) &amp; IF([.H61]=&quot;&quot;;&quot;&quot;;&quot;\x&quot;&amp;[.H61]) &amp; &quot;&quot;&quot;&quot;" office:value-type="string" office:string-value="&quot;\xE3\x82\xAF&quot;" calcext:value-type="string">
            <text:p>"\xE3\x82\xAF"</text:p>
          </table:table-cell>
          <table:table-cell/>
        </table:table-row>
        <table:table-row table:style-name="ro8">
          <table:table-cell table:style-name="ce20" table:formula="of:=[Tabelle1.A62]" office:value-type="float" office:value="185" calcext:value-type="float">
            <text:p>185</text:p>
          </table:table-cell>
          <table:table-cell table:style-name="ce20" table:formula="of:=DEC2HEX([.A62];2)" office:value-type="string" office:string-value="B9" calcext:value-type="string">
            <text:p>B9</text:p>
          </table:table-cell>
          <table:table-cell table:style-name="ce20" table:formula="of:=[Tabelle1.C62]" office:value-type="string" office:string-value="ケ" calcext:value-type="string">
            <text:p>ケ</text:p>
          </table:table-cell>
          <table:table-cell table:style-name="ce20" table:formula="of:=UNICODE([.C62])" office:value-type="float" office:value="12465" calcext:value-type="float">
            <text:p>12465</text:p>
          </table:table-cell>
          <table:table-cell table:style-name="ce20" table:formula="of:=DEC2HEX([.D62];4)" office:value-type="string" office:string-value="30B1" calcext:value-type="string">
            <text:p>30B1</text:p>
          </table:table-cell>
          <table:table-cell table:formula="of:=DEC2HEX(IF([.D62]&lt;128;[.D62];IF([.D62]&lt;4096;192+BITRSHIFT([.D62];6);224+BITRSHIFT([.D62];12)));2)" office:value-type="string" office:string-value="E3" calcext:value-type="string">
            <text:p>E3</text:p>
          </table:table-cell>
          <table:table-cell table:formula="of:=IF([.D62]&lt;128;&quot;&quot;;DEC2HEX(128+BITAND(IF([.D62]&lt;4096;[.D62];BITRSHIFT([.D62];6));63);2))" office:value-type="string" office:string-value="82" calcext:value-type="string">
            <text:p>82</text:p>
          </table:table-cell>
          <table:table-cell table:formula="of:=IF([.D62]&lt;4096;&quot;&quot;;DEC2HEX(128+BITAND([.D62];63);2))" office:value-type="string" office:string-value="B1" calcext:value-type="string">
            <text:p>B1</text:p>
          </table:table-cell>
          <table:table-cell table:formula="of:=&quot;&quot;&quot;\x&quot;&amp;[.F62] &amp; IF([.G62]=&quot;&quot;;&quot;&quot;;&quot;\x&quot;&amp;[.G62]) &amp; IF([.H62]=&quot;&quot;;&quot;&quot;;&quot;\x&quot;&amp;[.H62]) &amp; &quot;&quot;&quot;&quot;" office:value-type="string" office:string-value="&quot;\xE3\x82\xB1&quot;" calcext:value-type="string">
            <text:p>"\xE3\x82\xB1"</text:p>
          </table:table-cell>
          <table:table-cell/>
        </table:table-row>
        <table:table-row table:style-name="ro8">
          <table:table-cell table:style-name="ce20" table:formula="of:=[Tabelle1.A63]" office:value-type="float" office:value="186" calcext:value-type="float">
            <text:p>186</text:p>
          </table:table-cell>
          <table:table-cell table:style-name="ce20" table:formula="of:=DEC2HEX([.A63];2)" office:value-type="string" office:string-value="BA" calcext:value-type="string">
            <text:p>BA</text:p>
          </table:table-cell>
          <table:table-cell table:style-name="ce20" table:formula="of:=[Tabelle1.C63]" office:value-type="string" office:string-value="コ" calcext:value-type="string">
            <text:p>コ</text:p>
          </table:table-cell>
          <table:table-cell table:style-name="ce20" table:formula="of:=UNICODE([.C63])" office:value-type="float" office:value="12467" calcext:value-type="float">
            <text:p>12467</text:p>
          </table:table-cell>
          <table:table-cell table:style-name="ce20" table:formula="of:=DEC2HEX([.D63];4)" office:value-type="string" office:string-value="30B3" calcext:value-type="string">
            <text:p>30B3</text:p>
          </table:table-cell>
          <table:table-cell table:formula="of:=DEC2HEX(IF([.D63]&lt;128;[.D63];IF([.D63]&lt;4096;192+BITRSHIFT([.D63];6);224+BITRSHIFT([.D63];12)));2)" office:value-type="string" office:string-value="E3" calcext:value-type="string">
            <text:p>E3</text:p>
          </table:table-cell>
          <table:table-cell table:formula="of:=IF([.D63]&lt;128;&quot;&quot;;DEC2HEX(128+BITAND(IF([.D63]&lt;4096;[.D63];BITRSHIFT([.D63];6));63);2))" office:value-type="string" office:string-value="82" calcext:value-type="string">
            <text:p>82</text:p>
          </table:table-cell>
          <table:table-cell table:formula="of:=IF([.D63]&lt;4096;&quot;&quot;;DEC2HEX(128+BITAND([.D63];63);2))" office:value-type="string" office:string-value="B3" calcext:value-type="string">
            <text:p>B3</text:p>
          </table:table-cell>
          <table:table-cell table:formula="of:=&quot;&quot;&quot;\x&quot;&amp;[.F63] &amp; IF([.G63]=&quot;&quot;;&quot;&quot;;&quot;\x&quot;&amp;[.G63]) &amp; IF([.H63]=&quot;&quot;;&quot;&quot;;&quot;\x&quot;&amp;[.H63]) &amp; &quot;&quot;&quot;&quot;" office:value-type="string" office:string-value="&quot;\xE3\x82\xB3&quot;" calcext:value-type="string">
            <text:p>"\xE3\x82\xB3"</text:p>
          </table:table-cell>
          <table:table-cell/>
        </table:table-row>
        <table:table-row table:style-name="ro8">
          <table:table-cell table:style-name="ce20" table:formula="of:=[Tabelle1.A64]" office:value-type="float" office:value="187" calcext:value-type="float">
            <text:p>187</text:p>
          </table:table-cell>
          <table:table-cell table:style-name="ce20" table:formula="of:=DEC2HEX([.A64];2)" office:value-type="string" office:string-value="BB" calcext:value-type="string">
            <text:p>BB</text:p>
          </table:table-cell>
          <table:table-cell table:style-name="ce20" table:formula="of:=[Tabelle1.C64]" office:value-type="string" office:string-value="サ" calcext:value-type="string">
            <text:p>サ</text:p>
          </table:table-cell>
          <table:table-cell table:style-name="ce20" table:formula="of:=UNICODE([.C64])" office:value-type="float" office:value="12469" calcext:value-type="float">
            <text:p>12469</text:p>
          </table:table-cell>
          <table:table-cell table:style-name="ce20" table:formula="of:=DEC2HEX([.D64];4)" office:value-type="string" office:string-value="30B5" calcext:value-type="string">
            <text:p>30B5</text:p>
          </table:table-cell>
          <table:table-cell table:formula="of:=DEC2HEX(IF([.D64]&lt;128;[.D64];IF([.D64]&lt;4096;192+BITRSHIFT([.D64];6);224+BITRSHIFT([.D64];12)));2)" office:value-type="string" office:string-value="E3" calcext:value-type="string">
            <text:p>E3</text:p>
          </table:table-cell>
          <table:table-cell table:formula="of:=IF([.D64]&lt;128;&quot;&quot;;DEC2HEX(128+BITAND(IF([.D64]&lt;4096;[.D64];BITRSHIFT([.D64];6));63);2))" office:value-type="string" office:string-value="82" calcext:value-type="string">
            <text:p>82</text:p>
          </table:table-cell>
          <table:table-cell table:formula="of:=IF([.D64]&lt;4096;&quot;&quot;;DEC2HEX(128+BITAND([.D64];63);2))" office:value-type="string" office:string-value="B5" calcext:value-type="string">
            <text:p>B5</text:p>
          </table:table-cell>
          <table:table-cell table:formula="of:=&quot;&quot;&quot;\x&quot;&amp;[.F64] &amp; IF([.G64]=&quot;&quot;;&quot;&quot;;&quot;\x&quot;&amp;[.G64]) &amp; IF([.H64]=&quot;&quot;;&quot;&quot;;&quot;\x&quot;&amp;[.H64]) &amp; &quot;&quot;&quot;&quot;" office:value-type="string" office:string-value="&quot;\xE3\x82\xB5&quot;" calcext:value-type="string">
            <text:p>"\xE3\x82\xB5"</text:p>
          </table:table-cell>
          <table:table-cell/>
        </table:table-row>
        <table:table-row table:style-name="ro8">
          <table:table-cell table:style-name="ce20" table:formula="of:=[Tabelle1.A65]" office:value-type="float" office:value="188" calcext:value-type="float">
            <text:p>188</text:p>
          </table:table-cell>
          <table:table-cell table:style-name="ce20" table:formula="of:=DEC2HEX([.A65];2)" office:value-type="string" office:string-value="BC" calcext:value-type="string">
            <text:p>BC</text:p>
          </table:table-cell>
          <table:table-cell table:style-name="ce20" table:formula="of:=[Tabelle1.C65]" office:value-type="string" office:string-value="シ" calcext:value-type="string">
            <text:p>シ</text:p>
          </table:table-cell>
          <table:table-cell table:style-name="ce20" table:formula="of:=UNICODE([.C65])" office:value-type="float" office:value="12471" calcext:value-type="float">
            <text:p>12471</text:p>
          </table:table-cell>
          <table:table-cell table:style-name="ce20" table:formula="of:=DEC2HEX([.D65];4)" office:value-type="string" office:string-value="30B7" calcext:value-type="string">
            <text:p>30B7</text:p>
          </table:table-cell>
          <table:table-cell table:formula="of:=DEC2HEX(IF([.D65]&lt;128;[.D65];IF([.D65]&lt;4096;192+BITRSHIFT([.D65];6);224+BITRSHIFT([.D65];12)));2)" office:value-type="string" office:string-value="E3" calcext:value-type="string">
            <text:p>E3</text:p>
          </table:table-cell>
          <table:table-cell table:formula="of:=IF([.D65]&lt;128;&quot;&quot;;DEC2HEX(128+BITAND(IF([.D65]&lt;4096;[.D65];BITRSHIFT([.D65];6));63);2))" office:value-type="string" office:string-value="82" calcext:value-type="string">
            <text:p>82</text:p>
          </table:table-cell>
          <table:table-cell table:formula="of:=IF([.D65]&lt;4096;&quot;&quot;;DEC2HEX(128+BITAND([.D65];63);2))" office:value-type="string" office:string-value="B7" calcext:value-type="string">
            <text:p>B7</text:p>
          </table:table-cell>
          <table:table-cell table:formula="of:=&quot;&quot;&quot;\x&quot;&amp;[.F65] &amp; IF([.G65]=&quot;&quot;;&quot;&quot;;&quot;\x&quot;&amp;[.G65]) &amp; IF([.H65]=&quot;&quot;;&quot;&quot;;&quot;\x&quot;&amp;[.H65]) &amp; &quot;&quot;&quot;&quot;" office:value-type="string" office:string-value="&quot;\xE3\x82\xB7&quot;" calcext:value-type="string">
            <text:p>"\xE3\x82\xB7"</text:p>
          </table:table-cell>
          <table:table-cell/>
        </table:table-row>
        <table:table-row table:style-name="ro8">
          <table:table-cell table:style-name="ce20" table:formula="of:=[Tabelle1.A66]" office:value-type="float" office:value="189" calcext:value-type="float">
            <text:p>189</text:p>
          </table:table-cell>
          <table:table-cell table:style-name="ce20" table:formula="of:=DEC2HEX([.A66];2)" office:value-type="string" office:string-value="BD" calcext:value-type="string">
            <text:p>BD</text:p>
          </table:table-cell>
          <table:table-cell table:style-name="ce20" table:formula="of:=[Tabelle1.C66]" office:value-type="string" office:string-value="ヌ" calcext:value-type="string">
            <text:p>ヌ</text:p>
          </table:table-cell>
          <table:table-cell table:style-name="ce20" table:formula="of:=UNICODE([.C66])" office:value-type="float" office:value="12492" calcext:value-type="float">
            <text:p>12492</text:p>
          </table:table-cell>
          <table:table-cell table:style-name="ce20" table:formula="of:=DEC2HEX([.D66];4)" office:value-type="string" office:string-value="30CC" calcext:value-type="string">
            <text:p>30CC</text:p>
          </table:table-cell>
          <table:table-cell table:formula="of:=DEC2HEX(IF([.D66]&lt;128;[.D66];IF([.D66]&lt;4096;192+BITRSHIFT([.D66];6);224+BITRSHIFT([.D66];12)));2)" office:value-type="string" office:string-value="E3" calcext:value-type="string">
            <text:p>E3</text:p>
          </table:table-cell>
          <table:table-cell table:formula="of:=IF([.D66]&lt;128;&quot;&quot;;DEC2HEX(128+BITAND(IF([.D66]&lt;4096;[.D66];BITRSHIFT([.D66];6));63);2))" office:value-type="string" office:string-value="83" calcext:value-type="string">
            <text:p>83</text:p>
          </table:table-cell>
          <table:table-cell table:formula="of:=IF([.D66]&lt;4096;&quot;&quot;;DEC2HEX(128+BITAND([.D66];63);2))" office:value-type="string" office:string-value="8C" calcext:value-type="string">
            <text:p>8C</text:p>
          </table:table-cell>
          <table:table-cell table:formula="of:=&quot;&quot;&quot;\x&quot;&amp;[.F66] &amp; IF([.G66]=&quot;&quot;;&quot;&quot;;&quot;\x&quot;&amp;[.G66]) &amp; IF([.H66]=&quot;&quot;;&quot;&quot;;&quot;\x&quot;&amp;[.H66]) &amp; &quot;&quot;&quot;&quot;" office:value-type="string" office:string-value="&quot;\xE3\x83\x8C&quot;" calcext:value-type="string">
            <text:p>"\xE3\x83\x8C"</text:p>
          </table:table-cell>
          <table:table-cell/>
        </table:table-row>
        <table:table-row table:style-name="ro8">
          <table:table-cell table:style-name="ce20" table:formula="of:=[Tabelle1.A67]" office:value-type="float" office:value="190" calcext:value-type="float">
            <text:p>190</text:p>
          </table:table-cell>
          <table:table-cell table:style-name="ce20" table:formula="of:=DEC2HEX([.A67];2)" office:value-type="string" office:string-value="BE" calcext:value-type="string">
            <text:p>BE</text:p>
          </table:table-cell>
          <table:table-cell table:style-name="ce20" table:formula="of:=[Tabelle1.C67]" office:value-type="string" office:string-value="ャ" calcext:value-type="string">
            <text:p>ャ</text:p>
          </table:table-cell>
          <table:table-cell table:style-name="ce20" table:formula="of:=UNICODE([.C67])" office:value-type="float" office:value="12515" calcext:value-type="float">
            <text:p>12515</text:p>
          </table:table-cell>
          <table:table-cell table:style-name="ce20" table:formula="of:=DEC2HEX([.D67];4)" office:value-type="string" office:string-value="30E3" calcext:value-type="string">
            <text:p>30E3</text:p>
          </table:table-cell>
          <table:table-cell table:formula="of:=DEC2HEX(IF([.D67]&lt;128;[.D67];IF([.D67]&lt;4096;192+BITRSHIFT([.D67];6);224+BITRSHIFT([.D67];12)));2)" office:value-type="string" office:string-value="E3" calcext:value-type="string">
            <text:p>E3</text:p>
          </table:table-cell>
          <table:table-cell table:formula="of:=IF([.D67]&lt;128;&quot;&quot;;DEC2HEX(128+BITAND(IF([.D67]&lt;4096;[.D67];BITRSHIFT([.D67];6));63);2))" office:value-type="string" office:string-value="83" calcext:value-type="string">
            <text:p>83</text:p>
          </table:table-cell>
          <table:table-cell table:formula="of:=IF([.D67]&lt;4096;&quot;&quot;;DEC2HEX(128+BITAND([.D67];63);2))" office:value-type="string" office:string-value="A3" calcext:value-type="string">
            <text:p>A3</text:p>
          </table:table-cell>
          <table:table-cell table:formula="of:=&quot;&quot;&quot;\x&quot;&amp;[.F67] &amp; IF([.G67]=&quot;&quot;;&quot;&quot;;&quot;\x&quot;&amp;[.G67]) &amp; IF([.H67]=&quot;&quot;;&quot;&quot;;&quot;\x&quot;&amp;[.H67]) &amp; &quot;&quot;&quot;&quot;" office:value-type="string" office:string-value="&quot;\xE3\x83\xA3&quot;" calcext:value-type="string">
            <text:p>"\xE3\x83\xA3"</text:p>
          </table:table-cell>
          <table:table-cell/>
        </table:table-row>
        <table:table-row table:style-name="ro8">
          <table:table-cell table:style-name="ce20" table:formula="of:=[Tabelle1.A68]" office:value-type="float" office:value="191" calcext:value-type="float">
            <text:p>191</text:p>
          </table:table-cell>
          <table:table-cell table:style-name="ce20" table:formula="of:=DEC2HEX([.A68];2)" office:value-type="string" office:string-value="BF" calcext:value-type="string">
            <text:p>BF</text:p>
          </table:table-cell>
          <table:table-cell table:style-name="ce20" table:formula="of:=[Tabelle1.C68]" office:value-type="string" office:string-value="ソ" calcext:value-type="string">
            <text:p>ソ</text:p>
          </table:table-cell>
          <table:table-cell table:style-name="ce20" table:formula="of:=UNICODE([.C68])" office:value-type="float" office:value="12477" calcext:value-type="float">
            <text:p>12477</text:p>
          </table:table-cell>
          <table:table-cell table:style-name="ce20" table:formula="of:=DEC2HEX([.D68];4)" office:value-type="string" office:string-value="30BD" calcext:value-type="string">
            <text:p>30BD</text:p>
          </table:table-cell>
          <table:table-cell table:formula="of:=DEC2HEX(IF([.D68]&lt;128;[.D68];IF([.D68]&lt;4096;192+BITRSHIFT([.D68];6);224+BITRSHIFT([.D68];12)));2)" office:value-type="string" office:string-value="E3" calcext:value-type="string">
            <text:p>E3</text:p>
          </table:table-cell>
          <table:table-cell table:formula="of:=IF([.D68]&lt;128;&quot;&quot;;DEC2HEX(128+BITAND(IF([.D68]&lt;4096;[.D68];BITRSHIFT([.D68];6));63);2))" office:value-type="string" office:string-value="82" calcext:value-type="string">
            <text:p>82</text:p>
          </table:table-cell>
          <table:table-cell table:formula="of:=IF([.D68]&lt;4096;&quot;&quot;;DEC2HEX(128+BITAND([.D68];63);2))" office:value-type="string" office:string-value="BD" calcext:value-type="string">
            <text:p>BD</text:p>
          </table:table-cell>
          <table:table-cell table:formula="of:=&quot;&quot;&quot;\x&quot;&amp;[.F68] &amp; IF([.G68]=&quot;&quot;;&quot;&quot;;&quot;\x&quot;&amp;[.G68]) &amp; IF([.H68]=&quot;&quot;;&quot;&quot;;&quot;\x&quot;&amp;[.H68]) &amp; &quot;&quot;&quot;&quot;" office:value-type="string" office:string-value="&quot;\xE3\x82\xBD&quot;" calcext:value-type="string">
            <text:p>"\xE3\x82\xBD"</text:p>
          </table:table-cell>
          <table:table-cell/>
        </table:table-row>
        <table:table-row table:style-name="ro8">
          <table:table-cell table:style-name="ce20" table:formula="of:=[Tabelle1.A69]" office:value-type="float" office:value="192" calcext:value-type="float">
            <text:p>192</text:p>
          </table:table-cell>
          <table:table-cell table:style-name="ce20" table:formula="of:=DEC2HEX([.A69];2)" office:value-type="string" office:string-value="C0" calcext:value-type="string">
            <text:p>C0</text:p>
          </table:table-cell>
          <table:table-cell table:style-name="ce20" table:formula="of:=[Tabelle1.C69]" office:value-type="string" office:string-value="タ" calcext:value-type="string">
            <text:p>タ</text:p>
          </table:table-cell>
          <table:table-cell table:style-name="ce20" table:formula="of:=UNICODE([.C69])" office:value-type="float" office:value="12479" calcext:value-type="float">
            <text:p>12479</text:p>
          </table:table-cell>
          <table:table-cell table:style-name="ce20" table:formula="of:=DEC2HEX([.D69];4)" office:value-type="string" office:string-value="30BF" calcext:value-type="string">
            <text:p>30BF</text:p>
          </table:table-cell>
          <table:table-cell table:formula="of:=DEC2HEX(IF([.D69]&lt;128;[.D69];IF([.D69]&lt;4096;192+BITRSHIFT([.D69];6);224+BITRSHIFT([.D69];12)));2)" office:value-type="string" office:string-value="E3" calcext:value-type="string">
            <text:p>E3</text:p>
          </table:table-cell>
          <table:table-cell table:formula="of:=IF([.D69]&lt;128;&quot;&quot;;DEC2HEX(128+BITAND(IF([.D69]&lt;4096;[.D69];BITRSHIFT([.D69];6));63);2))" office:value-type="string" office:string-value="82" calcext:value-type="string">
            <text:p>82</text:p>
          </table:table-cell>
          <table:table-cell table:formula="of:=IF([.D69]&lt;4096;&quot;&quot;;DEC2HEX(128+BITAND([.D69];63);2))" office:value-type="string" office:string-value="BF" calcext:value-type="string">
            <text:p>BF</text:p>
          </table:table-cell>
          <table:table-cell table:formula="of:=&quot;&quot;&quot;\x&quot;&amp;[.F69] &amp; IF([.G69]=&quot;&quot;;&quot;&quot;;&quot;\x&quot;&amp;[.G69]) &amp; IF([.H69]=&quot;&quot;;&quot;&quot;;&quot;\x&quot;&amp;[.H69]) &amp; &quot;&quot;&quot;&quot;" office:value-type="string" office:string-value="&quot;\xE3\x82\xBF&quot;" calcext:value-type="string">
            <text:p>"\xE3\x82\xBF"</text:p>
          </table:table-cell>
          <table:table-cell/>
        </table:table-row>
        <table:table-row table:style-name="ro8">
          <table:table-cell table:style-name="ce20" table:formula="of:=[Tabelle1.A70]" office:value-type="float" office:value="193" calcext:value-type="float">
            <text:p>193</text:p>
          </table:table-cell>
          <table:table-cell table:style-name="ce20" table:formula="of:=DEC2HEX([.A70];2)" office:value-type="string" office:string-value="C1" calcext:value-type="string">
            <text:p>C1</text:p>
          </table:table-cell>
          <table:table-cell table:style-name="ce20" table:formula="of:=[Tabelle1.C70]" office:value-type="string" office:string-value="チ" calcext:value-type="string">
            <text:p>チ</text:p>
          </table:table-cell>
          <table:table-cell table:style-name="ce20" table:formula="of:=UNICODE([.C70])" office:value-type="float" office:value="12481" calcext:value-type="float">
            <text:p>12481</text:p>
          </table:table-cell>
          <table:table-cell table:style-name="ce20" table:formula="of:=DEC2HEX([.D70];4)" office:value-type="string" office:string-value="30C1" calcext:value-type="string">
            <text:p>30C1</text:p>
          </table:table-cell>
          <table:table-cell table:formula="of:=DEC2HEX(IF([.D70]&lt;128;[.D70];IF([.D70]&lt;4096;192+BITRSHIFT([.D70];6);224+BITRSHIFT([.D70];12)));2)" office:value-type="string" office:string-value="E3" calcext:value-type="string">
            <text:p>E3</text:p>
          </table:table-cell>
          <table:table-cell table:formula="of:=IF([.D70]&lt;128;&quot;&quot;;DEC2HEX(128+BITAND(IF([.D70]&lt;4096;[.D70];BITRSHIFT([.D70];6));63);2))" office:value-type="string" office:string-value="83" calcext:value-type="string">
            <text:p>83</text:p>
          </table:table-cell>
          <table:table-cell table:formula="of:=IF([.D70]&lt;4096;&quot;&quot;;DEC2HEX(128+BITAND([.D70];63);2))" office:value-type="string" office:string-value="81" calcext:value-type="string">
            <text:p>81</text:p>
          </table:table-cell>
          <table:table-cell table:formula="of:=&quot;&quot;&quot;\x&quot;&amp;[.F70] &amp; IF([.G70]=&quot;&quot;;&quot;&quot;;&quot;\x&quot;&amp;[.G70]) &amp; IF([.H70]=&quot;&quot;;&quot;&quot;;&quot;\x&quot;&amp;[.H70]) &amp; &quot;&quot;&quot;&quot;" office:value-type="string" office:string-value="&quot;\xE3\x83\x81&quot;" calcext:value-type="string">
            <text:p>"\xE3\x83\x81"</text:p>
          </table:table-cell>
          <table:table-cell/>
        </table:table-row>
        <table:table-row table:style-name="ro8">
          <table:table-cell table:style-name="ce20" table:formula="of:=[Tabelle1.A71]" office:value-type="float" office:value="194" calcext:value-type="float">
            <text:p>194</text:p>
          </table:table-cell>
          <table:table-cell table:style-name="ce20" table:formula="of:=DEC2HEX([.A71];2)" office:value-type="string" office:string-value="C2" calcext:value-type="string">
            <text:p>C2</text:p>
          </table:table-cell>
          <table:table-cell table:style-name="ce20" table:formula="of:=[Tabelle1.C71]" office:value-type="string" office:string-value="ツ" calcext:value-type="string">
            <text:p>ツ</text:p>
          </table:table-cell>
          <table:table-cell table:style-name="ce20" table:formula="of:=UNICODE([.C71])" office:value-type="float" office:value="12484" calcext:value-type="float">
            <text:p>12484</text:p>
          </table:table-cell>
          <table:table-cell table:style-name="ce20" table:formula="of:=DEC2HEX([.D71];4)" office:value-type="string" office:string-value="30C4" calcext:value-type="string">
            <text:p>30C4</text:p>
          </table:table-cell>
          <table:table-cell table:formula="of:=DEC2HEX(IF([.D71]&lt;128;[.D71];IF([.D71]&lt;4096;192+BITRSHIFT([.D71];6);224+BITRSHIFT([.D71];12)));2)" office:value-type="string" office:string-value="E3" calcext:value-type="string">
            <text:p>E3</text:p>
          </table:table-cell>
          <table:table-cell table:formula="of:=IF([.D71]&lt;128;&quot;&quot;;DEC2HEX(128+BITAND(IF([.D71]&lt;4096;[.D71];BITRSHIFT([.D71];6));63);2))" office:value-type="string" office:string-value="83" calcext:value-type="string">
            <text:p>83</text:p>
          </table:table-cell>
          <table:table-cell table:formula="of:=IF([.D71]&lt;4096;&quot;&quot;;DEC2HEX(128+BITAND([.D71];63);2))" office:value-type="string" office:string-value="84" calcext:value-type="string">
            <text:p>84</text:p>
          </table:table-cell>
          <table:table-cell table:formula="of:=&quot;&quot;&quot;\x&quot;&amp;[.F71] &amp; IF([.G71]=&quot;&quot;;&quot;&quot;;&quot;\x&quot;&amp;[.G71]) &amp; IF([.H71]=&quot;&quot;;&quot;&quot;;&quot;\x&quot;&amp;[.H71]) &amp; &quot;&quot;&quot;&quot;" office:value-type="string" office:string-value="&quot;\xE3\x83\x84&quot;" calcext:value-type="string">
            <text:p>"\xE3\x83\x84"</text:p>
          </table:table-cell>
          <table:table-cell/>
        </table:table-row>
        <table:table-row table:style-name="ro8">
          <table:table-cell table:style-name="ce20" table:formula="of:=[Tabelle1.A72]" office:value-type="float" office:value="195" calcext:value-type="float">
            <text:p>195</text:p>
          </table:table-cell>
          <table:table-cell table:style-name="ce20" table:formula="of:=DEC2HEX([.A72];2)" office:value-type="string" office:string-value="C3" calcext:value-type="string">
            <text:p>C3</text:p>
          </table:table-cell>
          <table:table-cell table:style-name="ce20" table:formula="of:=[Tabelle1.C72]" office:value-type="string" office:string-value="テ" calcext:value-type="string">
            <text:p>テ</text:p>
          </table:table-cell>
          <table:table-cell table:style-name="ce20" table:formula="of:=UNICODE([.C72])" office:value-type="float" office:value="12486" calcext:value-type="float">
            <text:p>12486</text:p>
          </table:table-cell>
          <table:table-cell table:style-name="ce20" table:formula="of:=DEC2HEX([.D72];4)" office:value-type="string" office:string-value="30C6" calcext:value-type="string">
            <text:p>30C6</text:p>
          </table:table-cell>
          <table:table-cell table:formula="of:=DEC2HEX(IF([.D72]&lt;128;[.D72];IF([.D72]&lt;4096;192+BITRSHIFT([.D72];6);224+BITRSHIFT([.D72];12)));2)" office:value-type="string" office:string-value="E3" calcext:value-type="string">
            <text:p>E3</text:p>
          </table:table-cell>
          <table:table-cell table:formula="of:=IF([.D72]&lt;128;&quot;&quot;;DEC2HEX(128+BITAND(IF([.D72]&lt;4096;[.D72];BITRSHIFT([.D72];6));63);2))" office:value-type="string" office:string-value="83" calcext:value-type="string">
            <text:p>83</text:p>
          </table:table-cell>
          <table:table-cell table:formula="of:=IF([.D72]&lt;4096;&quot;&quot;;DEC2HEX(128+BITAND([.D72];63);2))" office:value-type="string" office:string-value="86" calcext:value-type="string">
            <text:p>86</text:p>
          </table:table-cell>
          <table:table-cell table:formula="of:=&quot;&quot;&quot;\x&quot;&amp;[.F72] &amp; IF([.G72]=&quot;&quot;;&quot;&quot;;&quot;\x&quot;&amp;[.G72]) &amp; IF([.H72]=&quot;&quot;;&quot;&quot;;&quot;\x&quot;&amp;[.H72]) &amp; &quot;&quot;&quot;&quot;" office:value-type="string" office:string-value="&quot;\xE3\x83\x86&quot;" calcext:value-type="string">
            <text:p>"\xE3\x83\x86"</text:p>
          </table:table-cell>
          <table:table-cell/>
        </table:table-row>
        <table:table-row table:style-name="ro8">
          <table:table-cell table:style-name="ce20" table:formula="of:=[Tabelle1.A73]" office:value-type="float" office:value="196" calcext:value-type="float">
            <text:p>196</text:p>
          </table:table-cell>
          <table:table-cell table:style-name="ce20" table:formula="of:=DEC2HEX([.A73];2)" office:value-type="string" office:string-value="C4" calcext:value-type="string">
            <text:p>C4</text:p>
          </table:table-cell>
          <table:table-cell table:style-name="ce20" table:formula="of:=[Tabelle1.C73]" office:value-type="string" office:string-value="ト" calcext:value-type="string">
            <text:p>ト</text:p>
          </table:table-cell>
          <table:table-cell table:style-name="ce20" table:formula="of:=UNICODE([.C73])" office:value-type="float" office:value="12488" calcext:value-type="float">
            <text:p>12488</text:p>
          </table:table-cell>
          <table:table-cell table:style-name="ce20" table:formula="of:=DEC2HEX([.D73];4)" office:value-type="string" office:string-value="30C8" calcext:value-type="string">
            <text:p>30C8</text:p>
          </table:table-cell>
          <table:table-cell table:formula="of:=DEC2HEX(IF([.D73]&lt;128;[.D73];IF([.D73]&lt;4096;192+BITRSHIFT([.D73];6);224+BITRSHIFT([.D73];12)));2)" office:value-type="string" office:string-value="E3" calcext:value-type="string">
            <text:p>E3</text:p>
          </table:table-cell>
          <table:table-cell table:formula="of:=IF([.D73]&lt;128;&quot;&quot;;DEC2HEX(128+BITAND(IF([.D73]&lt;4096;[.D73];BITRSHIFT([.D73];6));63);2))" office:value-type="string" office:string-value="83" calcext:value-type="string">
            <text:p>83</text:p>
          </table:table-cell>
          <table:table-cell table:formula="of:=IF([.D73]&lt;4096;&quot;&quot;;DEC2HEX(128+BITAND([.D73];63);2))" office:value-type="string" office:string-value="88" calcext:value-type="string">
            <text:p>88</text:p>
          </table:table-cell>
          <table:table-cell table:formula="of:=&quot;&quot;&quot;\x&quot;&amp;[.F73] &amp; IF([.G73]=&quot;&quot;;&quot;&quot;;&quot;\x&quot;&amp;[.G73]) &amp; IF([.H73]=&quot;&quot;;&quot;&quot;;&quot;\x&quot;&amp;[.H73]) &amp; &quot;&quot;&quot;&quot;" office:value-type="string" office:string-value="&quot;\xE3\x83\x88&quot;" calcext:value-type="string">
            <text:p>"\xE3\x83\x88"</text:p>
          </table:table-cell>
          <table:table-cell/>
        </table:table-row>
        <table:table-row table:style-name="ro8">
          <table:table-cell table:style-name="ce20" table:formula="of:=[Tabelle1.A74]" office:value-type="float" office:value="197" calcext:value-type="float">
            <text:p>197</text:p>
          </table:table-cell>
          <table:table-cell table:style-name="ce20" table:formula="of:=DEC2HEX([.A74];2)" office:value-type="string" office:string-value="C5" calcext:value-type="string">
            <text:p>C5</text:p>
          </table:table-cell>
          <table:table-cell table:style-name="ce20" table:formula="of:=[Tabelle1.C74]" office:value-type="string" office:string-value="ナ" calcext:value-type="string">
            <text:p>ナ</text:p>
          </table:table-cell>
          <table:table-cell table:style-name="ce20" table:formula="of:=UNICODE([.C74])" office:value-type="float" office:value="12490" calcext:value-type="float">
            <text:p>12490</text:p>
          </table:table-cell>
          <table:table-cell table:style-name="ce20" table:formula="of:=DEC2HEX([.D74];4)" office:value-type="string" office:string-value="30CA" calcext:value-type="string">
            <text:p>30CA</text:p>
          </table:table-cell>
          <table:table-cell table:formula="of:=DEC2HEX(IF([.D74]&lt;128;[.D74];IF([.D74]&lt;4096;192+BITRSHIFT([.D74];6);224+BITRSHIFT([.D74];12)));2)" office:value-type="string" office:string-value="E3" calcext:value-type="string">
            <text:p>E3</text:p>
          </table:table-cell>
          <table:table-cell table:formula="of:=IF([.D74]&lt;128;&quot;&quot;;DEC2HEX(128+BITAND(IF([.D74]&lt;4096;[.D74];BITRSHIFT([.D74];6));63);2))" office:value-type="string" office:string-value="83" calcext:value-type="string">
            <text:p>83</text:p>
          </table:table-cell>
          <table:table-cell table:formula="of:=IF([.D74]&lt;4096;&quot;&quot;;DEC2HEX(128+BITAND([.D74];63);2))" office:value-type="string" office:string-value="8A" calcext:value-type="string">
            <text:p>8A</text:p>
          </table:table-cell>
          <table:table-cell table:formula="of:=&quot;&quot;&quot;\x&quot;&amp;[.F74] &amp; IF([.G74]=&quot;&quot;;&quot;&quot;;&quot;\x&quot;&amp;[.G74]) &amp; IF([.H74]=&quot;&quot;;&quot;&quot;;&quot;\x&quot;&amp;[.H74]) &amp; &quot;&quot;&quot;&quot;" office:value-type="string" office:string-value="&quot;\xE3\x83\x8A&quot;" calcext:value-type="string">
            <text:p>"\xE3\x83\x8A"</text:p>
          </table:table-cell>
          <table:table-cell/>
        </table:table-row>
        <table:table-row table:style-name="ro8">
          <table:table-cell table:style-name="ce20" table:formula="of:=[Tabelle1.A75]" office:value-type="float" office:value="198" calcext:value-type="float">
            <text:p>198</text:p>
          </table:table-cell>
          <table:table-cell table:style-name="ce20" table:formula="of:=DEC2HEX([.A75];2)" office:value-type="string" office:string-value="C6" calcext:value-type="string">
            <text:p>C6</text:p>
          </table:table-cell>
          <table:table-cell table:style-name="ce20" table:formula="of:=[Tabelle1.C75]" office:value-type="string" office:string-value="ニ" calcext:value-type="string">
            <text:p>ニ</text:p>
          </table:table-cell>
          <table:table-cell table:style-name="ce20" table:formula="of:=UNICODE([.C75])" office:value-type="float" office:value="12491" calcext:value-type="float">
            <text:p>12491</text:p>
          </table:table-cell>
          <table:table-cell table:style-name="ce20" table:formula="of:=DEC2HEX([.D75];4)" office:value-type="string" office:string-value="30CB" calcext:value-type="string">
            <text:p>30CB</text:p>
          </table:table-cell>
          <table:table-cell table:formula="of:=DEC2HEX(IF([.D75]&lt;128;[.D75];IF([.D75]&lt;4096;192+BITRSHIFT([.D75];6);224+BITRSHIFT([.D75];12)));2)" office:value-type="string" office:string-value="E3" calcext:value-type="string">
            <text:p>E3</text:p>
          </table:table-cell>
          <table:table-cell table:formula="of:=IF([.D75]&lt;128;&quot;&quot;;DEC2HEX(128+BITAND(IF([.D75]&lt;4096;[.D75];BITRSHIFT([.D75];6));63);2))" office:value-type="string" office:string-value="83" calcext:value-type="string">
            <text:p>83</text:p>
          </table:table-cell>
          <table:table-cell table:formula="of:=IF([.D75]&lt;4096;&quot;&quot;;DEC2HEX(128+BITAND([.D75];63);2))" office:value-type="string" office:string-value="8B" calcext:value-type="string">
            <text:p>8B</text:p>
          </table:table-cell>
          <table:table-cell table:formula="of:=&quot;&quot;&quot;\x&quot;&amp;[.F75] &amp; IF([.G75]=&quot;&quot;;&quot;&quot;;&quot;\x&quot;&amp;[.G75]) &amp; IF([.H75]=&quot;&quot;;&quot;&quot;;&quot;\x&quot;&amp;[.H75]) &amp; &quot;&quot;&quot;&quot;" office:value-type="string" office:string-value="&quot;\xE3\x83\x8B&quot;" calcext:value-type="string">
            <text:p>"\xE3\x83\x8B"</text:p>
          </table:table-cell>
          <table:table-cell/>
        </table:table-row>
        <table:table-row table:style-name="ro8">
          <table:table-cell table:style-name="ce20" table:formula="of:=[Tabelle1.A76]" office:value-type="float" office:value="199" calcext:value-type="float">
            <text:p>199</text:p>
          </table:table-cell>
          <table:table-cell table:style-name="ce20" table:formula="of:=DEC2HEX([.A76];2)" office:value-type="string" office:string-value="C7" calcext:value-type="string">
            <text:p>C7</text:p>
          </table:table-cell>
          <table:table-cell table:style-name="ce20" table:formula="of:=[Tabelle1.C76]" office:value-type="string" office:string-value="ヌ" calcext:value-type="string">
            <text:p>ヌ</text:p>
          </table:table-cell>
          <table:table-cell table:style-name="ce20" table:formula="of:=UNICODE([.C76])" office:value-type="float" office:value="12492" calcext:value-type="float">
            <text:p>12492</text:p>
          </table:table-cell>
          <table:table-cell table:style-name="ce20" table:formula="of:=DEC2HEX([.D76];4)" office:value-type="string" office:string-value="30CC" calcext:value-type="string">
            <text:p>30CC</text:p>
          </table:table-cell>
          <table:table-cell table:formula="of:=DEC2HEX(IF([.D76]&lt;128;[.D76];IF([.D76]&lt;4096;192+BITRSHIFT([.D76];6);224+BITRSHIFT([.D76];12)));2)" office:value-type="string" office:string-value="E3" calcext:value-type="string">
            <text:p>E3</text:p>
          </table:table-cell>
          <table:table-cell table:formula="of:=IF([.D76]&lt;128;&quot;&quot;;DEC2HEX(128+BITAND(IF([.D76]&lt;4096;[.D76];BITRSHIFT([.D76];6));63);2))" office:value-type="string" office:string-value="83" calcext:value-type="string">
            <text:p>83</text:p>
          </table:table-cell>
          <table:table-cell table:formula="of:=IF([.D76]&lt;4096;&quot;&quot;;DEC2HEX(128+BITAND([.D76];63);2))" office:value-type="string" office:string-value="8C" calcext:value-type="string">
            <text:p>8C</text:p>
          </table:table-cell>
          <table:table-cell table:formula="of:=&quot;&quot;&quot;\x&quot;&amp;[.F76] &amp; IF([.G76]=&quot;&quot;;&quot;&quot;;&quot;\x&quot;&amp;[.G76]) &amp; IF([.H76]=&quot;&quot;;&quot;&quot;;&quot;\x&quot;&amp;[.H76]) &amp; &quot;&quot;&quot;&quot;" office:value-type="string" office:string-value="&quot;\xE3\x83\x8C&quot;" calcext:value-type="string">
            <text:p>"\xE3\x83\x8C"</text:p>
          </table:table-cell>
          <table:table-cell/>
        </table:table-row>
        <table:table-row table:style-name="ro8">
          <table:table-cell table:style-name="ce20" table:formula="of:=[Tabelle1.A77]" office:value-type="float" office:value="200" calcext:value-type="float">
            <text:p>200</text:p>
          </table:table-cell>
          <table:table-cell table:style-name="ce20" table:formula="of:=DEC2HEX([.A77];2)" office:value-type="string" office:string-value="C8" calcext:value-type="string">
            <text:p>C8</text:p>
          </table:table-cell>
          <table:table-cell table:style-name="ce20" table:formula="of:=[Tabelle1.C77]" office:value-type="string" office:string-value="ネ" calcext:value-type="string">
            <text:p>ネ</text:p>
          </table:table-cell>
          <table:table-cell table:style-name="ce20" table:formula="of:=UNICODE([.C77])" office:value-type="float" office:value="12493" calcext:value-type="float">
            <text:p>12493</text:p>
          </table:table-cell>
          <table:table-cell table:style-name="ce20" table:formula="of:=DEC2HEX([.D77];4)" office:value-type="string" office:string-value="30CD" calcext:value-type="string">
            <text:p>30CD</text:p>
          </table:table-cell>
          <table:table-cell table:formula="of:=DEC2HEX(IF([.D77]&lt;128;[.D77];IF([.D77]&lt;4096;192+BITRSHIFT([.D77];6);224+BITRSHIFT([.D77];12)));2)" office:value-type="string" office:string-value="E3" calcext:value-type="string">
            <text:p>E3</text:p>
          </table:table-cell>
          <table:table-cell table:formula="of:=IF([.D77]&lt;128;&quot;&quot;;DEC2HEX(128+BITAND(IF([.D77]&lt;4096;[.D77];BITRSHIFT([.D77];6));63);2))" office:value-type="string" office:string-value="83" calcext:value-type="string">
            <text:p>83</text:p>
          </table:table-cell>
          <table:table-cell table:formula="of:=IF([.D77]&lt;4096;&quot;&quot;;DEC2HEX(128+BITAND([.D77];63);2))" office:value-type="string" office:string-value="8D" calcext:value-type="string">
            <text:p>8D</text:p>
          </table:table-cell>
          <table:table-cell table:formula="of:=&quot;&quot;&quot;\x&quot;&amp;[.F77] &amp; IF([.G77]=&quot;&quot;;&quot;&quot;;&quot;\x&quot;&amp;[.G77]) &amp; IF([.H77]=&quot;&quot;;&quot;&quot;;&quot;\x&quot;&amp;[.H77]) &amp; &quot;&quot;&quot;&quot;" office:value-type="string" office:string-value="&quot;\xE3\x83\x8D&quot;" calcext:value-type="string">
            <text:p>"\xE3\x83\x8D"</text:p>
          </table:table-cell>
          <table:table-cell/>
        </table:table-row>
        <table:table-row table:style-name="ro8">
          <table:table-cell table:style-name="ce20" table:formula="of:=[Tabelle1.A78]" office:value-type="float" office:value="201" calcext:value-type="float">
            <text:p>201</text:p>
          </table:table-cell>
          <table:table-cell table:style-name="ce20" table:formula="of:=DEC2HEX([.A78];2)" office:value-type="string" office:string-value="C9" calcext:value-type="string">
            <text:p>C9</text:p>
          </table:table-cell>
          <table:table-cell table:style-name="ce20" table:formula="of:=[Tabelle1.C78]" office:value-type="string" office:string-value="ノ" calcext:value-type="string">
            <text:p>ノ</text:p>
          </table:table-cell>
          <table:table-cell table:style-name="ce20" table:formula="of:=UNICODE([.C78])" office:value-type="float" office:value="12494" calcext:value-type="float">
            <text:p>12494</text:p>
          </table:table-cell>
          <table:table-cell table:style-name="ce20" table:formula="of:=DEC2HEX([.D78];4)" office:value-type="string" office:string-value="30CE" calcext:value-type="string">
            <text:p>30CE</text:p>
          </table:table-cell>
          <table:table-cell table:formula="of:=DEC2HEX(IF([.D78]&lt;128;[.D78];IF([.D78]&lt;4096;192+BITRSHIFT([.D78];6);224+BITRSHIFT([.D78];12)));2)" office:value-type="string" office:string-value="E3" calcext:value-type="string">
            <text:p>E3</text:p>
          </table:table-cell>
          <table:table-cell table:formula="of:=IF([.D78]&lt;128;&quot;&quot;;DEC2HEX(128+BITAND(IF([.D78]&lt;4096;[.D78];BITRSHIFT([.D78];6));63);2))" office:value-type="string" office:string-value="83" calcext:value-type="string">
            <text:p>83</text:p>
          </table:table-cell>
          <table:table-cell table:formula="of:=IF([.D78]&lt;4096;&quot;&quot;;DEC2HEX(128+BITAND([.D78];63);2))" office:value-type="string" office:string-value="8E" calcext:value-type="string">
            <text:p>8E</text:p>
          </table:table-cell>
          <table:table-cell table:formula="of:=&quot;&quot;&quot;\x&quot;&amp;[.F78] &amp; IF([.G78]=&quot;&quot;;&quot;&quot;;&quot;\x&quot;&amp;[.G78]) &amp; IF([.H78]=&quot;&quot;;&quot;&quot;;&quot;\x&quot;&amp;[.H78]) &amp; &quot;&quot;&quot;&quot;" office:value-type="string" office:string-value="&quot;\xE3\x83\x8E&quot;" calcext:value-type="string">
            <text:p>"\xE3\x83\x8E"</text:p>
          </table:table-cell>
          <table:table-cell/>
        </table:table-row>
        <table:table-row table:style-name="ro8">
          <table:table-cell table:style-name="ce20" table:formula="of:=[Tabelle1.A79]" office:value-type="float" office:value="202" calcext:value-type="float">
            <text:p>202</text:p>
          </table:table-cell>
          <table:table-cell table:style-name="ce20" table:formula="of:=DEC2HEX([.A79];2)" office:value-type="string" office:string-value="CA" calcext:value-type="string">
            <text:p>CA</text:p>
          </table:table-cell>
          <table:table-cell table:style-name="ce20" table:formula="of:=[Tabelle1.C79]" office:value-type="string" office:string-value="ハ" calcext:value-type="string">
            <text:p>ハ</text:p>
          </table:table-cell>
          <table:table-cell table:style-name="ce20" table:formula="of:=UNICODE([.C79])" office:value-type="float" office:value="12495" calcext:value-type="float">
            <text:p>12495</text:p>
          </table:table-cell>
          <table:table-cell table:style-name="ce20" table:formula="of:=DEC2HEX([.D79];4)" office:value-type="string" office:string-value="30CF" calcext:value-type="string">
            <text:p>30CF</text:p>
          </table:table-cell>
          <table:table-cell table:formula="of:=DEC2HEX(IF([.D79]&lt;128;[.D79];IF([.D79]&lt;4096;192+BITRSHIFT([.D79];6);224+BITRSHIFT([.D79];12)));2)" office:value-type="string" office:string-value="E3" calcext:value-type="string">
            <text:p>E3</text:p>
          </table:table-cell>
          <table:table-cell table:formula="of:=IF([.D79]&lt;128;&quot;&quot;;DEC2HEX(128+BITAND(IF([.D79]&lt;4096;[.D79];BITRSHIFT([.D79];6));63);2))" office:value-type="string" office:string-value="83" calcext:value-type="string">
            <text:p>83</text:p>
          </table:table-cell>
          <table:table-cell table:formula="of:=IF([.D79]&lt;4096;&quot;&quot;;DEC2HEX(128+BITAND([.D79];63);2))" office:value-type="string" office:string-value="8F" calcext:value-type="string">
            <text:p>8F</text:p>
          </table:table-cell>
          <table:table-cell table:formula="of:=&quot;&quot;&quot;\x&quot;&amp;[.F79] &amp; IF([.G79]=&quot;&quot;;&quot;&quot;;&quot;\x&quot;&amp;[.G79]) &amp; IF([.H79]=&quot;&quot;;&quot;&quot;;&quot;\x&quot;&amp;[.H79]) &amp; &quot;&quot;&quot;&quot;" office:value-type="string" office:string-value="&quot;\xE3\x83\x8F&quot;" calcext:value-type="string">
            <text:p>"\xE3\x83\x8F"</text:p>
          </table:table-cell>
          <table:table-cell/>
        </table:table-row>
        <table:table-row table:style-name="ro8">
          <table:table-cell table:style-name="ce20" table:formula="of:=[Tabelle1.A80]" office:value-type="float" office:value="203" calcext:value-type="float">
            <text:p>203</text:p>
          </table:table-cell>
          <table:table-cell table:style-name="ce20" table:formula="of:=DEC2HEX([.A80];2)" office:value-type="string" office:string-value="CB" calcext:value-type="string">
            <text:p>CB</text:p>
          </table:table-cell>
          <table:table-cell table:style-name="ce20" table:formula="of:=[Tabelle1.C80]" office:value-type="string" office:string-value="ヒ" calcext:value-type="string">
            <text:p>ヒ</text:p>
          </table:table-cell>
          <table:table-cell table:style-name="ce20" table:formula="of:=UNICODE([.C80])" office:value-type="float" office:value="12498" calcext:value-type="float">
            <text:p>12498</text:p>
          </table:table-cell>
          <table:table-cell table:style-name="ce20" table:formula="of:=DEC2HEX([.D80];4)" office:value-type="string" office:string-value="30D2" calcext:value-type="string">
            <text:p>30D2</text:p>
          </table:table-cell>
          <table:table-cell table:formula="of:=DEC2HEX(IF([.D80]&lt;128;[.D80];IF([.D80]&lt;4096;192+BITRSHIFT([.D80];6);224+BITRSHIFT([.D80];12)));2)" office:value-type="string" office:string-value="E3" calcext:value-type="string">
            <text:p>E3</text:p>
          </table:table-cell>
          <table:table-cell table:formula="of:=IF([.D80]&lt;128;&quot;&quot;;DEC2HEX(128+BITAND(IF([.D80]&lt;4096;[.D80];BITRSHIFT([.D80];6));63);2))" office:value-type="string" office:string-value="83" calcext:value-type="string">
            <text:p>83</text:p>
          </table:table-cell>
          <table:table-cell table:formula="of:=IF([.D80]&lt;4096;&quot;&quot;;DEC2HEX(128+BITAND([.D80];63);2))" office:value-type="string" office:string-value="92" calcext:value-type="string">
            <text:p>92</text:p>
          </table:table-cell>
          <table:table-cell table:formula="of:=&quot;&quot;&quot;\x&quot;&amp;[.F80] &amp; IF([.G80]=&quot;&quot;;&quot;&quot;;&quot;\x&quot;&amp;[.G80]) &amp; IF([.H80]=&quot;&quot;;&quot;&quot;;&quot;\x&quot;&amp;[.H80]) &amp; &quot;&quot;&quot;&quot;" office:value-type="string" office:string-value="&quot;\xE3\x83\x92&quot;" calcext:value-type="string">
            <text:p>"\xE3\x83\x92"</text:p>
          </table:table-cell>
          <table:table-cell/>
        </table:table-row>
        <table:table-row table:style-name="ro8">
          <table:table-cell table:style-name="ce20" table:formula="of:=[Tabelle1.A81]" office:value-type="float" office:value="204" calcext:value-type="float">
            <text:p>204</text:p>
          </table:table-cell>
          <table:table-cell table:style-name="ce20" table:formula="of:=DEC2HEX([.A81];2)" office:value-type="string" office:string-value="CC" calcext:value-type="string">
            <text:p>CC</text:p>
          </table:table-cell>
          <table:table-cell table:style-name="ce20" table:formula="of:=[Tabelle1.C81]" office:value-type="string" office:string-value="フ" calcext:value-type="string">
            <text:p>フ</text:p>
          </table:table-cell>
          <table:table-cell table:style-name="ce20" table:formula="of:=UNICODE([.C81])" office:value-type="float" office:value="12501" calcext:value-type="float">
            <text:p>12501</text:p>
          </table:table-cell>
          <table:table-cell table:style-name="ce20" table:formula="of:=DEC2HEX([.D81];4)" office:value-type="string" office:string-value="30D5" calcext:value-type="string">
            <text:p>30D5</text:p>
          </table:table-cell>
          <table:table-cell table:formula="of:=DEC2HEX(IF([.D81]&lt;128;[.D81];IF([.D81]&lt;4096;192+BITRSHIFT([.D81];6);224+BITRSHIFT([.D81];12)));2)" office:value-type="string" office:string-value="E3" calcext:value-type="string">
            <text:p>E3</text:p>
          </table:table-cell>
          <table:table-cell table:formula="of:=IF([.D81]&lt;128;&quot;&quot;;DEC2HEX(128+BITAND(IF([.D81]&lt;4096;[.D81];BITRSHIFT([.D81];6));63);2))" office:value-type="string" office:string-value="83" calcext:value-type="string">
            <text:p>83</text:p>
          </table:table-cell>
          <table:table-cell table:formula="of:=IF([.D81]&lt;4096;&quot;&quot;;DEC2HEX(128+BITAND([.D81];63);2))" office:value-type="string" office:string-value="95" calcext:value-type="string">
            <text:p>95</text:p>
          </table:table-cell>
          <table:table-cell table:formula="of:=&quot;&quot;&quot;\x&quot;&amp;[.F81] &amp; IF([.G81]=&quot;&quot;;&quot;&quot;;&quot;\x&quot;&amp;[.G81]) &amp; IF([.H81]=&quot;&quot;;&quot;&quot;;&quot;\x&quot;&amp;[.H81]) &amp; &quot;&quot;&quot;&quot;" office:value-type="string" office:string-value="&quot;\xE3\x83\x95&quot;" calcext:value-type="string">
            <text:p>"\xE3\x83\x95"</text:p>
          </table:table-cell>
          <table:table-cell/>
        </table:table-row>
        <table:table-row table:style-name="ro8">
          <table:table-cell table:style-name="ce20" table:formula="of:=[Tabelle1.A82]" office:value-type="float" office:value="205" calcext:value-type="float">
            <text:p>205</text:p>
          </table:table-cell>
          <table:table-cell table:style-name="ce20" table:formula="of:=DEC2HEX([.A82];2)" office:value-type="string" office:string-value="CD" calcext:value-type="string">
            <text:p>CD</text:p>
          </table:table-cell>
          <table:table-cell table:style-name="ce20" table:formula="of:=[Tabelle1.C82]" office:value-type="string" office:string-value="ヘ" calcext:value-type="string">
            <text:p>ヘ</text:p>
          </table:table-cell>
          <table:table-cell table:style-name="ce20" table:formula="of:=UNICODE([.C82])" office:value-type="float" office:value="12504" calcext:value-type="float">
            <text:p>12504</text:p>
          </table:table-cell>
          <table:table-cell table:style-name="ce20" table:formula="of:=DEC2HEX([.D82];4)" office:value-type="string" office:string-value="30D8" calcext:value-type="string">
            <text:p>30D8</text:p>
          </table:table-cell>
          <table:table-cell table:formula="of:=DEC2HEX(IF([.D82]&lt;128;[.D82];IF([.D82]&lt;4096;192+BITRSHIFT([.D82];6);224+BITRSHIFT([.D82];12)));2)" office:value-type="string" office:string-value="E3" calcext:value-type="string">
            <text:p>E3</text:p>
          </table:table-cell>
          <table:table-cell table:formula="of:=IF([.D82]&lt;128;&quot;&quot;;DEC2HEX(128+BITAND(IF([.D82]&lt;4096;[.D82];BITRSHIFT([.D82];6));63);2))" office:value-type="string" office:string-value="83" calcext:value-type="string">
            <text:p>83</text:p>
          </table:table-cell>
          <table:table-cell table:formula="of:=IF([.D82]&lt;4096;&quot;&quot;;DEC2HEX(128+BITAND([.D82];63);2))" office:value-type="string" office:string-value="98" calcext:value-type="string">
            <text:p>98</text:p>
          </table:table-cell>
          <table:table-cell table:formula="of:=&quot;&quot;&quot;\x&quot;&amp;[.F82] &amp; IF([.G82]=&quot;&quot;;&quot;&quot;;&quot;\x&quot;&amp;[.G82]) &amp; IF([.H82]=&quot;&quot;;&quot;&quot;;&quot;\x&quot;&amp;[.H82]) &amp; &quot;&quot;&quot;&quot;" office:value-type="string" office:string-value="&quot;\xE3\x83\x98&quot;" calcext:value-type="string">
            <text:p>"\xE3\x83\x98"</text:p>
          </table:table-cell>
          <table:table-cell/>
        </table:table-row>
        <table:table-row table:style-name="ro8">
          <table:table-cell table:style-name="ce20" table:formula="of:=[Tabelle1.A83]" office:value-type="float" office:value="206" calcext:value-type="float">
            <text:p>206</text:p>
          </table:table-cell>
          <table:table-cell table:style-name="ce20" table:formula="of:=DEC2HEX([.A83];2)" office:value-type="string" office:string-value="CE" calcext:value-type="string">
            <text:p>CE</text:p>
          </table:table-cell>
          <table:table-cell table:style-name="ce20" table:formula="of:=[Tabelle1.C83]" office:value-type="string" office:string-value="ホ" calcext:value-type="string">
            <text:p>ホ</text:p>
          </table:table-cell>
          <table:table-cell table:style-name="ce20" table:formula="of:=UNICODE([.C83])" office:value-type="float" office:value="12507" calcext:value-type="float">
            <text:p>12507</text:p>
          </table:table-cell>
          <table:table-cell table:style-name="ce20" table:formula="of:=DEC2HEX([.D83];4)" office:value-type="string" office:string-value="30DB" calcext:value-type="string">
            <text:p>30DB</text:p>
          </table:table-cell>
          <table:table-cell table:formula="of:=DEC2HEX(IF([.D83]&lt;128;[.D83];IF([.D83]&lt;4096;192+BITRSHIFT([.D83];6);224+BITRSHIFT([.D83];12)));2)" office:value-type="string" office:string-value="E3" calcext:value-type="string">
            <text:p>E3</text:p>
          </table:table-cell>
          <table:table-cell table:formula="of:=IF([.D83]&lt;128;&quot;&quot;;DEC2HEX(128+BITAND(IF([.D83]&lt;4096;[.D83];BITRSHIFT([.D83];6));63);2))" office:value-type="string" office:string-value="83" calcext:value-type="string">
            <text:p>83</text:p>
          </table:table-cell>
          <table:table-cell table:formula="of:=IF([.D83]&lt;4096;&quot;&quot;;DEC2HEX(128+BITAND([.D83];63);2))" office:value-type="string" office:string-value="9B" calcext:value-type="string">
            <text:p>9B</text:p>
          </table:table-cell>
          <table:table-cell table:formula="of:=&quot;&quot;&quot;\x&quot;&amp;[.F83] &amp; IF([.G83]=&quot;&quot;;&quot;&quot;;&quot;\x&quot;&amp;[.G83]) &amp; IF([.H83]=&quot;&quot;;&quot;&quot;;&quot;\x&quot;&amp;[.H83]) &amp; &quot;&quot;&quot;&quot;" office:value-type="string" office:string-value="&quot;\xE3\x83\x9B&quot;" calcext:value-type="string">
            <text:p>"\xE3\x83\x9B"</text:p>
          </table:table-cell>
          <table:table-cell/>
        </table:table-row>
        <table:table-row table:style-name="ro8">
          <table:table-cell table:style-name="ce20" table:formula="of:=[Tabelle1.A84]" office:value-type="float" office:value="207" calcext:value-type="float">
            <text:p>207</text:p>
          </table:table-cell>
          <table:table-cell table:style-name="ce20" table:formula="of:=DEC2HEX([.A84];2)" office:value-type="string" office:string-value="CF" calcext:value-type="string">
            <text:p>CF</text:p>
          </table:table-cell>
          <table:table-cell table:style-name="ce20" table:formula="of:=[Tabelle1.C84]" office:value-type="string" office:string-value="マ" calcext:value-type="string">
            <text:p>マ</text:p>
          </table:table-cell>
          <table:table-cell table:style-name="ce20" table:formula="of:=UNICODE([.C84])" office:value-type="float" office:value="12510" calcext:value-type="float">
            <text:p>12510</text:p>
          </table:table-cell>
          <table:table-cell table:style-name="ce20" table:formula="of:=DEC2HEX([.D84];4)" office:value-type="string" office:string-value="30DE" calcext:value-type="string">
            <text:p>30DE</text:p>
          </table:table-cell>
          <table:table-cell table:formula="of:=DEC2HEX(IF([.D84]&lt;128;[.D84];IF([.D84]&lt;4096;192+BITRSHIFT([.D84];6);224+BITRSHIFT([.D84];12)));2)" office:value-type="string" office:string-value="E3" calcext:value-type="string">
            <text:p>E3</text:p>
          </table:table-cell>
          <table:table-cell table:formula="of:=IF([.D84]&lt;128;&quot;&quot;;DEC2HEX(128+BITAND(IF([.D84]&lt;4096;[.D84];BITRSHIFT([.D84];6));63);2))" office:value-type="string" office:string-value="83" calcext:value-type="string">
            <text:p>83</text:p>
          </table:table-cell>
          <table:table-cell table:formula="of:=IF([.D84]&lt;4096;&quot;&quot;;DEC2HEX(128+BITAND([.D84];63);2))" office:value-type="string" office:string-value="9E" calcext:value-type="string">
            <text:p>9E</text:p>
          </table:table-cell>
          <table:table-cell table:formula="of:=&quot;&quot;&quot;\x&quot;&amp;[.F84] &amp; IF([.G84]=&quot;&quot;;&quot;&quot;;&quot;\x&quot;&amp;[.G84]) &amp; IF([.H84]=&quot;&quot;;&quot;&quot;;&quot;\x&quot;&amp;[.H84]) &amp; &quot;&quot;&quot;&quot;" office:value-type="string" office:string-value="&quot;\xE3\x83\x9E&quot;" calcext:value-type="string">
            <text:p>"\xE3\x83\x9E"</text:p>
          </table:table-cell>
          <table:table-cell/>
        </table:table-row>
        <table:table-row table:style-name="ro8">
          <table:table-cell table:style-name="ce20" table:formula="of:=[Tabelle1.A85]" office:value-type="float" office:value="208" calcext:value-type="float">
            <text:p>208</text:p>
          </table:table-cell>
          <table:table-cell table:style-name="ce20" table:formula="of:=DEC2HEX([.A85];2)" office:value-type="string" office:string-value="D0" calcext:value-type="string">
            <text:p>D0</text:p>
          </table:table-cell>
          <table:table-cell table:style-name="ce20" table:formula="of:=[Tabelle1.C85]" office:value-type="string" office:string-value="ミ" calcext:value-type="string">
            <text:p>ミ</text:p>
          </table:table-cell>
          <table:table-cell table:style-name="ce20" table:formula="of:=UNICODE([.C85])" office:value-type="float" office:value="12511" calcext:value-type="float">
            <text:p>12511</text:p>
          </table:table-cell>
          <table:table-cell table:style-name="ce20" table:formula="of:=DEC2HEX([.D85];4)" office:value-type="string" office:string-value="30DF" calcext:value-type="string">
            <text:p>30DF</text:p>
          </table:table-cell>
          <table:table-cell table:formula="of:=DEC2HEX(IF([.D85]&lt;128;[.D85];IF([.D85]&lt;4096;192+BITRSHIFT([.D85];6);224+BITRSHIFT([.D85];12)));2)" office:value-type="string" office:string-value="E3" calcext:value-type="string">
            <text:p>E3</text:p>
          </table:table-cell>
          <table:table-cell table:formula="of:=IF([.D85]&lt;128;&quot;&quot;;DEC2HEX(128+BITAND(IF([.D85]&lt;4096;[.D85];BITRSHIFT([.D85];6));63);2))" office:value-type="string" office:string-value="83" calcext:value-type="string">
            <text:p>83</text:p>
          </table:table-cell>
          <table:table-cell table:formula="of:=IF([.D85]&lt;4096;&quot;&quot;;DEC2HEX(128+BITAND([.D85];63);2))" office:value-type="string" office:string-value="9F" calcext:value-type="string">
            <text:p>9F</text:p>
          </table:table-cell>
          <table:table-cell table:formula="of:=&quot;&quot;&quot;\x&quot;&amp;[.F85] &amp; IF([.G85]=&quot;&quot;;&quot;&quot;;&quot;\x&quot;&amp;[.G85]) &amp; IF([.H85]=&quot;&quot;;&quot;&quot;;&quot;\x&quot;&amp;[.H85]) &amp; &quot;&quot;&quot;&quot;" office:value-type="string" office:string-value="&quot;\xE3\x83\x9F&quot;" calcext:value-type="string">
            <text:p>"\xE3\x83\x9F"</text:p>
          </table:table-cell>
          <table:table-cell/>
        </table:table-row>
        <table:table-row table:style-name="ro8">
          <table:table-cell table:style-name="ce20" table:formula="of:=[Tabelle1.A86]" office:value-type="float" office:value="209" calcext:value-type="float">
            <text:p>209</text:p>
          </table:table-cell>
          <table:table-cell table:style-name="ce20" table:formula="of:=DEC2HEX([.A86];2)" office:value-type="string" office:string-value="D1" calcext:value-type="string">
            <text:p>D1</text:p>
          </table:table-cell>
          <table:table-cell table:style-name="ce20" table:formula="of:=[Tabelle1.C86]" office:value-type="string" office:string-value="ム" calcext:value-type="string">
            <text:p>ム</text:p>
          </table:table-cell>
          <table:table-cell table:style-name="ce20" table:formula="of:=UNICODE([.C86])" office:value-type="float" office:value="12512" calcext:value-type="float">
            <text:p>12512</text:p>
          </table:table-cell>
          <table:table-cell table:style-name="ce20" table:formula="of:=DEC2HEX([.D86];4)" office:value-type="string" office:string-value="30E0" calcext:value-type="string">
            <text:p>30E0</text:p>
          </table:table-cell>
          <table:table-cell table:formula="of:=DEC2HEX(IF([.D86]&lt;128;[.D86];IF([.D86]&lt;4096;192+BITRSHIFT([.D86];6);224+BITRSHIFT([.D86];12)));2)" office:value-type="string" office:string-value="E3" calcext:value-type="string">
            <text:p>E3</text:p>
          </table:table-cell>
          <table:table-cell table:formula="of:=IF([.D86]&lt;128;&quot;&quot;;DEC2HEX(128+BITAND(IF([.D86]&lt;4096;[.D86];BITRSHIFT([.D86];6));63);2))" office:value-type="string" office:string-value="83" calcext:value-type="string">
            <text:p>83</text:p>
          </table:table-cell>
          <table:table-cell table:formula="of:=IF([.D86]&lt;4096;&quot;&quot;;DEC2HEX(128+BITAND([.D86];63);2))" office:value-type="string" office:string-value="A0" calcext:value-type="string">
            <text:p>A0</text:p>
          </table:table-cell>
          <table:table-cell table:formula="of:=&quot;&quot;&quot;\x&quot;&amp;[.F86] &amp; IF([.G86]=&quot;&quot;;&quot;&quot;;&quot;\x&quot;&amp;[.G86]) &amp; IF([.H86]=&quot;&quot;;&quot;&quot;;&quot;\x&quot;&amp;[.H86]) &amp; &quot;&quot;&quot;&quot;" office:value-type="string" office:string-value="&quot;\xE3\x83\xA0&quot;" calcext:value-type="string">
            <text:p>"\xE3\x83\xA0"</text:p>
          </table:table-cell>
          <table:table-cell/>
        </table:table-row>
        <table:table-row table:style-name="ro8">
          <table:table-cell table:style-name="ce20" table:formula="of:=[Tabelle1.A87]" office:value-type="float" office:value="210" calcext:value-type="float">
            <text:p>210</text:p>
          </table:table-cell>
          <table:table-cell table:style-name="ce20" table:formula="of:=DEC2HEX([.A87];2)" office:value-type="string" office:string-value="D2" calcext:value-type="string">
            <text:p>D2</text:p>
          </table:table-cell>
          <table:table-cell table:style-name="ce20" table:formula="of:=[Tabelle1.C87]" office:value-type="string" office:string-value="メ" calcext:value-type="string">
            <text:p>メ</text:p>
          </table:table-cell>
          <table:table-cell table:style-name="ce20" table:formula="of:=UNICODE([.C87])" office:value-type="float" office:value="12513" calcext:value-type="float">
            <text:p>12513</text:p>
          </table:table-cell>
          <table:table-cell table:style-name="ce20" table:formula="of:=DEC2HEX([.D87];4)" office:value-type="string" office:string-value="30E1" calcext:value-type="string">
            <text:p>30E1</text:p>
          </table:table-cell>
          <table:table-cell table:formula="of:=DEC2HEX(IF([.D87]&lt;128;[.D87];IF([.D87]&lt;4096;192+BITRSHIFT([.D87];6);224+BITRSHIFT([.D87];12)));2)" office:value-type="string" office:string-value="E3" calcext:value-type="string">
            <text:p>E3</text:p>
          </table:table-cell>
          <table:table-cell table:formula="of:=IF([.D87]&lt;128;&quot;&quot;;DEC2HEX(128+BITAND(IF([.D87]&lt;4096;[.D87];BITRSHIFT([.D87];6));63);2))" office:value-type="string" office:string-value="83" calcext:value-type="string">
            <text:p>83</text:p>
          </table:table-cell>
          <table:table-cell table:formula="of:=IF([.D87]&lt;4096;&quot;&quot;;DEC2HEX(128+BITAND([.D87];63);2))" office:value-type="string" office:string-value="A1" calcext:value-type="string">
            <text:p>A1</text:p>
          </table:table-cell>
          <table:table-cell table:formula="of:=&quot;&quot;&quot;\x&quot;&amp;[.F87] &amp; IF([.G87]=&quot;&quot;;&quot;&quot;;&quot;\x&quot;&amp;[.G87]) &amp; IF([.H87]=&quot;&quot;;&quot;&quot;;&quot;\x&quot;&amp;[.H87]) &amp; &quot;&quot;&quot;&quot;" office:value-type="string" office:string-value="&quot;\xE3\x83\xA1&quot;" calcext:value-type="string">
            <text:p>"\xE3\x83\xA1"</text:p>
          </table:table-cell>
          <table:table-cell/>
        </table:table-row>
        <table:table-row table:style-name="ro8">
          <table:table-cell table:style-name="ce20" table:formula="of:=[Tabelle1.A88]" office:value-type="float" office:value="211" calcext:value-type="float">
            <text:p>211</text:p>
          </table:table-cell>
          <table:table-cell table:style-name="ce20" table:formula="of:=DEC2HEX([.A88];2)" office:value-type="string" office:string-value="D3" calcext:value-type="string">
            <text:p>D3</text:p>
          </table:table-cell>
          <table:table-cell table:style-name="ce20" table:formula="of:=[Tabelle1.C88]" office:value-type="string" office:string-value="モ" calcext:value-type="string">
            <text:p>モ</text:p>
          </table:table-cell>
          <table:table-cell table:style-name="ce20" table:formula="of:=UNICODE([.C88])" office:value-type="float" office:value="12514" calcext:value-type="float">
            <text:p>12514</text:p>
          </table:table-cell>
          <table:table-cell table:style-name="ce20" table:formula="of:=DEC2HEX([.D88];4)" office:value-type="string" office:string-value="30E2" calcext:value-type="string">
            <text:p>30E2</text:p>
          </table:table-cell>
          <table:table-cell table:formula="of:=DEC2HEX(IF([.D88]&lt;128;[.D88];IF([.D88]&lt;4096;192+BITRSHIFT([.D88];6);224+BITRSHIFT([.D88];12)));2)" office:value-type="string" office:string-value="E3" calcext:value-type="string">
            <text:p>E3</text:p>
          </table:table-cell>
          <table:table-cell table:formula="of:=IF([.D88]&lt;128;&quot;&quot;;DEC2HEX(128+BITAND(IF([.D88]&lt;4096;[.D88];BITRSHIFT([.D88];6));63);2))" office:value-type="string" office:string-value="83" calcext:value-type="string">
            <text:p>83</text:p>
          </table:table-cell>
          <table:table-cell table:formula="of:=IF([.D88]&lt;4096;&quot;&quot;;DEC2HEX(128+BITAND([.D88];63);2))" office:value-type="string" office:string-value="A2" calcext:value-type="string">
            <text:p>A2</text:p>
          </table:table-cell>
          <table:table-cell table:formula="of:=&quot;&quot;&quot;\x&quot;&amp;[.F88] &amp; IF([.G88]=&quot;&quot;;&quot;&quot;;&quot;\x&quot;&amp;[.G88]) &amp; IF([.H88]=&quot;&quot;;&quot;&quot;;&quot;\x&quot;&amp;[.H88]) &amp; &quot;&quot;&quot;&quot;" office:value-type="string" office:string-value="&quot;\xE3\x83\xA2&quot;" calcext:value-type="string">
            <text:p>"\xE3\x83\xA2"</text:p>
          </table:table-cell>
          <table:table-cell/>
        </table:table-row>
        <table:table-row table:style-name="ro8">
          <table:table-cell table:style-name="ce20" table:formula="of:=[Tabelle1.A89]" office:value-type="float" office:value="212" calcext:value-type="float">
            <text:p>212</text:p>
          </table:table-cell>
          <table:table-cell table:style-name="ce20" table:formula="of:=DEC2HEX([.A89];2)" office:value-type="string" office:string-value="D4" calcext:value-type="string">
            <text:p>D4</text:p>
          </table:table-cell>
          <table:table-cell table:style-name="ce20" table:formula="of:=[Tabelle1.C89]" office:value-type="string" office:string-value="ヤ" calcext:value-type="string">
            <text:p>ヤ</text:p>
          </table:table-cell>
          <table:table-cell table:style-name="ce20" table:formula="of:=UNICODE([.C89])" office:value-type="float" office:value="12516" calcext:value-type="float">
            <text:p>12516</text:p>
          </table:table-cell>
          <table:table-cell table:style-name="ce20" table:formula="of:=DEC2HEX([.D89];4)" office:value-type="string" office:string-value="30E4" calcext:value-type="string">
            <text:p>30E4</text:p>
          </table:table-cell>
          <table:table-cell table:formula="of:=DEC2HEX(IF([.D89]&lt;128;[.D89];IF([.D89]&lt;4096;192+BITRSHIFT([.D89];6);224+BITRSHIFT([.D89];12)));2)" office:value-type="string" office:string-value="E3" calcext:value-type="string">
            <text:p>E3</text:p>
          </table:table-cell>
          <table:table-cell table:formula="of:=IF([.D89]&lt;128;&quot;&quot;;DEC2HEX(128+BITAND(IF([.D89]&lt;4096;[.D89];BITRSHIFT([.D89];6));63);2))" office:value-type="string" office:string-value="83" calcext:value-type="string">
            <text:p>83</text:p>
          </table:table-cell>
          <table:table-cell table:formula="of:=IF([.D89]&lt;4096;&quot;&quot;;DEC2HEX(128+BITAND([.D89];63);2))" office:value-type="string" office:string-value="A4" calcext:value-type="string">
            <text:p>A4</text:p>
          </table:table-cell>
          <table:table-cell table:formula="of:=&quot;&quot;&quot;\x&quot;&amp;[.F89] &amp; IF([.G89]=&quot;&quot;;&quot;&quot;;&quot;\x&quot;&amp;[.G89]) &amp; IF([.H89]=&quot;&quot;;&quot;&quot;;&quot;\x&quot;&amp;[.H89]) &amp; &quot;&quot;&quot;&quot;" office:value-type="string" office:string-value="&quot;\xE3\x83\xA4&quot;" calcext:value-type="string">
            <text:p>"\xE3\x83\xA4"</text:p>
          </table:table-cell>
          <table:table-cell/>
        </table:table-row>
        <table:table-row table:style-name="ro8">
          <table:table-cell table:style-name="ce20" table:formula="of:=[Tabelle1.A90]" office:value-type="float" office:value="213" calcext:value-type="float">
            <text:p>213</text:p>
          </table:table-cell>
          <table:table-cell table:style-name="ce20" table:formula="of:=DEC2HEX([.A90];2)" office:value-type="string" office:string-value="D5" calcext:value-type="string">
            <text:p>D5</text:p>
          </table:table-cell>
          <table:table-cell table:style-name="ce20" table:formula="of:=[Tabelle1.C90]" office:value-type="string" office:string-value="ユ" calcext:value-type="string">
            <text:p>ユ</text:p>
          </table:table-cell>
          <table:table-cell table:style-name="ce20" table:formula="of:=UNICODE([.C90])" office:value-type="float" office:value="12518" calcext:value-type="float">
            <text:p>12518</text:p>
          </table:table-cell>
          <table:table-cell table:style-name="ce20" table:formula="of:=DEC2HEX([.D90];4)" office:value-type="string" office:string-value="30E6" calcext:value-type="string">
            <text:p>30E6</text:p>
          </table:table-cell>
          <table:table-cell table:formula="of:=DEC2HEX(IF([.D90]&lt;128;[.D90];IF([.D90]&lt;4096;192+BITRSHIFT([.D90];6);224+BITRSHIFT([.D90];12)));2)" office:value-type="string" office:string-value="E3" calcext:value-type="string">
            <text:p>E3</text:p>
          </table:table-cell>
          <table:table-cell table:formula="of:=IF([.D90]&lt;128;&quot;&quot;;DEC2HEX(128+BITAND(IF([.D90]&lt;4096;[.D90];BITRSHIFT([.D90];6));63);2))" office:value-type="string" office:string-value="83" calcext:value-type="string">
            <text:p>83</text:p>
          </table:table-cell>
          <table:table-cell table:formula="of:=IF([.D90]&lt;4096;&quot;&quot;;DEC2HEX(128+BITAND([.D90];63);2))" office:value-type="string" office:string-value="A6" calcext:value-type="string">
            <text:p>A6</text:p>
          </table:table-cell>
          <table:table-cell table:formula="of:=&quot;&quot;&quot;\x&quot;&amp;[.F90] &amp; IF([.G90]=&quot;&quot;;&quot;&quot;;&quot;\x&quot;&amp;[.G90]) &amp; IF([.H90]=&quot;&quot;;&quot;&quot;;&quot;\x&quot;&amp;[.H90]) &amp; &quot;&quot;&quot;&quot;" office:value-type="string" office:string-value="&quot;\xE3\x83\xA6&quot;" calcext:value-type="string">
            <text:p>"\xE3\x83\xA6"</text:p>
          </table:table-cell>
          <table:table-cell/>
        </table:table-row>
        <table:table-row table:style-name="ro8">
          <table:table-cell table:style-name="ce20" table:formula="of:=[Tabelle1.A91]" office:value-type="float" office:value="214" calcext:value-type="float">
            <text:p>214</text:p>
          </table:table-cell>
          <table:table-cell table:style-name="ce20" table:formula="of:=DEC2HEX([.A91];2)" office:value-type="string" office:string-value="D6" calcext:value-type="string">
            <text:p>D6</text:p>
          </table:table-cell>
          <table:table-cell table:style-name="ce20" table:formula="of:=[Tabelle1.C91]" office:value-type="string" office:string-value="ヨ" calcext:value-type="string">
            <text:p>ヨ</text:p>
          </table:table-cell>
          <table:table-cell table:style-name="ce20" table:formula="of:=UNICODE([.C91])" office:value-type="float" office:value="12520" calcext:value-type="float">
            <text:p>12520</text:p>
          </table:table-cell>
          <table:table-cell table:style-name="ce20" table:formula="of:=DEC2HEX([.D91];4)" office:value-type="string" office:string-value="30E8" calcext:value-type="string">
            <text:p>30E8</text:p>
          </table:table-cell>
          <table:table-cell table:formula="of:=DEC2HEX(IF([.D91]&lt;128;[.D91];IF([.D91]&lt;4096;192+BITRSHIFT([.D91];6);224+BITRSHIFT([.D91];12)));2)" office:value-type="string" office:string-value="E3" calcext:value-type="string">
            <text:p>E3</text:p>
          </table:table-cell>
          <table:table-cell table:formula="of:=IF([.D91]&lt;128;&quot;&quot;;DEC2HEX(128+BITAND(IF([.D91]&lt;4096;[.D91];BITRSHIFT([.D91];6));63);2))" office:value-type="string" office:string-value="83" calcext:value-type="string">
            <text:p>83</text:p>
          </table:table-cell>
          <table:table-cell table:formula="of:=IF([.D91]&lt;4096;&quot;&quot;;DEC2HEX(128+BITAND([.D91];63);2))" office:value-type="string" office:string-value="A8" calcext:value-type="string">
            <text:p>A8</text:p>
          </table:table-cell>
          <table:table-cell table:formula="of:=&quot;&quot;&quot;\x&quot;&amp;[.F91] &amp; IF([.G91]=&quot;&quot;;&quot;&quot;;&quot;\x&quot;&amp;[.G91]) &amp; IF([.H91]=&quot;&quot;;&quot;&quot;;&quot;\x&quot;&amp;[.H91]) &amp; &quot;&quot;&quot;&quot;" office:value-type="string" office:string-value="&quot;\xE3\x83\xA8&quot;" calcext:value-type="string">
            <text:p>"\xE3\x83\xA8"</text:p>
          </table:table-cell>
          <table:table-cell/>
        </table:table-row>
        <table:table-row table:style-name="ro8">
          <table:table-cell table:style-name="ce20" table:formula="of:=[Tabelle1.A92]" office:value-type="float" office:value="215" calcext:value-type="float">
            <text:p>215</text:p>
          </table:table-cell>
          <table:table-cell table:style-name="ce20" table:formula="of:=DEC2HEX([.A92];2)" office:value-type="string" office:string-value="D7" calcext:value-type="string">
            <text:p>D7</text:p>
          </table:table-cell>
          <table:table-cell table:style-name="ce20" table:formula="of:=[Tabelle1.C92]" office:value-type="string" office:string-value="ラ" calcext:value-type="string">
            <text:p>ラ</text:p>
          </table:table-cell>
          <table:table-cell table:style-name="ce20" table:formula="of:=UNICODE([.C92])" office:value-type="float" office:value="12521" calcext:value-type="float">
            <text:p>12521</text:p>
          </table:table-cell>
          <table:table-cell table:style-name="ce20" table:formula="of:=DEC2HEX([.D92];4)" office:value-type="string" office:string-value="30E9" calcext:value-type="string">
            <text:p>30E9</text:p>
          </table:table-cell>
          <table:table-cell table:formula="of:=DEC2HEX(IF([.D92]&lt;128;[.D92];IF([.D92]&lt;4096;192+BITRSHIFT([.D92];6);224+BITRSHIFT([.D92];12)));2)" office:value-type="string" office:string-value="E3" calcext:value-type="string">
            <text:p>E3</text:p>
          </table:table-cell>
          <table:table-cell table:formula="of:=IF([.D92]&lt;128;&quot;&quot;;DEC2HEX(128+BITAND(IF([.D92]&lt;4096;[.D92];BITRSHIFT([.D92];6));63);2))" office:value-type="string" office:string-value="83" calcext:value-type="string">
            <text:p>83</text:p>
          </table:table-cell>
          <table:table-cell table:formula="of:=IF([.D92]&lt;4096;&quot;&quot;;DEC2HEX(128+BITAND([.D92];63);2))" office:value-type="string" office:string-value="A9" calcext:value-type="string">
            <text:p>A9</text:p>
          </table:table-cell>
          <table:table-cell table:formula="of:=&quot;&quot;&quot;\x&quot;&amp;[.F92] &amp; IF([.G92]=&quot;&quot;;&quot;&quot;;&quot;\x&quot;&amp;[.G92]) &amp; IF([.H92]=&quot;&quot;;&quot;&quot;;&quot;\x&quot;&amp;[.H92]) &amp; &quot;&quot;&quot;&quot;" office:value-type="string" office:string-value="&quot;\xE3\x83\xA9&quot;" calcext:value-type="string">
            <text:p>"\xE3\x83\xA9"</text:p>
          </table:table-cell>
          <table:table-cell/>
        </table:table-row>
        <table:table-row table:style-name="ro8">
          <table:table-cell table:style-name="ce20" table:formula="of:=[Tabelle1.A93]" office:value-type="float" office:value="216" calcext:value-type="float">
            <text:p>216</text:p>
          </table:table-cell>
          <table:table-cell table:style-name="ce20" table:formula="of:=DEC2HEX([.A93];2)" office:value-type="string" office:string-value="D8" calcext:value-type="string">
            <text:p>D8</text:p>
          </table:table-cell>
          <table:table-cell table:style-name="ce20" table:formula="of:=[Tabelle1.C93]" office:value-type="string" office:string-value="リ" calcext:value-type="string">
            <text:p>リ</text:p>
          </table:table-cell>
          <table:table-cell table:style-name="ce20" table:formula="of:=UNICODE([.C93])" office:value-type="float" office:value="12522" calcext:value-type="float">
            <text:p>12522</text:p>
          </table:table-cell>
          <table:table-cell table:style-name="ce20" table:formula="of:=DEC2HEX([.D93];4)" office:value-type="string" office:string-value="30EA" calcext:value-type="string">
            <text:p>30EA</text:p>
          </table:table-cell>
          <table:table-cell table:formula="of:=DEC2HEX(IF([.D93]&lt;128;[.D93];IF([.D93]&lt;4096;192+BITRSHIFT([.D93];6);224+BITRSHIFT([.D93];12)));2)" office:value-type="string" office:string-value="E3" calcext:value-type="string">
            <text:p>E3</text:p>
          </table:table-cell>
          <table:table-cell table:formula="of:=IF([.D93]&lt;128;&quot;&quot;;DEC2HEX(128+BITAND(IF([.D93]&lt;4096;[.D93];BITRSHIFT([.D93];6));63);2))" office:value-type="string" office:string-value="83" calcext:value-type="string">
            <text:p>83</text:p>
          </table:table-cell>
          <table:table-cell table:formula="of:=IF([.D93]&lt;4096;&quot;&quot;;DEC2HEX(128+BITAND([.D93];63);2))" office:value-type="string" office:string-value="AA" calcext:value-type="string">
            <text:p>AA</text:p>
          </table:table-cell>
          <table:table-cell table:formula="of:=&quot;&quot;&quot;\x&quot;&amp;[.F93] &amp; IF([.G93]=&quot;&quot;;&quot;&quot;;&quot;\x&quot;&amp;[.G93]) &amp; IF([.H93]=&quot;&quot;;&quot;&quot;;&quot;\x&quot;&amp;[.H93]) &amp; &quot;&quot;&quot;&quot;" office:value-type="string" office:string-value="&quot;\xE3\x83\xAA&quot;" calcext:value-type="string">
            <text:p>"\xE3\x83\xAA"</text:p>
          </table:table-cell>
          <table:table-cell/>
        </table:table-row>
        <table:table-row table:style-name="ro8">
          <table:table-cell table:style-name="ce20" table:formula="of:=[Tabelle1.A94]" office:value-type="float" office:value="217" calcext:value-type="float">
            <text:p>217</text:p>
          </table:table-cell>
          <table:table-cell table:style-name="ce20" table:formula="of:=DEC2HEX([.A94];2)" office:value-type="string" office:string-value="D9" calcext:value-type="string">
            <text:p>D9</text:p>
          </table:table-cell>
          <table:table-cell table:style-name="ce20" table:formula="of:=[Tabelle1.C94]" office:value-type="string" office:string-value="ル" calcext:value-type="string">
            <text:p>ル</text:p>
          </table:table-cell>
          <table:table-cell table:style-name="ce20" table:formula="of:=UNICODE([.C94])" office:value-type="float" office:value="12523" calcext:value-type="float">
            <text:p>12523</text:p>
          </table:table-cell>
          <table:table-cell table:style-name="ce20" table:formula="of:=DEC2HEX([.D94];4)" office:value-type="string" office:string-value="30EB" calcext:value-type="string">
            <text:p>30EB</text:p>
          </table:table-cell>
          <table:table-cell table:formula="of:=DEC2HEX(IF([.D94]&lt;128;[.D94];IF([.D94]&lt;4096;192+BITRSHIFT([.D94];6);224+BITRSHIFT([.D94];12)));2)" office:value-type="string" office:string-value="E3" calcext:value-type="string">
            <text:p>E3</text:p>
          </table:table-cell>
          <table:table-cell table:formula="of:=IF([.D94]&lt;128;&quot;&quot;;DEC2HEX(128+BITAND(IF([.D94]&lt;4096;[.D94];BITRSHIFT([.D94];6));63);2))" office:value-type="string" office:string-value="83" calcext:value-type="string">
            <text:p>83</text:p>
          </table:table-cell>
          <table:table-cell table:formula="of:=IF([.D94]&lt;4096;&quot;&quot;;DEC2HEX(128+BITAND([.D94];63);2))" office:value-type="string" office:string-value="AB" calcext:value-type="string">
            <text:p>AB</text:p>
          </table:table-cell>
          <table:table-cell table:formula="of:=&quot;&quot;&quot;\x&quot;&amp;[.F94] &amp; IF([.G94]=&quot;&quot;;&quot;&quot;;&quot;\x&quot;&amp;[.G94]) &amp; IF([.H94]=&quot;&quot;;&quot;&quot;;&quot;\x&quot;&amp;[.H94]) &amp; &quot;&quot;&quot;&quot;" office:value-type="string" office:string-value="&quot;\xE3\x83\xAB&quot;" calcext:value-type="string">
            <text:p>"\xE3\x83\xAB"</text:p>
          </table:table-cell>
          <table:table-cell/>
        </table:table-row>
        <table:table-row table:style-name="ro8">
          <table:table-cell table:style-name="ce20" table:formula="of:=[Tabelle1.A95]" office:value-type="float" office:value="218" calcext:value-type="float">
            <text:p>218</text:p>
          </table:table-cell>
          <table:table-cell table:style-name="ce20" table:formula="of:=DEC2HEX([.A95];2)" office:value-type="string" office:string-value="DA" calcext:value-type="string">
            <text:p>DA</text:p>
          </table:table-cell>
          <table:table-cell table:style-name="ce20" table:formula="of:=[Tabelle1.C95]" office:value-type="string" office:string-value="レ" calcext:value-type="string">
            <text:p>レ</text:p>
          </table:table-cell>
          <table:table-cell table:style-name="ce20" table:formula="of:=UNICODE([.C95])" office:value-type="float" office:value="12524" calcext:value-type="float">
            <text:p>12524</text:p>
          </table:table-cell>
          <table:table-cell table:style-name="ce20" table:formula="of:=DEC2HEX([.D95];4)" office:value-type="string" office:string-value="30EC" calcext:value-type="string">
            <text:p>30EC</text:p>
          </table:table-cell>
          <table:table-cell table:formula="of:=DEC2HEX(IF([.D95]&lt;128;[.D95];IF([.D95]&lt;4096;192+BITRSHIFT([.D95];6);224+BITRSHIFT([.D95];12)));2)" office:value-type="string" office:string-value="E3" calcext:value-type="string">
            <text:p>E3</text:p>
          </table:table-cell>
          <table:table-cell table:formula="of:=IF([.D95]&lt;128;&quot;&quot;;DEC2HEX(128+BITAND(IF([.D95]&lt;4096;[.D95];BITRSHIFT([.D95];6));63);2))" office:value-type="string" office:string-value="83" calcext:value-type="string">
            <text:p>83</text:p>
          </table:table-cell>
          <table:table-cell table:formula="of:=IF([.D95]&lt;4096;&quot;&quot;;DEC2HEX(128+BITAND([.D95];63);2))" office:value-type="string" office:string-value="AC" calcext:value-type="string">
            <text:p>AC</text:p>
          </table:table-cell>
          <table:table-cell table:formula="of:=&quot;&quot;&quot;\x&quot;&amp;[.F95] &amp; IF([.G95]=&quot;&quot;;&quot;&quot;;&quot;\x&quot;&amp;[.G95]) &amp; IF([.H95]=&quot;&quot;;&quot;&quot;;&quot;\x&quot;&amp;[.H95]) &amp; &quot;&quot;&quot;&quot;" office:value-type="string" office:string-value="&quot;\xE3\x83\xAC&quot;" calcext:value-type="string">
            <text:p>"\xE3\x83\xAC"</text:p>
          </table:table-cell>
          <table:table-cell/>
        </table:table-row>
        <table:table-row table:style-name="ro8">
          <table:table-cell table:style-name="ce20" table:formula="of:=[Tabelle1.A96]" office:value-type="float" office:value="219" calcext:value-type="float">
            <text:p>219</text:p>
          </table:table-cell>
          <table:table-cell table:style-name="ce20" table:formula="of:=DEC2HEX([.A96];2)" office:value-type="string" office:string-value="DB" calcext:value-type="string">
            <text:p>DB</text:p>
          </table:table-cell>
          <table:table-cell table:style-name="ce20" table:formula="of:=[Tabelle1.C96]" office:value-type="string" office:string-value="ロ" calcext:value-type="string">
            <text:p>ロ</text:p>
          </table:table-cell>
          <table:table-cell table:style-name="ce20" table:formula="of:=UNICODE([.C96])" office:value-type="float" office:value="12525" calcext:value-type="float">
            <text:p>12525</text:p>
          </table:table-cell>
          <table:table-cell table:style-name="ce20" table:formula="of:=DEC2HEX([.D96];4)" office:value-type="string" office:string-value="30ED" calcext:value-type="string">
            <text:p>30ED</text:p>
          </table:table-cell>
          <table:table-cell table:formula="of:=DEC2HEX(IF([.D96]&lt;128;[.D96];IF([.D96]&lt;4096;192+BITRSHIFT([.D96];6);224+BITRSHIFT([.D96];12)));2)" office:value-type="string" office:string-value="E3" calcext:value-type="string">
            <text:p>E3</text:p>
          </table:table-cell>
          <table:table-cell table:formula="of:=IF([.D96]&lt;128;&quot;&quot;;DEC2HEX(128+BITAND(IF([.D96]&lt;4096;[.D96];BITRSHIFT([.D96];6));63);2))" office:value-type="string" office:string-value="83" calcext:value-type="string">
            <text:p>83</text:p>
          </table:table-cell>
          <table:table-cell table:formula="of:=IF([.D96]&lt;4096;&quot;&quot;;DEC2HEX(128+BITAND([.D96];63);2))" office:value-type="string" office:string-value="AD" calcext:value-type="string">
            <text:p>AD</text:p>
          </table:table-cell>
          <table:table-cell table:formula="of:=&quot;&quot;&quot;\x&quot;&amp;[.F96] &amp; IF([.G96]=&quot;&quot;;&quot;&quot;;&quot;\x&quot;&amp;[.G96]) &amp; IF([.H96]=&quot;&quot;;&quot;&quot;;&quot;\x&quot;&amp;[.H96]) &amp; &quot;&quot;&quot;&quot;" office:value-type="string" office:string-value="&quot;\xE3\x83\xAD&quot;" calcext:value-type="string">
            <text:p>"\xE3\x83\xAD"</text:p>
          </table:table-cell>
          <table:table-cell/>
        </table:table-row>
        <table:table-row table:style-name="ro8">
          <table:table-cell table:style-name="ce20" table:formula="of:=[Tabelle1.A97]" office:value-type="float" office:value="220" calcext:value-type="float">
            <text:p>220</text:p>
          </table:table-cell>
          <table:table-cell table:style-name="ce20" table:formula="of:=DEC2HEX([.A97];2)" office:value-type="string" office:string-value="DC" calcext:value-type="string">
            <text:p>DC</text:p>
          </table:table-cell>
          <table:table-cell table:style-name="ce20" table:formula="of:=[Tabelle1.C97]" office:value-type="string" office:string-value="ワ" calcext:value-type="string">
            <text:p>ワ</text:p>
          </table:table-cell>
          <table:table-cell table:style-name="ce20" table:formula="of:=UNICODE([.C97])" office:value-type="float" office:value="12527" calcext:value-type="float">
            <text:p>12527</text:p>
          </table:table-cell>
          <table:table-cell table:style-name="ce20" table:formula="of:=DEC2HEX([.D97];4)" office:value-type="string" office:string-value="30EF" calcext:value-type="string">
            <text:p>30EF</text:p>
          </table:table-cell>
          <table:table-cell table:formula="of:=DEC2HEX(IF([.D97]&lt;128;[.D97];IF([.D97]&lt;4096;192+BITRSHIFT([.D97];6);224+BITRSHIFT([.D97];12)));2)" office:value-type="string" office:string-value="E3" calcext:value-type="string">
            <text:p>E3</text:p>
          </table:table-cell>
          <table:table-cell table:formula="of:=IF([.D97]&lt;128;&quot;&quot;;DEC2HEX(128+BITAND(IF([.D97]&lt;4096;[.D97];BITRSHIFT([.D97];6));63);2))" office:value-type="string" office:string-value="83" calcext:value-type="string">
            <text:p>83</text:p>
          </table:table-cell>
          <table:table-cell table:formula="of:=IF([.D97]&lt;4096;&quot;&quot;;DEC2HEX(128+BITAND([.D97];63);2))" office:value-type="string" office:string-value="AF" calcext:value-type="string">
            <text:p>AF</text:p>
          </table:table-cell>
          <table:table-cell table:formula="of:=&quot;&quot;&quot;\x&quot;&amp;[.F97] &amp; IF([.G97]=&quot;&quot;;&quot;&quot;;&quot;\x&quot;&amp;[.G97]) &amp; IF([.H97]=&quot;&quot;;&quot;&quot;;&quot;\x&quot;&amp;[.H97]) &amp; &quot;&quot;&quot;&quot;" office:value-type="string" office:string-value="&quot;\xE3\x83\xAF&quot;" calcext:value-type="string">
            <text:p>"\xE3\x83\xAF"</text:p>
          </table:table-cell>
          <table:table-cell/>
        </table:table-row>
        <table:table-row table:style-name="ro8">
          <table:table-cell table:style-name="ce20" table:formula="of:=[Tabelle1.A98]" office:value-type="float" office:value="221" calcext:value-type="float">
            <text:p>221</text:p>
          </table:table-cell>
          <table:table-cell table:style-name="ce20" table:formula="of:=DEC2HEX([.A98];2)" office:value-type="string" office:string-value="DD" calcext:value-type="string">
            <text:p>DD</text:p>
          </table:table-cell>
          <table:table-cell table:style-name="ce20" table:formula="of:=[Tabelle1.C98]" office:value-type="string" office:string-value="ン" calcext:value-type="string">
            <text:p>ン</text:p>
          </table:table-cell>
          <table:table-cell table:style-name="ce20" table:formula="of:=UNICODE([.C98])" office:value-type="float" office:value="12531" calcext:value-type="float">
            <text:p>12531</text:p>
          </table:table-cell>
          <table:table-cell table:style-name="ce20" table:formula="of:=DEC2HEX([.D98];4)" office:value-type="string" office:string-value="30F3" calcext:value-type="string">
            <text:p>30F3</text:p>
          </table:table-cell>
          <table:table-cell table:formula="of:=DEC2HEX(IF([.D98]&lt;128;[.D98];IF([.D98]&lt;4096;192+BITRSHIFT([.D98];6);224+BITRSHIFT([.D98];12)));2)" office:value-type="string" office:string-value="E3" calcext:value-type="string">
            <text:p>E3</text:p>
          </table:table-cell>
          <table:table-cell table:formula="of:=IF([.D98]&lt;128;&quot;&quot;;DEC2HEX(128+BITAND(IF([.D98]&lt;4096;[.D98];BITRSHIFT([.D98];6));63);2))" office:value-type="string" office:string-value="83" calcext:value-type="string">
            <text:p>83</text:p>
          </table:table-cell>
          <table:table-cell table:formula="of:=IF([.D98]&lt;4096;&quot;&quot;;DEC2HEX(128+BITAND([.D98];63);2))" office:value-type="string" office:string-value="B3" calcext:value-type="string">
            <text:p>B3</text:p>
          </table:table-cell>
          <table:table-cell table:formula="of:=&quot;&quot;&quot;\x&quot;&amp;[.F98] &amp; IF([.G98]=&quot;&quot;;&quot;&quot;;&quot;\x&quot;&amp;[.G98]) &amp; IF([.H98]=&quot;&quot;;&quot;&quot;;&quot;\x&quot;&amp;[.H98]) &amp; &quot;&quot;&quot;&quot;" office:value-type="string" office:string-value="&quot;\xE3\x83\xB3&quot;" calcext:value-type="string">
            <text:p>"\xE3\x83\xB3"</text:p>
          </table:table-cell>
          <table:table-cell/>
        </table:table-row>
        <table:table-row table:style-name="ro8">
          <table:table-cell table:style-name="ce20" table:formula="of:=[Tabelle1.A99]" office:value-type="float" office:value="222" calcext:value-type="float">
            <text:p>222</text:p>
          </table:table-cell>
          <table:table-cell table:style-name="ce20" table:formula="of:=DEC2HEX([.A99];2)" office:value-type="string" office:string-value="DE" calcext:value-type="string">
            <text:p>DE</text:p>
          </table:table-cell>
          <table:table-cell table:style-name="ce20" table:formula="of:=[Tabelle1.C99]" office:value-type="string" office:string-value="゛" calcext:value-type="string">
            <text:p>゛</text:p>
          </table:table-cell>
          <table:table-cell table:style-name="ce20" table:formula="of:=UNICODE([.C99])" office:value-type="float" office:value="12443" calcext:value-type="float">
            <text:p>12443</text:p>
          </table:table-cell>
          <table:table-cell table:style-name="ce20" table:formula="of:=DEC2HEX([.D99];4)" office:value-type="string" office:string-value="309B" calcext:value-type="string">
            <text:p>309B</text:p>
          </table:table-cell>
          <table:table-cell table:formula="of:=DEC2HEX(IF([.D99]&lt;128;[.D99];IF([.D99]&lt;4096;192+BITRSHIFT([.D99];6);224+BITRSHIFT([.D99];12)));2)" office:value-type="string" office:string-value="E3" calcext:value-type="string">
            <text:p>E3</text:p>
          </table:table-cell>
          <table:table-cell table:formula="of:=IF([.D99]&lt;128;&quot;&quot;;DEC2HEX(128+BITAND(IF([.D99]&lt;4096;[.D99];BITRSHIFT([.D99];6));63);2))" office:value-type="string" office:string-value="82" calcext:value-type="string">
            <text:p>82</text:p>
          </table:table-cell>
          <table:table-cell table:formula="of:=IF([.D99]&lt;4096;&quot;&quot;;DEC2HEX(128+BITAND([.D99];63);2))" office:value-type="string" office:string-value="9B" calcext:value-type="string">
            <text:p>9B</text:p>
          </table:table-cell>
          <table:table-cell table:formula="of:=&quot;&quot;&quot;\x&quot;&amp;[.F99] &amp; IF([.G99]=&quot;&quot;;&quot;&quot;;&quot;\x&quot;&amp;[.G99]) &amp; IF([.H99]=&quot;&quot;;&quot;&quot;;&quot;\x&quot;&amp;[.H99]) &amp; &quot;&quot;&quot;&quot;" office:value-type="string" office:string-value="&quot;\xE3\x82\x9B&quot;" calcext:value-type="string">
            <text:p>"\xE3\x82\x9B"</text:p>
          </table:table-cell>
          <table:table-cell/>
        </table:table-row>
        <table:table-row table:style-name="ro8">
          <table:table-cell table:style-name="ce20" table:formula="of:=[Tabelle1.A100]" office:value-type="float" office:value="223" calcext:value-type="float">
            <text:p>223</text:p>
          </table:table-cell>
          <table:table-cell table:style-name="ce20" table:formula="of:=DEC2HEX([.A100];2)" office:value-type="string" office:string-value="DF" calcext:value-type="string">
            <text:p>DF</text:p>
          </table:table-cell>
          <table:table-cell table:style-name="ce20" table:formula="of:=[Tabelle1.C100]" office:value-type="string" office:string-value="゜" calcext:value-type="string">
            <text:p>゜</text:p>
          </table:table-cell>
          <table:table-cell table:style-name="ce20" table:formula="of:=UNICODE([.C100])" office:value-type="float" office:value="12444" calcext:value-type="float">
            <text:p>12444</text:p>
          </table:table-cell>
          <table:table-cell table:style-name="ce20" table:formula="of:=DEC2HEX([.D100];4)" office:value-type="string" office:string-value="309C" calcext:value-type="string">
            <text:p>309C</text:p>
          </table:table-cell>
          <table:table-cell table:formula="of:=DEC2HEX(IF([.D100]&lt;128;[.D100];IF([.D100]&lt;4096;192+BITRSHIFT([.D100];6);224+BITRSHIFT([.D100];12)));2)" office:value-type="string" office:string-value="E3" calcext:value-type="string">
            <text:p>E3</text:p>
          </table:table-cell>
          <table:table-cell table:formula="of:=IF([.D100]&lt;128;&quot;&quot;;DEC2HEX(128+BITAND(IF([.D100]&lt;4096;[.D100];BITRSHIFT([.D100];6));63);2))" office:value-type="string" office:string-value="82" calcext:value-type="string">
            <text:p>82</text:p>
          </table:table-cell>
          <table:table-cell table:formula="of:=IF([.D100]&lt;4096;&quot;&quot;;DEC2HEX(128+BITAND([.D100];63);2))" office:value-type="string" office:string-value="9C" calcext:value-type="string">
            <text:p>9C</text:p>
          </table:table-cell>
          <table:table-cell table:formula="of:=&quot;&quot;&quot;\x&quot;&amp;[.F100] &amp; IF([.G100]=&quot;&quot;;&quot;&quot;;&quot;\x&quot;&amp;[.G100]) &amp; IF([.H100]=&quot;&quot;;&quot;&quot;;&quot;\x&quot;&amp;[.H100]) &amp; &quot;&quot;&quot;&quot;" office:value-type="string" office:string-value="&quot;\xE3\x82\x9C&quot;" calcext:value-type="string">
            <text:p>"\xE3\x82\x9C"</text:p>
          </table:table-cell>
          <table:table-cell/>
        </table:table-row>
        <table:table-row table:style-name="ro8">
          <table:table-cell table:style-name="ce20" table:formula="of:=[Tabelle1.A101]" office:value-type="float" office:value="224" calcext:value-type="float">
            <text:p>224</text:p>
          </table:table-cell>
          <table:table-cell table:style-name="ce20" table:formula="of:=DEC2HEX([.A101];2)" office:value-type="string" office:string-value="E0" calcext:value-type="string">
            <text:p>E0</text:p>
          </table:table-cell>
          <table:table-cell table:style-name="ce20" table:formula="of:=[Tabelle1.C101]" office:value-type="string" office:string-value="═" calcext:value-type="string">
            <text:p>═</text:p>
          </table:table-cell>
          <table:table-cell table:style-name="ce20" table:formula="of:=UNICODE([.C101])" office:value-type="float" office:value="9552" calcext:value-type="float">
            <text:p>9552</text:p>
          </table:table-cell>
          <table:table-cell table:style-name="ce20" table:formula="of:=DEC2HEX([.D101];4)" office:value-type="string" office:string-value="2550" calcext:value-type="string">
            <text:p>2550</text:p>
          </table:table-cell>
          <table:table-cell table:formula="of:=DEC2HEX(IF([.D101]&lt;128;[.D101];IF([.D101]&lt;4096;192+BITRSHIFT([.D101];6);224+BITRSHIFT([.D101];12)));2)" office:value-type="string" office:string-value="E2" calcext:value-type="string">
            <text:p>E2</text:p>
          </table:table-cell>
          <table:table-cell table:formula="of:=IF([.D101]&lt;128;&quot;&quot;;DEC2HEX(128+BITAND(IF([.D101]&lt;4096;[.D101];BITRSHIFT([.D101];6));63);2))" office:value-type="string" office:string-value="95" calcext:value-type="string">
            <text:p>95</text:p>
          </table:table-cell>
          <table:table-cell table:formula="of:=IF([.D101]&lt;4096;&quot;&quot;;DEC2HEX(128+BITAND([.D101];63);2))" office:value-type="string" office:string-value="90" calcext:value-type="string">
            <text:p>90</text:p>
          </table:table-cell>
          <table:table-cell table:formula="of:=&quot;&quot;&quot;\x&quot;&amp;[.F101] &amp; IF([.G101]=&quot;&quot;;&quot;&quot;;&quot;\x&quot;&amp;[.G101]) &amp; IF([.H101]=&quot;&quot;;&quot;&quot;;&quot;\x&quot;&amp;[.H101]) &amp; &quot;&quot;&quot;&quot;" office:value-type="string" office:string-value="&quot;\xE2\x95\x90&quot;" calcext:value-type="string">
            <text:p>"\xE2\x95\x90"</text:p>
          </table:table-cell>
          <table:table-cell/>
        </table:table-row>
        <table:table-row table:style-name="ro8">
          <table:table-cell table:style-name="ce20" table:formula="of:=[Tabelle1.A102]" office:value-type="float" office:value="225" calcext:value-type="float">
            <text:p>225</text:p>
          </table:table-cell>
          <table:table-cell table:style-name="ce20" table:formula="of:=DEC2HEX([.A102];2)" office:value-type="string" office:string-value="E1" calcext:value-type="string">
            <text:p>E1</text:p>
          </table:table-cell>
          <table:table-cell table:style-name="ce20" table:formula="of:=[Tabelle1.C102]" office:value-type="string" office:string-value="╞" calcext:value-type="string">
            <text:p>╞</text:p>
          </table:table-cell>
          <table:table-cell table:style-name="ce20" table:formula="of:=UNICODE([.C102])" office:value-type="float" office:value="9566" calcext:value-type="float">
            <text:p>9566</text:p>
          </table:table-cell>
          <table:table-cell table:style-name="ce20" table:formula="of:=DEC2HEX([.D102];4)" office:value-type="string" office:string-value="255E" calcext:value-type="string">
            <text:p>255E</text:p>
          </table:table-cell>
          <table:table-cell table:formula="of:=DEC2HEX(IF([.D102]&lt;128;[.D102];IF([.D102]&lt;4096;192+BITRSHIFT([.D102];6);224+BITRSHIFT([.D102];12)));2)" office:value-type="string" office:string-value="E2" calcext:value-type="string">
            <text:p>E2</text:p>
          </table:table-cell>
          <table:table-cell table:formula="of:=IF([.D102]&lt;128;&quot;&quot;;DEC2HEX(128+BITAND(IF([.D102]&lt;4096;[.D102];BITRSHIFT([.D102];6));63);2))" office:value-type="string" office:string-value="95" calcext:value-type="string">
            <text:p>95</text:p>
          </table:table-cell>
          <table:table-cell table:formula="of:=IF([.D102]&lt;4096;&quot;&quot;;DEC2HEX(128+BITAND([.D102];63);2))" office:value-type="string" office:string-value="9E" calcext:value-type="string">
            <text:p>9E</text:p>
          </table:table-cell>
          <table:table-cell table:formula="of:=&quot;&quot;&quot;\x&quot;&amp;[.F102] &amp; IF([.G102]=&quot;&quot;;&quot;&quot;;&quot;\x&quot;&amp;[.G102]) &amp; IF([.H102]=&quot;&quot;;&quot;&quot;;&quot;\x&quot;&amp;[.H102]) &amp; &quot;&quot;&quot;&quot;" office:value-type="string" office:string-value="&quot;\xE2\x95\x9E&quot;" calcext:value-type="string">
            <text:p>"\xE2\x95\x9E"</text:p>
          </table:table-cell>
          <table:table-cell/>
        </table:table-row>
        <table:table-row table:style-name="ro8">
          <table:table-cell table:style-name="ce20" table:formula="of:=[Tabelle1.A103]" office:value-type="float" office:value="226" calcext:value-type="float">
            <text:p>226</text:p>
          </table:table-cell>
          <table:table-cell table:style-name="ce20" table:formula="of:=DEC2HEX([.A103];2)" office:value-type="string" office:string-value="E2" calcext:value-type="string">
            <text:p>E2</text:p>
          </table:table-cell>
          <table:table-cell table:style-name="ce20" table:formula="of:=[Tabelle1.C103]" office:value-type="string" office:string-value="╪" calcext:value-type="string">
            <text:p>╪</text:p>
          </table:table-cell>
          <table:table-cell table:style-name="ce20" table:formula="of:=UNICODE([.C103])" office:value-type="float" office:value="9578" calcext:value-type="float">
            <text:p>9578</text:p>
          </table:table-cell>
          <table:table-cell table:style-name="ce20" table:formula="of:=DEC2HEX([.D103];4)" office:value-type="string" office:string-value="256A" calcext:value-type="string">
            <text:p>256A</text:p>
          </table:table-cell>
          <table:table-cell table:formula="of:=DEC2HEX(IF([.D103]&lt;128;[.D103];IF([.D103]&lt;4096;192+BITRSHIFT([.D103];6);224+BITRSHIFT([.D103];12)));2)" office:value-type="string" office:string-value="E2" calcext:value-type="string">
            <text:p>E2</text:p>
          </table:table-cell>
          <table:table-cell table:formula="of:=IF([.D103]&lt;128;&quot;&quot;;DEC2HEX(128+BITAND(IF([.D103]&lt;4096;[.D103];BITRSHIFT([.D103];6));63);2))" office:value-type="string" office:string-value="95" calcext:value-type="string">
            <text:p>95</text:p>
          </table:table-cell>
          <table:table-cell table:formula="of:=IF([.D103]&lt;4096;&quot;&quot;;DEC2HEX(128+BITAND([.D103];63);2))" office:value-type="string" office:string-value="AA" calcext:value-type="string">
            <text:p>AA</text:p>
          </table:table-cell>
          <table:table-cell table:formula="of:=&quot;&quot;&quot;\x&quot;&amp;[.F103] &amp; IF([.G103]=&quot;&quot;;&quot;&quot;;&quot;\x&quot;&amp;[.G103]) &amp; IF([.H103]=&quot;&quot;;&quot;&quot;;&quot;\x&quot;&amp;[.H103]) &amp; &quot;&quot;&quot;&quot;" office:value-type="string" office:string-value="&quot;\xE2\x95\xAA&quot;" calcext:value-type="string">
            <text:p>"\xE2\x95\xAA"</text:p>
          </table:table-cell>
          <table:table-cell/>
        </table:table-row>
        <table:table-row table:style-name="ro8">
          <table:table-cell table:style-name="ce20" table:formula="of:=[Tabelle1.A104]" office:value-type="float" office:value="227" calcext:value-type="float">
            <text:p>227</text:p>
          </table:table-cell>
          <table:table-cell table:style-name="ce20" table:formula="of:=DEC2HEX([.A104];2)" office:value-type="string" office:string-value="E3" calcext:value-type="string">
            <text:p>E3</text:p>
          </table:table-cell>
          <table:table-cell table:style-name="ce20" table:formula="of:=[Tabelle1.C104]" office:value-type="string" office:string-value="╡" calcext:value-type="string">
            <text:p>╡</text:p>
          </table:table-cell>
          <table:table-cell table:style-name="ce20" table:formula="of:=UNICODE([.C104])" office:value-type="float" office:value="9569" calcext:value-type="float">
            <text:p>9569</text:p>
          </table:table-cell>
          <table:table-cell table:style-name="ce20" table:formula="of:=DEC2HEX([.D104];4)" office:value-type="string" office:string-value="2561" calcext:value-type="string">
            <text:p>2561</text:p>
          </table:table-cell>
          <table:table-cell table:formula="of:=DEC2HEX(IF([.D104]&lt;128;[.D104];IF([.D104]&lt;4096;192+BITRSHIFT([.D104];6);224+BITRSHIFT([.D104];12)));2)" office:value-type="string" office:string-value="E2" calcext:value-type="string">
            <text:p>E2</text:p>
          </table:table-cell>
          <table:table-cell table:formula="of:=IF([.D104]&lt;128;&quot;&quot;;DEC2HEX(128+BITAND(IF([.D104]&lt;4096;[.D104];BITRSHIFT([.D104];6));63);2))" office:value-type="string" office:string-value="95" calcext:value-type="string">
            <text:p>95</text:p>
          </table:table-cell>
          <table:table-cell table:formula="of:=IF([.D104]&lt;4096;&quot;&quot;;DEC2HEX(128+BITAND([.D104];63);2))" office:value-type="string" office:string-value="A1" calcext:value-type="string">
            <text:p>A1</text:p>
          </table:table-cell>
          <table:table-cell table:formula="of:=&quot;&quot;&quot;\x&quot;&amp;[.F104] &amp; IF([.G104]=&quot;&quot;;&quot;&quot;;&quot;\x&quot;&amp;[.G104]) &amp; IF([.H104]=&quot;&quot;;&quot;&quot;;&quot;\x&quot;&amp;[.H104]) &amp; &quot;&quot;&quot;&quot;" office:value-type="string" office:string-value="&quot;\xE2\x95\xA1&quot;" calcext:value-type="string">
            <text:p>"\xE2\x95\xA1"</text:p>
          </table:table-cell>
          <table:table-cell/>
        </table:table-row>
        <table:table-row table:style-name="ro8">
          <table:table-cell table:style-name="ce20" table:formula="of:=[Tabelle1.A105]" office:value-type="float" office:value="228" calcext:value-type="float">
            <text:p>228</text:p>
          </table:table-cell>
          <table:table-cell table:style-name="ce20" table:formula="of:=DEC2HEX([.A105];2)" office:value-type="string" office:string-value="E4" calcext:value-type="string">
            <text:p>E4</text:p>
          </table:table-cell>
          <table:table-cell table:style-name="ce20" table:formula="of:=[Tabelle1.C105]" office:value-type="string" office:string-value="◢" calcext:value-type="string">
            <text:p>◢</text:p>
          </table:table-cell>
          <table:table-cell table:style-name="ce20" table:formula="of:=UNICODE([.C105])" office:value-type="float" office:value="9698" calcext:value-type="float">
            <text:p>9698</text:p>
          </table:table-cell>
          <table:table-cell table:style-name="ce20" table:formula="of:=DEC2HEX([.D105];4)" office:value-type="string" office:string-value="25E2" calcext:value-type="string">
            <text:p>25E2</text:p>
          </table:table-cell>
          <table:table-cell table:formula="of:=DEC2HEX(IF([.D105]&lt;128;[.D105];IF([.D105]&lt;4096;192+BITRSHIFT([.D105];6);224+BITRSHIFT([.D105];12)));2)" office:value-type="string" office:string-value="E2" calcext:value-type="string">
            <text:p>E2</text:p>
          </table:table-cell>
          <table:table-cell table:formula="of:=IF([.D105]&lt;128;&quot;&quot;;DEC2HEX(128+BITAND(IF([.D105]&lt;4096;[.D105];BITRSHIFT([.D105];6));63);2))" office:value-type="string" office:string-value="97" calcext:value-type="string">
            <text:p>97</text:p>
          </table:table-cell>
          <table:table-cell table:formula="of:=IF([.D105]&lt;4096;&quot;&quot;;DEC2HEX(128+BITAND([.D105];63);2))" office:value-type="string" office:string-value="A2" calcext:value-type="string">
            <text:p>A2</text:p>
          </table:table-cell>
          <table:table-cell table:formula="of:=&quot;&quot;&quot;\x&quot;&amp;[.F105] &amp; IF([.G105]=&quot;&quot;;&quot;&quot;;&quot;\x&quot;&amp;[.G105]) &amp; IF([.H105]=&quot;&quot;;&quot;&quot;;&quot;\x&quot;&amp;[.H105]) &amp; &quot;&quot;&quot;&quot;" office:value-type="string" office:string-value="&quot;\xE2\x97\xA2&quot;" calcext:value-type="string">
            <text:p>"\xE2\x97\xA2"</text:p>
          </table:table-cell>
          <table:table-cell/>
        </table:table-row>
        <table:table-row table:style-name="ro8">
          <table:table-cell table:style-name="ce20" table:formula="of:=[Tabelle1.A106]" office:value-type="float" office:value="229" calcext:value-type="float">
            <text:p>229</text:p>
          </table:table-cell>
          <table:table-cell table:style-name="ce20" table:formula="of:=DEC2HEX([.A106];2)" office:value-type="string" office:string-value="E5" calcext:value-type="string">
            <text:p>E5</text:p>
          </table:table-cell>
          <table:table-cell table:style-name="ce20" table:formula="of:=[Tabelle1.C106]" office:value-type="string" office:string-value="◣" calcext:value-type="string">
            <text:p>◣</text:p>
          </table:table-cell>
          <table:table-cell table:style-name="ce20" table:formula="of:=UNICODE([.C106])" office:value-type="float" office:value="9699" calcext:value-type="float">
            <text:p>9699</text:p>
          </table:table-cell>
          <table:table-cell table:style-name="ce20" table:formula="of:=DEC2HEX([.D106];4)" office:value-type="string" office:string-value="25E3" calcext:value-type="string">
            <text:p>25E3</text:p>
          </table:table-cell>
          <table:table-cell table:formula="of:=DEC2HEX(IF([.D106]&lt;128;[.D106];IF([.D106]&lt;4096;192+BITRSHIFT([.D106];6);224+BITRSHIFT([.D106];12)));2)" office:value-type="string" office:string-value="E2" calcext:value-type="string">
            <text:p>E2</text:p>
          </table:table-cell>
          <table:table-cell table:formula="of:=IF([.D106]&lt;128;&quot;&quot;;DEC2HEX(128+BITAND(IF([.D106]&lt;4096;[.D106];BITRSHIFT([.D106];6));63);2))" office:value-type="string" office:string-value="97" calcext:value-type="string">
            <text:p>97</text:p>
          </table:table-cell>
          <table:table-cell table:formula="of:=IF([.D106]&lt;4096;&quot;&quot;;DEC2HEX(128+BITAND([.D106];63);2))" office:value-type="string" office:string-value="A3" calcext:value-type="string">
            <text:p>A3</text:p>
          </table:table-cell>
          <table:table-cell table:formula="of:=&quot;&quot;&quot;\x&quot;&amp;[.F106] &amp; IF([.G106]=&quot;&quot;;&quot;&quot;;&quot;\x&quot;&amp;[.G106]) &amp; IF([.H106]=&quot;&quot;;&quot;&quot;;&quot;\x&quot;&amp;[.H106]) &amp; &quot;&quot;&quot;&quot;" office:value-type="string" office:string-value="&quot;\xE2\x97\xA3&quot;" calcext:value-type="string">
            <text:p>"\xE2\x97\xA3"</text:p>
          </table:table-cell>
          <table:table-cell/>
        </table:table-row>
        <table:table-row table:style-name="ro8">
          <table:table-cell table:style-name="ce20" table:formula="of:=[Tabelle1.A107]" office:value-type="float" office:value="230" calcext:value-type="float">
            <text:p>230</text:p>
          </table:table-cell>
          <table:table-cell table:style-name="ce20" table:formula="of:=DEC2HEX([.A107];2)" office:value-type="string" office:string-value="E6" calcext:value-type="string">
            <text:p>E6</text:p>
          </table:table-cell>
          <table:table-cell table:style-name="ce20" table:formula="of:=[Tabelle1.C107]" office:value-type="string" office:string-value="◥" calcext:value-type="string">
            <text:p>◥</text:p>
          </table:table-cell>
          <table:table-cell table:style-name="ce20" table:formula="of:=UNICODE([.C107])" office:value-type="float" office:value="9701" calcext:value-type="float">
            <text:p>9701</text:p>
          </table:table-cell>
          <table:table-cell table:style-name="ce20" table:formula="of:=DEC2HEX([.D107];4)" office:value-type="string" office:string-value="25E5" calcext:value-type="string">
            <text:p>25E5</text:p>
          </table:table-cell>
          <table:table-cell table:formula="of:=DEC2HEX(IF([.D107]&lt;128;[.D107];IF([.D107]&lt;4096;192+BITRSHIFT([.D107];6);224+BITRSHIFT([.D107];12)));2)" office:value-type="string" office:string-value="E2" calcext:value-type="string">
            <text:p>E2</text:p>
          </table:table-cell>
          <table:table-cell table:formula="of:=IF([.D107]&lt;128;&quot;&quot;;DEC2HEX(128+BITAND(IF([.D107]&lt;4096;[.D107];BITRSHIFT([.D107];6));63);2))" office:value-type="string" office:string-value="97" calcext:value-type="string">
            <text:p>97</text:p>
          </table:table-cell>
          <table:table-cell table:formula="of:=IF([.D107]&lt;4096;&quot;&quot;;DEC2HEX(128+BITAND([.D107];63);2))" office:value-type="string" office:string-value="A5" calcext:value-type="string">
            <text:p>A5</text:p>
          </table:table-cell>
          <table:table-cell table:formula="of:=&quot;&quot;&quot;\x&quot;&amp;[.F107] &amp; IF([.G107]=&quot;&quot;;&quot;&quot;;&quot;\x&quot;&amp;[.G107]) &amp; IF([.H107]=&quot;&quot;;&quot;&quot;;&quot;\x&quot;&amp;[.H107]) &amp; &quot;&quot;&quot;&quot;" office:value-type="string" office:string-value="&quot;\xE2\x97\xA5&quot;" calcext:value-type="string">
            <text:p>"\xE2\x97\xA5"</text:p>
          </table:table-cell>
          <table:table-cell/>
        </table:table-row>
        <table:table-row table:style-name="ro8">
          <table:table-cell table:style-name="ce20" table:formula="of:=[Tabelle1.A108]" office:value-type="float" office:value="231" calcext:value-type="float">
            <text:p>231</text:p>
          </table:table-cell>
          <table:table-cell table:style-name="ce20" table:formula="of:=DEC2HEX([.A108];2)" office:value-type="string" office:string-value="E7" calcext:value-type="string">
            <text:p>E7</text:p>
          </table:table-cell>
          <table:table-cell table:style-name="ce20" table:formula="of:=[Tabelle1.C108]" office:value-type="string" office:string-value="◤" calcext:value-type="string">
            <text:p>◤</text:p>
          </table:table-cell>
          <table:table-cell table:style-name="ce20" table:formula="of:=UNICODE([.C108])" office:value-type="float" office:value="9700" calcext:value-type="float">
            <text:p>9700</text:p>
          </table:table-cell>
          <table:table-cell table:style-name="ce20" table:formula="of:=DEC2HEX([.D108];4)" office:value-type="string" office:string-value="25E4" calcext:value-type="string">
            <text:p>25E4</text:p>
          </table:table-cell>
          <table:table-cell table:formula="of:=DEC2HEX(IF([.D108]&lt;128;[.D108];IF([.D108]&lt;4096;192+BITRSHIFT([.D108];6);224+BITRSHIFT([.D108];12)));2)" office:value-type="string" office:string-value="E2" calcext:value-type="string">
            <text:p>E2</text:p>
          </table:table-cell>
          <table:table-cell table:formula="of:=IF([.D108]&lt;128;&quot;&quot;;DEC2HEX(128+BITAND(IF([.D108]&lt;4096;[.D108];BITRSHIFT([.D108];6));63);2))" office:value-type="string" office:string-value="97" calcext:value-type="string">
            <text:p>97</text:p>
          </table:table-cell>
          <table:table-cell table:formula="of:=IF([.D108]&lt;4096;&quot;&quot;;DEC2HEX(128+BITAND([.D108];63);2))" office:value-type="string" office:string-value="A4" calcext:value-type="string">
            <text:p>A4</text:p>
          </table:table-cell>
          <table:table-cell table:formula="of:=&quot;&quot;&quot;\x&quot;&amp;[.F108] &amp; IF([.G108]=&quot;&quot;;&quot;&quot;;&quot;\x&quot;&amp;[.G108]) &amp; IF([.H108]=&quot;&quot;;&quot;&quot;;&quot;\x&quot;&amp;[.H108]) &amp; &quot;&quot;&quot;&quot;" office:value-type="string" office:string-value="&quot;\xE2\x97\xA4&quot;" calcext:value-type="string">
            <text:p>"\xE2\x97\xA4"</text:p>
          </table:table-cell>
          <table:table-cell/>
        </table:table-row>
        <table:table-row table:style-name="ro8">
          <table:table-cell table:style-name="ce20" table:formula="of:=[Tabelle1.A109]" office:value-type="float" office:value="232" calcext:value-type="float">
            <text:p>232</text:p>
          </table:table-cell>
          <table:table-cell table:style-name="ce20" table:formula="of:=DEC2HEX([.A109];2)" office:value-type="string" office:string-value="E8" calcext:value-type="string">
            <text:p>E8</text:p>
          </table:table-cell>
          <table:table-cell table:style-name="ce20" table:formula="of:=[Tabelle1.C109]" office:value-type="string" office:string-value="♠" calcext:value-type="string">
            <text:p>♠</text:p>
          </table:table-cell>
          <table:table-cell table:style-name="ce20" table:formula="of:=UNICODE([.C109])" office:value-type="float" office:value="9824" calcext:value-type="float">
            <text:p>9824</text:p>
          </table:table-cell>
          <table:table-cell table:style-name="ce20" table:formula="of:=DEC2HEX([.D109];4)" office:value-type="string" office:string-value="2660" calcext:value-type="string">
            <text:p>2660</text:p>
          </table:table-cell>
          <table:table-cell table:formula="of:=DEC2HEX(IF([.D109]&lt;128;[.D109];IF([.D109]&lt;4096;192+BITRSHIFT([.D109];6);224+BITRSHIFT([.D109];12)));2)" office:value-type="string" office:string-value="E2" calcext:value-type="string">
            <text:p>E2</text:p>
          </table:table-cell>
          <table:table-cell table:formula="of:=IF([.D109]&lt;128;&quot;&quot;;DEC2HEX(128+BITAND(IF([.D109]&lt;4096;[.D109];BITRSHIFT([.D109];6));63);2))" office:value-type="string" office:string-value="99" calcext:value-type="string">
            <text:p>99</text:p>
          </table:table-cell>
          <table:table-cell table:formula="of:=IF([.D109]&lt;4096;&quot;&quot;;DEC2HEX(128+BITAND([.D109];63);2))" office:value-type="string" office:string-value="A0" calcext:value-type="string">
            <text:p>A0</text:p>
          </table:table-cell>
          <table:table-cell table:formula="of:=&quot;&quot;&quot;\x&quot;&amp;[.F109] &amp; IF([.G109]=&quot;&quot;;&quot;&quot;;&quot;\x&quot;&amp;[.G109]) &amp; IF([.H109]=&quot;&quot;;&quot;&quot;;&quot;\x&quot;&amp;[.H109]) &amp; &quot;&quot;&quot;&quot;" office:value-type="string" office:string-value="&quot;\xE2\x99\xA0&quot;" calcext:value-type="string">
            <text:p>"\xE2\x99\xA0"</text:p>
          </table:table-cell>
          <table:table-cell/>
        </table:table-row>
        <table:table-row table:style-name="ro8">
          <table:table-cell table:style-name="ce20" table:formula="of:=[Tabelle1.A110]" office:value-type="float" office:value="233" calcext:value-type="float">
            <text:p>233</text:p>
          </table:table-cell>
          <table:table-cell table:style-name="ce20" table:formula="of:=DEC2HEX([.A110];2)" office:value-type="string" office:string-value="E9" calcext:value-type="string">
            <text:p>E9</text:p>
          </table:table-cell>
          <table:table-cell table:style-name="ce20" table:formula="of:=[Tabelle1.C110]" office:value-type="string" office:string-value="♥" calcext:value-type="string">
            <text:p>♥</text:p>
          </table:table-cell>
          <table:table-cell table:style-name="ce20" table:formula="of:=UNICODE([.C110])" office:value-type="float" office:value="9829" calcext:value-type="float">
            <text:p>9829</text:p>
          </table:table-cell>
          <table:table-cell table:style-name="ce20" table:formula="of:=DEC2HEX([.D110];4)" office:value-type="string" office:string-value="2665" calcext:value-type="string">
            <text:p>2665</text:p>
          </table:table-cell>
          <table:table-cell table:formula="of:=DEC2HEX(IF([.D110]&lt;128;[.D110];IF([.D110]&lt;4096;192+BITRSHIFT([.D110];6);224+BITRSHIFT([.D110];12)));2)" office:value-type="string" office:string-value="E2" calcext:value-type="string">
            <text:p>E2</text:p>
          </table:table-cell>
          <table:table-cell table:formula="of:=IF([.D110]&lt;128;&quot;&quot;;DEC2HEX(128+BITAND(IF([.D110]&lt;4096;[.D110];BITRSHIFT([.D110];6));63);2))" office:value-type="string" office:string-value="99" calcext:value-type="string">
            <text:p>99</text:p>
          </table:table-cell>
          <table:table-cell table:formula="of:=IF([.D110]&lt;4096;&quot;&quot;;DEC2HEX(128+BITAND([.D110];63);2))" office:value-type="string" office:string-value="A5" calcext:value-type="string">
            <text:p>A5</text:p>
          </table:table-cell>
          <table:table-cell table:formula="of:=&quot;&quot;&quot;\x&quot;&amp;[.F110] &amp; IF([.G110]=&quot;&quot;;&quot;&quot;;&quot;\x&quot;&amp;[.G110]) &amp; IF([.H110]=&quot;&quot;;&quot;&quot;;&quot;\x&quot;&amp;[.H110]) &amp; &quot;&quot;&quot;&quot;" office:value-type="string" office:string-value="&quot;\xE2\x99\xA5&quot;" calcext:value-type="string">
            <text:p>"\xE2\x99\xA5"</text:p>
          </table:table-cell>
          <table:table-cell/>
        </table:table-row>
        <table:table-row table:style-name="ro8">
          <table:table-cell table:style-name="ce20" table:formula="of:=[Tabelle1.A111]" office:value-type="float" office:value="234" calcext:value-type="float">
            <text:p>234</text:p>
          </table:table-cell>
          <table:table-cell table:style-name="ce20" table:formula="of:=DEC2HEX([.A111];2)" office:value-type="string" office:string-value="EA" calcext:value-type="string">
            <text:p>EA</text:p>
          </table:table-cell>
          <table:table-cell table:style-name="ce20" table:formula="of:=[Tabelle1.C111]" office:value-type="string" office:string-value="♦" calcext:value-type="string">
            <text:p>♦</text:p>
          </table:table-cell>
          <table:table-cell table:style-name="ce20" table:formula="of:=UNICODE([.C111])" office:value-type="float" office:value="9830" calcext:value-type="float">
            <text:p>9830</text:p>
          </table:table-cell>
          <table:table-cell table:style-name="ce20" table:formula="of:=DEC2HEX([.D111];4)" office:value-type="string" office:string-value="2666" calcext:value-type="string">
            <text:p>2666</text:p>
          </table:table-cell>
          <table:table-cell table:formula="of:=DEC2HEX(IF([.D111]&lt;128;[.D111];IF([.D111]&lt;4096;192+BITRSHIFT([.D111];6);224+BITRSHIFT([.D111];12)));2)" office:value-type="string" office:string-value="E2" calcext:value-type="string">
            <text:p>E2</text:p>
          </table:table-cell>
          <table:table-cell table:formula="of:=IF([.D111]&lt;128;&quot;&quot;;DEC2HEX(128+BITAND(IF([.D111]&lt;4096;[.D111];BITRSHIFT([.D111];6));63);2))" office:value-type="string" office:string-value="99" calcext:value-type="string">
            <text:p>99</text:p>
          </table:table-cell>
          <table:table-cell table:formula="of:=IF([.D111]&lt;4096;&quot;&quot;;DEC2HEX(128+BITAND([.D111];63);2))" office:value-type="string" office:string-value="A6" calcext:value-type="string">
            <text:p>A6</text:p>
          </table:table-cell>
          <table:table-cell table:formula="of:=&quot;&quot;&quot;\x&quot;&amp;[.F111] &amp; IF([.G111]=&quot;&quot;;&quot;&quot;;&quot;\x&quot;&amp;[.G111]) &amp; IF([.H111]=&quot;&quot;;&quot;&quot;;&quot;\x&quot;&amp;[.H111]) &amp; &quot;&quot;&quot;&quot;" office:value-type="string" office:string-value="&quot;\xE2\x99\xA6&quot;" calcext:value-type="string">
            <text:p>"\xE2\x99\xA6"</text:p>
          </table:table-cell>
          <table:table-cell/>
        </table:table-row>
        <table:table-row table:style-name="ro8">
          <table:table-cell table:style-name="ce20" table:formula="of:=[Tabelle1.A112]" office:value-type="float" office:value="235" calcext:value-type="float">
            <text:p>235</text:p>
          </table:table-cell>
          <table:table-cell table:style-name="ce20" table:formula="of:=DEC2HEX([.A112];2)" office:value-type="string" office:string-value="EB" calcext:value-type="string">
            <text:p>EB</text:p>
          </table:table-cell>
          <table:table-cell table:style-name="ce20" table:formula="of:=[Tabelle1.C112]" office:value-type="string" office:string-value="♣" calcext:value-type="string">
            <text:p>♣</text:p>
          </table:table-cell>
          <table:table-cell table:style-name="ce20" table:formula="of:=UNICODE([.C112])" office:value-type="float" office:value="9827" calcext:value-type="float">
            <text:p>9827</text:p>
          </table:table-cell>
          <table:table-cell table:style-name="ce20" table:formula="of:=DEC2HEX([.D112];4)" office:value-type="string" office:string-value="2663" calcext:value-type="string">
            <text:p>2663</text:p>
          </table:table-cell>
          <table:table-cell table:formula="of:=DEC2HEX(IF([.D112]&lt;128;[.D112];IF([.D112]&lt;4096;192+BITRSHIFT([.D112];6);224+BITRSHIFT([.D112];12)));2)" office:value-type="string" office:string-value="E2" calcext:value-type="string">
            <text:p>E2</text:p>
          </table:table-cell>
          <table:table-cell table:formula="of:=IF([.D112]&lt;128;&quot;&quot;;DEC2HEX(128+BITAND(IF([.D112]&lt;4096;[.D112];BITRSHIFT([.D112];6));63);2))" office:value-type="string" office:string-value="99" calcext:value-type="string">
            <text:p>99</text:p>
          </table:table-cell>
          <table:table-cell table:formula="of:=IF([.D112]&lt;4096;&quot;&quot;;DEC2HEX(128+BITAND([.D112];63);2))" office:value-type="string" office:string-value="A3" calcext:value-type="string">
            <text:p>A3</text:p>
          </table:table-cell>
          <table:table-cell table:formula="of:=&quot;&quot;&quot;\x&quot;&amp;[.F112] &amp; IF([.G112]=&quot;&quot;;&quot;&quot;;&quot;\x&quot;&amp;[.G112]) &amp; IF([.H112]=&quot;&quot;;&quot;&quot;;&quot;\x&quot;&amp;[.H112]) &amp; &quot;&quot;&quot;&quot;" office:value-type="string" office:string-value="&quot;\xE2\x99\xA3&quot;" calcext:value-type="string">
            <text:p>"\xE2\x99\xA3"</text:p>
          </table:table-cell>
          <table:table-cell/>
        </table:table-row>
        <table:table-row table:style-name="ro9">
          <table:table-cell table:style-name="ce20" table:formula="of:=[Tabelle1.A113]" office:value-type="float" office:value="236" calcext:value-type="float">
            <text:p>236</text:p>
          </table:table-cell>
          <table:table-cell table:style-name="ce20" table:formula="of:=DEC2HEX([.A113];2)" office:value-type="string" office:string-value="EC" calcext:value-type="string">
            <text:p>EC</text:p>
          </table:table-cell>
          <table:table-cell table:style-name="ce20" table:formula="of:=[Tabelle1.C113]" office:value-type="string" office:string-value="●" calcext:value-type="string">
            <text:p>●</text:p>
          </table:table-cell>
          <table:table-cell table:style-name="ce20" table:formula="of:=UNICODE([.C113])" office:value-type="float" office:value="9679" calcext:value-type="float">
            <text:p>9679</text:p>
          </table:table-cell>
          <table:table-cell table:style-name="ce20" table:formula="of:=DEC2HEX([.D113];4)" office:value-type="string" office:string-value="25CF" calcext:value-type="string">
            <text:p>25CF</text:p>
          </table:table-cell>
          <table:table-cell table:formula="of:=DEC2HEX(IF([.D113]&lt;128;[.D113];IF([.D113]&lt;4096;192+BITRSHIFT([.D113];6);224+BITRSHIFT([.D113];12)));2)" office:value-type="string" office:string-value="E2" calcext:value-type="string">
            <text:p>E2</text:p>
          </table:table-cell>
          <table:table-cell table:formula="of:=IF([.D113]&lt;128;&quot;&quot;;DEC2HEX(128+BITAND(IF([.D113]&lt;4096;[.D113];BITRSHIFT([.D113];6));63);2))" office:value-type="string" office:string-value="97" calcext:value-type="string">
            <text:p>97</text:p>
          </table:table-cell>
          <table:table-cell table:formula="of:=IF([.D113]&lt;4096;&quot;&quot;;DEC2HEX(128+BITAND([.D113];63);2))" office:value-type="string" office:string-value="8F" calcext:value-type="string">
            <text:p>8F</text:p>
          </table:table-cell>
          <table:table-cell table:formula="of:=&quot;&quot;&quot;\x&quot;&amp;[.F113] &amp; IF([.G113]=&quot;&quot;;&quot;&quot;;&quot;\x&quot;&amp;[.G113]) &amp; IF([.H113]=&quot;&quot;;&quot;&quot;;&quot;\x&quot;&amp;[.H113]) &amp; &quot;&quot;&quot;&quot;" office:value-type="string" office:string-value="&quot;\xE2\x97\x8F&quot;" calcext:value-type="string">
            <text:p>"\xE2\x97\x8F"</text:p>
          </table:table-cell>
          <table:table-cell/>
        </table:table-row>
        <table:table-row table:style-name="ro9">
          <table:table-cell table:style-name="ce20" table:formula="of:=[Tabelle1.A114]" office:value-type="float" office:value="237" calcext:value-type="float">
            <text:p>237</text:p>
          </table:table-cell>
          <table:table-cell table:style-name="ce20" table:formula="of:=DEC2HEX([.A114];2)" office:value-type="string" office:string-value="ED" calcext:value-type="string">
            <text:p>ED</text:p>
          </table:table-cell>
          <table:table-cell table:style-name="ce20" table:formula="of:=[Tabelle1.C114]" office:value-type="string" office:string-value="○" calcext:value-type="string">
            <text:p>○</text:p>
          </table:table-cell>
          <table:table-cell table:style-name="ce20" table:formula="of:=UNICODE([.C114])" office:value-type="float" office:value="9675" calcext:value-type="float">
            <text:p>9675</text:p>
          </table:table-cell>
          <table:table-cell table:style-name="ce20" table:formula="of:=DEC2HEX([.D114];4)" office:value-type="string" office:string-value="25CB" calcext:value-type="string">
            <text:p>25CB</text:p>
          </table:table-cell>
          <table:table-cell table:formula="of:=DEC2HEX(IF([.D114]&lt;128;[.D114];IF([.D114]&lt;4096;192+BITRSHIFT([.D114];6);224+BITRSHIFT([.D114];12)));2)" office:value-type="string" office:string-value="E2" calcext:value-type="string">
            <text:p>E2</text:p>
          </table:table-cell>
          <table:table-cell table:formula="of:=IF([.D114]&lt;128;&quot;&quot;;DEC2HEX(128+BITAND(IF([.D114]&lt;4096;[.D114];BITRSHIFT([.D114];6));63);2))" office:value-type="string" office:string-value="97" calcext:value-type="string">
            <text:p>97</text:p>
          </table:table-cell>
          <table:table-cell table:formula="of:=IF([.D114]&lt;4096;&quot;&quot;;DEC2HEX(128+BITAND([.D114];63);2))" office:value-type="string" office:string-value="8B" calcext:value-type="string">
            <text:p>8B</text:p>
          </table:table-cell>
          <table:table-cell table:formula="of:=&quot;&quot;&quot;\x&quot;&amp;[.F114] &amp; IF([.G114]=&quot;&quot;;&quot;&quot;;&quot;\x&quot;&amp;[.G114]) &amp; IF([.H114]=&quot;&quot;;&quot;&quot;;&quot;\x&quot;&amp;[.H114]) &amp; &quot;&quot;&quot;&quot;" office:value-type="string" office:string-value="&quot;\xE2\x97\x8B&quot;" calcext:value-type="string">
            <text:p>"\xE2\x97\x8B"</text:p>
          </table:table-cell>
          <table:table-cell/>
        </table:table-row>
        <table:table-row table:style-name="ro9">
          <table:table-cell table:style-name="ce20" table:formula="of:=[Tabelle1.A115]" office:value-type="float" office:value="238" calcext:value-type="float">
            <text:p>238</text:p>
          </table:table-cell>
          <table:table-cell table:style-name="ce20" table:formula="of:=DEC2HEX([.A115];2)" office:value-type="string" office:string-value="EE" calcext:value-type="string">
            <text:p>EE</text:p>
          </table:table-cell>
          <table:table-cell table:style-name="ce20" table:formula="of:=[Tabelle1.C115]" office:value-type="string" office:string-value="╱" calcext:value-type="string">
            <text:p>╱</text:p>
          </table:table-cell>
          <table:table-cell table:style-name="ce20" table:formula="of:=UNICODE([.C115])" office:value-type="float" office:value="9585" calcext:value-type="float">
            <text:p>9585</text:p>
          </table:table-cell>
          <table:table-cell table:style-name="ce20" table:formula="of:=DEC2HEX([.D115];4)" office:value-type="string" office:string-value="2571" calcext:value-type="string">
            <text:p>2571</text:p>
          </table:table-cell>
          <table:table-cell table:formula="of:=DEC2HEX(IF([.D115]&lt;128;[.D115];IF([.D115]&lt;4096;192+BITRSHIFT([.D115];6);224+BITRSHIFT([.D115];12)));2)" office:value-type="string" office:string-value="E2" calcext:value-type="string">
            <text:p>E2</text:p>
          </table:table-cell>
          <table:table-cell table:formula="of:=IF([.D115]&lt;128;&quot;&quot;;DEC2HEX(128+BITAND(IF([.D115]&lt;4096;[.D115];BITRSHIFT([.D115];6));63);2))" office:value-type="string" office:string-value="95" calcext:value-type="string">
            <text:p>95</text:p>
          </table:table-cell>
          <table:table-cell table:formula="of:=IF([.D115]&lt;4096;&quot;&quot;;DEC2HEX(128+BITAND([.D115];63);2))" office:value-type="string" office:string-value="B1" calcext:value-type="string">
            <text:p>B1</text:p>
          </table:table-cell>
          <table:table-cell table:formula="of:=&quot;&quot;&quot;\x&quot;&amp;[.F115] &amp; IF([.G115]=&quot;&quot;;&quot;&quot;;&quot;\x&quot;&amp;[.G115]) &amp; IF([.H115]=&quot;&quot;;&quot;&quot;;&quot;\x&quot;&amp;[.H115]) &amp; &quot;&quot;&quot;&quot;" office:value-type="string" office:string-value="&quot;\xE2\x95\xB1&quot;" calcext:value-type="string">
            <text:p>"\xE2\x95\xB1"</text:p>
          </table:table-cell>
          <table:table-cell/>
        </table:table-row>
        <table:table-row table:style-name="ro9">
          <table:table-cell table:style-name="ce20" table:formula="of:=[Tabelle1.A116]" office:value-type="float" office:value="239" calcext:value-type="float">
            <text:p>239</text:p>
          </table:table-cell>
          <table:table-cell table:style-name="ce20" table:formula="of:=DEC2HEX([.A116];2)" office:value-type="string" office:string-value="EF" calcext:value-type="string">
            <text:p>EF</text:p>
          </table:table-cell>
          <table:table-cell table:style-name="ce20" table:formula="of:=[Tabelle1.C116]" office:value-type="string" office:string-value="╲" calcext:value-type="string">
            <text:p>╲</text:p>
          </table:table-cell>
          <table:table-cell table:style-name="ce20" table:formula="of:=UNICODE([.C116])" office:value-type="float" office:value="9586" calcext:value-type="float">
            <text:p>9586</text:p>
          </table:table-cell>
          <table:table-cell table:style-name="ce20" table:formula="of:=DEC2HEX([.D116];4)" office:value-type="string" office:string-value="2572" calcext:value-type="string">
            <text:p>2572</text:p>
          </table:table-cell>
          <table:table-cell table:formula="of:=DEC2HEX(IF([.D116]&lt;128;[.D116];IF([.D116]&lt;4096;192+BITRSHIFT([.D116];6);224+BITRSHIFT([.D116];12)));2)" office:value-type="string" office:string-value="E2" calcext:value-type="string">
            <text:p>E2</text:p>
          </table:table-cell>
          <table:table-cell table:formula="of:=IF([.D116]&lt;128;&quot;&quot;;DEC2HEX(128+BITAND(IF([.D116]&lt;4096;[.D116];BITRSHIFT([.D116];6));63);2))" office:value-type="string" office:string-value="95" calcext:value-type="string">
            <text:p>95</text:p>
          </table:table-cell>
          <table:table-cell table:formula="of:=IF([.D116]&lt;4096;&quot;&quot;;DEC2HEX(128+BITAND([.D116];63);2))" office:value-type="string" office:string-value="B2" calcext:value-type="string">
            <text:p>B2</text:p>
          </table:table-cell>
          <table:table-cell table:formula="of:=&quot;&quot;&quot;\x&quot;&amp;[.F116] &amp; IF([.G116]=&quot;&quot;;&quot;&quot;;&quot;\x&quot;&amp;[.G116]) &amp; IF([.H116]=&quot;&quot;;&quot;&quot;;&quot;\x&quot;&amp;[.H116]) &amp; &quot;&quot;&quot;&quot;" office:value-type="string" office:string-value="&quot;\xE2\x95\xB2&quot;" calcext:value-type="string">
            <text:p>"\xE2\x95\xB2"</text:p>
          </table:table-cell>
          <table:table-cell/>
        </table:table-row>
        <table:table-row table:style-name="ro9">
          <table:table-cell table:style-name="ce20" table:formula="of:=[Tabelle1.A117]" office:value-type="float" office:value="240" calcext:value-type="float">
            <text:p>240</text:p>
          </table:table-cell>
          <table:table-cell table:style-name="ce20" table:formula="of:=DEC2HEX([.A117];2)" office:value-type="string" office:string-value="F0" calcext:value-type="string">
            <text:p>F0</text:p>
          </table:table-cell>
          <table:table-cell table:style-name="ce20" table:formula="of:=[Tabelle1.C117]" office:value-type="string" office:string-value="×" calcext:value-type="string">
            <text:p>×</text:p>
          </table:table-cell>
          <table:table-cell table:style-name="ce20" table:formula="of:=UNICODE([.C117])" office:value-type="float" office:value="215" calcext:value-type="float">
            <text:p>215</text:p>
          </table:table-cell>
          <table:table-cell table:style-name="ce20" table:formula="of:=DEC2HEX([.D117];4)" office:value-type="string" office:string-value="00D7" calcext:value-type="string">
            <text:p>00D7</text:p>
          </table:table-cell>
          <table:table-cell table:formula="of:=DEC2HEX(IF([.D117]&lt;128;[.D117];IF([.D117]&lt;4096;192+BITRSHIFT([.D117];6);224+BITRSHIFT([.D117];12)));2)" office:value-type="string" office:string-value="C3" calcext:value-type="string">
            <text:p>C3</text:p>
          </table:table-cell>
          <table:table-cell table:formula="of:=IF([.D117]&lt;128;&quot;&quot;;DEC2HEX(128+BITAND(IF([.D117]&lt;4096;[.D117];BITRSHIFT([.D117];6));63);2))" office:value-type="string" office:string-value="97" calcext:value-type="string">
            <text:p>97</text:p>
          </table:table-cell>
          <table:table-cell table:formula="of:=IF([.D117]&lt;4096;&quot;&quot;;DEC2HEX(128+BITAND([.D117];63);2))">
            <text:p/>
          </table:table-cell>
          <table:table-cell table:formula="of:=&quot;&quot;&quot;\x&quot;&amp;[.F117] &amp; IF([.G117]=&quot;&quot;;&quot;&quot;;&quot;\x&quot;&amp;[.G117]) &amp; IF([.H117]=&quot;&quot;;&quot;&quot;;&quot;\x&quot;&amp;[.H117]) &amp; &quot;&quot;&quot;&quot;" office:value-type="string" office:string-value="&quot;\xC3\x97&quot;" calcext:value-type="string">
            <text:p>"\xC3\x97"</text:p>
          </table:table-cell>
          <table:table-cell/>
        </table:table-row>
        <table:table-row table:style-name="ro9">
          <table:table-cell table:style-name="ce20" table:formula="of:=[Tabelle1.A118]" office:value-type="float" office:value="241" calcext:value-type="float">
            <text:p>241</text:p>
          </table:table-cell>
          <table:table-cell table:style-name="ce20" table:formula="of:=DEC2HEX([.A118];2)" office:value-type="string" office:string-value="F1" calcext:value-type="string">
            <text:p>F1</text:p>
          </table:table-cell>
          <table:table-cell table:style-name="ce20" table:formula="of:=[Tabelle1.C118]" office:value-type="string" office:string-value="円" calcext:value-type="string">
            <text:p>円</text:p>
          </table:table-cell>
          <table:table-cell table:style-name="ce20" table:formula="of:=UNICODE([.C118])" office:value-type="float" office:value="20870" calcext:value-type="float">
            <text:p>20870</text:p>
          </table:table-cell>
          <table:table-cell table:style-name="ce20" table:formula="of:=DEC2HEX([.D118];4)" office:value-type="string" office:string-value="5186" calcext:value-type="string">
            <text:p>5186</text:p>
          </table:table-cell>
          <table:table-cell table:formula="of:=DEC2HEX(IF([.D118]&lt;128;[.D118];IF([.D118]&lt;4096;192+BITRSHIFT([.D118];6);224+BITRSHIFT([.D118];12)));2)" office:value-type="string" office:string-value="E5" calcext:value-type="string">
            <text:p>E5</text:p>
          </table:table-cell>
          <table:table-cell table:formula="of:=IF([.D118]&lt;128;&quot;&quot;;DEC2HEX(128+BITAND(IF([.D118]&lt;4096;[.D118];BITRSHIFT([.D118];6));63);2))" office:value-type="string" office:string-value="86" calcext:value-type="string">
            <text:p>86</text:p>
          </table:table-cell>
          <table:table-cell table:formula="of:=IF([.D118]&lt;4096;&quot;&quot;;DEC2HEX(128+BITAND([.D118];63);2))" office:value-type="string" office:string-value="86" calcext:value-type="string">
            <text:p>86</text:p>
          </table:table-cell>
          <table:table-cell table:formula="of:=&quot;&quot;&quot;\x&quot;&amp;[.F118] &amp; IF([.G118]=&quot;&quot;;&quot;&quot;;&quot;\x&quot;&amp;[.G118]) &amp; IF([.H118]=&quot;&quot;;&quot;&quot;;&quot;\x&quot;&amp;[.H118]) &amp; &quot;&quot;&quot;&quot;" office:value-type="string" office:string-value="&quot;\xE5\x86\x86&quot;" calcext:value-type="string">
            <text:p>"\xE5\x86\x86"</text:p>
          </table:table-cell>
          <table:table-cell/>
        </table:table-row>
        <table:table-row table:style-name="ro9">
          <table:table-cell table:style-name="ce20" table:formula="of:=[Tabelle1.A119]" office:value-type="float" office:value="242" calcext:value-type="float">
            <text:p>242</text:p>
          </table:table-cell>
          <table:table-cell table:style-name="ce20" table:formula="of:=DEC2HEX([.A119];2)" office:value-type="string" office:string-value="F2" calcext:value-type="string">
            <text:p>F2</text:p>
          </table:table-cell>
          <table:table-cell table:style-name="ce20" table:formula="of:=[Tabelle1.C119]" office:value-type="string" office:string-value="年" calcext:value-type="string">
            <text:p>年</text:p>
          </table:table-cell>
          <table:table-cell table:style-name="ce20" table:formula="of:=UNICODE([.C119])" office:value-type="float" office:value="24180" calcext:value-type="float">
            <text:p>24180</text:p>
          </table:table-cell>
          <table:table-cell table:style-name="ce20" table:formula="of:=DEC2HEX([.D119];4)" office:value-type="string" office:string-value="5E74" calcext:value-type="string">
            <text:p>5E74</text:p>
          </table:table-cell>
          <table:table-cell table:formula="of:=DEC2HEX(IF([.D119]&lt;128;[.D119];IF([.D119]&lt;4096;192+BITRSHIFT([.D119];6);224+BITRSHIFT([.D119];12)));2)" office:value-type="string" office:string-value="E5" calcext:value-type="string">
            <text:p>E5</text:p>
          </table:table-cell>
          <table:table-cell table:formula="of:=IF([.D119]&lt;128;&quot;&quot;;DEC2HEX(128+BITAND(IF([.D119]&lt;4096;[.D119];BITRSHIFT([.D119];6));63);2))" office:value-type="string" office:string-value="B9" calcext:value-type="string">
            <text:p>B9</text:p>
          </table:table-cell>
          <table:table-cell table:formula="of:=IF([.D119]&lt;4096;&quot;&quot;;DEC2HEX(128+BITAND([.D119];63);2))" office:value-type="string" office:string-value="B4" calcext:value-type="string">
            <text:p>B4</text:p>
          </table:table-cell>
          <table:table-cell table:formula="of:=&quot;&quot;&quot;\x&quot;&amp;[.F119] &amp; IF([.G119]=&quot;&quot;;&quot;&quot;;&quot;\x&quot;&amp;[.G119]) &amp; IF([.H119]=&quot;&quot;;&quot;&quot;;&quot;\x&quot;&amp;[.H119]) &amp; &quot;&quot;&quot;&quot;" office:value-type="string" office:string-value="&quot;\xE5\xB9\xB4&quot;" calcext:value-type="string">
            <text:p>"\xE5\xB9\xB4"</text:p>
          </table:table-cell>
          <table:table-cell/>
        </table:table-row>
        <table:table-row table:style-name="ro9">
          <table:table-cell table:style-name="ce20" table:formula="of:=[Tabelle1.A120]" office:value-type="float" office:value="243" calcext:value-type="float">
            <text:p>243</text:p>
          </table:table-cell>
          <table:table-cell table:style-name="ce20" table:formula="of:=DEC2HEX([.A120];2)" office:value-type="string" office:string-value="F3" calcext:value-type="string">
            <text:p>F3</text:p>
          </table:table-cell>
          <table:table-cell table:style-name="ce20" table:formula="of:=[Tabelle1.C120]" office:value-type="string" office:string-value="⽉" calcext:value-type="string">
            <text:p>⽉</text:p>
          </table:table-cell>
          <table:table-cell table:style-name="ce20" table:formula="of:=UNICODE([.C120])" office:value-type="float" office:value="12105" calcext:value-type="float">
            <text:p>12105</text:p>
          </table:table-cell>
          <table:table-cell table:style-name="ce20" table:formula="of:=DEC2HEX([.D120];4)" office:value-type="string" office:string-value="2F49" calcext:value-type="string">
            <text:p>2F49</text:p>
          </table:table-cell>
          <table:table-cell table:formula="of:=DEC2HEX(IF([.D120]&lt;128;[.D120];IF([.D120]&lt;4096;192+BITRSHIFT([.D120];6);224+BITRSHIFT([.D120];12)));2)" office:value-type="string" office:string-value="E2" calcext:value-type="string">
            <text:p>E2</text:p>
          </table:table-cell>
          <table:table-cell table:formula="of:=IF([.D120]&lt;128;&quot;&quot;;DEC2HEX(128+BITAND(IF([.D120]&lt;4096;[.D120];BITRSHIFT([.D120];6));63);2))" office:value-type="string" office:string-value="BD" calcext:value-type="string">
            <text:p>BD</text:p>
          </table:table-cell>
          <table:table-cell table:formula="of:=IF([.D120]&lt;4096;&quot;&quot;;DEC2HEX(128+BITAND([.D120];63);2))" office:value-type="string" office:string-value="89" calcext:value-type="string">
            <text:p>89</text:p>
          </table:table-cell>
          <table:table-cell table:formula="of:=&quot;&quot;&quot;\x&quot;&amp;[.F120] &amp; IF([.G120]=&quot;&quot;;&quot;&quot;;&quot;\x&quot;&amp;[.G120]) &amp; IF([.H120]=&quot;&quot;;&quot;&quot;;&quot;\x&quot;&amp;[.H120]) &amp; &quot;&quot;&quot;&quot;" office:value-type="string" office:string-value="&quot;\xE2\xBD\x89&quot;" calcext:value-type="string">
            <text:p>"\xE2\xBD\x89"</text:p>
          </table:table-cell>
          <table:table-cell/>
        </table:table-row>
        <table:table-row table:style-name="ro9">
          <table:table-cell table:style-name="ce20" table:formula="of:=[Tabelle1.A121]" office:value-type="float" office:value="244" calcext:value-type="float">
            <text:p>244</text:p>
          </table:table-cell>
          <table:table-cell table:style-name="ce20" table:formula="of:=DEC2HEX([.A121];2)" office:value-type="string" office:string-value="F4" calcext:value-type="string">
            <text:p>F4</text:p>
          </table:table-cell>
          <table:table-cell table:style-name="ce20" table:formula="of:=[Tabelle1.C121]" office:value-type="string" office:string-value="⽇" calcext:value-type="string">
            <text:p>⽇</text:p>
          </table:table-cell>
          <table:table-cell table:style-name="ce20" table:formula="of:=UNICODE([.C121])" office:value-type="float" office:value="12103" calcext:value-type="float">
            <text:p>12103</text:p>
          </table:table-cell>
          <table:table-cell table:style-name="ce20" table:formula="of:=DEC2HEX([.D121];4)" office:value-type="string" office:string-value="2F47" calcext:value-type="string">
            <text:p>2F47</text:p>
          </table:table-cell>
          <table:table-cell table:formula="of:=DEC2HEX(IF([.D121]&lt;128;[.D121];IF([.D121]&lt;4096;192+BITRSHIFT([.D121];6);224+BITRSHIFT([.D121];12)));2)" office:value-type="string" office:string-value="E2" calcext:value-type="string">
            <text:p>E2</text:p>
          </table:table-cell>
          <table:table-cell table:formula="of:=IF([.D121]&lt;128;&quot;&quot;;DEC2HEX(128+BITAND(IF([.D121]&lt;4096;[.D121];BITRSHIFT([.D121];6));63);2))" office:value-type="string" office:string-value="BD" calcext:value-type="string">
            <text:p>BD</text:p>
          </table:table-cell>
          <table:table-cell table:formula="of:=IF([.D121]&lt;4096;&quot;&quot;;DEC2HEX(128+BITAND([.D121];63);2))" office:value-type="string" office:string-value="87" calcext:value-type="string">
            <text:p>87</text:p>
          </table:table-cell>
          <table:table-cell table:formula="of:=&quot;&quot;&quot;\x&quot;&amp;[.F121] &amp; IF([.G121]=&quot;&quot;;&quot;&quot;;&quot;\x&quot;&amp;[.G121]) &amp; IF([.H121]=&quot;&quot;;&quot;&quot;;&quot;\x&quot;&amp;[.H121]) &amp; &quot;&quot;&quot;&quot;" office:value-type="string" office:string-value="&quot;\xE2\xBD\x87&quot;" calcext:value-type="string">
            <text:p>"\xE2\xBD\x87"</text:p>
          </table:table-cell>
          <table:table-cell/>
        </table:table-row>
        <table:table-row table:style-name="ro9">
          <table:table-cell table:style-name="ce20" table:formula="of:=[Tabelle1.A122]" office:value-type="float" office:value="245" calcext:value-type="float">
            <text:p>245</text:p>
          </table:table-cell>
          <table:table-cell table:style-name="ce20" table:formula="of:=DEC2HEX([.A122];2)" office:value-type="string" office:string-value="F5" calcext:value-type="string">
            <text:p>F5</text:p>
          </table:table-cell>
          <table:table-cell table:style-name="ce20" table:formula="of:=[Tabelle1.C122]" office:value-type="string" office:string-value="時" calcext:value-type="string">
            <text:p>時</text:p>
          </table:table-cell>
          <table:table-cell table:style-name="ce20" table:formula="of:=UNICODE([.C122])" office:value-type="float" office:value="26178" calcext:value-type="float">
            <text:p>26178</text:p>
          </table:table-cell>
          <table:table-cell table:style-name="ce20" table:formula="of:=DEC2HEX([.D122];4)" office:value-type="string" office:string-value="6642" calcext:value-type="string">
            <text:p>6642</text:p>
          </table:table-cell>
          <table:table-cell table:formula="of:=DEC2HEX(IF([.D122]&lt;128;[.D122];IF([.D122]&lt;4096;192+BITRSHIFT([.D122];6);224+BITRSHIFT([.D122];12)));2)" office:value-type="string" office:string-value="E6" calcext:value-type="string">
            <text:p>E6</text:p>
          </table:table-cell>
          <table:table-cell table:formula="of:=IF([.D122]&lt;128;&quot;&quot;;DEC2HEX(128+BITAND(IF([.D122]&lt;4096;[.D122];BITRSHIFT([.D122];6));63);2))" office:value-type="string" office:string-value="99" calcext:value-type="string">
            <text:p>99</text:p>
          </table:table-cell>
          <table:table-cell table:formula="of:=IF([.D122]&lt;4096;&quot;&quot;;DEC2HEX(128+BITAND([.D122];63);2))" office:value-type="string" office:string-value="82" calcext:value-type="string">
            <text:p>82</text:p>
          </table:table-cell>
          <table:table-cell table:formula="of:=&quot;&quot;&quot;\x&quot;&amp;[.F122] &amp; IF([.G122]=&quot;&quot;;&quot;&quot;;&quot;\x&quot;&amp;[.G122]) &amp; IF([.H122]=&quot;&quot;;&quot;&quot;;&quot;\x&quot;&amp;[.H122]) &amp; &quot;&quot;&quot;&quot;" office:value-type="string" office:string-value="&quot;\xE6\x99\x82&quot;" calcext:value-type="string">
            <text:p>"\xE6\x99\x82"</text:p>
          </table:table-cell>
          <table:table-cell/>
        </table:table-row>
        <table:table-row table:style-name="ro9">
          <table:table-cell table:style-name="ce20" table:formula="of:=[Tabelle1.A123]" office:value-type="float" office:value="246" calcext:value-type="float">
            <text:p>246</text:p>
          </table:table-cell>
          <table:table-cell table:style-name="ce20" table:formula="of:=DEC2HEX([.A123];2)" office:value-type="string" office:string-value="F6" calcext:value-type="string">
            <text:p>F6</text:p>
          </table:table-cell>
          <table:table-cell table:style-name="ce20" table:formula="of:=[Tabelle1.C123]" office:value-type="string" office:string-value="分" calcext:value-type="string">
            <text:p>分</text:p>
          </table:table-cell>
          <table:table-cell table:style-name="ce20" table:formula="of:=UNICODE([.C123])" office:value-type="float" office:value="20998" calcext:value-type="float">
            <text:p>20998</text:p>
          </table:table-cell>
          <table:table-cell table:style-name="ce20" table:formula="of:=DEC2HEX([.D123];4)" office:value-type="string" office:string-value="5206" calcext:value-type="string">
            <text:p>5206</text:p>
          </table:table-cell>
          <table:table-cell table:formula="of:=DEC2HEX(IF([.D123]&lt;128;[.D123];IF([.D123]&lt;4096;192+BITRSHIFT([.D123];6);224+BITRSHIFT([.D123];12)));2)" office:value-type="string" office:string-value="E5" calcext:value-type="string">
            <text:p>E5</text:p>
          </table:table-cell>
          <table:table-cell table:formula="of:=IF([.D123]&lt;128;&quot;&quot;;DEC2HEX(128+BITAND(IF([.D123]&lt;4096;[.D123];BITRSHIFT([.D123];6));63);2))" office:value-type="string" office:string-value="88" calcext:value-type="string">
            <text:p>88</text:p>
          </table:table-cell>
          <table:table-cell table:formula="of:=IF([.D123]&lt;4096;&quot;&quot;;DEC2HEX(128+BITAND([.D123];63);2))" office:value-type="string" office:string-value="86" calcext:value-type="string">
            <text:p>86</text:p>
          </table:table-cell>
          <table:table-cell table:formula="of:=&quot;&quot;&quot;\x&quot;&amp;[.F123] &amp; IF([.G123]=&quot;&quot;;&quot;&quot;;&quot;\x&quot;&amp;[.G123]) &amp; IF([.H123]=&quot;&quot;;&quot;&quot;;&quot;\x&quot;&amp;[.H123]) &amp; &quot;&quot;&quot;&quot;" office:value-type="string" office:string-value="&quot;\xE5\x88\x86&quot;" calcext:value-type="string">
            <text:p>"\xE5\x88\x86"</text:p>
          </table:table-cell>
          <table:table-cell/>
        </table:table-row>
        <table:table-row table:style-name="ro9">
          <table:table-cell table:style-name="ce20" table:formula="of:=[Tabelle1.A124]" office:value-type="float" office:value="247" calcext:value-type="float">
            <text:p>247</text:p>
          </table:table-cell>
          <table:table-cell table:style-name="ce20" table:formula="of:=DEC2HEX([.A124];2)" office:value-type="string" office:string-value="F7" calcext:value-type="string">
            <text:p>F7</text:p>
          </table:table-cell>
          <table:table-cell table:style-name="ce20" table:formula="of:=[Tabelle1.C124]" office:value-type="string" office:string-value="秒" calcext:value-type="string">
            <text:p>秒</text:p>
          </table:table-cell>
          <table:table-cell table:style-name="ce20" table:formula="of:=UNICODE([.C124])" office:value-type="float" office:value="31186" calcext:value-type="float">
            <text:p>31186</text:p>
          </table:table-cell>
          <table:table-cell table:style-name="ce20" table:formula="of:=DEC2HEX([.D124];4)" office:value-type="string" office:string-value="79D2" calcext:value-type="string">
            <text:p>79D2</text:p>
          </table:table-cell>
          <table:table-cell table:formula="of:=DEC2HEX(IF([.D124]&lt;128;[.D124];IF([.D124]&lt;4096;192+BITRSHIFT([.D124];6);224+BITRSHIFT([.D124];12)));2)" office:value-type="string" office:string-value="E7" calcext:value-type="string">
            <text:p>E7</text:p>
          </table:table-cell>
          <table:table-cell table:formula="of:=IF([.D124]&lt;128;&quot;&quot;;DEC2HEX(128+BITAND(IF([.D124]&lt;4096;[.D124];BITRSHIFT([.D124];6));63);2))" office:value-type="string" office:string-value="A7" calcext:value-type="string">
            <text:p>A7</text:p>
          </table:table-cell>
          <table:table-cell table:formula="of:=IF([.D124]&lt;4096;&quot;&quot;;DEC2HEX(128+BITAND([.D124];63);2))" office:value-type="string" office:string-value="92" calcext:value-type="string">
            <text:p>92</text:p>
          </table:table-cell>
          <table:table-cell table:formula="of:=&quot;&quot;&quot;\x&quot;&amp;[.F124] &amp; IF([.G124]=&quot;&quot;;&quot;&quot;;&quot;\x&quot;&amp;[.G124]) &amp; IF([.H124]=&quot;&quot;;&quot;&quot;;&quot;\x&quot;&amp;[.H124]) &amp; &quot;&quot;&quot;&quot;" office:value-type="string" office:string-value="&quot;\xE7\xA7\x92&quot;" calcext:value-type="string">
            <text:p>"\xE7\xA7\x92"</text:p>
          </table:table-cell>
          <table:table-cell/>
        </table:table-row>
        <table:table-row table:style-name="ro9">
          <table:table-cell table:style-name="ce20" table:formula="of:=[Tabelle1.A125]" office:value-type="float" office:value="248" calcext:value-type="float">
            <text:p>248</text:p>
          </table:table-cell>
          <table:table-cell table:style-name="ce20" table:formula="of:=DEC2HEX([.A125];2)" office:value-type="string" office:string-value="F8" calcext:value-type="string">
            <text:p>F8</text:p>
          </table:table-cell>
          <table:table-cell table:style-name="ce20" table:formula="of:=[Tabelle1.C125]" office:value-type="string" office:string-value="〒" calcext:value-type="string">
            <text:p>〒</text:p>
          </table:table-cell>
          <table:table-cell table:style-name="ce20" table:formula="of:=UNICODE([.C125])" office:value-type="float" office:value="12306" calcext:value-type="float">
            <text:p>12306</text:p>
          </table:table-cell>
          <table:table-cell table:style-name="ce20" table:formula="of:=DEC2HEX([.D125];4)" office:value-type="string" office:string-value="3012" calcext:value-type="string">
            <text:p>3012</text:p>
          </table:table-cell>
          <table:table-cell table:formula="of:=DEC2HEX(IF([.D125]&lt;128;[.D125];IF([.D125]&lt;4096;192+BITRSHIFT([.D125];6);224+BITRSHIFT([.D125];12)));2)" office:value-type="string" office:string-value="E3" calcext:value-type="string">
            <text:p>E3</text:p>
          </table:table-cell>
          <table:table-cell table:formula="of:=IF([.D125]&lt;128;&quot;&quot;;DEC2HEX(128+BITAND(IF([.D125]&lt;4096;[.D125];BITRSHIFT([.D125];6));63);2))" office:value-type="string" office:string-value="80" calcext:value-type="string">
            <text:p>80</text:p>
          </table:table-cell>
          <table:table-cell table:formula="of:=IF([.D125]&lt;4096;&quot;&quot;;DEC2HEX(128+BITAND([.D125];63);2))" office:value-type="string" office:string-value="92" calcext:value-type="string">
            <text:p>92</text:p>
          </table:table-cell>
          <table:table-cell table:formula="of:=&quot;&quot;&quot;\x&quot;&amp;[.F125] &amp; IF([.G125]=&quot;&quot;;&quot;&quot;;&quot;\x&quot;&amp;[.G125]) &amp; IF([.H125]=&quot;&quot;;&quot;&quot;;&quot;\x&quot;&amp;[.H125]) &amp; &quot;&quot;&quot;&quot;" office:value-type="string" office:string-value="&quot;\xE3\x80\x92&quot;" calcext:value-type="string">
            <text:p>"\xE3\x80\x92"</text:p>
          </table:table-cell>
          <table:table-cell/>
        </table:table-row>
        <table:table-row table:style-name="ro9">
          <table:table-cell table:style-name="ce20" table:formula="of:=[Tabelle1.A126]" office:value-type="float" office:value="249" calcext:value-type="float">
            <text:p>249</text:p>
          </table:table-cell>
          <table:table-cell table:style-name="ce20" table:formula="of:=DEC2HEX([.A126];2)" office:value-type="string" office:string-value="F9" calcext:value-type="string">
            <text:p>F9</text:p>
          </table:table-cell>
          <table:table-cell table:style-name="ce20" table:formula="of:=[Tabelle1.C126]" office:value-type="string" office:string-value="市" calcext:value-type="string">
            <text:p>市</text:p>
          </table:table-cell>
          <table:table-cell table:style-name="ce20" table:formula="of:=UNICODE([.C126])" office:value-type="float" office:value="24066" calcext:value-type="float">
            <text:p>24066</text:p>
          </table:table-cell>
          <table:table-cell table:style-name="ce20" table:formula="of:=DEC2HEX([.D126];4)" office:value-type="string" office:string-value="5E02" calcext:value-type="string">
            <text:p>5E02</text:p>
          </table:table-cell>
          <table:table-cell table:formula="of:=DEC2HEX(IF([.D126]&lt;128;[.D126];IF([.D126]&lt;4096;192+BITRSHIFT([.D126];6);224+BITRSHIFT([.D126];12)));2)" office:value-type="string" office:string-value="E5" calcext:value-type="string">
            <text:p>E5</text:p>
          </table:table-cell>
          <table:table-cell table:formula="of:=IF([.D126]&lt;128;&quot;&quot;;DEC2HEX(128+BITAND(IF([.D126]&lt;4096;[.D126];BITRSHIFT([.D126];6));63);2))" office:value-type="string" office:string-value="B8" calcext:value-type="string">
            <text:p>B8</text:p>
          </table:table-cell>
          <table:table-cell table:formula="of:=IF([.D126]&lt;4096;&quot;&quot;;DEC2HEX(128+BITAND([.D126];63);2))" office:value-type="string" office:string-value="82" calcext:value-type="string">
            <text:p>82</text:p>
          </table:table-cell>
          <table:table-cell table:formula="of:=&quot;&quot;&quot;\x&quot;&amp;[.F126] &amp; IF([.G126]=&quot;&quot;;&quot;&quot;;&quot;\x&quot;&amp;[.G126]) &amp; IF([.H126]=&quot;&quot;;&quot;&quot;;&quot;\x&quot;&amp;[.H126]) &amp; &quot;&quot;&quot;&quot;" office:value-type="string" office:string-value="&quot;\xE5\xB8\x82&quot;" calcext:value-type="string">
            <text:p>"\xE5\xB8\x82"</text:p>
          </table:table-cell>
          <table:table-cell/>
        </table:table-row>
        <table:table-row table:style-name="ro9">
          <table:table-cell table:style-name="ce20" table:formula="of:=[Tabelle1.A127]" office:value-type="float" office:value="250" calcext:value-type="float">
            <text:p>250</text:p>
          </table:table-cell>
          <table:table-cell table:style-name="ce20" table:formula="of:=DEC2HEX([.A127];2)" office:value-type="string" office:string-value="FA" calcext:value-type="string">
            <text:p>FA</text:p>
          </table:table-cell>
          <table:table-cell table:style-name="ce20" table:formula="of:=[Tabelle1.C127]" office:value-type="string" office:string-value="区" calcext:value-type="string">
            <text:p>区</text:p>
          </table:table-cell>
          <table:table-cell table:style-name="ce20" table:formula="of:=UNICODE([.C127])" office:value-type="float" office:value="21306" calcext:value-type="float">
            <text:p>21306</text:p>
          </table:table-cell>
          <table:table-cell table:style-name="ce20" table:formula="of:=DEC2HEX([.D127];4)" office:value-type="string" office:string-value="533A" calcext:value-type="string">
            <text:p>533A</text:p>
          </table:table-cell>
          <table:table-cell table:formula="of:=DEC2HEX(IF([.D127]&lt;128;[.D127];IF([.D127]&lt;4096;192+BITRSHIFT([.D127];6);224+BITRSHIFT([.D127];12)));2)" office:value-type="string" office:string-value="E5" calcext:value-type="string">
            <text:p>E5</text:p>
          </table:table-cell>
          <table:table-cell table:formula="of:=IF([.D127]&lt;128;&quot;&quot;;DEC2HEX(128+BITAND(IF([.D127]&lt;4096;[.D127];BITRSHIFT([.D127];6));63);2))" office:value-type="string" office:string-value="8C" calcext:value-type="string">
            <text:p>8C</text:p>
          </table:table-cell>
          <table:table-cell table:formula="of:=IF([.D127]&lt;4096;&quot;&quot;;DEC2HEX(128+BITAND([.D127];63);2))" office:value-type="string" office:string-value="BA" calcext:value-type="string">
            <text:p>BA</text:p>
          </table:table-cell>
          <table:table-cell table:formula="of:=&quot;&quot;&quot;\x&quot;&amp;[.F127] &amp; IF([.G127]=&quot;&quot;;&quot;&quot;;&quot;\x&quot;&amp;[.G127]) &amp; IF([.H127]=&quot;&quot;;&quot;&quot;;&quot;\x&quot;&amp;[.H127]) &amp; &quot;&quot;&quot;&quot;" office:value-type="string" office:string-value="&quot;\xE5\x8C\xBA&quot;" calcext:value-type="string">
            <text:p>"\xE5\x8C\xBA"</text:p>
          </table:table-cell>
          <table:table-cell/>
        </table:table-row>
        <table:table-row table:style-name="ro9">
          <table:table-cell table:style-name="ce20" table:formula="of:=[Tabelle1.A128]" office:value-type="float" office:value="251" calcext:value-type="float">
            <text:p>251</text:p>
          </table:table-cell>
          <table:table-cell table:style-name="ce20" table:formula="of:=DEC2HEX([.A128];2)" office:value-type="string" office:string-value="FB" calcext:value-type="string">
            <text:p>FB</text:p>
          </table:table-cell>
          <table:table-cell table:style-name="ce20" table:formula="of:=[Tabelle1.C128]" office:value-type="string" office:string-value="町" calcext:value-type="string">
            <text:p>町</text:p>
          </table:table-cell>
          <table:table-cell table:style-name="ce20" table:formula="of:=UNICODE([.C128])" office:value-type="float" office:value="30010" calcext:value-type="float">
            <text:p>30010</text:p>
          </table:table-cell>
          <table:table-cell table:style-name="ce20" table:formula="of:=DEC2HEX([.D128];4)" office:value-type="string" office:string-value="753A" calcext:value-type="string">
            <text:p>753A</text:p>
          </table:table-cell>
          <table:table-cell table:formula="of:=DEC2HEX(IF([.D128]&lt;128;[.D128];IF([.D128]&lt;4096;192+BITRSHIFT([.D128];6);224+BITRSHIFT([.D128];12)));2)" office:value-type="string" office:string-value="E7" calcext:value-type="string">
            <text:p>E7</text:p>
          </table:table-cell>
          <table:table-cell table:formula="of:=IF([.D128]&lt;128;&quot;&quot;;DEC2HEX(128+BITAND(IF([.D128]&lt;4096;[.D128];BITRSHIFT([.D128];6));63);2))" office:value-type="string" office:string-value="94" calcext:value-type="string">
            <text:p>94</text:p>
          </table:table-cell>
          <table:table-cell table:formula="of:=IF([.D128]&lt;4096;&quot;&quot;;DEC2HEX(128+BITAND([.D128];63);2))" office:value-type="string" office:string-value="BA" calcext:value-type="string">
            <text:p>BA</text:p>
          </table:table-cell>
          <table:table-cell table:formula="of:=&quot;&quot;&quot;\x&quot;&amp;[.F128] &amp; IF([.G128]=&quot;&quot;;&quot;&quot;;&quot;\x&quot;&amp;[.G128]) &amp; IF([.H128]=&quot;&quot;;&quot;&quot;;&quot;\x&quot;&amp;[.H128]) &amp; &quot;&quot;&quot;&quot;" office:value-type="string" office:string-value="&quot;\xE7\x94\xBA&quot;" calcext:value-type="string">
            <text:p>"\xE7\x94\xBA"</text:p>
          </table:table-cell>
          <table:table-cell/>
        </table:table-row>
        <table:table-row table:style-name="ro10">
          <table:table-cell table:style-name="ce20" table:formula="of:=[Tabelle1.A129]" office:value-type="float" office:value="252" calcext:value-type="float">
            <text:p>252</text:p>
          </table:table-cell>
          <table:table-cell table:style-name="ce20" table:formula="of:=DEC2HEX([.A129];2)" office:value-type="string" office:string-value="FC" calcext:value-type="string">
            <text:p>FC</text:p>
          </table:table-cell>
          <table:table-cell table:style-name="ce20" table:formula="of:=[Tabelle1.C129]" office:value-type="string" office:string-value="村" calcext:value-type="string">
            <text:p>村</text:p>
          </table:table-cell>
          <table:table-cell table:style-name="ce20" table:formula="of:=UNICODE([.C129])" office:value-type="float" office:value="26449" calcext:value-type="float">
            <text:p>26449</text:p>
          </table:table-cell>
          <table:table-cell table:style-name="ce20" table:formula="of:=DEC2HEX([.D129];4)" office:value-type="string" office:string-value="6751" calcext:value-type="string">
            <text:p>6751</text:p>
          </table:table-cell>
          <table:table-cell table:formula="of:=DEC2HEX(IF([.D129]&lt;128;[.D129];IF([.D129]&lt;4096;192+BITRSHIFT([.D129];6);224+BITRSHIFT([.D129];12)));2)" office:value-type="string" office:string-value="E6" calcext:value-type="string">
            <text:p>E6</text:p>
          </table:table-cell>
          <table:table-cell table:formula="of:=IF([.D129]&lt;128;&quot;&quot;;DEC2HEX(128+BITAND(IF([.D129]&lt;4096;[.D129];BITRSHIFT([.D129];6));63);2))" office:value-type="string" office:string-value="9D" calcext:value-type="string">
            <text:p>9D</text:p>
          </table:table-cell>
          <table:table-cell table:formula="of:=IF([.D129]&lt;4096;&quot;&quot;;DEC2HEX(128+BITAND([.D129];63);2))" office:value-type="string" office:string-value="91" calcext:value-type="string">
            <text:p>91</text:p>
          </table:table-cell>
          <table:table-cell table:formula="of:=&quot;&quot;&quot;\x&quot;&amp;[.F129] &amp; IF([.G129]=&quot;&quot;;&quot;&quot;;&quot;\x&quot;&amp;[.G129]) &amp; IF([.H129]=&quot;&quot;;&quot;&quot;;&quot;\x&quot;&amp;[.H129]) &amp; &quot;&quot;&quot;&quot;" office:value-type="string" office:string-value="&quot;\xE6\x9D\x91&quot;" calcext:value-type="string">
            <text:p>"\xE6\x9D\x91"</text:p>
          </table:table-cell>
          <table:table-cell/>
        </table:table-row>
        <table:table-row table:style-name="ro10">
          <table:table-cell table:style-name="ce20" table:formula="of:=[Tabelle1.A130]" office:value-type="float" office:value="253" calcext:value-type="float">
            <text:p>253</text:p>
          </table:table-cell>
          <table:table-cell table:style-name="ce20" table:formula="of:=DEC2HEX([.A130];2)" office:value-type="string" office:string-value="FD" calcext:value-type="string">
            <text:p>FD</text:p>
          </table:table-cell>
          <table:table-cell table:style-name="ce20" table:formula="of:=[Tabelle1.C130]" office:value-type="string" office:string-value="人" calcext:value-type="string">
            <text:p>人</text:p>
          </table:table-cell>
          <table:table-cell table:style-name="ce20" table:formula="of:=UNICODE([.C130])" office:value-type="float" office:value="20154" calcext:value-type="float">
            <text:p>20154</text:p>
          </table:table-cell>
          <table:table-cell table:style-name="ce20" table:formula="of:=DEC2HEX([.D130];4)" office:value-type="string" office:string-value="4EBA" calcext:value-type="string">
            <text:p>4EBA</text:p>
          </table:table-cell>
          <table:table-cell table:formula="of:=DEC2HEX(IF([.D130]&lt;128;[.D130];IF([.D130]&lt;4096;192+BITRSHIFT([.D130];6);224+BITRSHIFT([.D130];12)));2)" office:value-type="string" office:string-value="E4" calcext:value-type="string">
            <text:p>E4</text:p>
          </table:table-cell>
          <table:table-cell table:formula="of:=IF([.D130]&lt;128;&quot;&quot;;DEC2HEX(128+BITAND(IF([.D130]&lt;4096;[.D130];BITRSHIFT([.D130];6));63);2))" office:value-type="string" office:string-value="BA" calcext:value-type="string">
            <text:p>BA</text:p>
          </table:table-cell>
          <table:table-cell table:formula="of:=IF([.D130]&lt;4096;&quot;&quot;;DEC2HEX(128+BITAND([.D130];63);2))" office:value-type="string" office:string-value="BA" calcext:value-type="string">
            <text:p>BA</text:p>
          </table:table-cell>
          <table:table-cell table:formula="of:=&quot;&quot;&quot;\x&quot;&amp;[.F130] &amp; IF([.G130]=&quot;&quot;;&quot;&quot;;&quot;\x&quot;&amp;[.G130]) &amp; IF([.H130]=&quot;&quot;;&quot;&quot;;&quot;\x&quot;&amp;[.H130]) &amp; &quot;&quot;&quot;&quot;" office:value-type="string" office:string-value="&quot;\xE4\xBA\xBA&quot;" calcext:value-type="string">
            <text:p>"\xE4\xBA\xBA"</text:p>
          </table:table-cell>
          <table:table-cell/>
        </table:table-row>
        <table:table-row table:style-name="ro10">
          <table:table-cell table:style-name="ce20" table:formula="of:=[Tabelle1.A131]" office:value-type="float" office:value="254" calcext:value-type="float">
            <text:p>254</text:p>
          </table:table-cell>
          <table:table-cell table:style-name="ce20" table:formula="of:=DEC2HEX([.A131];2)" office:value-type="string" office:string-value="FE" calcext:value-type="string">
            <text:p>FE</text:p>
          </table:table-cell>
          <table:table-cell table:style-name="ce20" table:formula="of:=[Tabelle1.C131]" office:value-type="string" office:string-value="░" calcext:value-type="string">
            <text:p>░</text:p>
          </table:table-cell>
          <table:table-cell table:style-name="ce20" table:formula="of:=UNICODE([.C131])" office:value-type="float" office:value="9617" calcext:value-type="float">
            <text:p>9617</text:p>
          </table:table-cell>
          <table:table-cell table:style-name="ce20" table:formula="of:=DEC2HEX([.D131];4)" office:value-type="string" office:string-value="2591" calcext:value-type="string">
            <text:p>2591</text:p>
          </table:table-cell>
          <table:table-cell table:formula="of:=DEC2HEX(IF([.D131]&lt;128;[.D131];IF([.D131]&lt;4096;192+BITRSHIFT([.D131];6);224+BITRSHIFT([.D131];12)));2)" office:value-type="string" office:string-value="E2" calcext:value-type="string">
            <text:p>E2</text:p>
          </table:table-cell>
          <table:table-cell table:formula="of:=IF([.D131]&lt;128;&quot;&quot;;DEC2HEX(128+BITAND(IF([.D131]&lt;4096;[.D131];BITRSHIFT([.D131];6));63);2))" office:value-type="string" office:string-value="96" calcext:value-type="string">
            <text:p>96</text:p>
          </table:table-cell>
          <table:table-cell table:formula="of:=IF([.D131]&lt;4096;&quot;&quot;;DEC2HEX(128+BITAND([.D131];63);2))" office:value-type="string" office:string-value="91" calcext:value-type="string">
            <text:p>91</text:p>
          </table:table-cell>
          <table:table-cell table:formula="of:=&quot;&quot;&quot;\x&quot;&amp;[.F131] &amp; IF([.G131]=&quot;&quot;;&quot;&quot;;&quot;\x&quot;&amp;[.G131]) &amp; IF([.H131]=&quot;&quot;;&quot;&quot;;&quot;\x&quot;&amp;[.H131]) &amp; &quot;&quot;&quot;&quot;" office:value-type="string" office:string-value="&quot;\xE2\x96\x91&quot;" calcext:value-type="string">
            <text:p>"\xE2\x96\x91"</text:p>
          </table:table-cell>
          <table:table-cell/>
        </table:table-row>
        <table:table-row table:style-name="ro6" table:number-rows-repeated="1048444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C code" table:style-name="ta1">
        <office:forms form:automatic-focus="false" form:apply-design-mode="false"/>
        <table:table-column table:style-name="co11" table:default-cell-style-name="ce22"/>
        <table:table-row table:style-name="ro6">
          <table:table-cell table:formula="of:=&quot;{ 0x&quot; &amp; [Unicode.B4] &amp; &quot;, &quot; &amp; [Unicode.I4] &amp; &quot; },&quot;" office:value-type="string" office:string-value="{ 0x5C, &quot;\xC2\xA5&quot; }," calcext:value-type="string">
            <text:p>{ 0x5C, "\xC2\xA5" },</text:p>
          </table:table-cell>
        </table:table-row>
        <table:table-row table:style-name="ro6">
          <table:table-cell table:formula="of:=&quot;{ 0x&quot; &amp; [Unicode.B5] &amp; &quot;, &quot; &amp; [Unicode.I5] &amp; &quot; },&quot;" office:value-type="string" office:string-value="{ 0x80, &quot;\xE2\x96\x81&quot; }," calcext:value-type="string">
            <text:p>{ 0x80, "\xE2\x96\x81" },</text:p>
          </table:table-cell>
        </table:table-row>
        <table:table-row table:style-name="ro6">
          <table:table-cell table:formula="of:=&quot;{ 0x&quot; &amp; [Unicode.B6] &amp; &quot;, &quot; &amp; [Unicode.I6] &amp; &quot; },&quot;" office:value-type="string" office:string-value="{ 0x81, &quot;\xE2\x96\x82&quot; }," calcext:value-type="string">
            <text:p>{ 0x81, "\xE2\x96\x82" },</text:p>
          </table:table-cell>
        </table:table-row>
        <table:table-row table:style-name="ro6">
          <table:table-cell table:formula="of:=&quot;{ 0x&quot; &amp; [Unicode.B7] &amp; &quot;, &quot; &amp; [Unicode.I7] &amp; &quot; },&quot;" office:value-type="string" office:string-value="{ 0x82, &quot;\xE2\x96\x83&quot; }," calcext:value-type="string">
            <text:p>{ 0x82, "\xE2\x96\x83" },</text:p>
          </table:table-cell>
        </table:table-row>
        <table:table-row table:style-name="ro6">
          <table:table-cell table:formula="of:=&quot;{ 0x&quot; &amp; [Unicode.B8] &amp; &quot;, &quot; &amp; [Unicode.I8] &amp; &quot; },&quot;" office:value-type="string" office:string-value="{ 0x83, &quot;\xE2\x96\x84&quot; }," calcext:value-type="string">
            <text:p>{ 0x83, "\xE2\x96\x84" },</text:p>
          </table:table-cell>
        </table:table-row>
        <table:table-row table:style-name="ro6">
          <table:table-cell table:formula="of:=&quot;{ 0x&quot; &amp; [Unicode.B9] &amp; &quot;, &quot; &amp; [Unicode.I9] &amp; &quot; },&quot;" office:value-type="string" office:string-value="{ 0x84, &quot;\xE2\x96\x85&quot; }," calcext:value-type="string">
            <text:p>{ 0x84, "\xE2\x96\x85" },</text:p>
          </table:table-cell>
        </table:table-row>
        <table:table-row table:style-name="ro6">
          <table:table-cell table:formula="of:=&quot;{ 0x&quot; &amp; [Unicode.B10] &amp; &quot;, &quot; &amp; [Unicode.I10] &amp; &quot; },&quot;" office:value-type="string" office:string-value="{ 0x85, &quot;\xE2\x96\x86&quot; }," calcext:value-type="string">
            <text:p>{ 0x85, "\xE2\x96\x86" },</text:p>
          </table:table-cell>
        </table:table-row>
        <table:table-row table:style-name="ro6">
          <table:table-cell table:formula="of:=&quot;{ 0x&quot; &amp; [Unicode.B11] &amp; &quot;, &quot; &amp; [Unicode.I11] &amp; &quot; },&quot;" office:value-type="string" office:string-value="{ 0x86, &quot;\xE2\x96\x87&quot; }," calcext:value-type="string">
            <text:p>{ 0x86, "\xE2\x96\x87" },</text:p>
          </table:table-cell>
        </table:table-row>
        <table:table-row table:style-name="ro6">
          <table:table-cell table:formula="of:=&quot;{ 0x&quot; &amp; [Unicode.B12] &amp; &quot;, &quot; &amp; [Unicode.I12] &amp; &quot; },&quot;" office:value-type="string" office:string-value="{ 0x87, &quot;\xE2\x96\x88&quot; }," calcext:value-type="string">
            <text:p>{ 0x87, "\xE2\x96\x88" },</text:p>
          </table:table-cell>
        </table:table-row>
        <table:table-row table:style-name="ro6">
          <table:table-cell table:formula="of:=&quot;{ 0x&quot; &amp; [Unicode.B13] &amp; &quot;, &quot; &amp; [Unicode.I13] &amp; &quot; },&quot;" office:value-type="string" office:string-value="{ 0x88, &quot;\xE2\x96\x8F&quot; }," calcext:value-type="string">
            <text:p>{ 0x88, "\xE2\x96\x8F" },</text:p>
          </table:table-cell>
        </table:table-row>
        <table:table-row table:style-name="ro6">
          <table:table-cell table:formula="of:=&quot;{ 0x&quot; &amp; [Unicode.B14] &amp; &quot;, &quot; &amp; [Unicode.I14] &amp; &quot; },&quot;" office:value-type="string" office:string-value="{ 0x89, &quot;\xE2\x96\x8E&quot; }," calcext:value-type="string">
            <text:p>{ 0x89, "\xE2\x96\x8E" },</text:p>
          </table:table-cell>
        </table:table-row>
        <table:table-row table:style-name="ro6">
          <table:table-cell table:formula="of:=&quot;{ 0x&quot; &amp; [Unicode.B15] &amp; &quot;, &quot; &amp; [Unicode.I15] &amp; &quot; },&quot;" office:value-type="string" office:string-value="{ 0x8A, &quot;\xE2\x96\x8D&quot; }," calcext:value-type="string">
            <text:p>{ 0x8A, "\xE2\x96\x8D" },</text:p>
          </table:table-cell>
        </table:table-row>
        <table:table-row table:style-name="ro6">
          <table:table-cell table:formula="of:=&quot;{ 0x&quot; &amp; [Unicode.B16] &amp; &quot;, &quot; &amp; [Unicode.I16] &amp; &quot; },&quot;" office:value-type="string" office:string-value="{ 0x8B, &quot;\xE2\x96\x8C&quot; }," calcext:value-type="string">
            <text:p>{ 0x8B, "\xE2\x96\x8C" },</text:p>
          </table:table-cell>
        </table:table-row>
        <table:table-row table:style-name="ro6">
          <table:table-cell table:formula="of:=&quot;{ 0x&quot; &amp; [Unicode.B17] &amp; &quot;, &quot; &amp; [Unicode.I17] &amp; &quot; },&quot;" office:value-type="string" office:string-value="{ 0x8C, &quot;\xE2\x96\x8B&quot; }," calcext:value-type="string">
            <text:p>{ 0x8C, "\xE2\x96\x8B" },</text:p>
          </table:table-cell>
        </table:table-row>
        <table:table-row table:style-name="ro6">
          <table:table-cell table:formula="of:=&quot;{ 0x&quot; &amp; [Unicode.B18] &amp; &quot;, &quot; &amp; [Unicode.I18] &amp; &quot; },&quot;" office:value-type="string" office:string-value="{ 0x8D, &quot;\xE2\x96\x8A&quot; }," calcext:value-type="string">
            <text:p>{ 0x8D, "\xE2\x96\x8A" },</text:p>
          </table:table-cell>
        </table:table-row>
        <table:table-row table:style-name="ro6">
          <table:table-cell table:formula="of:=&quot;{ 0x&quot; &amp; [Unicode.B19] &amp; &quot;, &quot; &amp; [Unicode.I19] &amp; &quot; },&quot;" office:value-type="string" office:string-value="{ 0x8E, &quot;\xE2\x96\x89&quot; }," calcext:value-type="string">
            <text:p>{ 0x8E, "\xE2\x96\x89" },</text:p>
          </table:table-cell>
        </table:table-row>
        <table:table-row table:style-name="ro6">
          <table:table-cell table:formula="of:=&quot;{ 0x&quot; &amp; [Unicode.B20] &amp; &quot;, &quot; &amp; [Unicode.I20] &amp; &quot; },&quot;" office:value-type="string" office:string-value="{ 0x8F, &quot;\xE2\x94\xBC&quot; }," calcext:value-type="string">
            <text:p>{ 0x8F, "\xE2\x94\xBC" },</text:p>
          </table:table-cell>
        </table:table-row>
        <table:table-row table:style-name="ro6">
          <table:table-cell table:formula="of:=&quot;{ 0x&quot; &amp; [Unicode.B21] &amp; &quot;, &quot; &amp; [Unicode.I21] &amp; &quot; },&quot;" office:value-type="string" office:string-value="{ 0x90, &quot;\xE2\x94\xB4&quot; }," calcext:value-type="string">
            <text:p>{ 0x90, "\xE2\x94\xB4" },</text:p>
          </table:table-cell>
        </table:table-row>
        <table:table-row table:style-name="ro6">
          <table:table-cell table:formula="of:=&quot;{ 0x&quot; &amp; [Unicode.B22] &amp; &quot;, &quot; &amp; [Unicode.I22] &amp; &quot; },&quot;" office:value-type="string" office:string-value="{ 0x91, &quot;\xE2\x94\xAC&quot; }," calcext:value-type="string">
            <text:p>{ 0x91, "\xE2\x94\xAC" },</text:p>
          </table:table-cell>
        </table:table-row>
        <table:table-row table:style-name="ro6">
          <table:table-cell table:formula="of:=&quot;{ 0x&quot; &amp; [Unicode.B23] &amp; &quot;, &quot; &amp; [Unicode.I23] &amp; &quot; },&quot;" office:value-type="string" office:string-value="{ 0x92, &quot;\xE2\x94\xA4&quot; }," calcext:value-type="string">
            <text:p>{ 0x92, "\xE2\x94\xA4" },</text:p>
          </table:table-cell>
        </table:table-row>
        <table:table-row table:style-name="ro6">
          <table:table-cell table:formula="of:=&quot;{ 0x&quot; &amp; [Unicode.B24] &amp; &quot;, &quot; &amp; [Unicode.I24] &amp; &quot; },&quot;" office:value-type="string" office:string-value="{ 0x93, &quot;\xE2\x94\x9C&quot; }," calcext:value-type="string">
            <text:p>{ 0x93, "\xE2\x94\x9C" },</text:p>
          </table:table-cell>
        </table:table-row>
        <table:table-row table:style-name="ro6">
          <table:table-cell table:formula="of:=&quot;{ 0x&quot; &amp; [Unicode.B25] &amp; &quot;, &quot; &amp; [Unicode.I25] &amp; &quot; },&quot;" office:value-type="string" office:string-value="{ 0x94, &quot;\xE2\x8E\xB9&quot; }," calcext:value-type="string">
            <text:p>{ 0x94, "\xE2\x8E\xB9" },</text:p>
          </table:table-cell>
        </table:table-row>
        <table:table-row table:style-name="ro6">
          <table:table-cell table:formula="of:=&quot;{ 0x&quot; &amp; [Unicode.B26] &amp; &quot;, &quot; &amp; [Unicode.I26] &amp; &quot; },&quot;" office:value-type="string" office:string-value="{ 0x95, &quot;\xE2\x94\x80&quot; }," calcext:value-type="string">
            <text:p>{ 0x95, "\xE2\x94\x80" },</text:p>
          </table:table-cell>
        </table:table-row>
        <table:table-row table:style-name="ro6">
          <table:table-cell table:formula="of:=&quot;{ 0x&quot; &amp; [Unicode.B27] &amp; &quot;, &quot; &amp; [Unicode.I27] &amp; &quot; },&quot;" office:value-type="string" office:string-value="{ 0x96, &quot;\xE2\x94\x82&quot; }," calcext:value-type="string">
            <text:p>{ 0x96, "\xE2\x94\x82" },</text:p>
          </table:table-cell>
        </table:table-row>
        <table:table-row table:style-name="ro6">
          <table:table-cell table:formula="of:=&quot;{ 0x&quot; &amp; [Unicode.B28] &amp; &quot;, &quot; &amp; [Unicode.I28] &amp; &quot; },&quot;" office:value-type="string" office:string-value="{ 0x97, &quot;\xE2\x8E\xBA&quot; }," calcext:value-type="string">
            <text:p>{ 0x97, "\xE2\x8E\xBA" },</text:p>
          </table:table-cell>
        </table:table-row>
        <table:table-row table:style-name="ro6">
          <table:table-cell table:formula="of:=&quot;{ 0x&quot; &amp; [Unicode.B29] &amp; &quot;, &quot; &amp; [Unicode.I29] &amp; &quot; },&quot;" office:value-type="string" office:string-value="{ 0x98, &quot;\xE2\x94\x8C&quot; }," calcext:value-type="string">
            <text:p>{ 0x98, "\xE2\x94\x8C" },</text:p>
          </table:table-cell>
        </table:table-row>
        <table:table-row table:style-name="ro6">
          <table:table-cell table:formula="of:=&quot;{ 0x&quot; &amp; [Unicode.B30] &amp; &quot;, &quot; &amp; [Unicode.I30] &amp; &quot; },&quot;" office:value-type="string" office:string-value="{ 0x99, &quot;\xE2\x94\x90&quot; }," calcext:value-type="string">
            <text:p>{ 0x99, "\xE2\x94\x90" },</text:p>
          </table:table-cell>
        </table:table-row>
        <table:table-row table:style-name="ro6">
          <table:table-cell table:formula="of:=&quot;{ 0x&quot; &amp; [Unicode.B31] &amp; &quot;, &quot; &amp; [Unicode.I31] &amp; &quot; },&quot;" office:value-type="string" office:string-value="{ 0x9A, &quot;\xE2\x94\x94&quot; }," calcext:value-type="string">
            <text:p>{ 0x9A, "\xE2\x94\x94" },</text:p>
          </table:table-cell>
        </table:table-row>
        <table:table-row table:style-name="ro6">
          <table:table-cell table:formula="of:=&quot;{ 0x&quot; &amp; [Unicode.B32] &amp; &quot;, &quot; &amp; [Unicode.I32] &amp; &quot; },&quot;" office:value-type="string" office:string-value="{ 0x9B, &quot;\xE2\x94\x98&quot; }," calcext:value-type="string">
            <text:p>{ 0x9B, "\xE2\x94\x98" },</text:p>
          </table:table-cell>
        </table:table-row>
        <table:table-row table:style-name="ro6">
          <table:table-cell table:formula="of:=&quot;{ 0x&quot; &amp; [Unicode.B33] &amp; &quot;, &quot; &amp; [Unicode.I33] &amp; &quot; },&quot;" office:value-type="string" office:string-value="{ 0x9C, &quot;\xE2\x95\xAD&quot; }," calcext:value-type="string">
            <text:p>{ 0x9C, "\xE2\x95\xAD" },</text:p>
          </table:table-cell>
        </table:table-row>
        <table:table-row table:style-name="ro6">
          <table:table-cell table:formula="of:=&quot;{ 0x&quot; &amp; [Unicode.B34] &amp; &quot;, &quot; &amp; [Unicode.I34] &amp; &quot; },&quot;" office:value-type="string" office:string-value="{ 0x9D, &quot;\xE2\x95\xAE&quot; }," calcext:value-type="string">
            <text:p>{ 0x9D, "\xE2\x95\xAE" },</text:p>
          </table:table-cell>
        </table:table-row>
        <table:table-row table:style-name="ro6">
          <table:table-cell table:formula="of:=&quot;{ 0x&quot; &amp; [Unicode.B35] &amp; &quot;, &quot; &amp; [Unicode.I35] &amp; &quot; },&quot;" office:value-type="string" office:string-value="{ 0x9E, &quot;\xE2\x95\xB0&quot; }," calcext:value-type="string">
            <text:p>{ 0x9E, "\xE2\x95\xB0" },</text:p>
          </table:table-cell>
        </table:table-row>
        <table:table-row table:style-name="ro6">
          <table:table-cell table:formula="of:=&quot;{ 0x&quot; &amp; [Unicode.B36] &amp; &quot;, &quot; &amp; [Unicode.I36] &amp; &quot; },&quot;" office:value-type="string" office:string-value="{ 0x9F, &quot;\xE2\x95\xAF&quot; }," calcext:value-type="string">
            <text:p>{ 0x9F, "\xE2\x95\xAF" },</text:p>
          </table:table-cell>
        </table:table-row>
        <table:table-row table:style-name="ro6">
          <table:table-cell table:formula="of:=&quot;{ 0x&quot; &amp; [Unicode.B37] &amp; &quot;, &quot; &amp; [Unicode.I37] &amp; &quot; },&quot;" office:value-type="string" office:string-value="{ 0xA0, &quot;\xC2\xA0&quot; }," calcext:value-type="string">
            <text:p>{ 0xA0, "\xC2\xA0" },</text:p>
          </table:table-cell>
        </table:table-row>
        <table:table-row table:style-name="ro6">
          <table:table-cell table:formula="of:=&quot;{ 0x&quot; &amp; [Unicode.B38] &amp; &quot;, &quot; &amp; [Unicode.I38] &amp; &quot; },&quot;" office:value-type="string" office:string-value="{ 0xA1, &quot;\xE3\x80\x82&quot; }," calcext:value-type="string">
            <text:p>{ 0xA1, "\xE3\x80\x82" },</text:p>
          </table:table-cell>
        </table:table-row>
        <table:table-row table:style-name="ro6">
          <table:table-cell table:formula="of:=&quot;{ 0x&quot; &amp; [Unicode.B39] &amp; &quot;, &quot; &amp; [Unicode.I39] &amp; &quot; },&quot;" office:value-type="string" office:string-value="{ 0xA2, &quot;\xE3\x80\x8C&quot; }," calcext:value-type="string">
            <text:p>{ 0xA2, "\xE3\x80\x8C" },</text:p>
          </table:table-cell>
        </table:table-row>
        <table:table-row table:style-name="ro6">
          <table:table-cell table:formula="of:=&quot;{ 0x&quot; &amp; [Unicode.B40] &amp; &quot;, &quot; &amp; [Unicode.I40] &amp; &quot; },&quot;" office:value-type="string" office:string-value="{ 0xA3, &quot;\xE3\x80\x8D&quot; }," calcext:value-type="string">
            <text:p>{ 0xA3, "\xE3\x80\x8D" },</text:p>
          </table:table-cell>
        </table:table-row>
        <table:table-row table:style-name="ro6">
          <table:table-cell table:formula="of:=&quot;{ 0x&quot; &amp; [Unicode.B41] &amp; &quot;, &quot; &amp; [Unicode.I41] &amp; &quot; },&quot;" office:value-type="string" office:string-value="{ 0xA4, &quot;\xE3\x80\x81&quot; }," calcext:value-type="string">
            <text:p>{ 0xA4, "\xE3\x80\x81" },</text:p>
          </table:table-cell>
        </table:table-row>
        <table:table-row table:style-name="ro6">
          <table:table-cell table:formula="of:=&quot;{ 0x&quot; &amp; [Unicode.B42] &amp; &quot;, &quot; &amp; [Unicode.I42] &amp; &quot; },&quot;" office:value-type="string" office:string-value="{ 0xA5, &quot;\xE3\x83\xBB&quot; }," calcext:value-type="string">
            <text:p>{ 0xA5, "\xE3\x83\xBB" },</text:p>
          </table:table-cell>
        </table:table-row>
        <table:table-row table:style-name="ro6">
          <table:table-cell table:formula="of:=&quot;{ 0x&quot; &amp; [Unicode.B43] &amp; &quot;, &quot; &amp; [Unicode.I43] &amp; &quot; },&quot;" office:value-type="string" office:string-value="{ 0xA6, &quot;\xE3\x83\xB2&quot; }," calcext:value-type="string">
            <text:p>{ 0xA6, "\xE3\x83\xB2" },</text:p>
          </table:table-cell>
        </table:table-row>
        <table:table-row table:style-name="ro6">
          <table:table-cell table:formula="of:=&quot;{ 0x&quot; &amp; [Unicode.B44] &amp; &quot;, &quot; &amp; [Unicode.I44] &amp; &quot; },&quot;" office:value-type="string" office:string-value="{ 0xA7, &quot;\xE3\x82\xA1&quot; }," calcext:value-type="string">
            <text:p>{ 0xA7, "\xE3\x82\xA1" },</text:p>
          </table:table-cell>
        </table:table-row>
        <table:table-row table:style-name="ro6">
          <table:table-cell table:formula="of:=&quot;{ 0x&quot; &amp; [Unicode.B45] &amp; &quot;, &quot; &amp; [Unicode.I45] &amp; &quot; },&quot;" office:value-type="string" office:string-value="{ 0xA8, &quot;\xE3\x82\xA3&quot; }," calcext:value-type="string">
            <text:p>{ 0xA8, "\xE3\x82\xA3" },</text:p>
          </table:table-cell>
        </table:table-row>
        <table:table-row table:style-name="ro6">
          <table:table-cell table:formula="of:=&quot;{ 0x&quot; &amp; [Unicode.B46] &amp; &quot;, &quot; &amp; [Unicode.I46] &amp; &quot; },&quot;" office:value-type="string" office:string-value="{ 0xA9, &quot;\xE3\x82\xA5&quot; }," calcext:value-type="string">
            <text:p>{ 0xA9, "\xE3\x82\xA5" },</text:p>
          </table:table-cell>
        </table:table-row>
        <table:table-row table:style-name="ro6">
          <table:table-cell table:formula="of:=&quot;{ 0x&quot; &amp; [Unicode.B47] &amp; &quot;, &quot; &amp; [Unicode.I47] &amp; &quot; },&quot;" office:value-type="string" office:string-value="{ 0xAA, &quot;\xE3\x82\xA7&quot; }," calcext:value-type="string">
            <text:p>{ 0xAA, "\xE3\x82\xA7" },</text:p>
          </table:table-cell>
        </table:table-row>
        <table:table-row table:style-name="ro6">
          <table:table-cell table:formula="of:=&quot;{ 0x&quot; &amp; [Unicode.B48] &amp; &quot;, &quot; &amp; [Unicode.I48] &amp; &quot; },&quot;" office:value-type="string" office:string-value="{ 0xAB, &quot;\xE3\x82\xA9&quot; }," calcext:value-type="string">
            <text:p>{ 0xAB, "\xE3\x82\xA9" },</text:p>
          </table:table-cell>
        </table:table-row>
        <table:table-row table:style-name="ro6">
          <table:table-cell table:formula="of:=&quot;{ 0x&quot; &amp; [Unicode.B49] &amp; &quot;, &quot; &amp; [Unicode.I49] &amp; &quot; },&quot;" office:value-type="string" office:string-value="{ 0xAC, &quot;\xE3\x83\xA3&quot; }," calcext:value-type="string">
            <text:p>{ 0xAC, "\xE3\x83\xA3" },</text:p>
          </table:table-cell>
        </table:table-row>
        <table:table-row table:style-name="ro6">
          <table:table-cell table:formula="of:=&quot;{ 0x&quot; &amp; [Unicode.B50] &amp; &quot;, &quot; &amp; [Unicode.I50] &amp; &quot; },&quot;" office:value-type="string" office:string-value="{ 0xAD, &quot;\xE3\x83\xA5&quot; }," calcext:value-type="string">
            <text:p>{ 0xAD, "\xE3\x83\xA5" },</text:p>
          </table:table-cell>
        </table:table-row>
        <table:table-row table:style-name="ro6">
          <table:table-cell table:formula="of:=&quot;{ 0x&quot; &amp; [Unicode.B51] &amp; &quot;, &quot; &amp; [Unicode.I51] &amp; &quot; },&quot;" office:value-type="string" office:string-value="{ 0xAE, &quot;\xE3\x83\xA7&quot; }," calcext:value-type="string">
            <text:p>{ 0xAE, "\xE3\x83\xA7" },</text:p>
          </table:table-cell>
        </table:table-row>
        <table:table-row table:style-name="ro6">
          <table:table-cell table:formula="of:=&quot;{ 0x&quot; &amp; [Unicode.B52] &amp; &quot;, &quot; &amp; [Unicode.I52] &amp; &quot; },&quot;" office:value-type="string" office:string-value="{ 0xAF, &quot;\xE3\x83\x83&quot; }," calcext:value-type="string">
            <text:p>{ 0xAF, "\xE3\x83\x83" },</text:p>
          </table:table-cell>
        </table:table-row>
        <table:table-row table:style-name="ro6">
          <table:table-cell table:formula="of:=&quot;{ 0x&quot; &amp; [Unicode.B53] &amp; &quot;, &quot; &amp; [Unicode.I53] &amp; &quot; },&quot;" office:value-type="string" office:string-value="{ 0xB0, &quot;\xE3\x83\xBC&quot; }," calcext:value-type="string">
            <text:p>{ 0xB0, "\xE3\x83\xBC" },</text:p>
          </table:table-cell>
        </table:table-row>
        <table:table-row table:style-name="ro6">
          <table:table-cell table:formula="of:=&quot;{ 0x&quot; &amp; [Unicode.B54] &amp; &quot;, &quot; &amp; [Unicode.I54] &amp; &quot; },&quot;" office:value-type="string" office:string-value="{ 0xB1, &quot;\xE3\x82\xA2&quot; }," calcext:value-type="string">
            <text:p>{ 0xB1, "\xE3\x82\xA2" },</text:p>
          </table:table-cell>
        </table:table-row>
        <table:table-row table:style-name="ro6">
          <table:table-cell table:formula="of:=&quot;{ 0x&quot; &amp; [Unicode.B55] &amp; &quot;, &quot; &amp; [Unicode.I55] &amp; &quot; },&quot;" office:value-type="string" office:string-value="{ 0xB2, &quot;\xE3\x82\xA4&quot; }," calcext:value-type="string">
            <text:p>{ 0xB2, "\xE3\x82\xA4" },</text:p>
          </table:table-cell>
        </table:table-row>
        <table:table-row table:style-name="ro6">
          <table:table-cell table:formula="of:=&quot;{ 0x&quot; &amp; [Unicode.B56] &amp; &quot;, &quot; &amp; [Unicode.I56] &amp; &quot; },&quot;" office:value-type="string" office:string-value="{ 0xB3, &quot;\xE3\x82\xA6&quot; }," calcext:value-type="string">
            <text:p>{ 0xB3, "\xE3\x82\xA6" },</text:p>
          </table:table-cell>
        </table:table-row>
        <table:table-row table:style-name="ro6">
          <table:table-cell table:formula="of:=&quot;{ 0x&quot; &amp; [Unicode.B57] &amp; &quot;, &quot; &amp; [Unicode.I57] &amp; &quot; },&quot;" office:value-type="string" office:string-value="{ 0xB4, &quot;\xE3\x82\xA8&quot; }," calcext:value-type="string">
            <text:p>{ 0xB4, "\xE3\x82\xA8" },</text:p>
          </table:table-cell>
        </table:table-row>
        <table:table-row table:style-name="ro6">
          <table:table-cell table:formula="of:=&quot;{ 0x&quot; &amp; [Unicode.B58] &amp; &quot;, &quot; &amp; [Unicode.I58] &amp; &quot; },&quot;" office:value-type="string" office:string-value="{ 0xB5, &quot;\xE3\x82\xAA&quot; }," calcext:value-type="string">
            <text:p>{ 0xB5, "\xE3\x82\xAA" },</text:p>
          </table:table-cell>
        </table:table-row>
        <table:table-row table:style-name="ro6">
          <table:table-cell table:formula="of:=&quot;{ 0x&quot; &amp; [Unicode.B59] &amp; &quot;, &quot; &amp; [Unicode.I59] &amp; &quot; },&quot;" office:value-type="string" office:string-value="{ 0xB6, &quot;\xE3\x82\xAB&quot; }," calcext:value-type="string">
            <text:p>{ 0xB6, "\xE3\x82\xAB" },</text:p>
          </table:table-cell>
        </table:table-row>
        <table:table-row table:style-name="ro6">
          <table:table-cell table:formula="of:=&quot;{ 0x&quot; &amp; [Unicode.B60] &amp; &quot;, &quot; &amp; [Unicode.I60] &amp; &quot; },&quot;" office:value-type="string" office:string-value="{ 0xB7, &quot;\xE3\x82\xAD&quot; }," calcext:value-type="string">
            <text:p>{ 0xB7, "\xE3\x82\xAD" },</text:p>
          </table:table-cell>
        </table:table-row>
        <table:table-row table:style-name="ro6">
          <table:table-cell table:formula="of:=&quot;{ 0x&quot; &amp; [Unicode.B61] &amp; &quot;, &quot; &amp; [Unicode.I61] &amp; &quot; },&quot;" office:value-type="string" office:string-value="{ 0xB8, &quot;\xE3\x82\xAF&quot; }," calcext:value-type="string">
            <text:p>{ 0xB8, "\xE3\x82\xAF" },</text:p>
          </table:table-cell>
        </table:table-row>
        <table:table-row table:style-name="ro6">
          <table:table-cell table:formula="of:=&quot;{ 0x&quot; &amp; [Unicode.B62] &amp; &quot;, &quot; &amp; [Unicode.I62] &amp; &quot; },&quot;" office:value-type="string" office:string-value="{ 0xB9, &quot;\xE3\x82\xB1&quot; }," calcext:value-type="string">
            <text:p>{ 0xB9, "\xE3\x82\xB1" },</text:p>
          </table:table-cell>
        </table:table-row>
        <table:table-row table:style-name="ro6">
          <table:table-cell table:formula="of:=&quot;{ 0x&quot; &amp; [Unicode.B63] &amp; &quot;, &quot; &amp; [Unicode.I63] &amp; &quot; },&quot;" office:value-type="string" office:string-value="{ 0xBA, &quot;\xE3\x82\xB3&quot; }," calcext:value-type="string">
            <text:p>{ 0xBA, "\xE3\x82\xB3" },</text:p>
          </table:table-cell>
        </table:table-row>
        <table:table-row table:style-name="ro6">
          <table:table-cell table:formula="of:=&quot;{ 0x&quot; &amp; [Unicode.B64] &amp; &quot;, &quot; &amp; [Unicode.I64] &amp; &quot; },&quot;" office:value-type="string" office:string-value="{ 0xBB, &quot;\xE3\x82\xB5&quot; }," calcext:value-type="string">
            <text:p>{ 0xBB, "\xE3\x82\xB5" },</text:p>
          </table:table-cell>
        </table:table-row>
        <table:table-row table:style-name="ro6">
          <table:table-cell table:formula="of:=&quot;{ 0x&quot; &amp; [Unicode.B65] &amp; &quot;, &quot; &amp; [Unicode.I65] &amp; &quot; },&quot;" office:value-type="string" office:string-value="{ 0xBC, &quot;\xE3\x82\xB7&quot; }," calcext:value-type="string">
            <text:p>{ 0xBC, "\xE3\x82\xB7" },</text:p>
          </table:table-cell>
        </table:table-row>
        <table:table-row table:style-name="ro6">
          <table:table-cell table:formula="of:=&quot;{ 0x&quot; &amp; [Unicode.B66] &amp; &quot;, &quot; &amp; [Unicode.I66] &amp; &quot; },&quot;" office:value-type="string" office:string-value="{ 0xBD, &quot;\xE3\x83\x8C&quot; }," calcext:value-type="string">
            <text:p>{ 0xBD, "\xE3\x83\x8C" },</text:p>
          </table:table-cell>
        </table:table-row>
        <table:table-row table:style-name="ro6">
          <table:table-cell table:formula="of:=&quot;{ 0x&quot; &amp; [Unicode.B67] &amp; &quot;, &quot; &amp; [Unicode.I67] &amp; &quot; },&quot;" office:value-type="string" office:string-value="{ 0xBE, &quot;\xE3\x83\xA3&quot; }," calcext:value-type="string">
            <text:p>{ 0xBE, "\xE3\x83\xA3" },</text:p>
          </table:table-cell>
        </table:table-row>
        <table:table-row table:style-name="ro6">
          <table:table-cell table:formula="of:=&quot;{ 0x&quot; &amp; [Unicode.B68] &amp; &quot;, &quot; &amp; [Unicode.I68] &amp; &quot; },&quot;" office:value-type="string" office:string-value="{ 0xBF, &quot;\xE3\x82\xBD&quot; }," calcext:value-type="string">
            <text:p>{ 0xBF, "\xE3\x82\xBD" },</text:p>
          </table:table-cell>
        </table:table-row>
        <table:table-row table:style-name="ro6">
          <table:table-cell table:formula="of:=&quot;{ 0x&quot; &amp; [Unicode.B69] &amp; &quot;, &quot; &amp; [Unicode.I69] &amp; &quot; },&quot;" office:value-type="string" office:string-value="{ 0xC0, &quot;\xE3\x82\xBF&quot; }," calcext:value-type="string">
            <text:p>{ 0xC0, "\xE3\x82\xBF" },</text:p>
          </table:table-cell>
        </table:table-row>
        <table:table-row table:style-name="ro6">
          <table:table-cell table:formula="of:=&quot;{ 0x&quot; &amp; [Unicode.B70] &amp; &quot;, &quot; &amp; [Unicode.I70] &amp; &quot; },&quot;" office:value-type="string" office:string-value="{ 0xC1, &quot;\xE3\x83\x81&quot; }," calcext:value-type="string">
            <text:p>{ 0xC1, "\xE3\x83\x81" },</text:p>
          </table:table-cell>
        </table:table-row>
        <table:table-row table:style-name="ro6">
          <table:table-cell table:formula="of:=&quot;{ 0x&quot; &amp; [Unicode.B71] &amp; &quot;, &quot; &amp; [Unicode.I71] &amp; &quot; },&quot;" office:value-type="string" office:string-value="{ 0xC2, &quot;\xE3\x83\x84&quot; }," calcext:value-type="string">
            <text:p>{ 0xC2, "\xE3\x83\x84" },</text:p>
          </table:table-cell>
        </table:table-row>
        <table:table-row table:style-name="ro6">
          <table:table-cell table:formula="of:=&quot;{ 0x&quot; &amp; [Unicode.B72] &amp; &quot;, &quot; &amp; [Unicode.I72] &amp; &quot; },&quot;" office:value-type="string" office:string-value="{ 0xC3, &quot;\xE3\x83\x86&quot; }," calcext:value-type="string">
            <text:p>{ 0xC3, "\xE3\x83\x86" },</text:p>
          </table:table-cell>
        </table:table-row>
        <table:table-row table:style-name="ro6">
          <table:table-cell table:formula="of:=&quot;{ 0x&quot; &amp; [Unicode.B73] &amp; &quot;, &quot; &amp; [Unicode.I73] &amp; &quot; },&quot;" office:value-type="string" office:string-value="{ 0xC4, &quot;\xE3\x83\x88&quot; }," calcext:value-type="string">
            <text:p>{ 0xC4, "\xE3\x83\x88" },</text:p>
          </table:table-cell>
        </table:table-row>
        <table:table-row table:style-name="ro6">
          <table:table-cell table:formula="of:=&quot;{ 0x&quot; &amp; [Unicode.B74] &amp; &quot;, &quot; &amp; [Unicode.I74] &amp; &quot; },&quot;" office:value-type="string" office:string-value="{ 0xC5, &quot;\xE3\x83\x8A&quot; }," calcext:value-type="string">
            <text:p>{ 0xC5, "\xE3\x83\x8A" },</text:p>
          </table:table-cell>
        </table:table-row>
        <table:table-row table:style-name="ro6">
          <table:table-cell table:formula="of:=&quot;{ 0x&quot; &amp; [Unicode.B75] &amp; &quot;, &quot; &amp; [Unicode.I75] &amp; &quot; },&quot;" office:value-type="string" office:string-value="{ 0xC6, &quot;\xE3\x83\x8B&quot; }," calcext:value-type="string">
            <text:p>{ 0xC6, "\xE3\x83\x8B" },</text:p>
          </table:table-cell>
        </table:table-row>
        <table:table-row table:style-name="ro6">
          <table:table-cell table:formula="of:=&quot;{ 0x&quot; &amp; [Unicode.B76] &amp; &quot;, &quot; &amp; [Unicode.I76] &amp; &quot; },&quot;" office:value-type="string" office:string-value="{ 0xC7, &quot;\xE3\x83\x8C&quot; }," calcext:value-type="string">
            <text:p>{ 0xC7, "\xE3\x83\x8C" },</text:p>
          </table:table-cell>
        </table:table-row>
        <table:table-row table:style-name="ro6">
          <table:table-cell table:formula="of:=&quot;{ 0x&quot; &amp; [Unicode.B77] &amp; &quot;, &quot; &amp; [Unicode.I77] &amp; &quot; },&quot;" office:value-type="string" office:string-value="{ 0xC8, &quot;\xE3\x83\x8D&quot; }," calcext:value-type="string">
            <text:p>{ 0xC8, "\xE3\x83\x8D" },</text:p>
          </table:table-cell>
        </table:table-row>
        <table:table-row table:style-name="ro6">
          <table:table-cell table:formula="of:=&quot;{ 0x&quot; &amp; [Unicode.B78] &amp; &quot;, &quot; &amp; [Unicode.I78] &amp; &quot; },&quot;" office:value-type="string" office:string-value="{ 0xC9, &quot;\xE3\x83\x8E&quot; }," calcext:value-type="string">
            <text:p>{ 0xC9, "\xE3\x83\x8E" },</text:p>
          </table:table-cell>
        </table:table-row>
        <table:table-row table:style-name="ro6">
          <table:table-cell table:formula="of:=&quot;{ 0x&quot; &amp; [Unicode.B79] &amp; &quot;, &quot; &amp; [Unicode.I79] &amp; &quot; },&quot;" office:value-type="string" office:string-value="{ 0xCA, &quot;\xE3\x83\x8F&quot; }," calcext:value-type="string">
            <text:p>{ 0xCA, "\xE3\x83\x8F" },</text:p>
          </table:table-cell>
        </table:table-row>
        <table:table-row table:style-name="ro6">
          <table:table-cell table:formula="of:=&quot;{ 0x&quot; &amp; [Unicode.B80] &amp; &quot;, &quot; &amp; [Unicode.I80] &amp; &quot; },&quot;" office:value-type="string" office:string-value="{ 0xCB, &quot;\xE3\x83\x92&quot; }," calcext:value-type="string">
            <text:p>{ 0xCB, "\xE3\x83\x92" },</text:p>
          </table:table-cell>
        </table:table-row>
        <table:table-row table:style-name="ro6">
          <table:table-cell table:formula="of:=&quot;{ 0x&quot; &amp; [Unicode.B81] &amp; &quot;, &quot; &amp; [Unicode.I81] &amp; &quot; },&quot;" office:value-type="string" office:string-value="{ 0xCC, &quot;\xE3\x83\x95&quot; }," calcext:value-type="string">
            <text:p>{ 0xCC, "\xE3\x83\x95" },</text:p>
          </table:table-cell>
        </table:table-row>
        <table:table-row table:style-name="ro6">
          <table:table-cell table:formula="of:=&quot;{ 0x&quot; &amp; [Unicode.B82] &amp; &quot;, &quot; &amp; [Unicode.I82] &amp; &quot; },&quot;" office:value-type="string" office:string-value="{ 0xCD, &quot;\xE3\x83\x98&quot; }," calcext:value-type="string">
            <text:p>{ 0xCD, "\xE3\x83\x98" },</text:p>
          </table:table-cell>
        </table:table-row>
        <table:table-row table:style-name="ro6">
          <table:table-cell table:formula="of:=&quot;{ 0x&quot; &amp; [Unicode.B83] &amp; &quot;, &quot; &amp; [Unicode.I83] &amp; &quot; },&quot;" office:value-type="string" office:string-value="{ 0xCE, &quot;\xE3\x83\x9B&quot; }," calcext:value-type="string">
            <text:p>{ 0xCE, "\xE3\x83\x9B" },</text:p>
          </table:table-cell>
        </table:table-row>
        <table:table-row table:style-name="ro6">
          <table:table-cell table:formula="of:=&quot;{ 0x&quot; &amp; [Unicode.B84] &amp; &quot;, &quot; &amp; [Unicode.I84] &amp; &quot; },&quot;" office:value-type="string" office:string-value="{ 0xCF, &quot;\xE3\x83\x9E&quot; }," calcext:value-type="string">
            <text:p>{ 0xCF, "\xE3\x83\x9E" },</text:p>
          </table:table-cell>
        </table:table-row>
        <table:table-row table:style-name="ro6">
          <table:table-cell table:formula="of:=&quot;{ 0x&quot; &amp; [Unicode.B85] &amp; &quot;, &quot; &amp; [Unicode.I85] &amp; &quot; },&quot;" office:value-type="string" office:string-value="{ 0xD0, &quot;\xE3\x83\x9F&quot; }," calcext:value-type="string">
            <text:p>{ 0xD0, "\xE3\x83\x9F" },</text:p>
          </table:table-cell>
        </table:table-row>
        <table:table-row table:style-name="ro6">
          <table:table-cell table:formula="of:=&quot;{ 0x&quot; &amp; [Unicode.B86] &amp; &quot;, &quot; &amp; [Unicode.I86] &amp; &quot; },&quot;" office:value-type="string" office:string-value="{ 0xD1, &quot;\xE3\x83\xA0&quot; }," calcext:value-type="string">
            <text:p>{ 0xD1, "\xE3\x83\xA0" },</text:p>
          </table:table-cell>
        </table:table-row>
        <table:table-row table:style-name="ro6">
          <table:table-cell table:formula="of:=&quot;{ 0x&quot; &amp; [Unicode.B87] &amp; &quot;, &quot; &amp; [Unicode.I87] &amp; &quot; },&quot;" office:value-type="string" office:string-value="{ 0xD2, &quot;\xE3\x83\xA1&quot; }," calcext:value-type="string">
            <text:p>{ 0xD2, "\xE3\x83\xA1" },</text:p>
          </table:table-cell>
        </table:table-row>
        <table:table-row table:style-name="ro6">
          <table:table-cell table:formula="of:=&quot;{ 0x&quot; &amp; [Unicode.B88] &amp; &quot;, &quot; &amp; [Unicode.I88] &amp; &quot; },&quot;" office:value-type="string" office:string-value="{ 0xD3, &quot;\xE3\x83\xA2&quot; }," calcext:value-type="string">
            <text:p>{ 0xD3, "\xE3\x83\xA2" },</text:p>
          </table:table-cell>
        </table:table-row>
        <table:table-row table:style-name="ro6">
          <table:table-cell table:formula="of:=&quot;{ 0x&quot; &amp; [Unicode.B89] &amp; &quot;, &quot; &amp; [Unicode.I89] &amp; &quot; },&quot;" office:value-type="string" office:string-value="{ 0xD4, &quot;\xE3\x83\xA4&quot; }," calcext:value-type="string">
            <text:p>{ 0xD4, "\xE3\x83\xA4" },</text:p>
          </table:table-cell>
        </table:table-row>
        <table:table-row table:style-name="ro6">
          <table:table-cell table:formula="of:=&quot;{ 0x&quot; &amp; [Unicode.B90] &amp; &quot;, &quot; &amp; [Unicode.I90] &amp; &quot; },&quot;" office:value-type="string" office:string-value="{ 0xD5, &quot;\xE3\x83\xA6&quot; }," calcext:value-type="string">
            <text:p>{ 0xD5, "\xE3\x83\xA6" },</text:p>
          </table:table-cell>
        </table:table-row>
        <table:table-row table:style-name="ro6">
          <table:table-cell table:formula="of:=&quot;{ 0x&quot; &amp; [Unicode.B91] &amp; &quot;, &quot; &amp; [Unicode.I91] &amp; &quot; },&quot;" office:value-type="string" office:string-value="{ 0xD6, &quot;\xE3\x83\xA8&quot; }," calcext:value-type="string">
            <text:p>{ 0xD6, "\xE3\x83\xA8" },</text:p>
          </table:table-cell>
        </table:table-row>
        <table:table-row table:style-name="ro6">
          <table:table-cell table:formula="of:=&quot;{ 0x&quot; &amp; [Unicode.B92] &amp; &quot;, &quot; &amp; [Unicode.I92] &amp; &quot; },&quot;" office:value-type="string" office:string-value="{ 0xD7, &quot;\xE3\x83\xA9&quot; }," calcext:value-type="string">
            <text:p>{ 0xD7, "\xE3\x83\xA9" },</text:p>
          </table:table-cell>
        </table:table-row>
        <table:table-row table:style-name="ro6">
          <table:table-cell table:formula="of:=&quot;{ 0x&quot; &amp; [Unicode.B93] &amp; &quot;, &quot; &amp; [Unicode.I93] &amp; &quot; },&quot;" office:value-type="string" office:string-value="{ 0xD8, &quot;\xE3\x83\xAA&quot; }," calcext:value-type="string">
            <text:p>{ 0xD8, "\xE3\x83\xAA" },</text:p>
          </table:table-cell>
        </table:table-row>
        <table:table-row table:style-name="ro6">
          <table:table-cell table:formula="of:=&quot;{ 0x&quot; &amp; [Unicode.B94] &amp; &quot;, &quot; &amp; [Unicode.I94] &amp; &quot; },&quot;" office:value-type="string" office:string-value="{ 0xD9, &quot;\xE3\x83\xAB&quot; }," calcext:value-type="string">
            <text:p>{ 0xD9, "\xE3\x83\xAB" },</text:p>
          </table:table-cell>
        </table:table-row>
        <table:table-row table:style-name="ro6">
          <table:table-cell table:formula="of:=&quot;{ 0x&quot; &amp; [Unicode.B95] &amp; &quot;, &quot; &amp; [Unicode.I95] &amp; &quot; },&quot;" office:value-type="string" office:string-value="{ 0xDA, &quot;\xE3\x83\xAC&quot; }," calcext:value-type="string">
            <text:p>{ 0xDA, "\xE3\x83\xAC" },</text:p>
          </table:table-cell>
        </table:table-row>
        <table:table-row table:style-name="ro6">
          <table:table-cell table:formula="of:=&quot;{ 0x&quot; &amp; [Unicode.B96] &amp; &quot;, &quot; &amp; [Unicode.I96] &amp; &quot; },&quot;" office:value-type="string" office:string-value="{ 0xDB, &quot;\xE3\x83\xAD&quot; }," calcext:value-type="string">
            <text:p>{ 0xDB, "\xE3\x83\xAD" },</text:p>
          </table:table-cell>
        </table:table-row>
        <table:table-row table:style-name="ro6">
          <table:table-cell table:formula="of:=&quot;{ 0x&quot; &amp; [Unicode.B97] &amp; &quot;, &quot; &amp; [Unicode.I97] &amp; &quot; },&quot;" office:value-type="string" office:string-value="{ 0xDC, &quot;\xE3\x83\xAF&quot; }," calcext:value-type="string">
            <text:p>{ 0xDC, "\xE3\x83\xAF" },</text:p>
          </table:table-cell>
        </table:table-row>
        <table:table-row table:style-name="ro6">
          <table:table-cell table:formula="of:=&quot;{ 0x&quot; &amp; [Unicode.B98] &amp; &quot;, &quot; &amp; [Unicode.I98] &amp; &quot; },&quot;" office:value-type="string" office:string-value="{ 0xDD, &quot;\xE3\x83\xB3&quot; }," calcext:value-type="string">
            <text:p>{ 0xDD, "\xE3\x83\xB3" },</text:p>
          </table:table-cell>
        </table:table-row>
        <table:table-row table:style-name="ro6">
          <table:table-cell table:formula="of:=&quot;{ 0x&quot; &amp; [Unicode.B99] &amp; &quot;, &quot; &amp; [Unicode.I99] &amp; &quot; },&quot;" office:value-type="string" office:string-value="{ 0xDE, &quot;\xE3\x82\x9B&quot; }," calcext:value-type="string">
            <text:p>{ 0xDE, "\xE3\x82\x9B" },</text:p>
          </table:table-cell>
        </table:table-row>
        <table:table-row table:style-name="ro6">
          <table:table-cell table:formula="of:=&quot;{ 0x&quot; &amp; [Unicode.B100] &amp; &quot;, &quot; &amp; [Unicode.I100] &amp; &quot; },&quot;" office:value-type="string" office:string-value="{ 0xDF, &quot;\xE3\x82\x9C&quot; }," calcext:value-type="string">
            <text:p>{ 0xDF, "\xE3\x82\x9C" },</text:p>
          </table:table-cell>
        </table:table-row>
        <table:table-row table:style-name="ro6">
          <table:table-cell table:formula="of:=&quot;{ 0x&quot; &amp; [Unicode.B101] &amp; &quot;, &quot; &amp; [Unicode.I101] &amp; &quot; },&quot;" office:value-type="string" office:string-value="{ 0xE0, &quot;\xE2\x95\x90&quot; }," calcext:value-type="string">
            <text:p>{ 0xE0, "\xE2\x95\x90" },</text:p>
          </table:table-cell>
        </table:table-row>
        <table:table-row table:style-name="ro6">
          <table:table-cell table:formula="of:=&quot;{ 0x&quot; &amp; [Unicode.B102] &amp; &quot;, &quot; &amp; [Unicode.I102] &amp; &quot; },&quot;" office:value-type="string" office:string-value="{ 0xE1, &quot;\xE2\x95\x9E&quot; }," calcext:value-type="string">
            <text:p>{ 0xE1, "\xE2\x95\x9E" },</text:p>
          </table:table-cell>
        </table:table-row>
        <table:table-row table:style-name="ro6">
          <table:table-cell table:formula="of:=&quot;{ 0x&quot; &amp; [Unicode.B103] &amp; &quot;, &quot; &amp; [Unicode.I103] &amp; &quot; },&quot;" office:value-type="string" office:string-value="{ 0xE2, &quot;\xE2\x95\xAA&quot; }," calcext:value-type="string">
            <text:p>{ 0xE2, "\xE2\x95\xAA" },</text:p>
          </table:table-cell>
        </table:table-row>
        <table:table-row table:style-name="ro6">
          <table:table-cell table:formula="of:=&quot;{ 0x&quot; &amp; [Unicode.B104] &amp; &quot;, &quot; &amp; [Unicode.I104] &amp; &quot; },&quot;" office:value-type="string" office:string-value="{ 0xE3, &quot;\xE2\x95\xA1&quot; }," calcext:value-type="string">
            <text:p>{ 0xE3, "\xE2\x95\xA1" },</text:p>
          </table:table-cell>
        </table:table-row>
        <table:table-row table:style-name="ro6">
          <table:table-cell table:formula="of:=&quot;{ 0x&quot; &amp; [Unicode.B105] &amp; &quot;, &quot; &amp; [Unicode.I105] &amp; &quot; },&quot;" office:value-type="string" office:string-value="{ 0xE4, &quot;\xE2\x97\xA2&quot; }," calcext:value-type="string">
            <text:p>{ 0xE4, "\xE2\x97\xA2" },</text:p>
          </table:table-cell>
        </table:table-row>
        <table:table-row table:style-name="ro6">
          <table:table-cell table:formula="of:=&quot;{ 0x&quot; &amp; [Unicode.B106] &amp; &quot;, &quot; &amp; [Unicode.I106] &amp; &quot; },&quot;" office:value-type="string" office:string-value="{ 0xE5, &quot;\xE2\x97\xA3&quot; }," calcext:value-type="string">
            <text:p>{ 0xE5, "\xE2\x97\xA3" },</text:p>
          </table:table-cell>
        </table:table-row>
        <table:table-row table:style-name="ro6">
          <table:table-cell table:formula="of:=&quot;{ 0x&quot; &amp; [Unicode.B107] &amp; &quot;, &quot; &amp; [Unicode.I107] &amp; &quot; },&quot;" office:value-type="string" office:string-value="{ 0xE6, &quot;\xE2\x97\xA5&quot; }," calcext:value-type="string">
            <text:p>{ 0xE6, "\xE2\x97\xA5" },</text:p>
          </table:table-cell>
        </table:table-row>
        <table:table-row table:style-name="ro6">
          <table:table-cell table:formula="of:=&quot;{ 0x&quot; &amp; [Unicode.B108] &amp; &quot;, &quot; &amp; [Unicode.I108] &amp; &quot; },&quot;" office:value-type="string" office:string-value="{ 0xE7, &quot;\xE2\x97\xA4&quot; }," calcext:value-type="string">
            <text:p>{ 0xE7, "\xE2\x97\xA4" },</text:p>
          </table:table-cell>
        </table:table-row>
        <table:table-row table:style-name="ro6">
          <table:table-cell table:formula="of:=&quot;{ 0x&quot; &amp; [Unicode.B109] &amp; &quot;, &quot; &amp; [Unicode.I109] &amp; &quot; },&quot;" office:value-type="string" office:string-value="{ 0xE8, &quot;\xE2\x99\xA0&quot; }," calcext:value-type="string">
            <text:p>{ 0xE8, "\xE2\x99\xA0" },</text:p>
          </table:table-cell>
        </table:table-row>
        <table:table-row table:style-name="ro6">
          <table:table-cell table:formula="of:=&quot;{ 0x&quot; &amp; [Unicode.B110] &amp; &quot;, &quot; &amp; [Unicode.I110] &amp; &quot; },&quot;" office:value-type="string" office:string-value="{ 0xE9, &quot;\xE2\x99\xA5&quot; }," calcext:value-type="string">
            <text:p>{ 0xE9, "\xE2\x99\xA5" },</text:p>
          </table:table-cell>
        </table:table-row>
        <table:table-row table:style-name="ro6">
          <table:table-cell table:formula="of:=&quot;{ 0x&quot; &amp; [Unicode.B111] &amp; &quot;, &quot; &amp; [Unicode.I111] &amp; &quot; },&quot;" office:value-type="string" office:string-value="{ 0xEA, &quot;\xE2\x99\xA6&quot; }," calcext:value-type="string">
            <text:p>{ 0xEA, "\xE2\x99\xA6" },</text:p>
          </table:table-cell>
        </table:table-row>
        <table:table-row table:style-name="ro6">
          <table:table-cell table:formula="of:=&quot;{ 0x&quot; &amp; [Unicode.B112] &amp; &quot;, &quot; &amp; [Unicode.I112] &amp; &quot; },&quot;" office:value-type="string" office:string-value="{ 0xEB, &quot;\xE2\x99\xA3&quot; }," calcext:value-type="string">
            <text:p>{ 0xEB, "\xE2\x99\xA3" },</text:p>
          </table:table-cell>
        </table:table-row>
        <table:table-row table:style-name="ro6">
          <table:table-cell table:formula="of:=&quot;{ 0x&quot; &amp; [Unicode.B113] &amp; &quot;, &quot; &amp; [Unicode.I113] &amp; &quot; },&quot;" office:value-type="string" office:string-value="{ 0xEC, &quot;\xE2\x97\x8F&quot; }," calcext:value-type="string">
            <text:p>{ 0xEC, "\xE2\x97\x8F" },</text:p>
          </table:table-cell>
        </table:table-row>
        <table:table-row table:style-name="ro6">
          <table:table-cell table:formula="of:=&quot;{ 0x&quot; &amp; [Unicode.B114] &amp; &quot;, &quot; &amp; [Unicode.I114] &amp; &quot; },&quot;" office:value-type="string" office:string-value="{ 0xED, &quot;\xE2\x97\x8B&quot; }," calcext:value-type="string">
            <text:p>{ 0xED, "\xE2\x97\x8B" },</text:p>
          </table:table-cell>
        </table:table-row>
        <table:table-row table:style-name="ro6">
          <table:table-cell table:formula="of:=&quot;{ 0x&quot; &amp; [Unicode.B115] &amp; &quot;, &quot; &amp; [Unicode.I115] &amp; &quot; },&quot;" office:value-type="string" office:string-value="{ 0xEE, &quot;\xE2\x95\xB1&quot; }," calcext:value-type="string">
            <text:p>{ 0xEE, "\xE2\x95\xB1" },</text:p>
          </table:table-cell>
        </table:table-row>
        <table:table-row table:style-name="ro6">
          <table:table-cell table:formula="of:=&quot;{ 0x&quot; &amp; [Unicode.B116] &amp; &quot;, &quot; &amp; [Unicode.I116] &amp; &quot; },&quot;" office:value-type="string" office:string-value="{ 0xEF, &quot;\xE2\x95\xB2&quot; }," calcext:value-type="string">
            <text:p>{ 0xEF, "\xE2\x95\xB2" },</text:p>
          </table:table-cell>
        </table:table-row>
        <table:table-row table:style-name="ro6">
          <table:table-cell table:formula="of:=&quot;{ 0x&quot; &amp; [Unicode.B117] &amp; &quot;, &quot; &amp; [Unicode.I117] &amp; &quot; },&quot;" office:value-type="string" office:string-value="{ 0xF0, &quot;\xC3\x97&quot; }," calcext:value-type="string">
            <text:p>{ 0xF0, "\xC3\x97" },</text:p>
          </table:table-cell>
        </table:table-row>
        <table:table-row table:style-name="ro6">
          <table:table-cell table:formula="of:=&quot;{ 0x&quot; &amp; [Unicode.B118] &amp; &quot;, &quot; &amp; [Unicode.I118] &amp; &quot; },&quot;" office:value-type="string" office:string-value="{ 0xF1, &quot;\xE5\x86\x86&quot; }," calcext:value-type="string">
            <text:p>{ 0xF1, "\xE5\x86\x86" },</text:p>
          </table:table-cell>
        </table:table-row>
        <table:table-row table:style-name="ro6">
          <table:table-cell table:formula="of:=&quot;{ 0x&quot; &amp; [Unicode.B119] &amp; &quot;, &quot; &amp; [Unicode.I119] &amp; &quot; },&quot;" office:value-type="string" office:string-value="{ 0xF2, &quot;\xE5\xB9\xB4&quot; }," calcext:value-type="string">
            <text:p>{ 0xF2, "\xE5\xB9\xB4" },</text:p>
          </table:table-cell>
        </table:table-row>
        <table:table-row table:style-name="ro6">
          <table:table-cell table:formula="of:=&quot;{ 0x&quot; &amp; [Unicode.B120] &amp; &quot;, &quot; &amp; [Unicode.I120] &amp; &quot; },&quot;" office:value-type="string" office:string-value="{ 0xF3, &quot;\xE2\xBD\x89&quot; }," calcext:value-type="string">
            <text:p>{ 0xF3, "\xE2\xBD\x89" },</text:p>
          </table:table-cell>
        </table:table-row>
        <table:table-row table:style-name="ro6">
          <table:table-cell table:formula="of:=&quot;{ 0x&quot; &amp; [Unicode.B121] &amp; &quot;, &quot; &amp; [Unicode.I121] &amp; &quot; },&quot;" office:value-type="string" office:string-value="{ 0xF4, &quot;\xE2\xBD\x87&quot; }," calcext:value-type="string">
            <text:p>{ 0xF4, "\xE2\xBD\x87" },</text:p>
          </table:table-cell>
        </table:table-row>
        <table:table-row table:style-name="ro6">
          <table:table-cell table:formula="of:=&quot;{ 0x&quot; &amp; [Unicode.B122] &amp; &quot;, &quot; &amp; [Unicode.I122] &amp; &quot; },&quot;" office:value-type="string" office:string-value="{ 0xF5, &quot;\xE6\x99\x82&quot; }," calcext:value-type="string">
            <text:p>{ 0xF5, "\xE6\x99\x82" },</text:p>
          </table:table-cell>
        </table:table-row>
        <table:table-row table:style-name="ro6">
          <table:table-cell table:formula="of:=&quot;{ 0x&quot; &amp; [Unicode.B123] &amp; &quot;, &quot; &amp; [Unicode.I123] &amp; &quot; },&quot;" office:value-type="string" office:string-value="{ 0xF6, &quot;\xE5\x88\x86&quot; }," calcext:value-type="string">
            <text:p>{ 0xF6, "\xE5\x88\x86" },</text:p>
          </table:table-cell>
        </table:table-row>
        <table:table-row table:style-name="ro6">
          <table:table-cell table:formula="of:=&quot;{ 0x&quot; &amp; [Unicode.B124] &amp; &quot;, &quot; &amp; [Unicode.I124] &amp; &quot; },&quot;" office:value-type="string" office:string-value="{ 0xF7, &quot;\xE7\xA7\x92&quot; }," calcext:value-type="string">
            <text:p>{ 0xF7, "\xE7\xA7\x92" },</text:p>
          </table:table-cell>
        </table:table-row>
        <table:table-row table:style-name="ro6">
          <table:table-cell table:formula="of:=&quot;{ 0x&quot; &amp; [Unicode.B125] &amp; &quot;, &quot; &amp; [Unicode.I125] &amp; &quot; },&quot;" office:value-type="string" office:string-value="{ 0xF8, &quot;\xE3\x80\x92&quot; }," calcext:value-type="string">
            <text:p>{ 0xF8, "\xE3\x80\x92" },</text:p>
          </table:table-cell>
        </table:table-row>
        <table:table-row table:style-name="ro6">
          <table:table-cell table:formula="of:=&quot;{ 0x&quot; &amp; [Unicode.B126] &amp; &quot;, &quot; &amp; [Unicode.I126] &amp; &quot; },&quot;" office:value-type="string" office:string-value="{ 0xF9, &quot;\xE5\xB8\x82&quot; }," calcext:value-type="string">
            <text:p>{ 0xF9, "\xE5\xB8\x82" },</text:p>
          </table:table-cell>
        </table:table-row>
        <table:table-row table:style-name="ro6">
          <table:table-cell table:formula="of:=&quot;{ 0x&quot; &amp; [Unicode.B127] &amp; &quot;, &quot; &amp; [Unicode.I127] &amp; &quot; },&quot;" office:value-type="string" office:string-value="{ 0xFA, &quot;\xE5\x8C\xBA&quot; }," calcext:value-type="string">
            <text:p>{ 0xFA, "\xE5\x8C\xBA" },</text:p>
          </table:table-cell>
        </table:table-row>
        <table:table-row table:style-name="ro6">
          <table:table-cell table:formula="of:=&quot;{ 0x&quot; &amp; [Unicode.B128] &amp; &quot;, &quot; &amp; [Unicode.I128] &amp; &quot; },&quot;" office:value-type="string" office:string-value="{ 0xFB, &quot;\xE7\x94\xBA&quot; }," calcext:value-type="string">
            <text:p>{ 0xFB, "\xE7\x94\xBA" },</text:p>
          </table:table-cell>
        </table:table-row>
        <table:table-row table:style-name="ro6">
          <table:table-cell table:formula="of:=&quot;{ 0x&quot; &amp; [Unicode.B129] &amp; &quot;, &quot; &amp; [Unicode.I129] &amp; &quot; },&quot;" office:value-type="string" office:string-value="{ 0xFC, &quot;\xE6\x9D\x91&quot; }," calcext:value-type="string">
            <text:p>{ 0xFC, "\xE6\x9D\x91" },</text:p>
          </table:table-cell>
        </table:table-row>
        <table:table-row table:style-name="ro6">
          <table:table-cell table:formula="of:=&quot;{ 0x&quot; &amp; [Unicode.B130] &amp; &quot;, &quot; &amp; [Unicode.I130] &amp; &quot; },&quot;" office:value-type="string" office:string-value="{ 0xFD, &quot;\xE4\xBA\xBA&quot; }," calcext:value-type="string">
            <text:p>{ 0xFD, "\xE4\xBA\xBA" },</text:p>
          </table:table-cell>
        </table:table-row>
        <table:table-row table:style-name="ro6">
          <table:table-cell table:formula="of:=&quot;{ 0x&quot; &amp; [Unicode.B131] &amp; &quot;, &quot; &amp; [Unicode.I131] &amp; &quot; },&quot;" office:value-type="string" office:string-value="{ 0xFE, &quot;\xE2\x96\x91&quot; }," calcext:value-type="string">
            <text:p>{ 0xFE, "\xE2\x96\x91" },</text:p>
          </table:table-cell>
        </table:table-row>
        <table:table-row table:style-name="ro6" table:number-rows-repeated="1048447">
          <table:table-cell/>
        </table:table-row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Tabelle1.A4:Tabelle1.D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1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.00.0000</text:date>, <text:time style:data-style-name="N2" text:time-value="15:18:44.955253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von Cube</meta:initial-creator>
    <meta:creation-date>2010-10-12T10:43:33</meta:creation-date>
    <meta:editing-cycles>34</meta:editing-cycles>
    <meta:editing-duration>P3DT2H15M57S</meta:editing-duration>
    <dc:title>Character List for Casio PB-700</dc:title>
    <dc:date>2014-12-25T12:36:13.789308000</dc:date>
    <dc:creator>Marcus von Cube</dc:creator>
    <meta:generator>LibreOffice/4.3.5.2$MacOSX_X86_64 LibreOffice_project/3a87456aaa6a95c63eea1c1b3201acedf0751bd5</meta:generator>
    <meta:document-statistic meta:table-count="3" meta:cell-count="1712" meta:object-count="0"/>
    <meta:user-defined meta:name="Info 1"/>
    <meta:user-defined meta:name="Info 2"/>
    <meta:user-defined meta:name="Info 3"/>
    <meta:user-defined meta:name="Info 4"/>
  </office:meta>
</office:document-meta>
</file>